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3.48mm"/>
    </style:style>
    <style:style style:name="co3" style:family="table-column">
      <style:table-column-properties fo:break-before="auto" style:column-width="28.7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1mm"/>
    </style:style>
    <style:style style:name="co6" style:family="table-column">
      <style:table-column-properties fo:break-before="auto" style:column-width="9.65mm"/>
    </style:style>
    <style:style style:name="co7" style:family="table-column">
      <style:table-column-properties fo:break-before="auto" style:column-width="11.34mm"/>
    </style:style>
    <style:style style:name="co8" style:family="table-column">
      <style:table-column-properties fo:break-before="auto" style:column-width="11.55mm"/>
    </style:style>
    <style:style style:name="co9" style:family="table-column">
      <style:table-column-properties fo:break-before="auto" style:column-width="9.42mm"/>
    </style:style>
    <style:style style:name="co10" style:family="table-column">
      <style:table-column-properties fo:break-before="auto" style:column-width="26.86mm"/>
    </style:style>
    <style:style style:name="co11" style:family="table-column">
      <style:table-column-properties fo:break-before="auto" style:column-width="10.11mm"/>
    </style:style>
    <style:style style:name="co12" style:family="table-column">
      <style:table-column-properties fo:break-before="auto" style:column-width="19.88mm"/>
    </style:style>
    <style:style style:name="co13" style:family="table-column">
      <style:table-column-properties fo:break-before="auto" style:column-width="17.92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16.42mm"/>
    </style:style>
    <style:style style:name="co16" style:family="table-column">
      <style:table-column-properties fo:break-before="auto" style:column-width="44.59mm"/>
    </style:style>
    <style:style style:name="co17" style:family="table-column">
      <style:table-column-properties fo:break-before="auto" style:column-width="42mm"/>
    </style:style>
    <style:style style:name="ro1" style:family="table-row">
      <style:table-row-properties style:row-height="25.8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6.1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0002" number:language="yi" number:country="US">
      <number:number number:decimal-places="2" loext:min-decimal-places="2" number:min-integer-digits="1"/>
    </number:number-style>
    <number:number-style style:name="N20000" number:language="en" number:country="US">
      <number:number number:min-integer-digits="1"/>
    </number:number-style>
    <number:number-style style:name="N20002" number:language="en" number:country="US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20000">
      <style:table-cell-properties style:rotation-angle="270"/>
      <style:text-properties fo:font-weight="bold" style:font-weight-asian="bold" style:font-weight-complex="bold"/>
    </style:style>
    <style:style style:name="ce4" style:family="table-cell" style:parent-style-name="Default" style:data-style-name="N20000">
      <style:text-properties fo:font-weight="bold" style:font-weight-asian="bold" style:font-weight-complex="bold"/>
    </style:style>
    <style:style style:name="ce5" style:family="table-cell" style:parent-style-name="Default">
      <style:table-cell-properties style:rotation-angle="27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002">
      <style:table-cell-properties style:rotation-angle="271"/>
      <style:text-properties fo:font-weight="bold" style:font-weight-asian="bold" style:font-weight-complex="bold"/>
    </style:style>
    <style:style style:name="ce8" style:family="table-cell" style:parent-style-name="Default" style:data-style-name="N10002">
      <style:text-properties fo:font-weight="bold" style:font-weight-asian="bold" style:font-weight-complex="bold"/>
    </style:style>
    <style:style style:name="ce9" style:family="table-cell" style:parent-style-name="Default" style:data-style-name="N20002">
      <style:table-cell-properties style:rotation-angle="270"/>
      <style:text-properties fo:font-weight="bold" style:font-weight-asian="bold" style:font-weight-complex="bold"/>
    </style:style>
    <style:style style:name="ce10" style:family="table-cell" style:parent-style-name="Default" style:data-style-name="N20002">
      <style:text-properties fo:font-weight="bold" style:font-weight-asian="bold" style:font-weight-complex="bold"/>
    </style:style>
    <style:style style:name="ce11" style:family="table-cell" style:parent-style-name="Default" style:data-style-name="N20002">
      <style:table-cell-properties style:rotation-angle="271"/>
      <style:text-properties fo:font-weight="bold" style:font-weight-asian="bold" style:font-weight-complex="bold"/>
    </style:style>
    <style:style style:name="ce12" style:family="table-cell" style:parent-style-name="Default" style:data-style-name="N2000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rotation-angle="271"/>
    </style:style>
    <style:style style:name="ce14" style:family="table-cell" style:parent-style-name="Default" style:data-style-name="N2"/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 style:data-style-name="N3">
      <style:table-cell-properties fo:border="0.06pt solid #000000"/>
    </style:style>
    <style:style style:name="ce19" style:family="table-cell" style:parent-style-name="Default" style:data-style-name="N2">
      <style:table-cell-properties fo:border="0.06pt solid #000000"/>
    </style:style>
    <style:style style:name="ce20" style:family="table-cell" style:parent-style-name="Default" style:data-style-name="N3">
      <style:table-cell-properties fo:border="0.06pt solid #000000"/>
      <style:text-properties style:font-name="Liberation Sans" style:font-name-asian="WenQuanYi Zen Hei" style:font-name-complex="Lohit Hindi"/>
    </style:style>
    <style:style style:name="ce2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VNormal" table:style-name="ta1">
        <table:table-column table:style-name="co1" table:default-cell-style-name="Default"/>
        <table:table-column table:style-name="co2" table:number-columns-repeated="34" table:default-cell-style-name="Default"/>
        <table:table-column table:style-name="co3" table:number-columns-repeated="2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number-columns-repeated="98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host10eth0.pcap0stat0160421014205801.txt</text:p>
          </table:table-cell>
          <table:table-cell office:value-type="string" calcext:value-type="string">
            <text:p>host10eth0.pcap0stat0160421015132502.txt</text:p>
          </table:table-cell>
          <table:table-cell office:value-type="string" calcext:value-type="string">
            <text:p>host10eth0.pcap0stat0160421015165303.txt</text:p>
          </table:table-cell>
          <table:table-cell office:value-type="string" calcext:value-type="string">
            <text:p>host10eth0.pcap0stat0160421015202104.txt</text:p>
          </table:table-cell>
          <table:table-cell office:value-type="string" calcext:value-type="string">
            <text:p>host10eth0.pcap0stat0160421015234905.txt</text:p>
          </table:table-cell>
          <table:table-cell office:value-type="string" calcext:value-type="string">
            <text:p>host10eth0.pcap0stat0160421015271706.txt</text:p>
          </table:table-cell>
          <table:table-cell office:value-type="string" calcext:value-type="string">
            <text:p>host10eth0.pcap0stat0160421015304407.txt</text:p>
          </table:table-cell>
          <table:table-cell office:value-type="string" calcext:value-type="string">
            <text:p>host10eth0.pcap0stat0160421015341408.txt</text:p>
          </table:table-cell>
          <table:table-cell office:value-type="string" calcext:value-type="string">
            <text:p>host10eth0.pcap0stat0160421015374209.txt</text:p>
          </table:table-cell>
          <table:table-cell office:value-type="string" calcext:value-type="string">
            <text:p>host10eth0.pcap0stat01604210154109010.txt</text:p>
          </table:table-cell>
          <table:table-cell office:value-type="string" calcext:value-type="string">
            <text:p>host10eth0.pcap0stat01604210154437011.txt</text:p>
          </table:table-cell>
          <table:table-cell office:value-type="string" calcext:value-type="string">
            <text:p>host10eth0.pcap0stat01604210154805012.txt</text:p>
          </table:table-cell>
          <table:table-cell office:value-type="string" calcext:value-type="string">
            <text:p>host10eth0.pcap0stat01604210155132013.txt</text:p>
          </table:table-cell>
          <table:table-cell office:value-type="string" calcext:value-type="string">
            <text:p>host10eth0.pcap0stat01604210155500014.txt</text:p>
          </table:table-cell>
          <table:table-cell office:value-type="string" calcext:value-type="string">
            <text:p>host10eth0.pcap0stat01604210155829015.txt</text:p>
          </table:table-cell>
          <table:table-cell office:value-type="string" calcext:value-type="string">
            <text:p>host10eth0.pcap0stat01604210160156016.txt</text:p>
          </table:table-cell>
          <table:table-cell office:value-type="string" calcext:value-type="string">
            <text:p>host10eth0.pcap0stat01604210160523017.txt</text:p>
          </table:table-cell>
          <table:table-cell office:value-type="string" calcext:value-type="string">
            <text:p>host10eth0.pcap0stat01604210160850018.txt</text:p>
          </table:table-cell>
          <table:table-cell office:value-type="string" calcext:value-type="string">
            <text:p>host10eth0.pcap0stat01604210161218019.txt</text:p>
          </table:table-cell>
          <table:table-cell office:value-type="string" calcext:value-type="string">
            <text:p>host10eth0.pcap0stat01604210161546020.txt</text:p>
          </table:table-cell>
          <table:table-cell office:value-type="string" calcext:value-type="string">
            <text:p>host10eth0.pcap0stat01604210161913021.txt</text:p>
          </table:table-cell>
          <table:table-cell office:value-type="string" calcext:value-type="string">
            <text:p>host10eth0.pcap0stat01604210162241022.txt</text:p>
          </table:table-cell>
          <table:table-cell office:value-type="string" calcext:value-type="string">
            <text:p>host10eth0.pcap0stat01604210162608023.txt</text:p>
          </table:table-cell>
          <table:table-cell office:value-type="string" calcext:value-type="string">
            <text:p>host10eth0.pcap0stat01604210162933024.txt</text:p>
          </table:table-cell>
          <table:table-cell office:value-type="string" calcext:value-type="string">
            <text:p>host10eth0.pcap0stat01604210163301025.txt</text:p>
          </table:table-cell>
          <table:table-cell office:value-type="string" calcext:value-type="string">
            <text:p>host10eth0.pcap0stat01604210163628026.txt</text:p>
          </table:table-cell>
          <table:table-cell office:value-type="string" calcext:value-type="string">
            <text:p>host10eth0.pcap0stat01604210163957027.txt</text:p>
          </table:table-cell>
          <table:table-cell office:value-type="string" calcext:value-type="string">
            <text:p>host10eth0.pcap0stat01604210164324028.txt</text:p>
          </table:table-cell>
          <table:table-cell office:value-type="string" calcext:value-type="string">
            <text:p>host10eth0.pcap0stat01604210164654029.txt</text:p>
          </table:table-cell>
          <table:table-cell office:value-type="string" calcext:value-type="string">
            <text:p>host10eth0.pcap0stat01604210165022030.txt</text:p>
          </table:table-cell>
          <table:table-cell office:value-type="string" calcext:value-type="string">
            <text:p>host10eth0.pcap0stat01604210165350031.txt</text:p>
          </table:table-cell>
          <table:table-cell office:value-type="string" calcext:value-type="string">
            <text:p>host10eth0.pcap0stat01604210165719032.txt</text:p>
          </table:table-cell>
          <table:table-cell office:value-type="string" calcext:value-type="string">
            <text:p>host10eth0.pcap0stat01604210170048033.txt</text:p>
          </table:table-cell>
          <table:table-cell office:value-type="string" calcext:value-type="string">
            <text:p>host10eth0.pcap0stat01604210170417034.txt</text:p>
          </table:table-cell>
          <table:table-cell table:style-name="ce3" office:value-type="string" calcext:value-type="string">
            <text:p>mediaVNormal</text:p>
          </table:table-cell>
          <table:table-cell table:style-name="ce3" office:value-type="string" calcext:value-type="string">
            <text:p>desvVNormal</text:p>
          </table:table-cell>
          <table:table-cell table:style-name="ce5" table:number-columns-repeated="98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5169" calcext:value-type="float">
            <text:p>135169</text:p>
          </table:table-cell>
          <table:table-cell office:value-type="float" office:value="132365" calcext:value-type="float">
            <text:p>132365</text:p>
          </table:table-cell>
          <table:table-cell office:value-type="float" office:value="130761" calcext:value-type="float">
            <text:p>130761</text:p>
          </table:table-cell>
          <table:table-cell office:value-type="float" office:value="129313" calcext:value-type="float">
            <text:p>129313</text:p>
          </table:table-cell>
          <table:table-cell office:value-type="float" office:value="120705" calcext:value-type="float">
            <text:p>120705</text:p>
          </table:table-cell>
          <table:table-cell office:value-type="float" office:value="120653" calcext:value-type="float">
            <text:p>120653</text:p>
          </table:table-cell>
          <table:table-cell office:value-type="float" office:value="135117" calcext:value-type="float">
            <text:p>135117</text:p>
          </table:table-cell>
          <table:table-cell office:value-type="float" office:value="132313" calcext:value-type="float">
            <text:p>132313</text:p>
          </table:table-cell>
          <table:table-cell table:number-columns-repeated="2" office:value-type="float" office:value="133617" calcext:value-type="float">
            <text:p>133617</text:p>
          </table:table-cell>
          <table:table-cell office:value-type="float" office:value="130917" calcext:value-type="float">
            <text:p>130917</text:p>
          </table:table-cell>
          <table:table-cell office:value-type="float" office:value="120705" calcext:value-type="float">
            <text:p>120705</text:p>
          </table:table-cell>
          <table:table-cell office:value-type="float" office:value="133617" calcext:value-type="float">
            <text:p>133617</text:p>
          </table:table-cell>
          <table:table-cell office:value-type="float" office:value="129365" calcext:value-type="float">
            <text:p>129365</text:p>
          </table:table-cell>
          <table:table-cell office:value-type="float" office:value="135117" calcext:value-type="float">
            <text:p>135117</text:p>
          </table:table-cell>
          <table:table-cell office:value-type="float" office:value="120653" calcext:value-type="float">
            <text:p>120653</text:p>
          </table:table-cell>
          <table:table-cell office:value-type="float" office:value="132313" calcext:value-type="float">
            <text:p>132313</text:p>
          </table:table-cell>
          <table:table-cell office:value-type="float" office:value="135065" calcext:value-type="float">
            <text:p>135065</text:p>
          </table:table-cell>
          <table:table-cell office:value-type="float" office:value="129261" calcext:value-type="float">
            <text:p>129261</text:p>
          </table:table-cell>
          <table:table-cell office:value-type="float" office:value="129209" calcext:value-type="float">
            <text:p>129209</text:p>
          </table:table-cell>
          <table:table-cell office:value-type="float" office:value="135117" calcext:value-type="float">
            <text:p>135117</text:p>
          </table:table-cell>
          <table:table-cell office:value-type="float" office:value="132313" calcext:value-type="float">
            <text:p>132313</text:p>
          </table:table-cell>
          <table:table-cell/>
          <table:table-cell office:value-type="float" office:value="120705" calcext:value-type="float">
            <text:p>120705</text:p>
          </table:table-cell>
          <table:table-cell office:value-type="float" office:value="135065" calcext:value-type="float">
            <text:p>135065</text:p>
          </table:table-cell>
          <table:table-cell office:value-type="float" office:value="120705" calcext:value-type="float">
            <text:p>120705</text:p>
          </table:table-cell>
          <table:table-cell office:value-type="float" office:value="133617" calcext:value-type="float">
            <text:p>133617</text:p>
          </table:table-cell>
          <table:table-cell office:value-type="float" office:value="120653" calcext:value-type="float">
            <text:p>120653</text:p>
          </table:table-cell>
          <table:table-cell office:value-type="float" office:value="133709" calcext:value-type="float">
            <text:p>133709</text:p>
          </table:table-cell>
          <table:table-cell office:value-type="float" office:value="129313" calcext:value-type="float">
            <text:p>129313</text:p>
          </table:table-cell>
          <table:table-cell office:value-type="float" office:value="120653" calcext:value-type="float">
            <text:p>120653</text:p>
          </table:table-cell>
          <table:table-cell office:value-type="float" office:value="135221" calcext:value-type="float">
            <text:p>135221</text:p>
          </table:table-cell>
          <table:table-cell office:value-type="float" office:value="120653" calcext:value-type="float">
            <text:p>120653</text:p>
          </table:table-cell>
          <table:table-cell office:value-type="float" office:value="129261" calcext:value-type="float">
            <text:p>129261</text:p>
          </table:table-cell>
          <table:table-cell table:formula="of:=AVERAGE([.B2:.AI2])" office:value-type="float" office:value="129298.090909091" calcext:value-type="float">
            <text:p>129298.090909091</text:p>
          </table:table-cell>
          <table:table-cell table:formula="of:=STDEVPA([.B2:.AI2])" office:value-type="float" office:value="5619.80914354904" calcext:value-type="float">
            <text:p>5619.809143549</text:p>
          </table:table-cell>
          <table:table-cell/>
          <table:table-cell table:style-name="ce6"/>
          <table:table-cell table:number-columns-repeated="98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1964" calcext:value-type="float">
            <text:p>61964</text:p>
          </table:table-cell>
          <table:table-cell office:value-type="float" office:value="69072" calcext:value-type="float">
            <text:p>69072</text:p>
          </table:table-cell>
          <table:table-cell office:value-type="float" office:value="61860" calcext:value-type="float">
            <text:p>61860</text:p>
          </table:table-cell>
          <table:table-cell office:value-type="float" office:value="60204" calcext:value-type="float">
            <text:p>60204</text:p>
          </table:table-cell>
          <table:table-cell office:value-type="float" office:value="54596" calcext:value-type="float">
            <text:p>54596</text:p>
          </table:table-cell>
          <table:table-cell office:value-type="float" office:value="54544" calcext:value-type="float">
            <text:p>54544</text:p>
          </table:table-cell>
          <table:table-cell office:value-type="float" office:value="49000" calcext:value-type="float">
            <text:p>49000</text:p>
          </table:table-cell>
          <table:table-cell office:value-type="float" office:value="69072" calcext:value-type="float">
            <text:p>69072</text:p>
          </table:table-cell>
          <table:table-cell office:value-type="float" office:value="67872" calcext:value-type="float">
            <text:p>67872</text:p>
          </table:table-cell>
          <table:table-cell office:value-type="float" office:value="49052" calcext:value-type="float">
            <text:p>49052</text:p>
          </table:table-cell>
          <table:table-cell office:value-type="float" office:value="70676" calcext:value-type="float">
            <text:p>70676</text:p>
          </table:table-cell>
          <table:table-cell office:value-type="float" office:value="55796" calcext:value-type="float">
            <text:p>55796</text:p>
          </table:table-cell>
          <table:table-cell office:value-type="float" office:value="49104" calcext:value-type="float">
            <text:p>49104</text:p>
          </table:table-cell>
          <table:table-cell office:value-type="float" office:value="44748" calcext:value-type="float">
            <text:p>44748</text:p>
          </table:table-cell>
          <table:table-cell office:value-type="float" office:value="73428" calcext:value-type="float">
            <text:p>73428</text:p>
          </table:table-cell>
          <table:table-cell office:value-type="float" office:value="54700" calcext:value-type="float">
            <text:p>54700</text:p>
          </table:table-cell>
          <table:table-cell office:value-type="float" office:value="45948" calcext:value-type="float">
            <text:p>45948</text:p>
          </table:table-cell>
          <table:table-cell office:value-type="float" office:value="72228" calcext:value-type="float">
            <text:p>72228</text:p>
          </table:table-cell>
          <table:table-cell office:value-type="float" office:value="58652" calcext:value-type="float">
            <text:p>58652</text:p>
          </table:table-cell>
          <table:table-cell office:value-type="float" office:value="60256" calcext:value-type="float">
            <text:p>60256</text:p>
          </table:table-cell>
          <table:table-cell office:value-type="float" office:value="72228" calcext:value-type="float">
            <text:p>72228</text:p>
          </table:table-cell>
          <table:table-cell office:value-type="float" office:value="47396" calcext:value-type="float">
            <text:p>47396</text:p>
          </table:table-cell>
          <table:table-cell/>
          <table:table-cell office:value-type="float" office:value="55796" calcext:value-type="float">
            <text:p>55796</text:p>
          </table:table-cell>
          <table:table-cell office:value-type="float" office:value="72176" calcext:value-type="float">
            <text:p>72176</text:p>
          </table:table-cell>
          <table:table-cell office:value-type="float" office:value="54544" calcext:value-type="float">
            <text:p>54544</text:p>
          </table:table-cell>
          <table:table-cell office:value-type="float" office:value="60464" calcext:value-type="float">
            <text:p>60464</text:p>
          </table:table-cell>
          <table:table-cell office:value-type="float" office:value="57296" calcext:value-type="float">
            <text:p>57296</text:p>
          </table:table-cell>
          <table:table-cell office:value-type="float" office:value="76544" calcext:value-type="float">
            <text:p>76544</text:p>
          </table:table-cell>
          <table:table-cell office:value-type="float" office:value="60256" calcext:value-type="float">
            <text:p>60256</text:p>
          </table:table-cell>
          <table:table-cell office:value-type="float" office:value="54544" calcext:value-type="float">
            <text:p>54544</text:p>
          </table:table-cell>
          <table:table-cell office:value-type="float" office:value="83340" calcext:value-type="float">
            <text:p>83340</text:p>
          </table:table-cell>
          <table:table-cell office:value-type="float" office:value="54544" calcext:value-type="float">
            <text:p>54544</text:p>
          </table:table-cell>
          <table:table-cell office:value-type="float" office:value="45988" calcext:value-type="float">
            <text:p>45988</text:p>
          </table:table-cell>
          <table:table-cell table:formula="of:=AVERAGE([.B3:.AI3])" office:value-type="float" office:value="59936" calcext:value-type="float">
            <text:p>59936</text:p>
          </table:table-cell>
          <table:table-cell table:formula="of:=STDEVPA([.B3:.AI3])" office:value-type="float" office:value="9785.41385755535" calcext:value-type="float">
            <text:p>9785.4138575554</text:p>
          </table:table-cell>
          <table:table-cell table:number-columns-repeated="98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264" calcext:value-type="float">
            <text:p>32264</text:p>
          </table:table-cell>
          <table:table-cell office:value-type="float" office:value="42112" calcext:value-type="float">
            <text:p>42112</text:p>
          </table:table-cell>
          <table:table-cell office:value-type="float" office:value="32108" calcext:value-type="float">
            <text:p>32108</text:p>
          </table:table-cell>
          <table:table-cell office:value-type="float" office:value="33856" calcext:value-type="float">
            <text:p>33856</text:p>
          </table:table-cell>
          <table:table-cell office:value-type="float" office:value="30400" calcext:value-type="float">
            <text:p>30400</text:p>
          </table:table-cell>
          <table:table-cell office:value-type="float" office:value="26552" calcext:value-type="float">
            <text:p>26552</text:p>
          </table:table-cell>
          <table:table-cell office:value-type="float" office:value="34548" calcext:value-type="float">
            <text:p>34548</text:p>
          </table:table-cell>
          <table:table-cell office:value-type="float" office:value="40860" calcext:value-type="float">
            <text:p>40860</text:p>
          </table:table-cell>
          <table:table-cell office:value-type="float" office:value="39672" calcext:value-type="float">
            <text:p>39672</text:p>
          </table:table-cell>
          <table:table-cell office:value-type="float" office:value="36296" calcext:value-type="float">
            <text:p>36296</text:p>
          </table:table-cell>
          <table:table-cell office:value-type="float" office:value="43456" calcext:value-type="float">
            <text:p>43456</text:p>
          </table:table-cell>
          <table:table-cell office:value-type="float" office:value="26552" calcext:value-type="float">
            <text:p>26552</text:p>
          </table:table-cell>
          <table:table-cell office:value-type="float" office:value="33296" calcext:value-type="float">
            <text:p>33296</text:p>
          </table:table-cell>
          <table:table-cell office:value-type="float" office:value="26656" calcext:value-type="float">
            <text:p>26656</text:p>
          </table:table-cell>
          <table:table-cell office:value-type="float" office:value="38056" calcext:value-type="float">
            <text:p>38056</text:p>
          </table:table-cell>
          <table:table-cell office:value-type="float" office:value="24948" calcext:value-type="float">
            <text:p>24948</text:p>
          </table:table-cell>
          <table:table-cell office:value-type="float" office:value="33244" calcext:value-type="float">
            <text:p>33244</text:p>
          </table:table-cell>
          <table:table-cell office:value-type="float" office:value="43664" calcext:value-type="float">
            <text:p>43664</text:p>
          </table:table-cell>
          <table:table-cell office:value-type="float" office:value="33856" calcext:value-type="float">
            <text:p>33856</text:p>
          </table:table-cell>
          <table:table-cell office:value-type="float" office:value="33244" calcext:value-type="float">
            <text:p>33244</text:p>
          </table:table-cell>
          <table:table-cell office:value-type="float" office:value="39464" calcext:value-type="float">
            <text:p>39464</text:p>
          </table:table-cell>
          <table:table-cell office:value-type="float" office:value="27544" calcext:value-type="float">
            <text:p>27544</text:p>
          </table:table-cell>
          <table:table-cell/>
          <table:table-cell office:value-type="float" office:value="29500" calcext:value-type="float">
            <text:p>29500</text:p>
          </table:table-cell>
          <table:table-cell office:value-type="float" office:value="38172" calcext:value-type="float">
            <text:p>38172</text:p>
          </table:table-cell>
          <table:table-cell office:value-type="float" office:value="24948" calcext:value-type="float">
            <text:p>24948</text:p>
          </table:table-cell>
          <table:table-cell office:value-type="float" office:value="17788" calcext:value-type="float">
            <text:p>17788</text:p>
          </table:table-cell>
          <table:table-cell office:value-type="float" office:value="28052" calcext:value-type="float">
            <text:p>28052</text:p>
          </table:table-cell>
          <table:table-cell office:value-type="float" office:value="42060" calcext:value-type="float">
            <text:p>42060</text:p>
          </table:table-cell>
          <table:table-cell office:value-type="float" office:value="29656" calcext:value-type="float">
            <text:p>29656</text:p>
          </table:table-cell>
          <table:table-cell office:value-type="float" office:value="30452" calcext:value-type="float">
            <text:p>30452</text:p>
          </table:table-cell>
          <table:table-cell office:value-type="float" office:value="45256" calcext:value-type="float">
            <text:p>45256</text:p>
          </table:table-cell>
          <table:table-cell office:value-type="float" office:value="27700" calcext:value-type="float">
            <text:p>27700</text:p>
          </table:table-cell>
          <table:table-cell office:value-type="float" office:value="23448" calcext:value-type="float">
            <text:p>23448</text:p>
          </table:table-cell>
          <table:table-cell table:formula="of:=AVERAGE([.B4:.AI4])" office:value-type="float" office:value="33020.6060606061" calcext:value-type="float">
            <text:p>33020.6060606061</text:p>
          </table:table-cell>
          <table:table-cell table:formula="of:=STDEVPA([.B4:.AI4])" office:value-type="float" office:value="6628.12469451382" calcext:value-type="float">
            <text:p>6628.1246945138</text:p>
          </table:table-cell>
          <table:table-cell table:number-columns-repeated="98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084" calcext:value-type="float">
            <text:p>23084</text:p>
          </table:table-cell>
          <table:table-cell office:value-type="float" office:value="19132" calcext:value-type="float">
            <text:p>19132</text:p>
          </table:table-cell>
          <table:table-cell office:value-type="float" office:value="14880" calcext:value-type="float">
            <text:p>14880</text:p>
          </table:table-cell>
          <table:table-cell office:value-type="float" office:value="16080" calcext:value-type="float">
            <text:p>16080</text:p>
          </table:table-cell>
          <table:table-cell office:value-type="float" office:value="13420" calcext:value-type="float">
            <text:p>13420</text:p>
          </table:table-cell>
          <table:table-cell office:value-type="float" office:value="14476" calcext:value-type="float">
            <text:p>14476</text:p>
          </table:table-cell>
          <table:table-cell office:value-type="float" office:value="37012" calcext:value-type="float">
            <text:p>37012</text:p>
          </table:table-cell>
          <table:table-cell office:value-type="float" office:value="18988" calcext:value-type="float">
            <text:p>18988</text:p>
          </table:table-cell>
          <table:table-cell office:value-type="float" office:value="18936" calcext:value-type="float">
            <text:p>18936</text:p>
          </table:table-cell>
          <table:table-cell office:value-type="float" office:value="43572" calcext:value-type="float">
            <text:p>43572</text:p>
          </table:table-cell>
          <table:table-cell office:value-type="float" office:value="19040" calcext:value-type="float">
            <text:p>19040</text:p>
          </table:table-cell>
          <table:table-cell office:value-type="float" office:value="14724" calcext:value-type="float">
            <text:p>14724</text:p>
          </table:table-cell>
          <table:table-cell office:value-type="float" office:value="44968" calcext:value-type="float">
            <text:p>44968</text:p>
          </table:table-cell>
          <table:table-cell office:value-type="float" office:value="29200" calcext:value-type="float">
            <text:p>29200</text:p>
          </table:table-cell>
          <table:table-cell office:value-type="float" office:value="18936" calcext:value-type="float">
            <text:p>18936</text:p>
          </table:table-cell>
          <table:table-cell office:value-type="float" office:value="14672" calcext:value-type="float">
            <text:p>14672</text:p>
          </table:table-cell>
          <table:table-cell office:value-type="float" office:value="44968" calcext:value-type="float">
            <text:p>44968</text:p>
          </table:table-cell>
          <table:table-cell office:value-type="float" office:value="21844" calcext:value-type="float">
            <text:p>21844</text:p>
          </table:table-cell>
          <table:table-cell office:value-type="float" office:value="25940" calcext:value-type="float">
            <text:p>25940</text:p>
          </table:table-cell>
          <table:table-cell office:value-type="float" office:value="14932" calcext:value-type="float">
            <text:p>14932</text:p>
          </table:table-cell>
          <table:table-cell office:value-type="float" office:value="17684" calcext:value-type="float">
            <text:p>17684</text:p>
          </table:table-cell>
          <table:table-cell office:value-type="float" office:value="43508" calcext:value-type="float">
            <text:p>43508</text:p>
          </table:table-cell>
          <table:table-cell/>
          <table:table-cell office:value-type="float" office:value="14580" calcext:value-type="float">
            <text:p>14580</text:p>
          </table:table-cell>
          <table:table-cell office:value-type="float" office:value="21988" calcext:value-type="float">
            <text:p>21988</text:p>
          </table:table-cell>
          <table:table-cell office:value-type="float" office:value="15924" calcext:value-type="float">
            <text:p>15924</text:p>
          </table:table-cell>
          <table:table-cell office:value-type="float" office:value="33804" calcext:value-type="float">
            <text:p>33804</text:p>
          </table:table-cell>
          <table:table-cell office:value-type="float" office:value="14476" calcext:value-type="float">
            <text:p>14476</text:p>
          </table:table-cell>
          <table:table-cell office:value-type="float" office:value="19288" calcext:value-type="float">
            <text:p>19288</text:p>
          </table:table-cell>
          <table:table-cell office:value-type="float" office:value="23084" calcext:value-type="float">
            <text:p>23084</text:p>
          </table:table-cell>
          <table:table-cell office:value-type="float" office:value="29552" calcext:value-type="float">
            <text:p>29552</text:p>
          </table:table-cell>
          <table:table-cell office:value-type="float" office:value="26044" calcext:value-type="float">
            <text:p>26044</text:p>
          </table:table-cell>
          <table:table-cell office:value-type="float" office:value="29500" calcext:value-type="float">
            <text:p>29500</text:p>
          </table:table-cell>
          <table:table-cell office:value-type="float" office:value="32096" calcext:value-type="float">
            <text:p>32096</text:p>
          </table:table-cell>
          <table:table-cell table:formula="of:=AVERAGE([.B5:.AI5])" office:value-type="float" office:value="23949.4545454545" calcext:value-type="float">
            <text:p>23949.4545454545</text:p>
          </table:table-cell>
          <table:table-cell table:formula="of:=STDEVPA([.B5:.AI5])" office:value-type="float" office:value="9716.52242657401" calcext:value-type="float">
            <text:p>9716.522426574</text:p>
          </table:table-cell>
          <table:table-cell table:number-columns-repeated="98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2080" calcext:value-type="float">
            <text:p>22080</text:p>
          </table:table-cell>
          <table:table-cell office:value-type="float" office:value="23644" calcext:value-type="float">
            <text:p>23644</text:p>
          </table:table-cell>
          <table:table-cell office:value-type="float" office:value="30140" calcext:value-type="float">
            <text:p>30140</text:p>
          </table:table-cell>
          <table:table-cell office:value-type="float" office:value="21884" calcext:value-type="float">
            <text:p>21884</text:p>
          </table:table-cell>
          <table:table-cell office:value-type="float" office:value="27440" calcext:value-type="float">
            <text:p>27440</text:p>
          </table:table-cell>
          <table:table-cell office:value-type="float" office:value="15976" calcext:value-type="float">
            <text:p>15976</text:p>
          </table:table-cell>
          <table:table-cell office:value-type="float" office:value="23136" calcext:value-type="float">
            <text:p>23136</text:p>
          </table:table-cell>
          <table:table-cell office:value-type="float" office:value="22040" calcext:value-type="float">
            <text:p>22040</text:p>
          </table:table-cell>
          <table:table-cell office:value-type="float" office:value="20736" calcext:value-type="float">
            <text:p>20736</text:p>
          </table:table-cell>
          <table:table-cell office:value-type="float" office:value="19028" calcext:value-type="float">
            <text:p>19028</text:p>
          </table:table-cell>
          <table:table-cell office:value-type="float" office:value="19288" calcext:value-type="float">
            <text:p>19288</text:p>
          </table:table-cell>
          <table:table-cell office:value-type="float" office:value="14724" calcext:value-type="float">
            <text:p>14724</text:p>
          </table:table-cell>
          <table:table-cell office:value-type="float" office:value="19080" calcext:value-type="float">
            <text:p>19080</text:p>
          </table:table-cell>
          <table:table-cell office:value-type="float" office:value="17724" calcext:value-type="float">
            <text:p>17724</text:p>
          </table:table-cell>
          <table:table-cell office:value-type="float" office:value="20436" calcext:value-type="float">
            <text:p>20436</text:p>
          </table:table-cell>
          <table:table-cell office:value-type="float" office:value="17228" calcext:value-type="float">
            <text:p>17228</text:p>
          </table:table-cell>
          <table:table-cell office:value-type="float" office:value="5020" calcext:value-type="float">
            <text:p>5020</text:p>
          </table:table-cell>
          <table:table-cell office:value-type="float" office:value="22236" calcext:value-type="float">
            <text:p>22236</text:p>
          </table:table-cell>
          <table:table-cell office:value-type="float" office:value="19028" calcext:value-type="float">
            <text:p>19028</text:p>
          </table:table-cell>
          <table:table-cell office:value-type="float" office:value="30336" calcext:value-type="float">
            <text:p>30336</text:p>
          </table:table-cell>
          <table:table-cell office:value-type="float" office:value="28744" calcext:value-type="float">
            <text:p>28744</text:p>
          </table:table-cell>
          <table:table-cell office:value-type="float" office:value="23696" calcext:value-type="float">
            <text:p>23696</text:p>
          </table:table-cell>
          <table:table-cell/>
          <table:table-cell office:value-type="float" office:value="16276" calcext:value-type="float">
            <text:p>16276</text:p>
          </table:table-cell>
          <table:table-cell office:value-type="float" office:value="19184" calcext:value-type="float">
            <text:p>19184</text:p>
          </table:table-cell>
          <table:table-cell office:value-type="float" office:value="17476" calcext:value-type="float">
            <text:p>17476</text:p>
          </table:table-cell>
          <table:table-cell office:value-type="float" office:value="19080" calcext:value-type="float">
            <text:p>19080</text:p>
          </table:table-cell>
          <table:table-cell office:value-type="float" office:value="16276" calcext:value-type="float">
            <text:p>16276</text:p>
          </table:table-cell>
          <table:table-cell office:value-type="float" office:value="31744" calcext:value-type="float">
            <text:p>31744</text:p>
          </table:table-cell>
          <table:table-cell office:value-type="float" office:value="20476" calcext:value-type="float">
            <text:p>20476</text:p>
          </table:table-cell>
          <table:table-cell office:value-type="float" office:value="11308" calcext:value-type="float">
            <text:p>11308</text:p>
          </table:table-cell>
          <table:table-cell office:value-type="float" office:value="20736" calcext:value-type="float">
            <text:p>20736</text:p>
          </table:table-cell>
          <table:table-cell office:value-type="float" office:value="0" calcext:value-type="float">
            <text:p>0</text:p>
          </table:table-cell>
          <table:table-cell office:value-type="float" office:value="16380" calcext:value-type="float">
            <text:p>16380</text:p>
          </table:table-cell>
          <table:table-cell table:formula="of:=AVERAGE([.B6:.AI6])" office:value-type="float" office:value="19775.1515151515" calcext:value-type="float">
            <text:p>19775.1515151515</text:p>
          </table:table-cell>
          <table:table-cell table:formula="of:=STDEVPA([.B6:.AI6])" office:value-type="float" office:value="6376.65802144805" calcext:value-type="float">
            <text:p>6376.6580214481</text:p>
          </table:table-cell>
          <table:table-cell table:number-columns-repeated="98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092" calcext:value-type="float">
            <text:p>25092</text:p>
          </table:table-cell>
          <table:table-cell office:value-type="float" office:value="25940" calcext:value-type="float">
            <text:p>25940</text:p>
          </table:table-cell>
          <table:table-cell office:value-type="float" office:value="5020" calcext:value-type="float">
            <text:p>5020</text:p>
          </table:table-cell>
          <table:table-cell office:value-type="float" office:value="24584" calcext:value-type="float">
            <text:p>24584</text:p>
          </table:table-cell>
          <table:table-cell office:value-type="float" office:value="4968" calcext:value-type="float">
            <text:p>4968</text:p>
          </table:table-cell>
          <table:table-cell office:value-type="float" office:value="16276" calcext:value-type="float">
            <text:p>16276</text:p>
          </table:table-cell>
          <table:table-cell table:number-columns-repeated="2" office:value-type="float" office:value="19184" calcext:value-type="float">
            <text:p>19184</text:p>
          </table:table-cell>
          <table:table-cell office:value-type="float" office:value="21936" calcext:value-type="float">
            <text:p>21936</text:p>
          </table:table-cell>
          <table:table-cell office:value-type="float" office:value="18832" calcext:value-type="float">
            <text:p>18832</text:p>
          </table:table-cell>
          <table:table-cell office:value-type="float" office:value="33192" calcext:value-type="float">
            <text:p>33192</text:p>
          </table:table-cell>
          <table:table-cell office:value-type="float" office:value="28536" calcext:value-type="float">
            <text:p>28536</text:p>
          </table:table-cell>
          <table:table-cell office:value-type="float" office:value="23488" calcext:value-type="float">
            <text:p>23488</text:p>
          </table:table-cell>
          <table:table-cell office:value-type="float" office:value="23084" calcext:value-type="float">
            <text:p>23084</text:p>
          </table:table-cell>
          <table:table-cell office:value-type="float" office:value="20684" calcext:value-type="float">
            <text:p>20684</text:p>
          </table:table-cell>
          <table:table-cell office:value-type="float" office:value="17776" calcext:value-type="float">
            <text:p>17776</text:p>
          </table:table-cell>
          <table:table-cell office:value-type="float" office:value="0" calcext:value-type="float">
            <text:p>0</text:p>
          </table:table-cell>
          <table:table-cell office:value-type="float" office:value="22040" calcext:value-type="float">
            <text:p>22040</text:p>
          </table:table-cell>
          <table:table-cell office:value-type="float" office:value="23892" calcext:value-type="float">
            <text:p>23892</text:p>
          </table:table-cell>
          <table:table-cell office:value-type="float" office:value="5020" calcext:value-type="float">
            <text:p>5020</text:p>
          </table:table-cell>
          <table:table-cell office:value-type="float" office:value="22132" calcext:value-type="float">
            <text:p>221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536" calcext:value-type="float">
            <text:p>28536</text:p>
          </table:table-cell>
          <table:table-cell office:value-type="float" office:value="38800" calcext:value-type="float">
            <text:p>38800</text:p>
          </table:table-cell>
          <table:table-cell office:value-type="float" office:value="16328" calcext:value-type="float">
            <text:p>16328</text:p>
          </table:table-cell>
          <table:table-cell office:value-type="float" office:value="20384" calcext:value-type="float">
            <text:p>20384</text:p>
          </table:table-cell>
          <table:table-cell office:value-type="float" office:value="18780" calcext:value-type="float">
            <text:p>18780</text:p>
          </table:table-cell>
          <table:table-cell office:value-type="float" office:value="20684" calcext:value-type="float">
            <text:p>20684</text:p>
          </table:table-cell>
          <table:table-cell office:value-type="float" office:value="24844" calcext:value-type="float">
            <text:p>24844</text:p>
          </table:table-cell>
          <table:table-cell office:value-type="float" office:value="4968" calcext:value-type="float">
            <text:p>4968</text:p>
          </table:table-cell>
          <table:table-cell office:value-type="float" office:value="29148" calcext:value-type="float">
            <text:p>29148</text:p>
          </table:table-cell>
          <table:table-cell table:number-columns-repeated="2" office:value-type="float" office:value="17528" calcext:value-type="float">
            <text:p>17528</text:p>
          </table:table-cell>
          <table:table-cell table:formula="of:=AVERAGE([.B7:.AI7])" office:value-type="float" office:value="19345.0909090909" calcext:value-type="float">
            <text:p>19345.0909090909</text:p>
          </table:table-cell>
          <table:table-cell table:formula="of:=STDEVPA([.B7:.AI7])" office:value-type="float" office:value="8958.16330053255" calcext:value-type="float">
            <text:p>8958.1633005326</text:p>
          </table:table-cell>
          <table:table-cell table:number-columns-repeated="98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4604" calcext:value-type="float">
            <text:p>24604</text:p>
          </table:table-cell>
          <table:table-cell office:value-type="float" office:value="23592" calcext:value-type="float">
            <text:p>23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04" calcext:value-type="float">
            <text:p>36204</text:p>
          </table:table-cell>
          <table:table-cell office:value-type="float" office:value="30088" calcext:value-type="float">
            <text:p>30088</text:p>
          </table:table-cell>
          <table:table-cell office:value-type="float" office:value="0" calcext:value-type="float">
            <text:p>0</text:p>
          </table:table-cell>
          <table:table-cell office:value-type="float" office:value="24544" calcext:value-type="float">
            <text:p>24544</text:p>
          </table:table-cell>
          <table:table-cell office:value-type="float" office:value="20488" calcext:value-type="float">
            <text:p>20488</text:p>
          </table:table-cell>
          <table:table-cell office:value-type="float" office:value="4812" calcext:value-type="float">
            <text:p>4812</text:p>
          </table:table-cell>
          <table:table-cell office:value-type="float" office:value="23436" calcext:value-type="float">
            <text:p>23436</text:p>
          </table:table-cell>
          <table:table-cell office:value-type="float" office:value="5020" calcext:value-type="float">
            <text:p>502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4740" calcext:value-type="float">
            <text:p>24740</text:p>
          </table:table-cell>
          <table:table-cell office:value-type="float" office:value="17632" calcext:value-type="float">
            <text:p>17632</text:p>
          </table:table-cell>
          <table:table-cell office:value-type="float" office:value="42256" calcext:value-type="float">
            <text:p>42256</text:p>
          </table:table-cell>
          <table:table-cell office:value-type="float" office:value="23540" calcext:value-type="float">
            <text:p>23540</text:p>
          </table:table-cell>
          <table:table-cell office:value-type="float" office:value="0" calcext:value-type="float">
            <text:p>0</text:p>
          </table:table-cell>
          <table:table-cell office:value-type="float" office:value="18884" calcext:value-type="float">
            <text:p>18884</text:p>
          </table:table-cell>
          <table:table-cell office:value-type="float" office:value="23748" calcext:value-type="float">
            <text:p>23748</text:p>
          </table:table-cell>
          <table:table-cell office:value-type="float" office:value="19132" calcext:value-type="float">
            <text:p>19132</text:p>
          </table:table-cell>
          <table:table-cell/>
          <table:table-cell office:value-type="float" office:value="16328" calcext:value-type="float">
            <text:p>16328</text:p>
          </table:table-cell>
          <table:table-cell office:value-type="float" office:value="0" calcext:value-type="float">
            <text:p>0</text:p>
          </table:table-cell>
          <table:table-cell office:value-type="float" office:value="19132" calcext:value-type="float">
            <text:p>19132</text:p>
          </table:table-cell>
          <table:table-cell office:value-type="float" office:value="0" calcext:value-type="float">
            <text:p>0</text:p>
          </table:table-cell>
          <table:table-cell office:value-type="float" office:value="17828" calcext:value-type="float">
            <text:p>17828</text:p>
          </table:table-cell>
          <table:table-cell office:value-type="float" office:value="26552" calcext:value-type="float">
            <text:p>26552</text:p>
          </table:table-cell>
          <table:table-cell office:value-type="float" office:value="23488" calcext:value-type="float">
            <text:p>23488</text:p>
          </table:table-cell>
          <table:table-cell office:value-type="float" office:value="39204" calcext:value-type="float">
            <text:p>39204</text:p>
          </table:table-cell>
          <table:table-cell office:value-type="float" office:value="24988" calcext:value-type="float">
            <text:p>24988</text:p>
          </table:table-cell>
          <table:table-cell office:value-type="float" office:value="19028" calcext:value-type="float">
            <text:p>19028</text:p>
          </table:table-cell>
          <table:table-cell office:value-type="float" office:value="0" calcext:value-type="float">
            <text:p>0</text:p>
          </table:table-cell>
          <table:table-cell table:formula="of:=AVERAGE([.B8:.AI8])" office:value-type="float" office:value="16652.3636363636" calcext:value-type="float">
            <text:p>16652.3636363636</text:p>
          </table:table-cell>
          <table:table-cell table:formula="of:=STDEVPA([.B8:.AI8])" office:value-type="float" office:value="12464.1335179232" calcext:value-type="float">
            <text:p>12464.1335179232</text:p>
          </table:table-cell>
          <table:table-cell table:number-columns-repeated="987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20" calcext:value-type="float">
            <text:p>54920</text:p>
          </table:table-cell>
          <table:table-cell office:value-type="float" office:value="25040" calcext:value-type="float">
            <text:p>25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52" calcext:value-type="float">
            <text:p>38852</text:p>
          </table:table-cell>
          <table:table-cell office:value-type="float" office:value="15756" calcext:value-type="float">
            <text:p>15756</text:p>
          </table:table-cell>
          <table:table-cell office:value-type="float" office:value="0" calcext:value-type="float">
            <text:p>0</text:p>
          </table:table-cell>
          <table:table-cell office:value-type="float" office:value="20684" calcext:value-type="float">
            <text:p>20684</text:p>
          </table:table-cell>
          <table:table-cell office:value-type="float" office:value="20436" calcext:value-type="float">
            <text:p>20436</text:p>
          </table:table-cell>
          <table:table-cell office:value-type="float" office:value="0" calcext:value-type="float">
            <text:p>0</text:p>
          </table:table-cell>
          <table:table-cell office:value-type="float" office:value="20684" calcext:value-type="float">
            <text:p>20684</text:p>
          </table:table-cell>
          <table:table-cell office:value-type="float" office:value="19132" calcext:value-type="float">
            <text:p>19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21688" calcext:value-type="float">
            <text:p>21688</text:p>
          </table:table-cell>
          <table:table-cell office:value-type="float" office:value="20372" calcext:value-type="float">
            <text:p>20372</text:p>
          </table:table-cell>
          <table:table-cell office:value-type="float" office:value="0" calcext:value-type="float">
            <text:p>0</text:p>
          </table:table-cell>
          <table:table-cell office:value-type="float" office:value="27844" calcext:value-type="float">
            <text:p>278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76" calcext:value-type="float">
            <text:p>6676</text:p>
          </table:table-cell>
          <table:table-cell office:value-type="float" office:value="0" calcext:value-type="float">
            <text:p>0</text:p>
          </table:table-cell>
          <table:table-cell office:value-type="float" office:value="30440" calcext:value-type="float">
            <text:p>30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00" calcext:value-type="float">
            <text:p>26500</text:p>
          </table:table-cell>
          <table:table-cell office:value-type="float" office:value="23136" calcext:value-type="float">
            <text:p>23136</text:p>
          </table:table-cell>
          <table:table-cell office:value-type="float" office:value="20332" calcext:value-type="float">
            <text:p>20332</text:p>
          </table:table-cell>
          <table:table-cell table:formula="of:=AVERAGE([.B9:.AI9])" office:value-type="float" office:value="11898.4242424242" calcext:value-type="float">
            <text:p>11898.4242424242</text:p>
          </table:table-cell>
          <table:table-cell table:formula="of:=STDEVPA([.B9:.AI9])" office:value-type="float" office:value="14196.8219726476" calcext:value-type="float">
            <text:p>14196.8219726476</text:p>
          </table:table-cell>
          <table:table-cell table:number-columns-repeated="98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384" calcext:value-type="float">
            <text:p>17384</text:p>
          </table:table-cell>
          <table:table-cell office:value-type="float" office:value="25144" calcext:value-type="float">
            <text:p>25144</text:p>
          </table:table-cell>
          <table:table-cell office:value-type="float" office:value="0" calcext:value-type="float">
            <text:p>0</text:p>
          </table:table-cell>
          <table:table-cell office:value-type="float" office:value="18884" calcext:value-type="float">
            <text:p>18884</text:p>
          </table:table-cell>
          <table:table-cell office:value-type="float" office:value="14164" calcext:value-type="float">
            <text:p>14164</text:p>
          </table:table-cell>
          <table:table-cell office:value-type="float" office:value="16328" calcext:value-type="float">
            <text:p>16328</text:p>
          </table:table-cell>
          <table:table-cell office:value-type="float" office:value="0" calcext:value-type="float">
            <text:p>0</text:p>
          </table:table-cell>
          <table:table-cell office:value-type="float" office:value="6676" calcext:value-type="float">
            <text:p>6676</text:p>
          </table:table-cell>
          <table:table-cell office:value-type="float" office:value="41800" calcext:value-type="float">
            <text:p>41800</text:p>
          </table:table-cell>
          <table:table-cell office:value-type="float" office:value="0" calcext:value-type="float">
            <text:p>0</text:p>
          </table:table-cell>
          <table:table-cell office:value-type="float" office:value="4864" calcext:value-type="float">
            <text:p>4864</text:p>
          </table:table-cell>
          <table:table-cell office:value-type="float" office:value="38068" calcext:value-type="float">
            <text:p>38068</text:p>
          </table:table-cell>
          <table:table-cell office:value-type="float" office:value="0" calcext:value-type="float">
            <text:p>0</text:p>
          </table:table-cell>
          <table:table-cell office:value-type="float" office:value="24844" calcext:value-type="float">
            <text:p>24844</text:p>
          </table:table-cell>
          <table:table-cell office:value-type="float" office:value="24988" calcext:value-type="float">
            <text:p>24988</text:p>
          </table:table-cell>
          <table:table-cell office:value-type="float" office:value="20384" calcext:value-type="float">
            <text:p>20384</text:p>
          </table:table-cell>
          <table:table-cell office:value-type="float" office:value="0" calcext:value-type="float">
            <text:p>0</text:p>
          </table:table-cell>
          <table:table-cell office:value-type="float" office:value="27544" calcext:value-type="float">
            <text:p>27544</text:p>
          </table:table-cell>
          <table:table-cell office:value-type="float" office:value="0" calcext:value-type="float">
            <text:p>0</text:p>
          </table:table-cell>
          <table:table-cell office:value-type="float" office:value="15416" calcext:value-type="float">
            <text:p>15416</text:p>
          </table:table-cell>
          <table:table-cell office:value-type="float" office:value="40548" calcext:value-type="float">
            <text:p>405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196" calcext:value-type="float">
            <text:p>28196</text:p>
          </table:table-cell>
          <table:table-cell office:value-type="float" office:value="0" calcext:value-type="float">
            <text:p>0</text:p>
          </table:table-cell>
          <table:table-cell office:value-type="float" office:value="21584" calcext:value-type="float">
            <text:p>21584</text:p>
          </table:table-cell>
          <table:table-cell office:value-type="float" office:value="0" calcext:value-type="float">
            <text:p>0</text:p>
          </table:table-cell>
          <table:table-cell office:value-type="float" office:value="34444" calcext:value-type="float">
            <text:p>34444</text:p>
          </table:table-cell>
          <table:table-cell office:value-type="float" office:value="26240" calcext:value-type="float">
            <text:p>26240</text:p>
          </table:table-cell>
          <table:table-cell office:value-type="float" office:value="23644" calcext:value-type="float">
            <text:p>23644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10:.AI10])" office:value-type="float" office:value="14281.8181818182" calcext:value-type="float">
            <text:p>14281.8181818182</text:p>
          </table:table-cell>
          <table:table-cell table:formula="of:=STDEVPA([.B10:.AI10])" office:value-type="float" office:value="13799.804375984" calcext:value-type="float">
            <text:p>13799.804375984</text:p>
          </table:table-cell>
          <table:table-cell table:number-columns-repeated="987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60" calcext:value-type="float">
            <text:p>3260</text:p>
          </table:table-cell>
          <table:table-cell office:value-type="float" office:value="25156" calcext:value-type="float">
            <text:p>25156</text:p>
          </table:table-cell>
          <table:table-cell office:value-type="float" office:value="0" calcext:value-type="float">
            <text:p>0</text:p>
          </table:table-cell>
          <table:table-cell office:value-type="float" office:value="6676" calcext:value-type="float">
            <text:p>66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844" calcext:value-type="float">
            <text:p>24844</text:p>
          </table:table-cell>
          <table:table-cell office:value-type="float" office:value="15416" calcext:value-type="float">
            <text:p>15416</text:p>
          </table:table-cell>
          <table:table-cell office:value-type="float" office:value="41604" calcext:value-type="float">
            <text:p>41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520" calcext:value-type="float">
            <text:p>46520</text:p>
          </table:table-cell>
          <table:table-cell office:value-type="float" office:value="0" calcext:value-type="float">
            <text:p>0</text:p>
          </table:table-cell>
          <table:table-cell office:value-type="float" office:value="25092" calcext:value-type="float">
            <text:p>25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88" calcext:value-type="float">
            <text:p>246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472" calcext:value-type="float">
            <text:p>53472</text:p>
          </table:table-cell>
          <table:table-cell office:value-type="float" office:value="0" calcext:value-type="float">
            <text:p>0</text:p>
          </table:table-cell>
          <table:table-cell office:value-type="float" office:value="21988" calcext:value-type="float">
            <text:p>21988</text:p>
          </table:table-cell>
          <table:table-cell office:value-type="float" office:value="0" calcext:value-type="float">
            <text:p>0</text:p>
          </table:table-cell>
          <table:table-cell office:value-type="float" office:value="30648" calcext:value-type="float">
            <text:p>30648</text:p>
          </table:table-cell>
          <table:table-cell office:value-type="float" office:value="0" calcext:value-type="float">
            <text:p>0</text:p>
          </table:table-cell>
          <table:table-cell office:value-type="float" office:value="40364" calcext:value-type="float">
            <text:p>40364</text:p>
          </table:table-cell>
          <table:table-cell office:value-type="float" office:value="0" calcext:value-type="float">
            <text:p>0</text:p>
          </table:table-cell>
          <table:table-cell office:value-type="float" office:value="21936" calcext:value-type="float">
            <text:p>21936</text:p>
          </table:table-cell>
          <table:table-cell office:value-type="float" office:value="30140" calcext:value-type="float">
            <text:p>30140</text:p>
          </table:table-cell>
          <table:table-cell table:formula="of:=AVERAGE([.B11:.AI11])" office:value-type="float" office:value="13231.7575757576" calcext:value-type="float">
            <text:p>13231.7575757576</text:p>
          </table:table-cell>
          <table:table-cell table:formula="of:=STDEVPA([.B11:.AI11])" office:value-type="float" office:value="16346.1590392107" calcext:value-type="float">
            <text:p>16346.1590392107</text:p>
          </table:table-cell>
          <table:table-cell table:number-columns-repeated="98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7140" calcext:value-type="float">
            <text:p>37140</text:p>
          </table:table-cell>
          <table:table-cell office:value-type="float" office:value="26344" calcext:value-type="float">
            <text:p>26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76" calcext:value-type="float">
            <text:p>18676</text:p>
          </table:table-cell>
          <table:table-cell office:value-type="float" office:value="31000" calcext:value-type="float">
            <text:p>31000</text:p>
          </table:table-cell>
          <table:table-cell office:value-type="float" office:value="0" calcext:value-type="float">
            <text:p>0</text:p>
          </table:table-cell>
          <table:table-cell office:value-type="float" office:value="21440" calcext:value-type="float">
            <text:p>214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148" calcext:value-type="float">
            <text:p>29148</text:p>
          </table:table-cell>
          <table:table-cell office:value-type="float" office:value="21884" calcext:value-type="float">
            <text:p>21884</text:p>
          </table:table-cell>
          <table:table-cell office:value-type="float" office:value="0" calcext:value-type="float">
            <text:p>0</text:p>
          </table:table-cell>
          <table:table-cell office:value-type="float" office:value="30596" calcext:value-type="float">
            <text:p>30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44" calcext:value-type="float">
            <text:p>26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332" calcext:value-type="float">
            <text:p>20332</text:p>
          </table:table-cell>
          <table:table-cell office:value-type="float" office:value="0" calcext:value-type="float">
            <text:p>0</text:p>
          </table:table-cell>
          <table:table-cell office:value-type="float" office:value="22184" calcext:value-type="float">
            <text:p>22184</text:p>
          </table:table-cell>
          <table:table-cell office:value-type="float" office:value="0" calcext:value-type="float">
            <text:p>0</text:p>
          </table:table-cell>
          <table:table-cell office:value-type="float" office:value="21884" calcext:value-type="float">
            <text:p>21884</text:p>
          </table:table-cell>
          <table:table-cell office:value-type="float" office:value="0" calcext:value-type="float">
            <text:p>0</text:p>
          </table:table-cell>
          <table:table-cell office:value-type="float" office:value="32096" calcext:value-type="float">
            <text:p>32096</text:p>
          </table:table-cell>
          <table:table-cell office:value-type="float" office:value="8856" calcext:value-type="float">
            <text:p>8856</text:p>
          </table:table-cell>
          <table:table-cell office:value-type="float" office:value="75304" calcext:value-type="float">
            <text:p>753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:.AI12])" office:value-type="float" office:value="12825.0909090909" calcext:value-type="float">
            <text:p>12825.0909090909</text:p>
          </table:table-cell>
          <table:table-cell table:formula="of:=STDEVPA([.B12:.AI12])" office:value-type="float" office:value="17000.227942079" calcext:value-type="float">
            <text:p>17000.227942079</text:p>
          </table:table-cell>
          <table:table-cell table:number-columns-repeated="987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12" calcext:value-type="float">
            <text:p>53012</text:p>
          </table:table-cell>
          <table:table-cell office:value-type="float" office:value="24896" calcext:value-type="float">
            <text:p>24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88" calcext:value-type="float">
            <text:p>21688</text:p>
          </table:table-cell>
          <table:table-cell office:value-type="float" office:value="33584" calcext:value-type="float">
            <text:p>33584</text:p>
          </table:table-cell>
          <table:table-cell office:value-type="float" office:value="6728" calcext:value-type="float">
            <text:p>6728</text:p>
          </table:table-cell>
          <table:table-cell office:value-type="float" office:value="27740" calcext:value-type="float">
            <text:p>27740</text:p>
          </table:table-cell>
          <table:table-cell office:value-type="float" office:value="0" calcext:value-type="float">
            <text:p>0</text:p>
          </table:table-cell>
          <table:table-cell office:value-type="float" office:value="40036" calcext:value-type="float">
            <text:p>40036</text:p>
          </table:table-cell>
          <table:table-cell office:value-type="float" office:value="0" calcext:value-type="float">
            <text:p>0</text:p>
          </table:table-cell>
          <table:table-cell office:value-type="float" office:value="24936" calcext:value-type="float">
            <text:p>249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796" calcext:value-type="float">
            <text:p>34796</text:p>
          </table:table-cell>
          <table:table-cell office:value-type="float" office:value="48072" calcext:value-type="float">
            <text:p>48072</text:p>
          </table:table-cell>
          <table:table-cell office:value-type="float" office:value="0" calcext:value-type="float">
            <text:p>0</text:p>
          </table:table-cell>
          <table:table-cell office:value-type="float" office:value="3180" calcext:value-type="float">
            <text:p>31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136" calcext:value-type="float">
            <text:p>27136</text:p>
          </table:table-cell>
          <table:table-cell office:value-type="float" office:value="0" calcext:value-type="float">
            <text:p>0</text:p>
          </table:table-cell>
          <table:table-cell office:value-type="float" office:value="41760" calcext:value-type="float">
            <text:p>417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3:.AI13])" office:value-type="float" office:value="11782.303030303" calcext:value-type="float">
            <text:p>11782.303030303</text:p>
          </table:table-cell>
          <table:table-cell table:formula="of:=STDEVPA([.B13:.AI13])" office:value-type="float" office:value="16967.2297349293" calcext:value-type="float">
            <text:p>16967.2297349293</text:p>
          </table:table-cell>
          <table:table-cell table:number-columns-repeated="987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20" calcext:value-type="float">
            <text:p>6520</text:p>
          </table:table-cell>
          <table:table-cell office:value-type="float" office:value="22836" calcext:value-type="float">
            <text:p>22836</text:p>
          </table:table-cell>
          <table:table-cell office:value-type="float" office:value="38892" calcext:value-type="float">
            <text:p>38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04" calcext:value-type="float">
            <text:p>43404</text:p>
          </table:table-cell>
          <table:table-cell office:value-type="float" office:value="14504" calcext:value-type="float">
            <text:p>14504</text:p>
          </table:table-cell>
          <table:table-cell office:value-type="float" office:value="6728" calcext:value-type="float">
            <text:p>6728</text:p>
          </table:table-cell>
          <table:table-cell office:value-type="float" office:value="26396" calcext:value-type="float">
            <text:p>26396</text:p>
          </table:table-cell>
          <table:table-cell office:value-type="float" office:value="27844" calcext:value-type="float">
            <text:p>278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772" calcext:value-type="float">
            <text:p>347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512" calcext:value-type="float">
            <text:p>31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844" calcext:value-type="float">
            <text:p>27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840" calcext:value-type="float">
            <text:p>23840</text:p>
          </table:table-cell>
          <table:table-cell office:value-type="float" office:value="26736" calcext:value-type="float">
            <text:p>26736</text:p>
          </table:table-cell>
          <table:table-cell table:formula="of:=AVERAGE([.B14:.AI14])" office:value-type="float" office:value="10055.3939393939" calcext:value-type="float">
            <text:p>10055.3939393939</text:p>
          </table:table-cell>
          <table:table-cell table:formula="of:=STDEVPA([.B14:.AI14])" office:value-type="float" office:value="14155.0310446539" calcext:value-type="float">
            <text:p>14155.0310446539</text:p>
          </table:table-cell>
          <table:table-cell table:number-columns-repeated="98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7332" calcext:value-type="float">
            <text:p>17332</text:p>
          </table:table-cell>
          <table:table-cell office:value-type="float" office:value="29148" calcext:value-type="float">
            <text:p>29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52" calcext:value-type="float">
            <text:p>4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776" calcext:value-type="float">
            <text:p>57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992" calcext:value-type="float">
            <text:p>56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 office:value-type="float" office:value="27740" calcext:value-type="float">
            <text:p>27740</text:p>
          </table:table-cell>
          <table:table-cell office:value-type="float" office:value="0" calcext:value-type="float">
            <text:p>0</text:p>
          </table:table-cell>
          <table:table-cell office:value-type="float" office:value="36452" calcext:value-type="float">
            <text:p>36452</text:p>
          </table:table-cell>
          <table:table-cell office:value-type="float" office:value="0" calcext:value-type="float">
            <text:p>0</text:p>
          </table:table-cell>
          <table:table-cell office:value-type="float" office:value="6572" calcext:value-type="float">
            <text:p>6572</text:p>
          </table:table-cell>
          <table:table-cell office:value-type="float" office:value="29304" calcext:value-type="float">
            <text:p>29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60444" calcext:value-type="float">
            <text:p>60444</text:p>
          </table:table-cell>
          <table:table-cell office:value-type="float" office:value="20540" calcext:value-type="float">
            <text:p>20540</text:p>
          </table:table-cell>
          <table:table-cell office:value-type="float" office:value="0" calcext:value-type="float">
            <text:p>0</text:p>
          </table:table-cell>
          <table:table-cell office:value-type="float" office:value="28404" calcext:value-type="float">
            <text:p>28404</text:p>
          </table:table-cell>
          <table:table-cell office:value-type="float" office:value="1552" calcext:value-type="float">
            <text:p>1552</text:p>
          </table:table-cell>
          <table:table-cell office:value-type="float" office:value="30608" calcext:value-type="float">
            <text:p>306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B15:.AI15])" office:value-type="float" office:value="13141.4545454545" calcext:value-type="float">
            <text:p>13141.4545454545</text:p>
          </table:table-cell>
          <table:table-cell table:formula="of:=STDEVPA([.B15:.AI15])" office:value-type="float" office:value="18671.1607876164" calcext:value-type="float">
            <text:p>18671.1607876164</text:p>
          </table:table-cell>
          <table:table-cell table:number-columns-repeated="987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544" calcext:value-type="float">
            <text:p>36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08" calcext:value-type="float">
            <text:p>6208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37652" calcext:value-type="float">
            <text:p>37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08" calcext:value-type="float">
            <text:p>405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648" calcext:value-type="float">
            <text:p>30648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  <table:table-cell office:value-type="float" office:value="26292" calcext:value-type="float">
            <text:p>262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636" calcext:value-type="float">
            <text:p>18636</text:p>
          </table:table-cell>
          <table:table-cell office:value-type="float" office:value="26304" calcext:value-type="float">
            <text:p>26304</text:p>
          </table:table-cell>
          <table:table-cell table:formula="of:=AVERAGE([.B16:.AI16])" office:value-type="float" office:value="6809.33333333333" calcext:value-type="float">
            <text:p>6809.3333333333</text:p>
          </table:table-cell>
          <table:table-cell table:formula="of:=STDEVPA([.B16:.AI16])" office:value-type="float" office:value="12997.3296527021" calcext:value-type="float">
            <text:p>12997.3296527021</text:p>
          </table:table-cell>
          <table:table-cell table:number-columns-repeated="98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4896" calcext:value-type="float">
            <text:p>24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96" calcext:value-type="float">
            <text:p>263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896" calcext:value-type="float">
            <text:p>27896</text:p>
          </table:table-cell>
          <table:table-cell office:value-type="float" office:value="30700" calcext:value-type="float">
            <text:p>30700</text:p>
          </table:table-cell>
          <table:table-cell office:value-type="float" office:value="14764" calcext:value-type="float">
            <text:p>14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480" calcext:value-type="float">
            <text:p>524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396" calcext:value-type="float">
            <text:p>2639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9292" calcext:value-type="float">
            <text:p>29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08" calcext:value-type="float">
            <text:p>40508</text:p>
          </table:table-cell>
          <table:table-cell office:value-type="float" office:value="0" calcext:value-type="float">
            <text:p>0</text:p>
          </table:table-cell>
          <table:table-cell office:value-type="float" office:value="51488" calcext:value-type="float">
            <text:p>51488</text:p>
          </table:table-cell>
          <table:table-cell office:value-type="float" office:value="23708" calcext:value-type="float">
            <text:p>23708</text:p>
          </table:table-cell>
          <table:table-cell office:value-type="float" office:value="3156" calcext:value-type="float">
            <text:p>3156</text:p>
          </table:table-cell>
          <table:table-cell office:value-type="float" office:value="0" calcext:value-type="float">
            <text:p>0</text:p>
          </table:table-cell>
          <table:table-cell table:formula="of:=AVERAGE([.B17:.AI17])" office:value-type="float" office:value="10656.9696969697" calcext:value-type="float">
            <text:p>10656.9696969697</text:p>
          </table:table-cell>
          <table:table-cell table:formula="of:=STDEVPA([.B17:.AI17])" office:value-type="float" office:value="16218.425108471" calcext:value-type="float">
            <text:p>16218.425108471</text:p>
          </table:table-cell>
          <table:table-cell table:number-columns-repeated="98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260" calcext:value-type="float">
            <text:p>3260</text:p>
          </table:table-cell>
          <table:table-cell office:value-type="float" office:value="30648" calcext:value-type="float">
            <text:p>30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72" calcext:value-type="float">
            <text:p>33872</text:p>
          </table:table-cell>
          <table:table-cell office:value-type="float" office:value="31300" calcext:value-type="float">
            <text:p>313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252" calcext:value-type="float">
            <text:p>32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04" calcext:value-type="float">
            <text:p>29304</text:p>
          </table:table-cell>
          <table:table-cell office:value-type="float" office:value="32044" calcext:value-type="float">
            <text:p>32044</text:p>
          </table:table-cell>
          <table:table-cell office:value-type="float" office:value="0" calcext:value-type="float">
            <text:p>0</text:p>
          </table:table-cell>
          <table:table-cell office:value-type="float" office:value="28104" calcext:value-type="float">
            <text:p>28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56" calcext:value-type="float">
            <text:p>434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244" calcext:value-type="float">
            <text:p>36244</text:p>
          </table:table-cell>
          <table:table-cell office:value-type="float" office:value="80948" calcext:value-type="float">
            <text:p>80948</text:p>
          </table:table-cell>
          <table:table-cell office:value-type="float" office:value="0" calcext:value-type="float">
            <text:p>0</text:p>
          </table:table-cell>
          <table:table-cell office:value-type="float" office:value="103700" calcext:value-type="float">
            <text:p>103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00" calcext:value-type="float">
            <text:p>26500</text:p>
          </table:table-cell>
          <table:table-cell office:value-type="float" office:value="0" calcext:value-type="float">
            <text:p>0</text:p>
          </table:table-cell>
          <table:table-cell office:value-type="float" office:value="45828" calcext:value-type="float">
            <text:p>458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8:.AI18])" office:value-type="float" office:value="16892.7272727273" calcext:value-type="float">
            <text:p>16892.7272727273</text:p>
          </table:table-cell>
          <table:table-cell table:formula="of:=STDEVPA([.B18:.AI18])" office:value-type="float" office:value="25037.0964616237" calcext:value-type="float">
            <text:p>25037.0964616237</text:p>
          </table:table-cell>
          <table:table-cell table:number-columns-repeated="987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40" calcext:value-type="float">
            <text:p>23240</text:p>
          </table:table-cell>
          <table:table-cell office:value-type="float" office:value="26396" calcext:value-type="float">
            <text:p>26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536" calcext:value-type="float">
            <text:p>6253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7624" calcext:value-type="float">
            <text:p>676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office:value-type="float" office:value="30544" calcext:value-type="float">
            <text:p>30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9:.AI19])" office:value-type="float" office:value="10216" calcext:value-type="float">
            <text:p>10216</text:p>
          </table:table-cell>
          <table:table-cell table:formula="of:=STDEVPA([.B19:.AI19])" office:value-type="float" office:value="26548.0045749034" calcext:value-type="float">
            <text:p>26548.0045749034</text:p>
          </table:table-cell>
          <table:table-cell table:number-columns-repeated="98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028" calcext:value-type="float">
            <text:p>13028</text:p>
          </table:table-cell>
          <table:table-cell office:value-type="float" office:value="0" calcext:value-type="float">
            <text:p>0</text:p>
          </table:table-cell>
          <table:table-cell office:value-type="float" office:value="50304" calcext:value-type="float">
            <text:p>50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00" calcext:value-type="float">
            <text:p>2920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30648" calcext:value-type="float">
            <text:p>30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4896" calcext:value-type="float">
            <text:p>24896</text:p>
          </table:table-cell>
          <table:table-cell office:value-type="float" office:value="0" calcext:value-type="float">
            <text:p>0</text:p>
          </table:table-cell>
          <table:table-cell office:value-type="float" office:value="26500" calcext:value-type="float">
            <text:p>2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04" calcext:value-type="float">
            <text:p>28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48" calcext:value-type="float">
            <text:p>2464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office:value-type="float" office:value="32076" calcext:value-type="float">
            <text:p>320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196" calcext:value-type="float">
            <text:p>25196</text:p>
          </table:table-cell>
          <table:table-cell table:formula="of:=AVERAGE([.B20:.AI20])" office:value-type="float" office:value="12474.1818181818" calcext:value-type="float">
            <text:p>12474.1818181818</text:p>
          </table:table-cell>
          <table:table-cell table:formula="of:=STDEVPA([.B20:.AI20])" office:value-type="float" office:value="24480.0888707222" calcext:value-type="float">
            <text:p>24480.0888707222</text:p>
          </table:table-cell>
          <table:table-cell table:number-columns-repeated="98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0112" calcext:value-type="float">
            <text:p>201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936" calcext:value-type="float">
            <text:p>39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648" calcext:value-type="float">
            <text:p>30648</text:p>
          </table:table-cell>
          <table:table-cell office:value-type="float" office:value="33504" calcext:value-type="float">
            <text:p>33504</text:p>
          </table:table-cell>
          <table:table-cell office:value-type="float" office:value="0" calcext:value-type="float">
            <text:p>0</text:p>
          </table:table-cell>
          <table:table-cell office:value-type="float" office:value="30648" calcext:value-type="float">
            <text:p>30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464" calcext:value-type="float">
            <text:p>107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272" calcext:value-type="float">
            <text:p>2427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56" calcext:value-type="float">
            <text:p>29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92" calcext:value-type="float">
            <text:p>25092</text:p>
          </table:table-cell>
          <table:table-cell office:value-type="float" office:value="0" calcext:value-type="float">
            <text:p>0</text:p>
          </table:table-cell>
          <table:table-cell table:formula="of:=AVERAGE([.B21:.AI21])" office:value-type="float" office:value="14127.7575757576" calcext:value-type="float">
            <text:p>14127.7575757576</text:p>
          </table:table-cell>
          <table:table-cell table:formula="of:=STDEVPA([.B21:.AI21])" office:value-type="float" office:value="28972.794159276" calcext:value-type="float">
            <text:p>28972.794159276</text:p>
          </table:table-cell>
          <table:table-cell table:number-columns-repeated="98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948" calcext:value-type="float">
            <text:p>30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08" calcext:value-type="float">
            <text:p>6208</text:p>
          </table:table-cell>
          <table:table-cell office:value-type="float" office:value="30700" calcext:value-type="float">
            <text:p>30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492" calcext:value-type="float">
            <text:p>61492</text:p>
          </table:table-cell>
          <table:table-cell office:value-type="float" office:value="46388" calcext:value-type="float">
            <text:p>46388</text:p>
          </table:table-cell>
          <table:table-cell office:value-type="float" office:value="416" calcext:value-type="float">
            <text:p>416</text:p>
          </table:table-cell>
          <table:table-cell office:value-type="float" office:value="35004" calcext:value-type="float">
            <text:p>35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712" calcext:value-type="float">
            <text:p>51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100" calcext:value-type="float">
            <text:p>64100</text:p>
          </table:table-cell>
          <table:table-cell office:value-type="float" office:value="34496" calcext:value-type="float">
            <text:p>34496</text:p>
          </table:table-cell>
          <table:table-cell office:value-type="float" office:value="126684" calcext:value-type="float">
            <text:p>126684</text:p>
          </table:table-cell>
          <table:table-cell office:value-type="float" office:value="0" calcext:value-type="float">
            <text:p>0</text:p>
          </table:table-cell>
          <table:table-cell office:value-type="float" office:value="32304" calcext:value-type="float">
            <text:p>32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488" calcext:value-type="float">
            <text:p>44488</text:p>
          </table:table-cell>
          <table:table-cell office:value-type="float" office:value="0" calcext:value-type="float">
            <text:p>0</text:p>
          </table:table-cell>
          <table:table-cell table:formula="of:=AVERAGE([.B22:.AI22])" office:value-type="float" office:value="20956.7272727273" calcext:value-type="float">
            <text:p>20956.7272727273</text:p>
          </table:table-cell>
          <table:table-cell table:formula="of:=STDEVPA([.B22:.AI22])" office:value-type="float" office:value="33792.7877613433" calcext:value-type="float">
            <text:p>33792.7877613433</text:p>
          </table:table-cell>
          <table:table-cell table:number-columns-repeated="987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96" calcext:value-type="float">
            <text:p>2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0" calcext:value-type="float">
            <text:p>0</text:p>
          </table:table-cell>
          <table:table-cell office:value-type="float" office:value="1708" calcext:value-type="float">
            <text:p>1708</text:p>
          </table:table-cell>
          <table:table-cell office:value-type="float" office:value="33804" calcext:value-type="float">
            <text:p>33804</text:p>
          </table:table-cell>
          <table:table-cell office:value-type="float" office:value="115816" calcext:value-type="float">
            <text:p>115816</text:p>
          </table:table-cell>
          <table:table-cell/>
          <table:table-cell office:value-type="float" office:value="27896" calcext:value-type="float">
            <text:p>27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19992" calcext:value-type="float">
            <text:p>19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772" calcext:value-type="float">
            <text:p>126772</text:p>
          </table:table-cell>
          <table:table-cell office:value-type="float" office:value="0" calcext:value-type="float">
            <text:p>0</text:p>
          </table:table-cell>
          <table:table-cell table:formula="of:=AVERAGE([.B23:.AI23])" office:value-type="float" office:value="18256.1212121212" calcext:value-type="float">
            <text:p>18256.1212121212</text:p>
          </table:table-cell>
          <table:table-cell table:formula="of:=STDEVPA([.B23:.AI23])" office:value-type="float" office:value="40002.4963401017" calcext:value-type="float">
            <text:p>40002.4963401017</text:p>
          </table:table-cell>
          <table:table-cell table:number-columns-repeated="98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744" calcext:value-type="float">
            <text:p>3274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office:value-type="float" office:value="30752" calcext:value-type="float">
            <text:p>30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30596" calcext:value-type="float">
            <text:p>30596</text:p>
          </table:table-cell>
          <table:table-cell table:formula="of:=AVERAGE([.B24:.AI24])" office:value-type="float" office:value="18158.303030303" calcext:value-type="float">
            <text:p>18158.303030303</text:p>
          </table:table-cell>
          <table:table-cell table:formula="of:=STDEVPA([.B24:.AI24])" office:value-type="float" office:value="41144.3990226917" calcext:value-type="float">
            <text:p>41144.3990226917</text:p>
          </table:table-cell>
          <table:table-cell table:number-columns-repeated="98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8196" calcext:value-type="float">
            <text:p>28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800" calcext:value-type="float">
            <text:p>141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648" calcext:value-type="float">
            <text:p>33648</text:p>
          </table:table-cell>
          <table:table-cell office:value-type="float" office:value="0" calcext:value-type="float">
            <text:p>0</text:p>
          </table:table-cell>
          <table:table-cell office:value-type="float" office:value="58704" calcext:value-type="float">
            <text:p>58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620" calcext:value-type="float">
            <text:p>60620</text:p>
          </table:table-cell>
          <table:table-cell office:value-type="float" office:value="125132" calcext:value-type="float">
            <text:p>125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532" calcext:value-type="float">
            <text:p>275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31344" calcext:value-type="float">
            <text:p>31344</text:p>
          </table:table-cell>
          <table:table-cell office:value-type="float" office:value="33752" calcext:value-type="float">
            <text:p>33752</text:p>
          </table:table-cell>
          <table:table-cell office:value-type="float" office:value="0" calcext:value-type="float">
            <text:p>0</text:p>
          </table:table-cell>
          <table:table-cell office:value-type="float" office:value="109036" calcext:value-type="float">
            <text:p>109036</text:p>
          </table:table-cell>
          <table:table-cell office:value-type="float" office:value="23920" calcext:value-type="float">
            <text:p>23920</text:p>
          </table:table-cell>
          <table:table-cell office:value-type="float" office:value="126684" calcext:value-type="float">
            <text:p>126684</text:p>
          </table:table-cell>
          <table:table-cell office:value-type="float" office:value="0" calcext:value-type="float">
            <text:p>0</text:p>
          </table:table-cell>
          <table:table-cell table:formula="of:=AVERAGE([.B25:.AI25])" office:value-type="float" office:value="31887.5151515151" calcext:value-type="float">
            <text:p>31887.5151515151</text:p>
          </table:table-cell>
          <table:table-cell table:formula="of:=STDEVPA([.B25:.AI25])" office:value-type="float" office:value="47343.6302765739" calcext:value-type="float">
            <text:p>47343.6302765739</text:p>
          </table:table-cell>
          <table:table-cell table:number-columns-repeated="98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1592" calcext:value-type="float">
            <text:p>41592</text:p>
          </table:table-cell>
          <table:table-cell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office:value-type="float" office:value="53264" calcext:value-type="float">
            <text:p>53264</text:p>
          </table:table-cell>
          <table:table-cell office:value-type="float" office:value="26240" calcext:value-type="float">
            <text:p>26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000" calcext:value-type="float">
            <text:p>3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692" calcext:value-type="float">
            <text:p>31692</text:p>
          </table:table-cell>
          <table:table-cell office:value-type="float" office:value="23240" calcext:value-type="float">
            <text:p>23240</text:p>
          </table:table-cell>
          <table:table-cell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48" calcext:value-type="float">
            <text:p>31848</text:p>
          </table:table-cell>
          <table:table-cell office:value-type="float" office:value="126632" calcext:value-type="float">
            <text:p>126632</text:p>
          </table:table-cell>
          <table:table-cell/>
          <table:table-cell office:value-type="float" office:value="28692" calcext:value-type="float">
            <text:p>2869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928" calcext:value-type="float">
            <text:p>126928</text:p>
          </table:table-cell>
          <table:table-cell office:value-type="float" office:value="0" calcext:value-type="float">
            <text:p>0</text:p>
          </table:table-cell>
          <table:table-cell office:value-type="float" office:value="30544" calcext:value-type="float">
            <text:p>30544</text:p>
          </table:table-cell>
          <table:table-cell office:value-type="float" office:value="125912" calcext:value-type="float">
            <text:p>125912</text:p>
          </table:table-cell>
          <table:table-cell office:value-type="float" office:value="44108" calcext:value-type="float">
            <text:p>44108</text:p>
          </table:table-cell>
          <table:table-cell office:value-type="float" office:value="124612" calcext:value-type="float">
            <text:p>124612</text:p>
          </table:table-cell>
          <table:table-cell office:value-type="float" office:value="0" calcext:value-type="float">
            <text:p>0</text:p>
          </table:table-cell>
          <table:table-cell table:formula="of:=AVERAGE([.B26:.AI26])" office:value-type="float" office:value="37342.5454545455" calcext:value-type="float">
            <text:p>37342.5454545455</text:p>
          </table:table-cell>
          <table:table-cell table:formula="of:=STDEVPA([.B26:.AI26])" office:value-type="float" office:value="48777.8215754032" calcext:value-type="float">
            <text:p>48777.8215754032</text:p>
          </table:table-cell>
          <table:table-cell table:number-columns-repeated="987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84" calcext:value-type="float">
            <text:p>69384</text:p>
          </table:table-cell>
          <table:table-cell office:value-type="float" office:value="0" calcext:value-type="float">
            <text:p>0</text:p>
          </table:table-cell>
          <table:table-cell office:value-type="float" office:value="53032" calcext:value-type="float">
            <text:p>53032</text:p>
          </table:table-cell>
          <table:table-cell office:value-type="float" office:value="0" calcext:value-type="float">
            <text:p>0</text:p>
          </table:table-cell>
          <table:table-cell office:value-type="float" office:value="40508" calcext:value-type="float">
            <text:p>40508</text:p>
          </table:table-cell>
          <table:table-cell office:value-type="float" office:value="81036" calcext:value-type="float">
            <text:p>81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6" calcext:value-type="float">
            <text:p>3156</text:p>
          </table:table-cell>
          <table:table-cell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office:value-type="float" office:value="0" calcext:value-type="float">
            <text:p>0</text:p>
          </table:table-cell>
          <table:table-cell office:value-type="float" office:value="28888" calcext:value-type="float">
            <text:p>28888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/>
          <table:table-cell office:value-type="float" office:value="3104" calcext:value-type="float">
            <text:p>3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office:value-type="float" office:value="28120" calcext:value-type="float">
            <text:p>28120</text:p>
          </table:table-cell>
          <table:table-cell office:value-type="float" office:value="127204" calcext:value-type="float">
            <text:p>127204</text:p>
          </table:table-cell>
          <table:table-cell office:value-type="float" office:value="0" calcext:value-type="float">
            <text:p>0</text:p>
          </table:table-cell>
          <table:table-cell table:formula="of:=AVERAGE([.B27:.AI27])" office:value-type="float" office:value="36053.8181818182" calcext:value-type="float">
            <text:p>36053.8181818182</text:p>
          </table:table-cell>
          <table:table-cell table:formula="of:=STDEVPA([.B27:.AI27])" office:value-type="float" office:value="51007.4905214938" calcext:value-type="float">
            <text:p>51007.4905214938</text:p>
          </table:table-cell>
          <table:table-cell table:number-columns-repeated="987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376" calcext:value-type="float">
            <text:p>73376</text:p>
          </table:table-cell>
          <table:table-cell office:value-type="float" office:value="126684" calcext:value-type="float">
            <text:p>1266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6188" calcext:value-type="float">
            <text:p>126188</text:p>
          </table:table-cell>
          <table:table-cell office:value-type="float" office:value="0" calcext:value-type="float">
            <text:p>0</text:p>
          </table:table-cell>
          <table:table-cell office:value-type="float" office:value="41108" calcext:value-type="float">
            <text:p>41108</text:p>
          </table:table-cell>
          <table:table-cell office:value-type="float" office:value="125652" calcext:value-type="float">
            <text:p>125652</text:p>
          </table:table-cell>
          <table:table-cell office:value-type="float" office:value="27688" calcext:value-type="float">
            <text:p>27688</text:p>
          </table:table-cell>
          <table:table-cell office:value-type="float" office:value="0" calcext:value-type="float">
            <text:p>0</text:p>
          </table:table-cell>
          <table:table-cell office:value-type="float" office:value="29148" calcext:value-type="float">
            <text:p>29148</text:p>
          </table:table-cell>
          <table:table-cell office:value-type="float" office:value="0" calcext:value-type="float">
            <text:p>0</text:p>
          </table:table-cell>
          <table:table-cell office:value-type="float" office:value="125184" calcext:value-type="float">
            <text:p>125184</text:p>
          </table:table-cell>
          <table:table-cell office:value-type="float" office:value="30492" calcext:value-type="float">
            <text:p>30492</text:p>
          </table:table-cell>
          <table:table-cell office:value-type="float" office:value="74612" calcext:value-type="float">
            <text:p>74612</text:p>
          </table:table-cell>
          <table:table-cell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404" calcext:value-type="float">
            <text:p>68404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52980" calcext:value-type="float">
            <text:p>52980</text:p>
          </table:table-cell>
          <table:table-cell table:formula="of:=AVERAGE([.B28:.AI28])" office:value-type="float" office:value="46370.5454545455" calcext:value-type="float">
            <text:p>46370.5454545455</text:p>
          </table:table-cell>
          <table:table-cell table:formula="of:=STDEVPA([.B28:.AI28])" office:value-type="float" office:value="53429.5308182662" calcext:value-type="float">
            <text:p>53429.5308182662</text:p>
          </table:table-cell>
          <table:table-cell table:number-columns-repeated="98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6292" calcext:value-type="float">
            <text:p>26292</text:p>
          </table:table-cell>
          <table:table-cell office:value-type="float" office:value="109440" calcext:value-type="float">
            <text:p>109440</text:p>
          </table:table-cell>
          <table:table-cell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576" calcext:value-type="float">
            <text:p>59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17136" calcext:value-type="float">
            <text:p>17136</text:p>
          </table:table-cell>
          <table:table-cell office:value-type="float" office:value="52" calcext:value-type="float">
            <text:p>52</text:p>
          </table:table-cell>
          <table:table-cell office:value-type="float" office:value="126632" calcext:value-type="float">
            <text:p>126632</text:p>
          </table:table-cell>
          <table:table-cell office:value-type="float" office:value="30336" calcext:value-type="float">
            <text:p>30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office:value-type="float" office:value="0" calcext:value-type="float">
            <text:p>0</text:p>
          </table:table-cell>
          <table:table-cell office:value-type="float" office:value="124988" calcext:value-type="float">
            <text:p>124988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328" calcext:value-type="float">
            <text:p>28328</text:p>
          </table:table-cell>
          <table:table-cell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0" calcext:value-type="float">
            <text:p>0</text:p>
          </table:table-cell>
          <table:table-cell office:value-type="float" office:value="17124" calcext:value-type="float">
            <text:p>17124</text:p>
          </table:table-cell>
          <table:table-cell office:value-type="float" office:value="126632" calcext:value-type="float">
            <text:p>126632</text:p>
          </table:table-cell>
          <table:table-cell office:value-type="float" office:value="32844" calcext:value-type="float">
            <text:p>3284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148" calcext:value-type="float">
            <text:p>126148</text:p>
          </table:table-cell>
          <table:table-cell table:formula="of:=AVERAGE([.B29:.AI29])" office:value-type="float" office:value="51788" calcext:value-type="float">
            <text:p>51788</text:p>
          </table:table-cell>
          <table:table-cell table:formula="of:=STDEVPA([.B29:.AI29])" office:value-type="float" office:value="56732.8417996725" calcext:value-type="float">
            <text:p>56732.8417996725</text:p>
          </table:table-cell>
          <table:table-cell table:number-columns-repeated="98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6736" calcext:value-type="float">
            <text:p>126736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21168" calcext:value-type="float">
            <text:p>21168</text:p>
          </table:table-cell>
          <table:table-cell office:value-type="float" office:value="31848" calcext:value-type="float">
            <text:p>31848</text:p>
          </table:table-cell>
          <table:table-cell office:value-type="float" office:value="0" calcext:value-type="float">
            <text:p>0</text:p>
          </table:table-cell>
          <table:table-cell office:value-type="float" office:value="121720" calcext:value-type="float">
            <text:p>121720</text:p>
          </table:table-cell>
          <table:table-cell office:value-type="float" office:value="40844" calcext:value-type="float">
            <text:p>40844</text:p>
          </table:table-cell>
          <table:table-cell office:value-type="float" office:value="126684" calcext:value-type="float">
            <text:p>126684</text:p>
          </table:table-cell>
          <table:table-cell office:value-type="float" office:value="16212" calcext:value-type="float">
            <text:p>16212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0" calcext:value-type="float">
            <text:p>0</text:p>
          </table:table-cell>
          <table:table-cell office:value-type="float" office:value="31832" calcext:value-type="float">
            <text:p>31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992" calcext:value-type="float">
            <text:p>3199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5184" calcext:value-type="float">
            <text:p>125184</text:p>
          </table:table-cell>
          <table:table-cell office:value-type="float" office:value="31796" calcext:value-type="float">
            <text:p>31796</text:p>
          </table:table-cell>
          <table:table-cell office:value-type="float" office:value="24820" calcext:value-type="float">
            <text:p>24820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7228" calcext:value-type="float">
            <text:p>127228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formula="of:=AVERAGE([.B30:.AI30])" office:value-type="float" office:value="60313.8181818182" calcext:value-type="float">
            <text:p>60313.8181818182</text:p>
          </table:table-cell>
          <table:table-cell table:formula="of:=STDEVPA([.B30:.AI30])" office:value-type="float" office:value="57275.2377831682" calcext:value-type="float">
            <text:p>57275.2377831682</text:p>
          </table:table-cell>
          <table:table-cell table:number-columns-repeated="98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23268" calcext:value-type="float">
            <text:p>23268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680" calcext:value-type="float">
            <text:p>125680</text:p>
          </table:table-cell>
          <table:table-cell office:value-type="float" office:value="126684" calcext:value-type="float">
            <text:p>126684</text:p>
          </table:table-cell>
          <table:table-cell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office:value-type="float" office:value="34952" calcext:value-type="float">
            <text:p>34952</text:p>
          </table:table-cell>
          <table:table-cell office:value-type="float" office:value="126684" calcext:value-type="float">
            <text:p>126684</text:p>
          </table:table-cell>
          <table:table-cell/>
          <table:table-cell office:value-type="float" office:value="30648" calcext:value-type="float">
            <text:p>30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formula="of:=AVERAGE([.B31:.AI31])" office:value-type="float" office:value="60007.8787878788" calcext:value-type="float">
            <text:p>60007.8787878788</text:p>
          </table:table-cell>
          <table:table-cell table:formula="of:=STDEVPA([.B31:.AI31])" office:value-type="float" office:value="60894.8092885456" calcext:value-type="float">
            <text:p>60894.8092885456</text:p>
          </table:table-cell>
          <table:table-cell table:number-columns-repeated="98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office:value-type="float" office:value="118920" calcext:value-type="float">
            <text:p>118920</text:p>
          </table:table-cell>
          <table:table-cell office:value-type="float" office:value="125132" calcext:value-type="float">
            <text:p>125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office:value-type="float" office:value="78312" calcext:value-type="float">
            <text:p>7831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55652" calcext:value-type="float">
            <text:p>55652</text:p>
          </table:table-cell>
          <table:table-cell office:value-type="float" office:value="125132" calcext:value-type="float">
            <text:p>125132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table:formula="of:=AVERAGE([.B32:.AI32])" office:value-type="float" office:value="64815.6363636364" calcext:value-type="float">
            <text:p>64815.6363636364</text:p>
          </table:table-cell>
          <table:table-cell table:formula="of:=STDEVPA([.B32:.AI32])" office:value-type="float" office:value="60774.2940503822" calcext:value-type="float">
            <text:p>60774.2940503822</text:p>
          </table:table-cell>
          <table:table-cell table:number-columns-repeated="98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8712" calcext:value-type="float">
            <text:p>4871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02584" calcext:value-type="float">
            <text:p>10258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788" calcext:value-type="float">
            <text:p>126788</text:p>
          </table:table-cell>
          <table:table-cell office:value-type="float" office:value="126684" calcext:value-type="float">
            <text:p>126684</text:p>
          </table:table-cell>
          <table:table-cell office:value-type="float" office:value="38488" calcext:value-type="float">
            <text:p>38488</text:p>
          </table:table-cell>
          <table:table-cell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75464" calcext:value-type="float">
            <text:p>75464</text:p>
          </table:table-cell>
          <table:table-cell office:value-type="float" office:value="126632" calcext:value-type="float">
            <text:p>126632</text:p>
          </table:table-cell>
          <table:table-cell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37848" calcext:value-type="float">
            <text:p>37848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formula="of:=AVERAGE([.B33:.AI33])" office:value-type="float" office:value="74251.7575757576" calcext:value-type="float">
            <text:p>74251.7575757576</text:p>
          </table:table-cell>
          <table:table-cell table:formula="of:=STDEVPA([.B33:.AI33])" office:value-type="float" office:value="57932.3523488258" calcext:value-type="float">
            <text:p>57932.3523488258</text:p>
          </table:table-cell>
          <table:table-cell table:number-columns-repeated="98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1600" calcext:value-type="float">
            <text:p>101600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03580" calcext:value-type="float">
            <text:p>103580</text:p>
          </table:table-cell>
          <table:table-cell office:value-type="float" office:value="124232" calcext:value-type="float">
            <text:p>124232</text:p>
          </table:table-cell>
          <table:table-cell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office:value-type="float" office:value="0" calcext:value-type="float">
            <text:p>0</text:p>
          </table:table-cell>
          <table:table-cell office:value-type="float" office:value="34864" calcext:value-type="float">
            <text:p>348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392" calcext:value-type="float">
            <text:p>12639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38188" calcext:value-type="float">
            <text:p>138188</text:p>
          </table:table-cell>
          <table:table-cell office:value-type="float" office:value="125132" calcext:value-type="float">
            <text:p>125132</text:p>
          </table:table-cell>
          <table:table-cell/>
          <table:table-cell office:value-type="float" office:value="145648" calcext:value-type="float">
            <text:p>145648</text:p>
          </table:table-cell>
          <table:table-cell office:value-type="float" office:value="0" calcext:value-type="float">
            <text:p>0</text:p>
          </table:table-cell>
          <table:table-cell office:value-type="float" office:value="28680" calcext:value-type="float">
            <text:p>28680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22176" calcext:value-type="float">
            <text:p>22176</text:p>
          </table:table-cell>
          <table:table-cell office:value-type="float" office:value="208" calcext:value-type="float">
            <text:p>208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formula="of:=AVERAGE([.B34:.AI34])" office:value-type="float" office:value="89849.0909090909" calcext:value-type="float">
            <text:p>89849.0909090909</text:p>
          </table:table-cell>
          <table:table-cell table:formula="of:=STDEVPA([.B34:.AI34])" office:value-type="float" office:value="54227.9533978465" calcext:value-type="float">
            <text:p>54227.9533978465</text:p>
          </table:table-cell>
          <table:table-cell table:number-columns-repeated="98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6684" calcext:value-type="float">
            <text:p>126684</text:p>
          </table:table-cell>
          <table:table-cell office:value-type="float" office:value="73844" calcext:value-type="float">
            <text:p>73844</text:p>
          </table:table-cell>
          <table:table-cell office:value-type="float" office:value="125132" calcext:value-type="float">
            <text:p>125132</text:p>
          </table:table-cell>
          <table:table-cell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64900" calcext:value-type="float">
            <text:p>64900</text:p>
          </table:table-cell>
          <table:table-cell office:value-type="float" office:value="27088" calcext:value-type="float">
            <text:p>27088</text:p>
          </table:table-cell>
          <table:table-cell office:value-type="float" office:value="125132" calcext:value-type="float">
            <text:p>125132</text:p>
          </table:table-cell>
          <table:table-cell office:value-type="float" office:value="0" calcext:value-type="float">
            <text:p>0</text:p>
          </table:table-cell>
          <table:table-cell office:value-type="float" office:value="141600" calcext:value-type="float">
            <text:p>141600</text:p>
          </table:table-cell>
          <table:table-cell office:value-type="float" office:value="145620" calcext:value-type="float">
            <text:p>145620</text:p>
          </table:table-cell>
          <table:table-cell table:number-columns-repeated="6" office:value-type="float" office:value="126684" calcext:value-type="float">
            <text:p>126684</text:p>
          </table:table-cell>
          <table:table-cell/>
          <table:table-cell office:value-type="float" office:value="125132" calcext:value-type="float">
            <text:p>125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7932" calcext:value-type="float">
            <text:p>127932</text:p>
          </table:table-cell>
          <table:table-cell office:value-type="float" office:value="35632" calcext:value-type="float">
            <text:p>35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formula="of:=AVERAGE([.B35:.AI35])" office:value-type="float" office:value="102896.727272727" calcext:value-type="float">
            <text:p>102896.727272727</text:p>
          </table:table-cell>
          <table:table-cell table:formula="of:=STDEVPA([.B35:.AI35])" office:value-type="float" office:value="46363.7281995525" calcext:value-type="float">
            <text:p>46363.7281995525</text:p>
          </table:table-cell>
          <table:table-cell table:number-columns-repeated="98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24508" calcext:value-type="float">
            <text:p>124508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38840" calcext:value-type="float">
            <text:p>38840</text:p>
          </table:table-cell>
          <table:table-cell office:value-type="float" office:value="126684" calcext:value-type="float">
            <text:p>12668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7068" calcext:value-type="float">
            <text:p>127068</text:p>
          </table:table-cell>
          <table:table-cell office:value-type="float" office:value="46312" calcext:value-type="float">
            <text:p>46312</text:p>
          </table:table-cell>
          <table:table-cell office:value-type="float" office:value="126632" calcext:value-type="float">
            <text:p>126632</text:p>
          </table:table-cell>
          <table:table-cell office:value-type="float" office:value="30504" calcext:value-type="float">
            <text:p>3050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4" office:value-type="float" office:value="125132" calcext:value-type="float">
            <text:p>125132</text:p>
          </table:table-cell>
          <table:table-cell/>
          <table:table-cell office:value-type="float" office:value="126684" calcext:value-type="float">
            <text:p>126684</text:p>
          </table:table-cell>
          <table:table-cell office:value-type="float" office:value="48412" calcext:value-type="float">
            <text:p>48412</text:p>
          </table:table-cell>
          <table:table-cell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formula="of:=AVERAGE([.B36:.AI36])" office:value-type="float" office:value="104150.545454545" calcext:value-type="float">
            <text:p>104150.545454545</text:p>
          </table:table-cell>
          <table:table-cell table:formula="of:=STDEVPA([.B36:.AI36])" office:value-type="float" office:value="42986.1418663151" calcext:value-type="float">
            <text:p>42986.1418663151</text:p>
          </table:table-cell>
          <table:table-cell table:number-columns-repeated="98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27256" calcext:value-type="float">
            <text:p>127256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76724" calcext:value-type="float">
            <text:p>76724</text:p>
          </table:table-cell>
          <table:table-cell office:value-type="float" office:value="125132" calcext:value-type="float">
            <text:p>125132</text:p>
          </table:table-cell>
          <table:table-cell office:value-type="float" office:value="70388" calcext:value-type="float">
            <text:p>70388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0656" calcext:value-type="float">
            <text:p>10656</text:p>
          </table:table-cell>
          <table:table-cell office:value-type="float" office:value="125132" calcext:value-type="float">
            <text:p>125132</text:p>
          </table:table-cell>
          <table:table-cell office:value-type="float" office:value="143584" calcext:value-type="float">
            <text:p>1435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4" office:value-type="float" office:value="126632" calcext:value-type="float">
            <text:p>126632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38736" calcext:value-type="float">
            <text:p>38736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formula="of:=AVERAGE([.B37:.AI37])" office:value-type="float" office:value="109604.727272727" calcext:value-type="float">
            <text:p>109604.727272727</text:p>
          </table:table-cell>
          <table:table-cell table:formula="of:=STDEVPA([.B37:.AI37])" office:value-type="float" office:value="38787.1282923606" calcext:value-type="float">
            <text:p>38787.1282923606</text:p>
          </table:table-cell>
          <table:table-cell table:number-columns-repeated="987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9208" calcext:value-type="float">
            <text:p>9208</text:p>
          </table:table-cell>
          <table:table-cell office:value-type="float" office:value="126632" calcext:value-type="float">
            <text:p>126632</text:p>
          </table:table-cell>
          <table:table-cell office:value-type="float" office:value="16004" calcext:value-type="float">
            <text:p>1600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/>
          <table:table-cell office:value-type="float" office:value="126632" calcext:value-type="float">
            <text:p>126632</text:p>
          </table:table-cell>
          <table:table-cell office:value-type="float" office:value="0" calcext:value-type="float">
            <text:p>0</text:p>
          </table:table-cell>
          <table:table-cell office:value-type="float" office:value="27896" calcext:value-type="float">
            <text:p>27896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33388" calcext:value-type="float">
            <text:p>33388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formula="of:=AVERAGE([.B38:.AI38])" office:value-type="float" office:value="105652.363636364" calcext:value-type="float">
            <text:p>105652.363636364</text:p>
          </table:table-cell>
          <table:table-cell table:formula="of:=STDEVPA([.B38:.AI38])" office:value-type="float" office:value="43361.0643989186" calcext:value-type="float">
            <text:p>43361.0643989186</text:p>
          </table:table-cell>
          <table:table-cell table:number-columns-repeated="98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48320" calcext:value-type="float">
            <text:p>48320</text:p>
          </table:table-cell>
          <table:table-cell office:value-type="float" office:value="125132" calcext:value-type="float">
            <text:p>125132</text:p>
          </table:table-cell>
          <table:table-cell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84" calcext:value-type="float">
            <text:p>125184</text:p>
          </table:table-cell>
          <table:table-cell office:value-type="float" office:value="126684" calcext:value-type="float">
            <text:p>126684</text:p>
          </table:table-cell>
          <table:table-cell/>
          <table:table-cell office:value-type="float" office:value="125132" calcext:value-type="float">
            <text:p>125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formula="of:=AVERAGE([.B39:.AI39])" office:value-type="float" office:value="104446.909090909" calcext:value-type="float">
            <text:p>104446.909090909</text:p>
          </table:table-cell>
          <table:table-cell table:formula="of:=STDEVPA([.B39:.AI39])" office:value-type="float" office:value="46089.6908399157" calcext:value-type="float">
            <text:p>46089.6908399157</text:p>
          </table:table-cell>
          <table:table-cell table:number-columns-repeated="98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49168" calcext:value-type="float">
            <text:p>49168</text:p>
          </table:table-cell>
          <table:table-cell office:value-type="float" office:value="126684" calcext:value-type="float">
            <text:p>126684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4664" calcext:value-type="float">
            <text:p>124664</text:p>
          </table:table-cell>
          <table:table-cell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3" office:value-type="float" office:value="126632" calcext:value-type="float">
            <text:p>126632</text:p>
          </table:table-cell>
          <table:table-cell/>
          <table:table-cell office:value-type="float" office:value="126684" calcext:value-type="float">
            <text:p>126684</text:p>
          </table:table-cell>
          <table:table-cell office:value-type="float" office:value="0" calcext:value-type="float">
            <text:p>0</text:p>
          </table:table-cell>
          <table:table-cell office:value-type="float" office:value="80044" calcext:value-type="float">
            <text:p>80044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formula="of:=AVERAGE([.B40:.AI40])" office:value-type="float" office:value="107156.727272727" calcext:value-type="float">
            <text:p>107156.727272727</text:p>
          </table:table-cell>
          <table:table-cell table:formula="of:=STDEVPA([.B40:.AI40])" office:value-type="float" office:value="42575.054052723" calcext:value-type="float">
            <text:p>42575.054052723</text:p>
          </table:table-cell>
          <table:table-cell table:number-columns-repeated="98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26316" calcext:value-type="float">
            <text:p>26316</text:p>
          </table:table-cell>
          <table:table-cell office:value-type="float" office:value="125132" calcext:value-type="float">
            <text:p>125132</text:p>
          </table:table-cell>
          <table:table-cell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formula="of:=AVERAGE([.B41:.AI41])" office:value-type="float" office:value="107434.060606061" calcext:value-type="float">
            <text:p>107434.060606061</text:p>
          </table:table-cell>
          <table:table-cell table:formula="of:=STDEVPA([.B41:.AI41])" office:value-type="float" office:value="43374.3258914969" calcext:value-type="float">
            <text:p>43374.3258914969</text:p>
          </table:table-cell>
          <table:table-cell table:number-columns-repeated="98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832" calcext:value-type="float">
            <text:p>1268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8" office:value-type="float" office:value="126684" calcext:value-type="float">
            <text:p>126684</text:p>
          </table:table-cell>
          <table:table-cell/>
          <table:table-cell office:value-type="float" office:value="126632" calcext:value-type="float">
            <text:p>1266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26632" calcext:value-type="float">
            <text:p>126632</text:p>
          </table:table-cell>
          <table:table-cell office:value-type="float" office:value="117944" calcext:value-type="float">
            <text:p>11794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formula="of:=AVERAGE([.B42:.AI42])" office:value-type="float" office:value="114656" calcext:value-type="float">
            <text:p>114656</text:p>
          </table:table-cell>
          <table:table-cell table:formula="of:=STDEVPA([.B42:.AI42])" office:value-type="float" office:value="36290.4051765586" calcext:value-type="float">
            <text:p>36290.4051765586</text:p>
          </table:table-cell>
          <table:table-cell table:number-columns-repeated="98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7" office:value-type="float" office:value="125132" calcext:value-type="float">
            <text:p>125132</text:p>
          </table:table-cell>
          <table:table-cell/>
          <table:table-cell office:value-type="float" office:value="126684" calcext:value-type="float">
            <text:p>126684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formula="of:=AVERAGE([.B43:.AI43])" office:value-type="float" office:value="114215.636363636" calcext:value-type="float">
            <text:p>114215.636363636</text:p>
          </table:table-cell>
          <table:table-cell table:formula="of:=STDEVPA([.B43:.AI43])" office:value-type="float" office:value="36124.5813848604" calcext:value-type="float">
            <text:p>36124.5813848604</text:p>
          </table:table-cell>
          <table:table-cell table:number-columns-repeated="98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6632" calcext:value-type="float">
            <text:p>126632</text:p>
          </table:table-cell>
          <table:table-cell office:value-type="float" office:value="39100" calcext:value-type="float">
            <text:p>39100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7" office:value-type="float" office:value="126632" calcext:value-type="float">
            <text:p>126632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84" calcext:value-type="float">
            <text:p>125184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formula="of:=AVERAGE([.B44:.AI44])" office:value-type="float" office:value="115955.393939394" calcext:value-type="float">
            <text:p>115955.393939394</text:p>
          </table:table-cell>
          <table:table-cell table:formula="of:=STDEVPA([.B44:.AI44])" office:value-type="float" office:value="33024.0403470685" calcext:value-type="float">
            <text:p>33024.0403470685</text:p>
          </table:table-cell>
          <table:table-cell table:number-columns-repeated="987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5184" calcext:value-type="float">
            <text:p>1251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40144" calcext:value-type="float">
            <text:p>40144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4" office:value-type="float" office:value="125132" calcext:value-type="float">
            <text:p>125132</text:p>
          </table:table-cell>
          <table:table-cell/>
          <table:table-cell office:value-type="float" office:value="126632" calcext:value-type="float">
            <text:p>1266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4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formula="of:=AVERAGE([.B45:.AI45])" office:value-type="float" office:value="115626.545454545" calcext:value-type="float">
            <text:p>115626.545454545</text:p>
          </table:table-cell>
          <table:table-cell table:formula="of:=STDEVPA([.B45:.AI45])" office:value-type="float" office:value="32840.4839563968" calcext:value-type="float">
            <text:p>32840.4839563968</text:p>
          </table:table-cell>
          <table:table-cell table:number-columns-repeated="98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4" office:value-type="float" office:value="126684" calcext:value-type="float">
            <text:p>126684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4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formula="of:=AVERAGE([.B46:.AI46])" office:value-type="float" office:value="114587.151515152" calcext:value-type="float">
            <text:p>114587.151515152</text:p>
          </table:table-cell>
          <table:table-cell table:formula="of:=STDEVPA([.B46:.AI46])" office:value-type="float" office:value="36242.6274752587" calcext:value-type="float">
            <text:p>36242.6274752587</text:p>
          </table:table-cell>
          <table:table-cell table:number-columns-repeated="987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36396" calcext:value-type="float">
            <text:p>136396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3" office:value-type="float" office:value="126632" calcext:value-type="float">
            <text:p>126632</text:p>
          </table:table-cell>
          <table:table-cell/>
          <table:table-cell office:value-type="float" office:value="126684" calcext:value-type="float">
            <text:p>12668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formula="of:=AVERAGE([.B47:.AI47])" office:value-type="float" office:value="118717.212121212" calcext:value-type="float">
            <text:p>118717.212121212</text:p>
          </table:table-cell>
          <table:table-cell table:formula="of:=STDEVPA([.B47:.AI47])" office:value-type="float" office:value="30214.6017035889" calcext:value-type="float">
            <text:p>30214.6017035889</text:p>
          </table:table-cell>
          <table:table-cell table:number-columns-repeated="98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4" office:value-type="float" office:value="125132" calcext:value-type="float">
            <text:p>125132</text:p>
          </table:table-cell>
          <table:table-cell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5132" calcext:value-type="float">
            <text:p>125132</text:p>
          </table:table-cell>
          <table:table-cell table:number-columns-repeated="3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formula="of:=AVERAGE([.B48:.AI48])" office:value-type="float" office:value="118153.333333333" calcext:value-type="float">
            <text:p>118153.333333333</text:p>
          </table:table-cell>
          <table:table-cell table:formula="of:=STDEVPA([.B48:.AI48])" office:value-type="float" office:value="30019.9702043607" calcext:value-type="float">
            <text:p>30019.9702043607</text:p>
          </table:table-cell>
          <table:table-cell table:number-columns-repeated="98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8" office:value-type="float" office:value="126684" calcext:value-type="float">
            <text:p>126684</text:p>
          </table:table-cell>
          <table:table-cell/>
          <table:table-cell office:value-type="float" office:value="126632" calcext:value-type="float">
            <text:p>12663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formula="of:=AVERAGE([.B49:.AI49])" office:value-type="float" office:value="118615.757575758" calcext:value-type="float">
            <text:p>118615.757575758</text:p>
          </table:table-cell>
          <table:table-cell table:formula="of:=STDEVPA([.B49:.AI49])" office:value-type="float" office:value="30135.4417327186" calcext:value-type="float">
            <text:p>30135.4417327186</text:p>
          </table:table-cell>
          <table:table-cell table:number-columns-repeated="98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268" calcext:value-type="float">
            <text:p>126268</text:p>
          </table:table-cell>
          <table:table-cell office:value-type="float" office:value="42136" calcext:value-type="float">
            <text:p>42136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9" office:value-type="float" office:value="125132" calcext:value-type="float">
            <text:p>125132</text:p>
          </table:table-cell>
          <table:table-cell/>
          <table:table-cell office:value-type="float" office:value="126632" calcext:value-type="float">
            <text:p>126632</text:p>
          </table:table-cell>
          <table:table-cell office:value-type="float" office:value="71220" calcext:value-type="float">
            <text:p>71220</text:p>
          </table:table-cell>
          <table:table-cell table:number-columns-repeated="3" office:value-type="float" office:value="125132" calcext:value-type="float">
            <text:p>125132</text:p>
          </table:table-cell>
          <table:table-cell table:number-columns-repeated="3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formula="of:=AVERAGE([.B50:.AI50])" office:value-type="float" office:value="121475.393939394" calcext:value-type="float">
            <text:p>121475.393939394</text:p>
          </table:table-cell>
          <table:table-cell table:formula="of:=STDEVPA([.B50:.AI50])" office:value-type="float" office:value="16857.4345831031" calcext:value-type="float">
            <text:p>16857.4345831031</text:p>
          </table:table-cell>
          <table:table-cell table:number-columns-repeated="98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288" calcext:value-type="float">
            <text:p>125288</text:p>
          </table:table-cell>
          <table:table-cell office:value-type="float" office:value="127100" calcext:value-type="float">
            <text:p>127100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8" office:value-type="float" office:value="126632" calcext:value-type="float">
            <text:p>126632</text:p>
          </table:table-cell>
          <table:table-cell/>
          <table:table-cell office:value-type="float" office:value="125184" calcext:value-type="float">
            <text:p>125184</text:p>
          </table:table-cell>
          <table:table-cell table:number-columns-repeated="5"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formula="of:=AVERAGE([.B51:.AI51])" office:value-type="float" office:value="126350.060606061" calcext:value-type="float">
            <text:p>126350.060606061</text:p>
          </table:table-cell>
          <table:table-cell table:formula="of:=STDEVPA([.B51:.AI51])" office:value-type="float" office:value="622.213543163923" calcext:value-type="float">
            <text:p>622.2135431639</text:p>
          </table:table-cell>
          <table:table-cell table:number-columns-repeated="98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5184" calcext:value-type="float">
            <text:p>1251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5080" calcext:value-type="float">
            <text:p>125080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4" office:value-type="float" office:value="125132" calcext:value-type="float">
            <text:p>125132</text:p>
          </table:table-cell>
          <table:table-cell/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formula="of:=AVERAGE([.B52:.AI52])" office:value-type="float" office:value="125691.636363636" calcext:value-type="float">
            <text:p>125691.636363636</text:p>
          </table:table-cell>
          <table:table-cell table:formula="of:=STDEVPA([.B52:.AI52])" office:value-type="float" office:value="740.564478324794" calcext:value-type="float">
            <text:p>740.5644783248</text:p>
          </table:table-cell>
          <table:table-cell table:number-columns-repeated="98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268" calcext:value-type="float">
            <text:p>126268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4" office:value-type="float" office:value="126684" calcext:value-type="float">
            <text:p>126684</text:p>
          </table:table-cell>
          <table:table-cell/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formula="of:=AVERAGE([.B53:.AI53])" office:value-type="float" office:value="126138.303030303" calcext:value-type="float">
            <text:p>126138.303030303</text:p>
          </table:table-cell>
          <table:table-cell table:formula="of:=STDEVPA([.B53:.AI53])" office:value-type="float" office:value="714.968297023297" calcext:value-type="float">
            <text:p>714.9682970233</text:p>
          </table:table-cell>
          <table:table-cell table:number-columns-repeated="987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4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/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3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4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formula="of:=AVERAGE([.B54:.AI54])" office:value-type="float" office:value="125958.060606061" calcext:value-type="float">
            <text:p>125958.060606061</text:p>
          </table:table-cell>
          <table:table-cell table:formula="of:=STDEVPA([.B54:.AI54])" office:value-type="float" office:value="754.282879955241" calcext:value-type="float">
            <text:p>754.2828799552</text:p>
          </table:table-cell>
          <table:table-cell table:number-columns-repeated="98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424" calcext:value-type="float">
            <text:p>12642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table:number-columns-repeated="3"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formula="of:=AVERAGE([.B55:.AI55])" office:value-type="float" office:value="125912.606060606" calcext:value-type="float">
            <text:p>125912.606060606</text:p>
          </table:table-cell>
          <table:table-cell table:formula="of:=STDEVPA([.B55:.AI55])" office:value-type="float" office:value="758.570982651488" calcext:value-type="float">
            <text:p>758.5709826515</text:p>
          </table:table-cell>
          <table:table-cell table:number-columns-repeated="98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112" calcext:value-type="float">
            <text:p>126112</text:p>
          </table:table-cell>
          <table:table-cell office:value-type="float" office:value="125132" calcext:value-type="float">
            <text:p>125132</text:p>
          </table:table-cell>
          <table:table-cell table:number-columns-repeated="3" office:value-type="float" office:value="126684" calcext:value-type="float">
            <text:p>126684</text:p>
          </table:table-cell>
          <table:table-cell/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3"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216" calcext:value-type="float">
            <text:p>126216</text:p>
          </table:table-cell>
          <table:table-cell office:value-type="float" office:value="126632" calcext:value-type="float">
            <text:p>126632</text:p>
          </table:table-cell>
          <table:table-cell table:formula="of:=AVERAGE([.B56:.AI56])" office:value-type="float" office:value="126168" calcext:value-type="float">
            <text:p>126168</text:p>
          </table:table-cell>
          <table:table-cell table:formula="of:=STDEVPA([.B56:.AI56])" office:value-type="float" office:value="693.500912149015" calcext:value-type="float">
            <text:p>693.500912149</text:p>
          </table:table-cell>
          <table:table-cell table:number-columns-repeated="98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5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4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5600" calcext:value-type="float">
            <text:p>125600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table:number-columns-repeated="3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formula="of:=AVERAGE([.B57:.AI57])" office:value-type="float" office:value="125654.060606061" calcext:value-type="float">
            <text:p>125654.060606061</text:p>
          </table:table-cell>
          <table:table-cell table:formula="of:=STDEVPA([.B57:.AI57])" office:value-type="float" office:value="712.836499566895" calcext:value-type="float">
            <text:p>712.8364995669</text:p>
          </table:table-cell>
          <table:table-cell table:number-columns-repeated="98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5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4" office:value-type="float" office:value="126632" calcext:value-type="float">
            <text:p>126632</text:p>
          </table:table-cell>
          <table:table-cell/>
          <table:table-cell table:number-columns-repeated="5"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formula="of:=AVERAGE([.B58:.AI58])" office:value-type="float" office:value="126376.606060606" calcext:value-type="float">
            <text:p>126376.606060606</text:p>
          </table:table-cell>
          <table:table-cell table:formula="of:=STDEVPA([.B58:.AI58])" office:value-type="float" office:value="587.167930106105" calcext:value-type="float">
            <text:p>587.1679301061</text:p>
          </table:table-cell>
          <table:table-cell table:number-columns-repeated="98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4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7" office:value-type="float" office:value="125132" calcext:value-type="float">
            <text:p>125132</text:p>
          </table:table-cell>
          <table:table-cell/>
          <table:table-cell table:number-columns-repeated="5" office:value-type="float" office:value="125132" calcext:value-type="float">
            <text:p>125132</text:p>
          </table:table-cell>
          <table:table-cell table:number-columns-repeated="3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formula="of:=AVERAGE([.B59:.AI59])" office:value-type="float" office:value="125553.696969697" calcext:value-type="float">
            <text:p>125553.696969697</text:p>
          </table:table-cell>
          <table:table-cell table:formula="of:=STDEVPA([.B59:.AI59])" office:value-type="float" office:value="688.681149992109" calcext:value-type="float">
            <text:p>688.6811499921</text:p>
          </table:table-cell>
          <table:table-cell table:number-columns-repeated="98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4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4" office:value-type="float" office:value="126684" calcext:value-type="float">
            <text:p>126684</text:p>
          </table:table-cell>
          <table:table-cell/>
          <table:table-cell table:number-columns-repeated="6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formula="of:=AVERAGE([.B60:.AI60])" office:value-type="float" office:value="126381.333333333" calcext:value-type="float">
            <text:p>126381.333333333</text:p>
          </table:table-cell>
          <table:table-cell table:formula="of:=STDEVPA([.B60:.AI60])" office:value-type="float" office:value="589.410114290791" calcext:value-type="float">
            <text:p>589.4101142908</text:p>
          </table:table-cell>
          <table:table-cell table:number-columns-repeated="987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5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4" office:value-type="float" office:value="125132" calcext:value-type="float">
            <text:p>125132</text:p>
          </table:table-cell>
          <table:table-cell/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4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formula="of:=AVERAGE([.B61:.AI61])" office:value-type="float" office:value="125820.121212121" calcext:value-type="float">
            <text:p>125820.121212121</text:p>
          </table:table-cell>
          <table:table-cell table:formula="of:=STDEVPA([.B61:.AI61])" office:value-type="float" office:value="753.958432966271" calcext:value-type="float">
            <text:p>753.9584329663</text:p>
          </table:table-cell>
          <table:table-cell table:number-columns-repeated="98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3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4" office:value-type="float" office:value="126632" calcext:value-type="float">
            <text:p>126632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formula="of:=AVERAGE([.B62:.AI62])" office:value-type="float" office:value="126056.848484848" calcext:value-type="float">
            <text:p>126056.848484848</text:p>
          </table:table-cell>
          <table:table-cell table:formula="of:=STDEVPA([.B62:.AI62])" office:value-type="float" office:value="745.911365325631" calcext:value-type="float">
            <text:p>745.9113653256</text:p>
          </table:table-cell>
          <table:table-cell table:number-columns-repeated="987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/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3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5184" calcext:value-type="float">
            <text:p>1251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formula="of:=AVERAGE([.B63:.AI63])" office:value-type="float" office:value="126061.575757576" calcext:value-type="float">
            <text:p>126061.575757576</text:p>
          </table:table-cell>
          <table:table-cell table:formula="of:=STDEVPA([.B63:.AI63])" office:value-type="float" office:value="746.53717885468" calcext:value-type="float">
            <text:p>746.5371788547</text:p>
          </table:table-cell>
          <table:table-cell table:number-columns-repeated="98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5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5184" calcext:value-type="float">
            <text:p>125184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table:number-columns-repeated="3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table:formula="of:=AVERAGE([.B64:.AI64])" office:value-type="float" office:value="125777.818181818" calcext:value-type="float">
            <text:p>125777.818181818</text:p>
          </table:table-cell>
          <table:table-cell table:formula="of:=STDEVPA([.B64:.AI64])" office:value-type="float" office:value="749.394642747406" calcext:value-type="float">
            <text:p>749.3946427474</text:p>
          </table:table-cell>
          <table:table-cell table:number-columns-repeated="98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4352" calcext:value-type="float">
            <text:p>124352</text:p>
          </table:table-cell>
          <table:table-cell table:number-columns-repeated="3" office:value-type="float" office:value="126632" calcext:value-type="float">
            <text:p>126632</text:p>
          </table:table-cell>
          <table:table-cell/>
          <table:table-cell table:number-columns-repeated="5"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formula="of:=AVERAGE([.B65:.AI65])" office:value-type="float" office:value="126171.151515152" calcext:value-type="float">
            <text:p>126171.151515152</text:p>
          </table:table-cell>
          <table:table-cell table:formula="of:=STDEVPA([.B65:.AI65])" office:value-type="float" office:value="748.120073056341" calcext:value-type="float">
            <text:p>748.1200730563</text:p>
          </table:table-cell>
          <table:table-cell table:number-columns-repeated="98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25028" calcext:value-type="float">
            <text:p>125028</text:p>
          </table:table-cell>
          <table:table-cell office:value-type="float" office:value="126632" calcext:value-type="float">
            <text:p>126632</text:p>
          </table:table-cell>
          <table:table-cell table:number-columns-repeated="5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164" calcext:value-type="float">
            <text:p>12616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892" calcext:value-type="float">
            <text:p>126892</text:p>
          </table:table-cell>
          <table:table-cell table:number-columns-repeated="3" office:value-type="float" office:value="125132" calcext:value-type="float">
            <text:p>125132</text:p>
          </table:table-cell>
          <table:table-cell/>
          <table:table-cell table:number-columns-repeated="5" office:value-type="float" office:value="125132" calcext:value-type="float">
            <text:p>125132</text:p>
          </table:table-cell>
          <table:table-cell table:number-columns-repeated="3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formula="of:=AVERAGE([.B66:.AI66])" office:value-type="float" office:value="125632" calcext:value-type="float">
            <text:p>125632</text:p>
          </table:table-cell>
          <table:table-cell table:formula="of:=STDEVPA([.B66:.AI66])" office:value-type="float" office:value="720.388447402868" calcext:value-type="float">
            <text:p>720.3884474029</text:p>
          </table:table-cell>
          <table:table-cell table:number-columns-repeated="98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4" office:value-type="float" office:value="126684" calcext:value-type="float">
            <text:p>126684</text:p>
          </table:table-cell>
          <table:table-cell/>
          <table:table-cell table:number-columns-repeated="6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formula="of:=AVERAGE([.B67:.AI67])" office:value-type="float" office:value="126382.909090909" calcext:value-type="float">
            <text:p>126382.909090909</text:p>
          </table:table-cell>
          <table:table-cell table:formula="of:=STDEVPA([.B67:.AI67])" office:value-type="float" office:value="590.14720113567" calcext:value-type="float">
            <text:p>590.1472011357</text:p>
          </table:table-cell>
          <table:table-cell table:number-columns-repeated="98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4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5" office:value-type="float" office:value="125132" calcext:value-type="float">
            <text:p>125132</text:p>
          </table:table-cell>
          <table:table-cell/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formula="of:=AVERAGE([.B68:.AI68])" office:value-type="float" office:value="125682.181818182" calcext:value-type="float">
            <text:p>125682.181818182</text:p>
          </table:table-cell>
          <table:table-cell table:formula="of:=STDEVPA([.B68:.AI68])" office:value-type="float" office:value="727.948776692154" calcext:value-type="float">
            <text:p>727.9487766922</text:p>
          </table:table-cell>
          <table:table-cell table:number-columns-repeated="987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4" office:value-type="float" office:value="126632" calcext:value-type="float">
            <text:p>126632</text:p>
          </table:table-cell>
          <table:table-cell/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formula="of:=AVERAGE([.B69:.AI69])" office:value-type="float" office:value="126194.787878788" calcext:value-type="float">
            <text:p>126194.787878788</text:p>
          </table:table-cell>
          <table:table-cell table:formula="of:=STDEVPA([.B69:.AI69])" office:value-type="float" office:value="701.117020344473" calcext:value-type="float">
            <text:p>701.1170203445</text:p>
          </table:table-cell>
          <table:table-cell table:number-columns-repeated="987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5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4" office:value-type="float" office:value="125132" calcext:value-type="float">
            <text:p>125132</text:p>
          </table:table-cell>
          <table:table-cell/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4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formula="of:=AVERAGE([.B70:.AI70])" office:value-type="float" office:value="125831.151515152" calcext:value-type="float">
            <text:p>125831.151515152</text:p>
          </table:table-cell>
          <table:table-cell table:formula="of:=STDEVPA([.B70:.AI70])" office:value-type="float" office:value="766.039010052325" calcext:value-type="float">
            <text:p>766.0390100523</text:p>
          </table:table-cell>
          <table:table-cell table:number-columns-repeated="987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4" office:value-type="float" office:value="126684" calcext:value-type="float">
            <text:p>126684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4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formula="of:=AVERAGE([.B71:.AI71])" office:value-type="float" office:value="126055.272727273" calcext:value-type="float">
            <text:p>126055.272727273</text:p>
          </table:table-cell>
          <table:table-cell table:formula="of:=STDEVPA([.B71:.AI71])" office:value-type="float" office:value="744.638666603913" calcext:value-type="float">
            <text:p>744.6386666039</text:p>
          </table:table-cell>
          <table:table-cell table:number-columns-repeated="98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3" office:value-type="float" office:value="126632" calcext:value-type="float">
            <text:p>126632</text:p>
          </table:table-cell>
          <table:table-cell/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3"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table:number-columns-repeated="3" office:value-type="float" office:value="126632" calcext:value-type="float">
            <text:p>126632</text:p>
          </table:table-cell>
          <table:table-cell table:formula="of:=AVERAGE([.B72:.AI72])" office:value-type="float" office:value="126143.03030303" calcext:value-type="float">
            <text:p>126143.03030303</text:p>
          </table:table-cell>
          <table:table-cell table:formula="of:=STDEVPA([.B72:.AI72])" office:value-type="float" office:value="715.179845355655" calcext:value-type="float">
            <text:p>715.1798453557</text:p>
          </table:table-cell>
          <table:table-cell table:number-columns-repeated="98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5" office:value-type="float" office:value="125132" calcext:value-type="float">
            <text:p>125132</text:p>
          </table:table-cell>
          <table:table-cell office:value-type="float" office:value="126320" calcext:value-type="float">
            <text:p>126320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table:number-columns-repeated="3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84" calcext:value-type="float">
            <text:p>125184</text:p>
          </table:table-cell>
          <table:table-cell table:formula="of:=AVERAGE([.B73:.AI73])" office:value-type="float" office:value="125680.606060606" calcext:value-type="float">
            <text:p>125680.606060606</text:p>
          </table:table-cell>
          <table:table-cell table:formula="of:=STDEVPA([.B73:.AI73])" office:value-type="float" office:value="724.945387259429" calcext:value-type="float">
            <text:p>724.9453872594</text:p>
          </table:table-cell>
          <table:table-cell table:number-columns-repeated="98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4" office:value-type="float" office:value="126684" calcext:value-type="float">
            <text:p>126684</text:p>
          </table:table-cell>
          <table:table-cell/>
          <table:table-cell table:number-columns-repeated="5"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formula="of:=AVERAGE([.B74:.AI74])" office:value-type="float" office:value="126339.03030303" calcext:value-type="float">
            <text:p>126339.03030303</text:p>
          </table:table-cell>
          <table:table-cell table:formula="of:=STDEVPA([.B74:.AI74])" office:value-type="float" office:value="626.699700201972" calcext:value-type="float">
            <text:p>626.699700202</text:p>
          </table:table-cell>
          <table:table-cell table:number-columns-repeated="98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7" office:value-type="float" office:value="125132" calcext:value-type="float">
            <text:p>125132</text:p>
          </table:table-cell>
          <table:table-cell/>
          <table:table-cell office:value-type="float" office:value="126684" calcext:value-type="float">
            <text:p>126684</text:p>
          </table:table-cell>
          <table:table-cell table:number-columns-repeated="4" office:value-type="float" office:value="125132" calcext:value-type="float">
            <text:p>125132</text:p>
          </table:table-cell>
          <table:table-cell table:number-columns-repeated="3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formula="of:=AVERAGE([.B75:.AI75])" office:value-type="float" office:value="125635.151515152" calcext:value-type="float">
            <text:p>125635.151515152</text:p>
          </table:table-cell>
          <table:table-cell table:formula="of:=STDEVPA([.B75:.AI75])" office:value-type="float" office:value="711.657907314434" calcext:value-type="float">
            <text:p>711.6579073144</text:p>
          </table:table-cell>
          <table:table-cell table:number-columns-repeated="987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4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4" office:value-type="float" office:value="126632" calcext:value-type="float">
            <text:p>126632</text:p>
          </table:table-cell>
          <table:table-cell/>
          <table:table-cell office:value-type="float" office:value="125132" calcext:value-type="float">
            <text:p>125132</text:p>
          </table:table-cell>
          <table:table-cell table:number-columns-repeated="5"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formula="of:=AVERAGE([.B76:.AI76])" office:value-type="float" office:value="126285.696969697" calcext:value-type="float">
            <text:p>126285.696969697</text:p>
          </table:table-cell>
          <table:table-cell table:formula="of:=STDEVPA([.B76:.AI76])" office:value-type="float" office:value="653.016148338475" calcext:value-type="float">
            <text:p>653.0161483385</text:p>
          </table:table-cell>
          <table:table-cell table:number-columns-repeated="987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4" office:value-type="float" office:value="125132" calcext:value-type="float">
            <text:p>125132</text:p>
          </table:table-cell>
          <table:table-cell/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4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formula="of:=AVERAGE([.B77:.AI77])" office:value-type="float" office:value="125878.181818182" calcext:value-type="float">
            <text:p>125878.181818182</text:p>
          </table:table-cell>
          <table:table-cell table:formula="of:=STDEVPA([.B77:.AI77])" office:value-type="float" office:value="769.306395773825" calcext:value-type="float">
            <text:p>769.3063957738</text:p>
          </table:table-cell>
          <table:table-cell table:number-columns-repeated="987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4" office:value-type="float" office:value="126684" calcext:value-type="float">
            <text:p>126684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4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formula="of:=AVERAGE([.B78:.AI78])" office:value-type="float" office:value="126055.272727273" calcext:value-type="float">
            <text:p>126055.272727273</text:p>
          </table:table-cell>
          <table:table-cell table:formula="of:=STDEVPA([.B78:.AI78])" office:value-type="float" office:value="744.638666603913" calcext:value-type="float">
            <text:p>744.6386666039</text:p>
          </table:table-cell>
          <table:table-cell table:number-columns-repeated="987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/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3"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formula="of:=AVERAGE([.B79:.AI79])" office:value-type="float" office:value="125961.212121212" calcext:value-type="float">
            <text:p>125961.212121212</text:p>
          </table:table-cell>
          <table:table-cell table:formula="of:=STDEVPA([.B79:.AI79])" office:value-type="float" office:value="757.195133473602" calcext:value-type="float">
            <text:p>757.1951334736</text:p>
          </table:table-cell>
          <table:table-cell table:number-columns-repeated="987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4820" calcext:value-type="float">
            <text:p>124820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table:number-columns-repeated="3"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formula="of:=AVERAGE([.B80:.AI80])" office:value-type="float" office:value="125816.96969697" calcext:value-type="float">
            <text:p>125816.96969697</text:p>
          </table:table-cell>
          <table:table-cell table:formula="of:=STDEVPA([.B80:.AI80])" office:value-type="float" office:value="771.341235843144" calcext:value-type="float">
            <text:p>771.3412358431</text:p>
          </table:table-cell>
          <table:table-cell table:number-columns-repeated="98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3" office:value-type="float" office:value="126684" calcext:value-type="float">
            <text:p>126684</text:p>
          </table:table-cell>
          <table:table-cell/>
          <table:table-cell table:number-columns-repeated="5"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formula="of:=AVERAGE([.B81:.AI81])" office:value-type="float" office:value="126244.96969697" calcext:value-type="float">
            <text:p>126244.96969697</text:p>
          </table:table-cell>
          <table:table-cell table:formula="of:=STDEVPA([.B81:.AI81])" office:value-type="float" office:value="681.902529462816" calcext:value-type="float">
            <text:p>681.9025294628</text:p>
          </table:table-cell>
          <table:table-cell table:number-columns-repeated="98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5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/>
          <table:table-cell table:number-columns-repeated="5" office:value-type="float" office:value="125132" calcext:value-type="float">
            <text:p>125132</text:p>
          </table:table-cell>
          <table:table-cell table:number-columns-repeated="3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formula="of:=AVERAGE([.B82:.AI82])" office:value-type="float" office:value="125638.303030303" calcext:value-type="float">
            <text:p>125638.303030303</text:p>
          </table:table-cell>
          <table:table-cell table:formula="of:=STDEVPA([.B82:.AI82])" office:value-type="float" office:value="716.166244660286" calcext:value-type="float">
            <text:p>716.1662446603</text:p>
          </table:table-cell>
          <table:table-cell table:number-columns-repeated="98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4" office:value-type="float" office:value="126632" calcext:value-type="float">
            <text:p>126632</text:p>
          </table:table-cell>
          <table:table-cell/>
          <table:table-cell table:number-columns-repeated="6"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formula="of:=AVERAGE([.B83:.AI83])" office:value-type="float" office:value="126378.181818182" calcext:value-type="float">
            <text:p>126378.181818182</text:p>
          </table:table-cell>
          <table:table-cell table:formula="of:=STDEVPA([.B83:.AI83])" office:value-type="float" office:value="587.920498364102" calcext:value-type="float">
            <text:p>587.9204983641</text:p>
          </table:table-cell>
          <table:table-cell table:number-columns-repeated="98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4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5" office:value-type="float" office:value="125132" calcext:value-type="float">
            <text:p>125132</text:p>
          </table:table-cell>
          <table:table-cell/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formula="of:=AVERAGE([.B84:.AI84])" office:value-type="float" office:value="125690.060606061" calcext:value-type="float">
            <text:p>125690.060606061</text:p>
          </table:table-cell>
          <table:table-cell table:formula="of:=STDEVPA([.B84:.AI84])" office:value-type="float" office:value="738.392764803925" calcext:value-type="float">
            <text:p>738.3927648039</text:p>
          </table:table-cell>
          <table:table-cell table:number-columns-repeated="987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84" calcext:value-type="float">
            <text:p>125184</text:p>
          </table:table-cell>
          <table:table-cell office:value-type="float" office:value="126632" calcext:value-type="float">
            <text:p>126632</text:p>
          </table:table-cell>
          <table:table-cell table:number-columns-repeated="4" office:value-type="float" office:value="126684" calcext:value-type="float">
            <text:p>126684</text:p>
          </table:table-cell>
          <table:table-cell/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4404" calcext:value-type="float">
            <text:p>124404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formula="of:=AVERAGE([.B85:.AI85])" office:value-type="float" office:value="126175.878787879" calcext:value-type="float">
            <text:p>126175.878787879</text:p>
          </table:table-cell>
          <table:table-cell table:formula="of:=STDEVPA([.B85:.AI85])" office:value-type="float" office:value="743.203539051811" calcext:value-type="float">
            <text:p>743.2035390518</text:p>
          </table:table-cell>
          <table:table-cell table:number-columns-repeated="987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5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4" office:value-type="float" office:value="125132" calcext:value-type="float">
            <text:p>125132</text:p>
          </table:table-cell>
          <table:table-cell/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7568" calcext:value-type="float">
            <text:p>127568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424" calcext:value-type="float">
            <text:p>126424</text:p>
          </table:table-cell>
          <table:table-cell table:number-columns-repeated="3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formula="of:=AVERAGE([.B86:.AI86])" office:value-type="float" office:value="125840.606060606" calcext:value-type="float">
            <text:p>125840.606060606</text:p>
          </table:table-cell>
          <table:table-cell table:formula="of:=STDEVPA([.B86:.AI86])" office:value-type="float" office:value="793.14158388303" calcext:value-type="float">
            <text:p>793.141583883</text:p>
          </table:table-cell>
          <table:table-cell table:number-columns-repeated="987"/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4" office:value-type="float" office:value="126632" calcext:value-type="float">
            <text:p>126632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580" calcext:value-type="float">
            <text:p>126580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formula="of:=AVERAGE([.B87:.AI87])" office:value-type="float" office:value="126055.272727273" calcext:value-type="float">
            <text:p>126055.272727273</text:p>
          </table:table-cell>
          <table:table-cell table:formula="of:=STDEVPA([.B87:.AI87])" office:value-type="float" office:value="744.748697608483" calcext:value-type="float">
            <text:p>744.7486976085</text:p>
          </table:table-cell>
          <table:table-cell table:number-columns-repeated="987"/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3" office:value-type="float" office:value="126684" calcext:value-type="float">
            <text:p>126684</text:p>
          </table:table-cell>
          <table:table-cell/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3"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formula="of:=AVERAGE([.B88:.AI88])" office:value-type="float" office:value="126061.575757576" calcext:value-type="float">
            <text:p>126061.575757576</text:p>
          </table:table-cell>
          <table:table-cell table:formula="of:=STDEVPA([.B88:.AI88])" office:value-type="float" office:value="749.69662673616" calcext:value-type="float">
            <text:p>749.6966267362</text:p>
          </table:table-cell>
          <table:table-cell table:number-columns-repeated="987"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5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table:formula="of:=AVERAGE([.B89:.AI89])" office:value-type="float" office:value="125777.818181818" calcext:value-type="float">
            <text:p>125777.818181818</text:p>
          </table:table-cell>
          <table:table-cell table:formula="of:=STDEVPA([.B89:.AI89])" office:value-type="float" office:value="752.542094042443" calcext:value-type="float">
            <text:p>752.5420940424</text:p>
          </table:table-cell>
          <table:table-cell table:number-columns-repeated="98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4" office:value-type="float" office:value="126632" calcext:value-type="float">
            <text:p>126632</text:p>
          </table:table-cell>
          <table:table-cell/>
          <table:table-cell table:number-columns-repeated="5"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formula="of:=AVERAGE([.B90:.AI90])" office:value-type="float" office:value="126329.575757576" calcext:value-type="float">
            <text:p>126329.575757576</text:p>
          </table:table-cell>
          <table:table-cell table:formula="of:=STDEVPA([.B90:.AI90])" office:value-type="float" office:value="621.797152459099" calcext:value-type="float">
            <text:p>621.7971524591</text:p>
          </table:table-cell>
          <table:table-cell table:number-columns-repeated="987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7" office:value-type="float" office:value="125132" calcext:value-type="float">
            <text:p>125132</text:p>
          </table:table-cell>
          <table:table-cell/>
          <table:table-cell table:number-columns-repeated="5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formula="of:=AVERAGE([.B91:.AI91])" office:value-type="float" office:value="125597.575757576" calcext:value-type="float">
            <text:p>125597.575757576</text:p>
          </table:table-cell>
          <table:table-cell table:formula="of:=STDEVPA([.B91:.AI91])" office:value-type="float" office:value="706.202436008561" calcext:value-type="float">
            <text:p>706.2024360086</text:p>
          </table:table-cell>
          <table:table-cell table:number-columns-repeated="987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4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84" calcext:value-type="float">
            <text:p>125184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4" office:value-type="float" office:value="126684" calcext:value-type="float">
            <text:p>126684</text:p>
          </table:table-cell>
          <table:table-cell/>
          <table:table-cell table:number-columns-repeated="6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formula="of:=AVERAGE([.B92:.AI92])" office:value-type="float" office:value="126337.454545455" calcext:value-type="float">
            <text:p>126337.454545455</text:p>
          </table:table-cell>
          <table:table-cell table:formula="of:=STDEVPA([.B92:.AI92])" office:value-type="float" office:value="622.107322462256" calcext:value-type="float">
            <text:p>622.1073224623</text:p>
          </table:table-cell>
          <table:table-cell table:number-columns-repeated="987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4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4" office:value-type="float" office:value="125132" calcext:value-type="float">
            <text:p>125132</text:p>
          </table:table-cell>
          <table:table-cell/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formula="of:=AVERAGE([.B93:.AI93])" office:value-type="float" office:value="125729.212121212" calcext:value-type="float">
            <text:p>125729.212121212</text:p>
          </table:table-cell>
          <table:table-cell table:formula="of:=STDEVPA([.B93:.AI93])" office:value-type="float" office:value="740.903615273811" calcext:value-type="float">
            <text:p>740.9036152738</text:p>
          </table:table-cell>
          <table:table-cell table:number-columns-repeated="987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4" office:value-type="float" office:value="126632" calcext:value-type="float">
            <text:p>126632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84" calcext:value-type="float">
            <text:p>1251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formula="of:=AVERAGE([.B94:.AI94])" office:value-type="float" office:value="126149.333333333" calcext:value-type="float">
            <text:p>126149.333333333</text:p>
          </table:table-cell>
          <table:table-cell table:formula="of:=STDEVPA([.B94:.AI94])" office:value-type="float" office:value="716.384637952929" calcext:value-type="float">
            <text:p>716.3846379529</text:p>
          </table:table-cell>
          <table:table-cell table:number-columns-repeated="987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4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/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3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formula="of:=AVERAGE([.B95:.AI95])" office:value-type="float" office:value="125920.484848485" calcext:value-type="float">
            <text:p>125920.484848485</text:p>
          </table:table-cell>
          <table:table-cell table:formula="of:=STDEVPA([.B95:.AI95])" office:value-type="float" office:value="765.163168228095" calcext:value-type="float">
            <text:p>765.1631682281</text:p>
          </table:table-cell>
          <table:table-cell table:number-columns-repeated="98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26476" calcext:value-type="float">
            <text:p>126476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formula="of:=AVERAGE([.B96:.AI96])" office:value-type="float" office:value="125912.606060606" calcext:value-type="float">
            <text:p>125912.606060606</text:p>
          </table:table-cell>
          <table:table-cell table:formula="of:=STDEVPA([.B96:.AI96])" office:value-type="float" office:value="758.138787142123" calcext:value-type="float">
            <text:p>758.1387871421</text:p>
          </table:table-cell>
          <table:table-cell table:number-columns-repeated="987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3" office:value-type="float" office:value="126632" calcext:value-type="float">
            <text:p>126632</text:p>
          </table:table-cell>
          <table:table-cell/>
          <table:table-cell table:number-columns-repeated="5"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formula="of:=AVERAGE([.B97:.AI97])" office:value-type="float" office:value="126146.181818182" calcext:value-type="float">
            <text:p>126146.181818182</text:p>
          </table:table-cell>
          <table:table-cell table:formula="of:=STDEVPA([.B97:.AI97])" office:value-type="float" office:value="717.438602780984" calcext:value-type="float">
            <text:p>717.438602781</text:p>
          </table:table-cell>
          <table:table-cell table:number-columns-repeated="987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5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/>
          <table:table-cell table:number-columns-repeated="5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formula="of:=AVERAGE([.B98:.AI98])" office:value-type="float" office:value="125686.909090909" calcext:value-type="float">
            <text:p>125686.909090909</text:p>
          </table:table-cell>
          <table:table-cell table:formula="of:=STDEVPA([.B98:.AI98])" office:value-type="float" office:value="734.243142109981" calcext:value-type="float">
            <text:p>734.24314211</text:p>
          </table:table-cell>
          <table:table-cell table:number-columns-repeated="987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4" office:value-type="float" office:value="126684" calcext:value-type="float">
            <text:p>126684</text:p>
          </table:table-cell>
          <table:table-cell/>
          <table:table-cell table:number-columns-repeated="5"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formula="of:=AVERAGE([.B99:.AI99])" office:value-type="float" office:value="126384.484848485" calcext:value-type="float">
            <text:p>126384.484848485</text:p>
          </table:table-cell>
          <table:table-cell table:formula="of:=STDEVPA([.B99:.AI99])" office:value-type="float" office:value="590.879166297451" calcext:value-type="float">
            <text:p>590.8791662975</text:p>
          </table:table-cell>
          <table:table-cell table:number-columns-repeated="98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4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5" office:value-type="float" office:value="125132" calcext:value-type="float">
            <text:p>125132</text:p>
          </table:table-cell>
          <table:table-cell/>
          <table:table-cell office:value-type="float" office:value="126684" calcext:value-type="float">
            <text:p>126684</text:p>
          </table:table-cell>
          <table:table-cell table:number-columns-repeated="4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4664" calcext:value-type="float">
            <text:p>124664</text:p>
          </table:table-cell>
          <table:table-cell table:formula="of:=AVERAGE([.B100:.AI100])" office:value-type="float" office:value="125622.545454545" calcext:value-type="float">
            <text:p>125622.545454545</text:p>
          </table:table-cell>
          <table:table-cell table:formula="of:=STDEVPA([.B100:.AI100])" office:value-type="float" office:value="728.306174831383" calcext:value-type="float">
            <text:p>728.3061748314</text:p>
          </table:table-cell>
          <table:table-cell table:number-columns-repeated="987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4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4" office:value-type="float" office:value="126632" calcext:value-type="float">
            <text:p>126632</text:p>
          </table:table-cell>
          <table:table-cell/>
          <table:table-cell office:value-type="float" office:value="125132" calcext:value-type="float">
            <text:p>125132</text:p>
          </table:table-cell>
          <table:table-cell table:number-columns-repeated="5"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7204" calcext:value-type="float">
            <text:p>127204</text:p>
          </table:table-cell>
          <table:table-cell table:formula="of:=AVERAGE([.B101:.AI101])" office:value-type="float" office:value="126303.03030303" calcext:value-type="float">
            <text:p>126303.03030303</text:p>
          </table:table-cell>
          <table:table-cell table:formula="of:=STDEVPA([.B101:.AI101])" office:value-type="float" office:value="669.364985587244" calcext:value-type="float">
            <text:p>669.3649855872</text:p>
          </table:table-cell>
          <table:table-cell table:number-columns-repeated="987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5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4" office:value-type="float" office:value="125132" calcext:value-type="float">
            <text:p>125132</text:p>
          </table:table-cell>
          <table:table-cell/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formula="of:=AVERAGE([.B102:.AI102])" office:value-type="float" office:value="125829.575757576" calcext:value-type="float">
            <text:p>125829.575757576</text:p>
          </table:table-cell>
          <table:table-cell table:formula="of:=STDEVPA([.B102:.AI102])" office:value-type="float" office:value="764.33464947103" calcext:value-type="float">
            <text:p>764.334649471</text:p>
          </table:table-cell>
          <table:table-cell table:number-columns-repeated="987"/>
        </table:table-row>
        <table:table-row table:style-name="ro2">
          <table:table-cell office:value-type="float" office:value="101" calcext:value-type="float">
            <text:p>101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4" office:value-type="float" office:value="126684" calcext:value-type="float">
            <text:p>126684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formula="of:=AVERAGE([.B103:.AI103])" office:value-type="float" office:value="126058.424242424" calcext:value-type="float">
            <text:p>126058.424242424</text:p>
          </table:table-cell>
          <table:table-cell table:formula="of:=STDEVPA([.B103:.AI103])" office:value-type="float" office:value="747.178573045537" calcext:value-type="float">
            <text:p>747.1785730455</text:p>
          </table:table-cell>
          <table:table-cell table:number-columns-repeated="987"/>
        </table:table-row>
        <table:table-row table:style-name="ro2">
          <table:table-cell office:value-type="float" office:value="102" calcext:value-type="float">
            <text:p>10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3" office:value-type="float" office:value="126632" calcext:value-type="float">
            <text:p>126632</text:p>
          </table:table-cell>
          <table:table-cell/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3"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formula="of:=AVERAGE([.B104:.AI104])" office:value-type="float" office:value="126052.121212121" calcext:value-type="float">
            <text:p>126052.121212121</text:p>
          </table:table-cell>
          <table:table-cell table:formula="of:=STDEVPA([.B104:.AI104])" office:value-type="float" office:value="742.076683025036" calcext:value-type="float">
            <text:p>742.076683025</text:p>
          </table:table-cell>
          <table:table-cell table:number-columns-repeated="987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5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table:formula="of:=AVERAGE([.B105:.AI105])" office:value-type="float" office:value="125777.818181818" calcext:value-type="float">
            <text:p>125777.818181818</text:p>
          </table:table-cell>
          <table:table-cell table:formula="of:=STDEVPA([.B105:.AI105])" office:value-type="float" office:value="752.542094042443" calcext:value-type="float">
            <text:p>752.5420940424</text:p>
          </table:table-cell>
          <table:table-cell table:number-columns-repeated="987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4" office:value-type="float" office:value="126684" calcext:value-type="float">
            <text:p>126684</text:p>
          </table:table-cell>
          <table:table-cell/>
          <table:table-cell table:number-columns-repeated="5"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84" calcext:value-type="float">
            <text:p>125184</text:p>
          </table:table-cell>
          <table:table-cell office:value-type="float" office:value="126684" calcext:value-type="float">
            <text:p>126684</text:p>
          </table:table-cell>
          <table:table-cell table:formula="of:=AVERAGE([.B106:.AI106])" office:value-type="float" office:value="126295.151515152" calcext:value-type="float">
            <text:p>126295.151515152</text:p>
          </table:table-cell>
          <table:table-cell table:formula="of:=STDEVPA([.B106:.AI106])" office:value-type="float" office:value="654.716229124896" calcext:value-type="float">
            <text:p>654.7162291249</text:p>
          </table:table-cell>
          <table:table-cell table:number-columns-repeated="98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7" office:value-type="float" office:value="125132" calcext:value-type="float">
            <text:p>125132</text:p>
          </table:table-cell>
          <table:table-cell/>
          <table:table-cell table:number-columns-repeated="5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formula="of:=AVERAGE([.B107:.AI107])" office:value-type="float" office:value="125636.727272727" calcext:value-type="float">
            <text:p>125636.727272727</text:p>
          </table:table-cell>
          <table:table-cell table:formula="of:=STDEVPA([.B107:.AI107])" office:value-type="float" office:value="713.917373740775" calcext:value-type="float">
            <text:p>713.9173737408</text:p>
          </table:table-cell>
          <table:table-cell table:number-columns-repeated="987"/>
        </table:table-row>
        <table:table-row table:style-name="ro2">
          <table:table-cell office:value-type="float" office:value="106" calcext:value-type="float">
            <text:p>106</text:p>
          </table:table-cell>
          <table:table-cell table:number-columns-repeated="4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4" office:value-type="float" office:value="126632" calcext:value-type="float">
            <text:p>126632</text:p>
          </table:table-cell>
          <table:table-cell/>
          <table:table-cell table:number-columns-repeated="6"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formula="of:=AVERAGE([.B108:.AI108])" office:value-type="float" office:value="126331.151515152" calcext:value-type="float">
            <text:p>126331.151515152</text:p>
          </table:table-cell>
          <table:table-cell table:formula="of:=STDEVPA([.B108:.AI108])" office:value-type="float" office:value="622.626894512622" calcext:value-type="float">
            <text:p>622.6268945126</text:p>
          </table:table-cell>
          <table:table-cell table:number-columns-repeated="987"/>
        </table:table-row>
        <table:table-row table:style-name="ro2">
          <table:table-cell office:value-type="float" office:value="107" calcext:value-type="float">
            <text:p>107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4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4" office:value-type="float" office:value="125132" calcext:value-type="float">
            <text:p>125132</text:p>
          </table:table-cell>
          <table:table-cell/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formula="of:=AVERAGE([.B109:.AI109])" office:value-type="float" office:value="125690.060606061" calcext:value-type="float">
            <text:p>125690.060606061</text:p>
          </table:table-cell>
          <table:table-cell table:formula="of:=STDEVPA([.B109:.AI109])" office:value-type="float" office:value="738.392764803925" calcext:value-type="float">
            <text:p>738.3927648039</text:p>
          </table:table-cell>
          <table:table-cell table:number-columns-repeated="987"/>
        </table:table-row>
        <table:table-row table:style-name="ro2">
          <table:table-cell office:value-type="float" office:value="108" calcext:value-type="float">
            <text:p>108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4768" calcext:value-type="float">
            <text:p>124768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724" calcext:value-type="float">
            <text:p>12672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4" office:value-type="float" office:value="126684" calcext:value-type="float">
            <text:p>126684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126768" calcext:value-type="float">
            <text:p>126768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formula="of:=AVERAGE([.B110:.AI110])" office:value-type="float" office:value="126146.787878788" calcext:value-type="float">
            <text:p>126146.787878788</text:p>
          </table:table-cell>
          <table:table-cell table:formula="of:=STDEVPA([.B110:.AI110])" office:value-type="float" office:value="743.959259131181" calcext:value-type="float">
            <text:p>743.9592591312</text:p>
          </table:table-cell>
          <table:table-cell table:number-columns-repeated="98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5228" calcext:value-type="float">
            <text:p>125228</text:p>
          </table:table-cell>
          <table:table-cell office:value-type="float" office:value="127032" calcext:value-type="float">
            <text:p>127032</text:p>
          </table:table-cell>
          <table:table-cell office:value-type="float" office:value="127048" calcext:value-type="float">
            <text:p>127048</text:p>
          </table:table-cell>
          <table:table-cell office:value-type="float" office:value="125948" calcext:value-type="float">
            <text:p>125948</text:p>
          </table:table-cell>
          <table:table-cell office:value-type="float" office:value="127296" calcext:value-type="float">
            <text:p>127296</text:p>
          </table:table-cell>
          <table:table-cell table:number-columns-repeated="2" office:value-type="float" office:value="125920" calcext:value-type="float">
            <text:p>125920</text:p>
          </table:table-cell>
          <table:table-cell office:value-type="float" office:value="125464" calcext:value-type="float">
            <text:p>125464</text:p>
          </table:table-cell>
          <table:table-cell office:value-type="float" office:value="70932" calcext:value-type="float">
            <text:p>70932</text:p>
          </table:table-cell>
          <table:table-cell office:value-type="float" office:value="124604" calcext:value-type="float">
            <text:p>124604</text:p>
          </table:table-cell>
          <table:table-cell office:value-type="float" office:value="125740" calcext:value-type="float">
            <text:p>125740</text:p>
          </table:table-cell>
          <table:table-cell office:value-type="float" office:value="98580" calcext:value-type="float">
            <text:p>98580</text:p>
          </table:table-cell>
          <table:table-cell office:value-type="float" office:value="125780" calcext:value-type="float">
            <text:p>125780</text:p>
          </table:table-cell>
          <table:table-cell office:value-type="float" office:value="89368" calcext:value-type="float">
            <text:p>89368</text:p>
          </table:table-cell>
          <table:table-cell office:value-type="float" office:value="116612" calcext:value-type="float">
            <text:p>116612</text:p>
          </table:table-cell>
          <table:table-cell office:value-type="float" office:value="124396" calcext:value-type="float">
            <text:p>124396</text:p>
          </table:table-cell>
          <table:table-cell office:value-type="float" office:value="107620" calcext:value-type="float">
            <text:p>107620</text:p>
          </table:table-cell>
          <table:table-cell office:value-type="float" office:value="126020" calcext:value-type="float">
            <text:p>126020</text:p>
          </table:table-cell>
          <table:table-cell office:value-type="float" office:value="119804" calcext:value-type="float">
            <text:p>119804</text:p>
          </table:table-cell>
          <table:table-cell office:value-type="float" office:value="125920" calcext:value-type="float">
            <text:p>125920</text:p>
          </table:table-cell>
          <table:table-cell office:value-type="float" office:value="110704" calcext:value-type="float">
            <text:p>110704</text:p>
          </table:table-cell>
          <table:table-cell/>
          <table:table-cell office:value-type="float" office:value="126684" calcext:value-type="float">
            <text:p>126684</text:p>
          </table:table-cell>
          <table:table-cell office:value-type="float" office:value="84792" calcext:value-type="float">
            <text:p>84792</text:p>
          </table:table-cell>
          <table:table-cell office:value-type="float" office:value="126684" calcext:value-type="float">
            <text:p>126684</text:p>
          </table:table-cell>
          <table:table-cell office:value-type="float" office:value="87812" calcext:value-type="float">
            <text:p>8781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504" calcext:value-type="float">
            <text:p>125504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formula="of:=AVERAGE([.B111:.AI111])" office:value-type="float" office:value="118513.333333333" calcext:value-type="float">
            <text:p>118513.333333333</text:p>
          </table:table-cell>
          <table:table-cell table:formula="of:=STDEVPA([.B111:.AI111])" office:value-type="float" office:value="14715.0066519753" calcext:value-type="float">
            <text:p>14715.0066519753</text:p>
          </table:table-cell>
          <table:table-cell table:number-columns-repeated="987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26632" calcext:value-type="float">
            <text:p>126632</text:p>
          </table:table-cell>
          <table:table-cell office:value-type="float" office:value="74012" calcext:value-type="float">
            <text:p>74012</text:p>
          </table:table-cell>
          <table:table-cell office:value-type="float" office:value="32432" calcext:value-type="float">
            <text:p>32432</text:p>
          </table:table-cell>
          <table:table-cell office:value-type="float" office:value="30892" calcext:value-type="float">
            <text:p>30892</text:p>
          </table:table-cell>
          <table:table-cell office:value-type="float" office:value="20020" calcext:value-type="float">
            <text:p>20020</text:p>
          </table:table-cell>
          <table:table-cell office:value-type="float" office:value="13860" calcext:value-type="float">
            <text:p>13860</text:p>
          </table:table-cell>
          <table:table-cell office:value-type="float" office:value="23100" calcext:value-type="float">
            <text:p>23100</text:p>
          </table:table-cell>
          <table:table-cell office:value-type="float" office:value="3080" calcext:value-type="float">
            <text:p>3080</text:p>
          </table:table-cell>
          <table:table-cell office:value-type="float" office:value="38592" calcext:value-type="float">
            <text:p>38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40" calcext:value-type="float">
            <text:p>40040</text:p>
          </table:table-cell>
          <table:table-cell office:value-type="float" office:value="0" calcext:value-type="float">
            <text:p>0</text:p>
          </table:table-cell>
          <table:table-cell office:value-type="float" office:value="33880" calcext:value-type="float">
            <text:p>33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40" calcext:value-type="float">
            <text:p>9240</text:p>
          </table:table-cell>
          <table:table-cell office:value-type="float" office:value="0" calcext:value-type="float">
            <text:p>0</text:p>
          </table:table-cell>
          <table:table-cell office:value-type="float" office:value="23100" calcext:value-type="float">
            <text:p>23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256" calcext:value-type="float">
            <text:p>89256</text:p>
          </table:table-cell>
          <table:table-cell office:value-type="float" office:value="0" calcext:value-type="float">
            <text:p>0</text:p>
          </table:table-cell>
          <table:table-cell office:value-type="float" office:value="125852" calcext:value-type="float">
            <text:p>125852</text:p>
          </table:table-cell>
          <table:table-cell office:value-type="float" office:value="0" calcext:value-type="float">
            <text:p>0</text:p>
          </table:table-cell>
          <table:table-cell office:value-type="float" office:value="84552" calcext:value-type="float">
            <text:p>84552</text:p>
          </table:table-cell>
          <table:table-cell office:value-type="float" office:value="61692" calcext:value-type="float">
            <text:p>61692</text:p>
          </table:table-cell>
          <table:table-cell office:value-type="float" office:value="100048" calcext:value-type="float">
            <text:p>100048</text:p>
          </table:table-cell>
          <table:table-cell office:value-type="float" office:value="102988" calcext:value-type="float">
            <text:p>102988</text:p>
          </table:table-cell>
          <table:table-cell office:value-type="float" office:value="125604" calcext:value-type="float">
            <text:p>125604</text:p>
          </table:table-cell>
          <table:table-cell office:value-type="float" office:value="125268" calcext:value-type="float">
            <text:p>125268</text:p>
          </table:table-cell>
          <table:table-cell office:value-type="float" office:value="126908" calcext:value-type="float">
            <text:p>126908</text:p>
          </table:table-cell>
          <table:table-cell table:formula="of:=AVERAGE([.B112:.AI112])" office:value-type="float" office:value="42759.0303030303" calcext:value-type="float">
            <text:p>42759.0303030303</text:p>
          </table:table-cell>
          <table:table-cell table:formula="of:=STDEVPA([.B112:.AI112])" office:value-type="float" office:value="46752.2284962195" calcext:value-type="float">
            <text:p>46752.2284962195</text:p>
          </table:table-cell>
          <table:table-cell table:number-columns-repeated="98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15376" calcext:value-type="float">
            <text:p>115376</text:p>
          </table:table-cell>
          <table:table-cell table:number-columns-repeated="2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832" calcext:value-type="float">
            <text:p>47832</text:p>
          </table:table-cell>
          <table:table-cell office:value-type="float" office:value="52452" calcext:value-type="float">
            <text:p>52452</text:p>
          </table:table-cell>
          <table:table-cell office:value-type="float" office:value="33972" calcext:value-type="float">
            <text:p>33972</text:p>
          </table:table-cell>
          <table:table-cell table:formula="of:=AVERAGE([.B113:.AI113])" office:value-type="float" office:value="7984.60606060606" calcext:value-type="float">
            <text:p>7984.6060606061</text:p>
          </table:table-cell>
          <table:table-cell table:formula="of:=STDEVPA([.B113:.AI113])" office:value-type="float" office:value="23089.4508694095" calcext:value-type="float">
            <text:p>23089.4508694095</text:p>
          </table:table-cell>
          <table:table-cell table:number-columns-repeated="98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8"/>
          <table:table-cell table:style-name="ce2"/>
          <table:table-cell/>
          <table:table-cell table:style-name="ce2"/>
          <table:table-cell table:number-columns-repeated="1013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1"/>
          <table:table-cell table:number-columns-repeated="6"/>
          <table:table-cell table:style-name="ce1" table:number-columns-repeated="2"/>
          <table:table-cell table:number-columns-repeated="2"/>
          <table:table-cell table:style-name="ce1"/>
          <table:table-cell table:number-columns-repeated="3"/>
          <table:table-cell table:style-name="ce1" table:number-columns-repeated="3"/>
          <table:table-cell table:number-columns-repeated="1004"/>
        </table:table-row>
        <table:table-row table:style-name="ro2" table:number-rows-repeated="2">
          <table:table-cell table:number-columns-repeated="2"/>
          <table:table-cell table:style-name="ce1"/>
          <table:table-cell/>
          <table:table-cell table:style-name="ce1" table:number-columns-repeated="4"/>
          <table:table-cell/>
          <table:table-cell table:style-name="ce1" table:number-columns-repeated="13"/>
          <table:table-cell table:number-columns-repeated="1002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table:number-columns-repeated="13"/>
          <table:table-cell table:number-columns-repeated="1002"/>
        </table:table-row>
        <table:table-row table:style-name="ro2" table:number-rows-repeated="3">
          <table:table-cell/>
          <table:table-cell table:style-name="ce1" table:number-columns-repeated="7"/>
          <table:table-cell/>
          <table:table-cell table:style-name="ce1" table:number-columns-repeated="13"/>
          <table:table-cell table:number-columns-repeated="1002"/>
        </table:table-row>
        <table:table-row table:style-name="ro2" table:number-rows-repeated="4">
          <table:table-cell/>
          <table:table-cell table:style-name="ce1" table:number-columns-repeated="21"/>
          <table:table-cell table:number-columns-repeated="2"/>
          <table:table-cell table:style-name="ce1"/>
          <table:table-cell table:number-columns-repeated="999"/>
        </table:table-row>
        <table:table-row table:style-name="ro2">
          <table:table-cell/>
          <table:table-cell table:style-name="ce1" table:number-columns-repeated="21"/>
          <table:table-cell/>
          <table:table-cell table:style-name="ce1" table:number-columns-repeated="2"/>
          <table:table-cell table:number-columns-repeated="6"/>
          <table:table-cell table:style-name="ce1"/>
          <table:table-cell table:number-columns-repeated="992"/>
        </table:table-row>
        <table:table-row table:style-name="ro2">
          <table:table-cell/>
          <table:table-cell table:style-name="ce1" table:number-columns-repeated="21"/>
          <table:table-cell/>
          <table:table-cell table:style-name="ce1" table:number-columns-repeated="2"/>
          <table:table-cell/>
          <table:table-cell table:style-name="ce1"/>
          <table:table-cell table:number-columns-repeated="4"/>
          <table:table-cell table:style-name="ce1"/>
          <table:table-cell table:number-columns-repeated="992"/>
        </table:table-row>
        <table:table-row table:style-name="ro2">
          <table:table-cell/>
          <table:table-cell table:style-name="ce1" table:number-columns-repeated="21"/>
          <table:table-cell/>
          <table:table-cell table:style-name="ce1" table:number-columns-repeated="2"/>
          <table:table-cell/>
          <table:table-cell table:style-name="ce1"/>
          <table:table-cell table:number-columns-repeated="4"/>
          <table:table-cell table:style-name="ce1"/>
          <table:table-cell/>
          <table:table-cell table:style-name="ce1"/>
          <table:table-cell table:number-columns-repeated="990"/>
        </table:table-row>
        <table:table-row table:style-name="ro2">
          <table:table-cell/>
          <table:table-cell table:style-name="ce1" table:number-columns-repeated="21"/>
          <table:table-cell/>
          <table:table-cell table:style-name="ce1" table:number-columns-repeated="2"/>
          <table:table-cell/>
          <table:table-cell table:style-name="ce1"/>
          <table:table-cell table:number-columns-repeated="3"/>
          <table:table-cell table:style-name="ce1" table:number-columns-repeated="2"/>
          <table:table-cell/>
          <table:table-cell table:style-name="ce1" table:number-columns-repeated="2"/>
          <table:table-cell table:number-columns-repeated="989"/>
        </table:table-row>
        <table:table-row table:style-name="ro2" table:number-rows-repeated="2">
          <table:table-cell/>
          <table:table-cell table:style-name="ce1" table:number-columns-repeated="21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6"/>
          <table:table-cell table:number-columns-repeated="989"/>
        </table:table-row>
        <table:table-row table:style-name="ro2">
          <table:table-cell/>
          <table:table-cell table:style-name="ce1" table:number-columns-repeated="27"/>
          <table:table-cell/>
          <table:table-cell table:style-name="ce1" table:number-columns-repeated="6"/>
          <table:table-cell table:number-columns-repeated="989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ormal" table:style-name="ta1">
        <table:table-column table:style-name="co1" table:default-cell-style-name="Default"/>
        <table:table-column table:style-name="co2" table:number-columns-repeated="34" table:default-cell-style-name="Default"/>
        <table:table-column table:style-name="co3" table:number-columns-repeated="2" table:default-cell-style-name="ce4"/>
        <table:table-column table:style-name="co4" table:number-columns-repeated="98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host50eth0.pcap0stat0160421014205801.txt</text:p>
          </table:table-cell>
          <table:table-cell office:value-type="string" calcext:value-type="string">
            <text:p>host50eth0.pcap0stat0160421015132502.txt</text:p>
          </table:table-cell>
          <table:table-cell office:value-type="string" calcext:value-type="string">
            <text:p>host50eth0.pcap0stat0160421015165303.txt</text:p>
          </table:table-cell>
          <table:table-cell office:value-type="string" calcext:value-type="string">
            <text:p>host50eth0.pcap0stat0160421015202104.txt</text:p>
          </table:table-cell>
          <table:table-cell office:value-type="string" calcext:value-type="string">
            <text:p>host50eth0.pcap0stat0160421015234905.txt</text:p>
          </table:table-cell>
          <table:table-cell office:value-type="string" calcext:value-type="string">
            <text:p>host50eth0.pcap0stat0160421015271706.txt</text:p>
          </table:table-cell>
          <table:table-cell office:value-type="string" calcext:value-type="string">
            <text:p>host50eth0.pcap0stat0160421015304407.txt</text:p>
          </table:table-cell>
          <table:table-cell office:value-type="string" calcext:value-type="string">
            <text:p>host50eth0.pcap0stat0160421015341408.txt</text:p>
          </table:table-cell>
          <table:table-cell office:value-type="string" calcext:value-type="string">
            <text:p>host50eth0.pcap0stat0160421015374209.txt</text:p>
          </table:table-cell>
          <table:table-cell office:value-type="string" calcext:value-type="string">
            <text:p>host50eth0.pcap0stat01604210154109010.txt</text:p>
          </table:table-cell>
          <table:table-cell office:value-type="string" calcext:value-type="string">
            <text:p>host50eth0.pcap0stat01604210154437011.txt</text:p>
          </table:table-cell>
          <table:table-cell office:value-type="string" calcext:value-type="string">
            <text:p>host50eth0.pcap0stat01604210154805012.txt</text:p>
          </table:table-cell>
          <table:table-cell office:value-type="string" calcext:value-type="string">
            <text:p>host50eth0.pcap0stat01604210155132013.txt</text:p>
          </table:table-cell>
          <table:table-cell office:value-type="string" calcext:value-type="string">
            <text:p>host50eth0.pcap0stat01604210155500014.txt</text:p>
          </table:table-cell>
          <table:table-cell office:value-type="string" calcext:value-type="string">
            <text:p>host50eth0.pcap0stat01604210155829015.txt</text:p>
          </table:table-cell>
          <table:table-cell office:value-type="string" calcext:value-type="string">
            <text:p>host50eth0.pcap0stat01604210160156016.txt</text:p>
          </table:table-cell>
          <table:table-cell office:value-type="string" calcext:value-type="string">
            <text:p>host50eth0.pcap0stat01604210160523017.txt</text:p>
          </table:table-cell>
          <table:table-cell office:value-type="string" calcext:value-type="string">
            <text:p>host50eth0.pcap0stat01604210160850018.txt</text:p>
          </table:table-cell>
          <table:table-cell office:value-type="string" calcext:value-type="string">
            <text:p>host50eth0.pcap0stat01604210161218019.txt</text:p>
          </table:table-cell>
          <table:table-cell office:value-type="string" calcext:value-type="string">
            <text:p>host50eth0.pcap0stat01604210161546020.txt</text:p>
          </table:table-cell>
          <table:table-cell office:value-type="string" calcext:value-type="string">
            <text:p>host50eth0.pcap0stat01604210161913021.txt</text:p>
          </table:table-cell>
          <table:table-cell office:value-type="string" calcext:value-type="string">
            <text:p>host50eth0.pcap0stat01604210162241022.txt</text:p>
          </table:table-cell>
          <table:table-cell office:value-type="string" calcext:value-type="string">
            <text:p>host50eth0.pcap0stat01604210162608023.txt</text:p>
          </table:table-cell>
          <table:table-cell office:value-type="string" calcext:value-type="string">
            <text:p>host50eth0.pcap0stat01604210162933024.txt</text:p>
          </table:table-cell>
          <table:table-cell office:value-type="string" calcext:value-type="string">
            <text:p>host50eth0.pcap0stat01604210163301025.txt</text:p>
          </table:table-cell>
          <table:table-cell office:value-type="string" calcext:value-type="string">
            <text:p>host50eth0.pcap0stat01604210163628026.txt</text:p>
          </table:table-cell>
          <table:table-cell office:value-type="string" calcext:value-type="string">
            <text:p>host50eth0.pcap0stat01604210163957027.txt</text:p>
          </table:table-cell>
          <table:table-cell office:value-type="string" calcext:value-type="string">
            <text:p>host50eth0.pcap0stat01604210164324028.txt</text:p>
          </table:table-cell>
          <table:table-cell office:value-type="string" calcext:value-type="string">
            <text:p>host50eth0.pcap0stat01604210164654029.txt</text:p>
          </table:table-cell>
          <table:table-cell office:value-type="string" calcext:value-type="string">
            <text:p>host50eth0.pcap0stat01604210165022030.txt</text:p>
          </table:table-cell>
          <table:table-cell office:value-type="string" calcext:value-type="string">
            <text:p>host50eth0.pcap0stat01604210165350031.txt</text:p>
          </table:table-cell>
          <table:table-cell office:value-type="string" calcext:value-type="string">
            <text:p>host50eth0.pcap0stat01604210165719032.txt</text:p>
          </table:table-cell>
          <table:table-cell office:value-type="string" calcext:value-type="string">
            <text:p>host50eth0.pcap0stat01604210170048033.txt</text:p>
          </table:table-cell>
          <table:table-cell office:value-type="string" calcext:value-type="string">
            <text:p>host50eth0.pcap0stat01604210170417034.txt</text:p>
          </table:table-cell>
          <table:table-cell table:style-name="ce3" office:value-type="string" calcext:value-type="string">
            <text:p>mediaANormal</text:p>
          </table:table-cell>
          <table:table-cell table:style-name="ce3" office:value-type="string" calcext:value-type="string">
            <text:p>desvANormal</text:p>
          </table:table-cell>
          <table:table-cell table:style-name="ce5" table:number-columns-repeated="98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44" calcext:value-type="float">
            <text:p>244</text:p>
          </table:table-cell>
          <table:table-cell office:value-type="float" office:value="320" calcext:value-type="float">
            <text:p>320</text:p>
          </table:table-cell>
          <table:table-cell office:value-type="float" office:value="168" calcext:value-type="float">
            <text:p>168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76" calcext:value-type="float">
            <text:p>76</text:p>
          </table:table-cell>
          <table:table-cell office:value-type="float" office:value="168" calcext:value-type="float">
            <text:p>168</text:p>
          </table:table-cell>
          <table:table-cell office:value-type="float" office:value="320" calcext:value-type="float">
            <text:p>320</text:p>
          </table:table-cell>
          <table:table-cell office:value-type="float" office:value="168" calcext:value-type="float">
            <text:p>168</text:p>
          </table:table-cell>
          <table:table-cell office:value-type="float" office:value="244" calcext:value-type="float">
            <text:p>244</text:p>
          </table:table-cell>
          <table:table-cell office:value-type="float" office:value="208" calcext:value-type="float">
            <text:p>208</text:p>
          </table:table-cell>
          <table:table-cell office:value-type="float" office:value="168" calcext:value-type="float">
            <text:p>168</text:p>
          </table:table-cell>
          <table:table-cell office:value-type="float" office:value="224" calcext:value-type="float">
            <text:p>22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68" calcext:value-type="float">
            <text:p>168</text:p>
          </table:table-cell>
          <table:table-cell office:value-type="float" office:value="320" calcext:value-type="float">
            <text:p>320</text:p>
          </table:table-cell>
          <table:table-cell office:value-type="float" office:value="168" calcext:value-type="float">
            <text:p>168</text:p>
          </table:table-cell>
          <table:table-cell office:value-type="float" office:value="244" calcext:value-type="float">
            <text:p>244</text:p>
          </table:table-cell>
          <table:table-cell office:value-type="float" office:value="224" calcext:value-type="float">
            <text:p>224</text:p>
          </table:table-cell>
          <table:table-cell office:value-type="float" office:value="188" calcext:value-type="float">
            <text:p>188</text:p>
          </table:table-cell>
          <table:table-cell office:value-type="float" office:value="224" calcext:value-type="float">
            <text:p>224</text:p>
          </table:table-cell>
          <table:table-cell office:value-type="float" office:value="168" calcext:value-type="float">
            <text:p>168</text:p>
          </table:table-cell>
          <table:table-cell office:value-type="float" office:value="244" calcext:value-type="float">
            <text:p>244</text:p>
          </table:table-cell>
          <table:table-cell office:value-type="float" office:value="121269" calcext:value-type="float">
            <text:p>121269</text:p>
          </table:table-cell>
          <table:table-cell table:formula="of:=AVERAGE([.B2:.AI2])" office:value-type="float" office:value="3885" calcext:value-type="float">
            <text:p>3885</text:p>
          </table:table-cell>
          <table:table-cell table:formula="of:=STDEVPA([.B2:.AI2])" office:value-type="float" office:value="20750.8327397707" calcext:value-type="float">
            <text:p>20750.8327397707</text:p>
          </table:table-cell>
          <table:table-cell table:number-columns-repeated="98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52" calcext:value-type="float">
            <text:p>252</text:p>
          </table:table-cell>
          <table:table-cell office:value-type="float" office:value="224" calcext:value-type="float">
            <text:p>224</text:p>
          </table:table-cell>
          <table:table-cell office:value-type="float" office:value="48885" calcext:value-type="float">
            <text:p>48885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9975" calcext:value-type="float">
            <text:p>29975</text:p>
          </table:table-cell>
          <table:table-cell office:value-type="float" office:value="25371" calcext:value-type="float">
            <text:p>25371</text:p>
          </table:table-cell>
          <table:table-cell office:value-type="float" office:value="78021" calcext:value-type="float">
            <text:p>78021</text:p>
          </table:table-cell>
          <table:table-cell office:value-type="float" office:value="0" calcext:value-type="float">
            <text:p>0</text:p>
          </table:table-cell>
          <table:table-cell office:value-type="float" office:value="17715" calcext:value-type="float">
            <text:p>17715</text:p>
          </table:table-cell>
          <table:table-cell table:number-columns-repeated="2" office:value-type="float" office:value="23871" calcext:value-type="float">
            <text:p>23871</text:p>
          </table:table-cell>
          <table:table-cell office:value-type="float" office:value="252" calcext:value-type="float">
            <text:p>252</text:p>
          </table:table-cell>
          <table:table-cell office:value-type="float" office:value="35817" calcext:value-type="float">
            <text:p>35817</text:p>
          </table:table-cell>
          <table:table-cell office:value-type="float" office:value="89537" calcext:value-type="float">
            <text:p>89537</text:p>
          </table:table-cell>
          <table:table-cell office:value-type="float" office:value="26923" calcext:value-type="float">
            <text:p>26923</text:p>
          </table:table-cell>
          <table:table-cell office:value-type="float" office:value="33027" calcext:value-type="float">
            <text:p>33027</text:p>
          </table:table-cell>
          <table:table-cell office:value-type="float" office:value="67705" calcext:value-type="float">
            <text:p>67705</text:p>
          </table:table-cell>
          <table:table-cell office:value-type="float" office:value="76" calcext:value-type="float">
            <text:p>76</text:p>
          </table:table-cell>
          <table:table-cell office:value-type="float" office:value="34579" calcext:value-type="float">
            <text:p>34579</text:p>
          </table:table-cell>
          <table:table-cell/>
          <table:table-cell office:value-type="float" office:value="51961" calcext:value-type="float">
            <text:p>51961</text:p>
          </table:table-cell>
          <table:table-cell office:value-type="float" office:value="89809" calcext:value-type="float">
            <text:p>89809</text:p>
          </table:table-cell>
          <table:table-cell office:value-type="float" office:value="76" calcext:value-type="float">
            <text:p>76</text:p>
          </table:table-cell>
          <table:table-cell office:value-type="float" office:value="47777" calcext:value-type="float">
            <text:p>47777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19267" calcext:value-type="float">
            <text:p>19267</text:p>
          </table:table-cell>
          <table:table-cell office:value-type="float" office:value="0" calcext:value-type="float">
            <text:p>0</text:p>
          </table:table-cell>
          <table:table-cell office:value-type="float" office:value="93841" calcext:value-type="float">
            <text:p>93841</text:p>
          </table:table-cell>
          <table:table-cell office:value-type="float" office:value="20819" calcext:value-type="float">
            <text:p>20819</text:p>
          </table:table-cell>
          <table:table-cell office:value-type="float" office:value="55280" calcext:value-type="float">
            <text:p>55280</text:p>
          </table:table-cell>
          <table:table-cell table:formula="of:=AVERAGE([.B3:.AI3])" office:value-type="float" office:value="27756.3333333333" calcext:value-type="float">
            <text:p>27756.3333333333</text:p>
          </table:table-cell>
          <table:table-cell table:formula="of:=STDEVPA([.B3:.AI3])" office:value-type="float" office:value="29469.7468042579" calcext:value-type="float">
            <text:p>29469.7468042579</text:p>
          </table:table-cell>
          <table:table-cell table:number-columns-repeated="98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5749" calcext:value-type="float">
            <text:p>115749</text:p>
          </table:table-cell>
          <table:table-cell office:value-type="float" office:value="133093" calcext:value-type="float">
            <text:p>133093</text:p>
          </table:table-cell>
          <table:table-cell office:value-type="float" office:value="131309" calcext:value-type="float">
            <text:p>131309</text:p>
          </table:table-cell>
          <table:table-cell office:value-type="float" office:value="94008" calcext:value-type="float">
            <text:p>94008</text:p>
          </table:table-cell>
          <table:table-cell office:value-type="float" office:value="121017" calcext:value-type="float">
            <text:p>121017</text:p>
          </table:table-cell>
          <table:table-cell office:value-type="float" office:value="121217" calcext:value-type="float">
            <text:p>121217</text:p>
          </table:table-cell>
          <table:table-cell office:value-type="float" office:value="134245" calcext:value-type="float">
            <text:p>134245</text:p>
          </table:table-cell>
          <table:table-cell office:value-type="float" office:value="117482" calcext:value-type="float">
            <text:p>117482</text:p>
          </table:table-cell>
          <table:table-cell office:value-type="float" office:value="119214" calcext:value-type="float">
            <text:p>119214</text:p>
          </table:table-cell>
          <table:table-cell office:value-type="float" office:value="89408" calcext:value-type="float">
            <text:p>89408</text:p>
          </table:table-cell>
          <table:table-cell office:value-type="float" office:value="112921" calcext:value-type="float">
            <text:p>112921</text:p>
          </table:table-cell>
          <table:table-cell office:value-type="float" office:value="103554" calcext:value-type="float">
            <text:p>103554</text:p>
          </table:table-cell>
          <table:table-cell office:value-type="float" office:value="112306" calcext:value-type="float">
            <text:p>112306</text:p>
          </table:table-cell>
          <table:table-cell office:value-type="float" office:value="107870" calcext:value-type="float">
            <text:p>107870</text:p>
          </table:table-cell>
          <table:table-cell office:value-type="float" office:value="131241" calcext:value-type="float">
            <text:p>131241</text:p>
          </table:table-cell>
          <table:table-cell office:value-type="float" office:value="98416" calcext:value-type="float">
            <text:p>98416</text:p>
          </table:table-cell>
          <table:table-cell office:value-type="float" office:value="73680" calcext:value-type="float">
            <text:p>73680</text:p>
          </table:table-cell>
          <table:table-cell office:value-type="float" office:value="118982" calcext:value-type="float">
            <text:p>118982</text:p>
          </table:table-cell>
          <table:table-cell office:value-type="float" office:value="109838" calcext:value-type="float">
            <text:p>109838</text:p>
          </table:table-cell>
          <table:table-cell office:value-type="float" office:value="92300" calcext:value-type="float">
            <text:p>92300</text:p>
          </table:table-cell>
          <table:table-cell office:value-type="float" office:value="128637" calcext:value-type="float">
            <text:p>128637</text:p>
          </table:table-cell>
          <table:table-cell office:value-type="float" office:value="111442" calcext:value-type="float">
            <text:p>111442</text:p>
          </table:table-cell>
          <table:table-cell/>
          <table:table-cell office:value-type="float" office:value="96608" calcext:value-type="float">
            <text:p>96608</text:p>
          </table:table-cell>
          <table:table-cell office:value-type="float" office:value="98536" calcext:value-type="float">
            <text:p>98536</text:p>
          </table:table-cell>
          <table:table-cell office:value-type="float" office:value="121269" calcext:value-type="float">
            <text:p>121269</text:p>
          </table:table-cell>
          <table:table-cell office:value-type="float" office:value="101256" calcext:value-type="float">
            <text:p>101256</text:p>
          </table:table-cell>
          <table:table-cell office:value-type="float" office:value="120941" calcext:value-type="float">
            <text:p>120941</text:p>
          </table:table-cell>
          <table:table-cell office:value-type="float" office:value="133017" calcext:value-type="float">
            <text:p>133017</text:p>
          </table:table-cell>
          <table:table-cell office:value-type="float" office:value="110766" calcext:value-type="float">
            <text:p>110766</text:p>
          </table:table-cell>
          <table:table-cell office:value-type="float" office:value="108305" calcext:value-type="float">
            <text:p>108305</text:p>
          </table:table-cell>
          <table:table-cell office:value-type="float" office:value="91420" calcext:value-type="float">
            <text:p>91420</text:p>
          </table:table-cell>
          <table:table-cell office:value-type="float" office:value="111762" calcext:value-type="float">
            <text:p>111762</text:p>
          </table:table-cell>
          <table:table-cell office:value-type="float" office:value="23344" calcext:value-type="float">
            <text:p>23344</text:p>
          </table:table-cell>
          <table:table-cell table:formula="of:=AVERAGE([.B4:.AI4])" office:value-type="float" office:value="108944.03030303" calcext:value-type="float">
            <text:p>108944.03030303</text:p>
          </table:table-cell>
          <table:table-cell table:formula="of:=STDEVPA([.B4:.AI4])" office:value-type="float" office:value="20868.9188384049" calcext:value-type="float">
            <text:p>20868.9188384049</text:p>
          </table:table-cell>
          <table:table-cell table:number-columns-repeated="98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240" calcext:value-type="float">
            <text:p>68240</text:p>
          </table:table-cell>
          <table:table-cell office:value-type="float" office:value="69548" calcext:value-type="float">
            <text:p>69548</text:p>
          </table:table-cell>
          <table:table-cell office:value-type="float" office:value="59544" calcext:value-type="float">
            <text:p>59544</text:p>
          </table:table-cell>
          <table:table-cell office:value-type="float" office:value="51260" calcext:value-type="float">
            <text:p>51260</text:p>
          </table:table-cell>
          <table:table-cell office:value-type="float" office:value="55280" calcext:value-type="float">
            <text:p>55280</text:p>
          </table:table-cell>
          <table:table-cell office:value-type="float" office:value="55460" calcext:value-type="float">
            <text:p>55460</text:p>
          </table:table-cell>
          <table:table-cell office:value-type="float" office:value="50764" calcext:value-type="float">
            <text:p>50764</text:p>
          </table:table-cell>
          <table:table-cell office:value-type="float" office:value="55436" calcext:value-type="float">
            <text:p>55436</text:p>
          </table:table-cell>
          <table:table-cell office:value-type="float" office:value="58748" calcext:value-type="float">
            <text:p>58748</text:p>
          </table:table-cell>
          <table:table-cell office:value-type="float" office:value="50096" calcext:value-type="float">
            <text:p>50096</text:p>
          </table:table-cell>
          <table:table-cell office:value-type="float" office:value="88364" calcext:value-type="float">
            <text:p>88364</text:p>
          </table:table-cell>
          <table:table-cell office:value-type="float" office:value="56636" calcext:value-type="float">
            <text:p>56636</text:p>
          </table:table-cell>
          <table:table-cell office:value-type="float" office:value="65396" calcext:value-type="float">
            <text:p>65396</text:p>
          </table:table-cell>
          <table:table-cell office:value-type="float" office:value="57104" calcext:value-type="float">
            <text:p>57104</text:p>
          </table:table-cell>
          <table:table-cell office:value-type="float" office:value="78456" calcext:value-type="float">
            <text:p>78456</text:p>
          </table:table-cell>
          <table:table-cell office:value-type="float" office:value="42420" calcext:value-type="float">
            <text:p>42420</text:p>
          </table:table-cell>
          <table:table-cell office:value-type="float" office:value="49924" calcext:value-type="float">
            <text:p>49924</text:p>
          </table:table-cell>
          <table:table-cell office:value-type="float" office:value="62896" calcext:value-type="float">
            <text:p>62896</text:p>
          </table:table-cell>
          <table:table-cell office:value-type="float" office:value="49684" calcext:value-type="float">
            <text:p>49684</text:p>
          </table:table-cell>
          <table:table-cell office:value-type="float" office:value="45132" calcext:value-type="float">
            <text:p>45132</text:p>
          </table:table-cell>
          <table:table-cell office:value-type="float" office:value="80212" calcext:value-type="float">
            <text:p>80212</text:p>
          </table:table-cell>
          <table:table-cell office:value-type="float" office:value="48208" calcext:value-type="float">
            <text:p>48208</text:p>
          </table:table-cell>
          <table:table-cell/>
          <table:table-cell office:value-type="float" office:value="42636" calcext:value-type="float">
            <text:p>42636</text:p>
          </table:table-cell>
          <table:table-cell office:value-type="float" office:value="39728" calcext:value-type="float">
            <text:p>39728</text:p>
          </table:table-cell>
          <table:table-cell office:value-type="float" office:value="55280" calcext:value-type="float">
            <text:p>55280</text:p>
          </table:table-cell>
          <table:table-cell office:value-type="float" office:value="49788" calcext:value-type="float">
            <text:p>49788</text:p>
          </table:table-cell>
          <table:table-cell office:value-type="float" office:value="58076" calcext:value-type="float">
            <text:p>58076</text:p>
          </table:table-cell>
          <table:table-cell office:value-type="float" office:value="78360" calcext:value-type="float">
            <text:p>78360</text:p>
          </table:table-cell>
          <table:table-cell office:value-type="float" office:value="61120" calcext:value-type="float">
            <text:p>61120</text:p>
          </table:table-cell>
          <table:table-cell office:value-type="float" office:value="68212" calcext:value-type="float">
            <text:p>68212</text:p>
          </table:table-cell>
          <table:table-cell office:value-type="float" office:value="59692" calcext:value-type="float">
            <text:p>59692</text:p>
          </table:table-cell>
          <table:table-cell office:value-type="float" office:value="43916" calcext:value-type="float">
            <text:p>43916</text:p>
          </table:table-cell>
          <table:table-cell office:value-type="float" office:value="32408" calcext:value-type="float">
            <text:p>32408</text:p>
          </table:table-cell>
          <table:table-cell table:formula="of:=AVERAGE([.B5:.AI5])" office:value-type="float" office:value="57212.8484848485" calcext:value-type="float">
            <text:p>57212.8484848485</text:p>
          </table:table-cell>
          <table:table-cell table:formula="of:=STDEVPA([.B5:.AI5])" office:value-type="float" office:value="12290.162205506" calcext:value-type="float">
            <text:p>12290.162205506</text:p>
          </table:table-cell>
          <table:table-cell table:number-columns-repeated="98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0912" calcext:value-type="float">
            <text:p>30912</text:p>
          </table:table-cell>
          <table:table-cell office:value-type="float" office:value="42528" calcext:value-type="float">
            <text:p>42528</text:p>
          </table:table-cell>
          <table:table-cell office:value-type="float" office:value="35264" calcext:value-type="float">
            <text:p>35264</text:p>
          </table:table-cell>
          <table:table-cell office:value-type="float" office:value="30856" calcext:value-type="float">
            <text:p>30856</text:p>
          </table:table-cell>
          <table:table-cell office:value-type="float" office:value="30608" calcext:value-type="float">
            <text:p>30608</text:p>
          </table:table-cell>
          <table:table-cell office:value-type="float" office:value="26448" calcext:value-type="float">
            <text:p>26448</text:p>
          </table:table-cell>
          <table:table-cell office:value-type="float" office:value="35016" calcext:value-type="float">
            <text:p>35016</text:p>
          </table:table-cell>
          <table:table-cell office:value-type="float" office:value="41224" calcext:value-type="float">
            <text:p>41224</text:p>
          </table:table-cell>
          <table:table-cell office:value-type="float" office:value="39672" calcext:value-type="float">
            <text:p>39672</text:p>
          </table:table-cell>
          <table:table-cell office:value-type="float" office:value="17632" calcext:value-type="float">
            <text:p>17632</text:p>
          </table:table-cell>
          <table:table-cell office:value-type="float" office:value="45688" calcext:value-type="float">
            <text:p>45688</text:p>
          </table:table-cell>
          <table:table-cell office:value-type="float" office:value="26448" calcext:value-type="float">
            <text:p>26448</text:p>
          </table:table-cell>
          <table:table-cell office:value-type="float" office:value="16080" calcext:value-type="float">
            <text:p>16080</text:p>
          </table:table-cell>
          <table:table-cell office:value-type="float" office:value="13224" calcext:value-type="float">
            <text:p>13224</text:p>
          </table:table-cell>
          <table:table-cell office:value-type="float" office:value="38368" calcext:value-type="float">
            <text:p>38368</text:p>
          </table:table-cell>
          <table:table-cell office:value-type="float" office:value="24896" calcext:value-type="float">
            <text:p>24896</text:p>
          </table:table-cell>
          <table:table-cell office:value-type="float" office:value="14776" calcext:value-type="float">
            <text:p>14776</text:p>
          </table:table-cell>
          <table:table-cell office:value-type="float" office:value="44080" calcext:value-type="float">
            <text:p>44080</text:p>
          </table:table-cell>
          <table:table-cell office:value-type="float" office:value="30856" calcext:value-type="float">
            <text:p>30856</text:p>
          </table:table-cell>
          <table:table-cell office:value-type="float" office:value="19184" calcext:value-type="float">
            <text:p>19184</text:p>
          </table:table-cell>
          <table:table-cell office:value-type="float" office:value="39728" calcext:value-type="float">
            <text:p>39728</text:p>
          </table:table-cell>
          <table:table-cell office:value-type="float" office:value="39424" calcext:value-type="float">
            <text:p>39424</text:p>
          </table:table-cell>
          <table:table-cell/>
          <table:table-cell office:value-type="float" office:value="16328" calcext:value-type="float">
            <text:p>16328</text:p>
          </table:table-cell>
          <table:table-cell office:value-type="float" office:value="19184" calcext:value-type="float">
            <text:p>19184</text:p>
          </table:table-cell>
          <table:table-cell office:value-type="float" office:value="24896" calcext:value-type="float">
            <text:p>24896</text:p>
          </table:table-cell>
          <table:table-cell office:value-type="float" office:value="30856" calcext:value-type="float">
            <text:p>30856</text:p>
          </table:table-cell>
          <table:table-cell office:value-type="float" office:value="28112" calcext:value-type="float">
            <text:p>28112</text:p>
          </table:table-cell>
          <table:table-cell office:value-type="float" office:value="42584" calcext:value-type="float">
            <text:p>42584</text:p>
          </table:table-cell>
          <table:table-cell office:value-type="float" office:value="29552" calcext:value-type="float">
            <text:p>29552</text:p>
          </table:table-cell>
          <table:table-cell office:value-type="float" office:value="30664" calcext:value-type="float">
            <text:p>30664</text:p>
          </table:table-cell>
          <table:table-cell office:value-type="float" office:value="46884" calcext:value-type="float">
            <text:p>46884</text:p>
          </table:table-cell>
          <table:table-cell office:value-type="float" office:value="27752" calcext:value-type="float">
            <text:p>27752</text:p>
          </table:table-cell>
          <table:table-cell office:value-type="float" office:value="16328" calcext:value-type="float">
            <text:p>16328</text:p>
          </table:table-cell>
          <table:table-cell table:formula="of:=AVERAGE([.B6:.AI6])" office:value-type="float" office:value="30183.3939393939" calcext:value-type="float">
            <text:p>30183.3939393939</text:p>
          </table:table-cell>
          <table:table-cell table:formula="of:=STDEVPA([.B6:.AI6])" office:value-type="float" office:value="9734.72913800206" calcext:value-type="float">
            <text:p>9734.7291380021</text:p>
          </table:table-cell>
          <table:table-cell table:number-columns-repeated="98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9424" calcext:value-type="float">
            <text:p>39424</text:p>
          </table:table-cell>
          <table:table-cell office:value-type="float" office:value="19184" calcext:value-type="float">
            <text:p>19184</text:p>
          </table:table-cell>
          <table:table-cell office:value-type="float" office:value="14776" calcext:value-type="float">
            <text:p>14776</text:p>
          </table:table-cell>
          <table:table-cell office:value-type="float" office:value="16080" calcext:value-type="float">
            <text:p>16080</text:p>
          </table:table-cell>
          <table:table-cell office:value-type="float" office:value="13472" calcext:value-type="float">
            <text:p>13472</text:p>
          </table:table-cell>
          <table:table-cell office:value-type="float" office:value="14528" calcext:value-type="float">
            <text:p>14528</text:p>
          </table:table-cell>
          <table:table-cell office:value-type="float" office:value="37064" calcext:value-type="float">
            <text:p>37064</text:p>
          </table:table-cell>
          <table:table-cell table:number-columns-repeated="2" office:value-type="float" office:value="18936" calcext:value-type="float">
            <text:p>18936</text:p>
          </table:table-cell>
          <table:table-cell office:value-type="float" office:value="29148" calcext:value-type="float">
            <text:p>29148</text:p>
          </table:table-cell>
          <table:table-cell office:value-type="float" office:value="18936" calcext:value-type="float">
            <text:p>18936</text:p>
          </table:table-cell>
          <table:table-cell office:value-type="float" office:value="14776" calcext:value-type="float">
            <text:p>14776</text:p>
          </table:table-cell>
          <table:table-cell office:value-type="float" office:value="45332" calcext:value-type="float">
            <text:p>45332</text:p>
          </table:table-cell>
          <table:table-cell office:value-type="float" office:value="29304" calcext:value-type="float">
            <text:p>29304</text:p>
          </table:table-cell>
          <table:table-cell office:value-type="float" office:value="18936" calcext:value-type="float">
            <text:p>18936</text:p>
          </table:table-cell>
          <table:table-cell office:value-type="float" office:value="14776" calcext:value-type="float">
            <text:p>14776</text:p>
          </table:table-cell>
          <table:table-cell office:value-type="float" office:value="30504" calcext:value-type="float">
            <text:p>30504</text:p>
          </table:table-cell>
          <table:table-cell office:value-type="float" office:value="21792" calcext:value-type="float">
            <text:p>21792</text:p>
          </table:table-cell>
          <table:table-cell office:value-type="float" office:value="26148" calcext:value-type="float">
            <text:p>26148</text:p>
          </table:table-cell>
          <table:table-cell office:value-type="float" office:value="14776" calcext:value-type="float">
            <text:p>14776</text:p>
          </table:table-cell>
          <table:table-cell office:value-type="float" office:value="17632" calcext:value-type="float">
            <text:p>17632</text:p>
          </table:table-cell>
          <table:table-cell office:value-type="float" office:value="19184" calcext:value-type="float">
            <text:p>19184</text:p>
          </table:table-cell>
          <table:table-cell/>
          <table:table-cell office:value-type="float" office:value="30856" calcext:value-type="float">
            <text:p>30856</text:p>
          </table:table-cell>
          <table:table-cell office:value-type="float" office:value="41224" calcext:value-type="float">
            <text:p>41224</text:p>
          </table:table-cell>
          <table:table-cell office:value-type="float" office:value="16080" calcext:value-type="float">
            <text:p>16080</text:p>
          </table:table-cell>
          <table:table-cell office:value-type="float" office:value="17632" calcext:value-type="float">
            <text:p>17632</text:p>
          </table:table-cell>
          <table:table-cell office:value-type="float" office:value="14528" calcext:value-type="float">
            <text:p>14528</text:p>
          </table:table-cell>
          <table:table-cell office:value-type="float" office:value="19184" calcext:value-type="float">
            <text:p>19184</text:p>
          </table:table-cell>
          <table:table-cell office:value-type="float" office:value="23344" calcext:value-type="float">
            <text:p>23344</text:p>
          </table:table-cell>
          <table:table-cell office:value-type="float" office:value="13472" calcext:value-type="float">
            <text:p>13472</text:p>
          </table:table-cell>
          <table:table-cell office:value-type="float" office:value="20736" calcext:value-type="float">
            <text:p>20736</text:p>
          </table:table-cell>
          <table:table-cell office:value-type="float" office:value="29552" calcext:value-type="float">
            <text:p>29552</text:p>
          </table:table-cell>
          <table:table-cell office:value-type="float" office:value="0" calcext:value-type="float">
            <text:p>0</text:p>
          </table:table-cell>
          <table:table-cell table:formula="of:=AVERAGE([.B7:.AI7])" office:value-type="float" office:value="21825.8181818182" calcext:value-type="float">
            <text:p>21825.8181818182</text:p>
          </table:table-cell>
          <table:table-cell table:formula="of:=STDEVPA([.B7:.AI7])" office:value-type="float" office:value="9367.56410708117" calcext:value-type="float">
            <text:p>9367.5641070812</text:p>
          </table:table-cell>
          <table:table-cell table:number-columns-repeated="98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348" calcext:value-type="float">
            <text:p>22348</text:p>
          </table:table-cell>
          <table:table-cell office:value-type="float" office:value="23592" calcext:value-type="float">
            <text:p>23592</text:p>
          </table:table-cell>
          <table:table-cell office:value-type="float" office:value="30504" calcext:value-type="float">
            <text:p>30504</text:p>
          </table:table-cell>
          <table:table-cell office:value-type="float" office:value="22040" calcext:value-type="float">
            <text:p>22040</text:p>
          </table:table-cell>
          <table:table-cell office:value-type="float" office:value="27700" calcext:value-type="float">
            <text:p>27700</text:p>
          </table:table-cell>
          <table:table-cell office:value-type="float" office:value="16080" calcext:value-type="float">
            <text:p>16080</text:p>
          </table:table-cell>
          <table:table-cell office:value-type="float" office:value="23344" calcext:value-type="float">
            <text:p>23344</text:p>
          </table:table-cell>
          <table:table-cell office:value-type="float" office:value="22040" calcext:value-type="float">
            <text:p>22040</text:p>
          </table:table-cell>
          <table:table-cell office:value-type="float" office:value="20736" calcext:value-type="float">
            <text:p>20736</text:p>
          </table:table-cell>
          <table:table-cell table:number-columns-repeated="2" office:value-type="float" office:value="19184" calcext:value-type="float">
            <text:p>19184</text:p>
          </table:table-cell>
          <table:table-cell office:value-type="float" office:value="14776" calcext:value-type="float">
            <text:p>14776</text:p>
          </table:table-cell>
          <table:table-cell office:value-type="float" office:value="19184" calcext:value-type="float">
            <text:p>19184</text:p>
          </table:table-cell>
          <table:table-cell office:value-type="float" office:value="17880" calcext:value-type="float">
            <text:p>17880</text:p>
          </table:table-cell>
          <table:table-cell office:value-type="float" office:value="20488" calcext:value-type="float">
            <text:p>20488</text:p>
          </table:table-cell>
          <table:table-cell office:value-type="float" office:value="17384" calcext:value-type="float">
            <text:p>17384</text:p>
          </table:table-cell>
          <table:table-cell office:value-type="float" office:value="4656" calcext:value-type="float">
            <text:p>4656</text:p>
          </table:table-cell>
          <table:table-cell office:value-type="float" office:value="22288" calcext:value-type="float">
            <text:p>22288</text:p>
          </table:table-cell>
          <table:table-cell office:value-type="float" office:value="19184" calcext:value-type="float">
            <text:p>19184</text:p>
          </table:table-cell>
          <table:table-cell office:value-type="float" office:value="30752" calcext:value-type="float">
            <text:p>30752</text:p>
          </table:table-cell>
          <table:table-cell office:value-type="float" office:value="29004" calcext:value-type="float">
            <text:p>29004</text:p>
          </table:table-cell>
          <table:table-cell office:value-type="float" office:value="23592" calcext:value-type="float">
            <text:p>235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632" calcext:value-type="float">
            <text:p>17632</text:p>
          </table:table-cell>
          <table:table-cell office:value-type="float" office:value="19184" calcext:value-type="float">
            <text:p>19184</text:p>
          </table:table-cell>
          <table:table-cell office:value-type="float" office:value="16328" calcext:value-type="float">
            <text:p>16328</text:p>
          </table:table-cell>
          <table:table-cell office:value-type="float" office:value="32056" calcext:value-type="float">
            <text:p>32056</text:p>
          </table:table-cell>
          <table:table-cell office:value-type="float" office:value="20736" calcext:value-type="float">
            <text:p>20736</text:p>
          </table:table-cell>
          <table:table-cell office:value-type="float" office:value="27700" calcext:value-type="float">
            <text:p>27700</text:p>
          </table:table-cell>
          <table:table-cell office:value-type="float" office:value="29252" calcext:value-type="float">
            <text:p>29252</text:p>
          </table:table-cell>
          <table:table-cell office:value-type="float" office:value="0" calcext:value-type="float">
            <text:p>0</text:p>
          </table:table-cell>
          <table:table-cell office:value-type="float" office:value="17632" calcext:value-type="float">
            <text:p>17632</text:p>
          </table:table-cell>
          <table:table-cell table:formula="of:=AVERAGE([.B8:.AI8])" office:value-type="float" office:value="19589.696969697" calcext:value-type="float">
            <text:p>19589.696969697</text:p>
          </table:table-cell>
          <table:table-cell table:formula="of:=STDEVPA([.B8:.AI8])" office:value-type="float" office:value="8212.74545497257" calcext:value-type="float">
            <text:p>8212.7454549726</text:p>
          </table:table-cell>
          <table:table-cell table:number-columns-repeated="98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5144" calcext:value-type="float">
            <text:p>25144</text:p>
          </table:table-cell>
          <table:table-cell office:value-type="float" office:value="26148" calcext:value-type="float">
            <text:p>26148</text:p>
          </table:table-cell>
          <table:table-cell office:value-type="float" office:value="4656" calcext:value-type="float">
            <text:p>4656</text:p>
          </table:table-cell>
          <table:table-cell office:value-type="float" office:value="24896" calcext:value-type="float">
            <text:p>24896</text:p>
          </table:table-cell>
          <table:table-cell office:value-type="float" office:value="4656" calcext:value-type="float">
            <text:p>4656</text:p>
          </table:table-cell>
          <table:table-cell office:value-type="float" office:value="16328" calcext:value-type="float">
            <text:p>16328</text:p>
          </table:table-cell>
          <table:table-cell office:value-type="float" office:value="0" calcext:value-type="float">
            <text:p>0</text:p>
          </table:table-cell>
          <table:table-cell office:value-type="float" office:value="19184" calcext:value-type="float">
            <text:p>19184</text:p>
          </table:table-cell>
          <table:table-cell office:value-type="float" office:value="22040" calcext:value-type="float">
            <text:p>22040</text:p>
          </table:table-cell>
          <table:table-cell office:value-type="float" office:value="23592" calcext:value-type="float">
            <text:p>23592</text:p>
          </table:table-cell>
          <table:table-cell office:value-type="float" office:value="33556" calcext:value-type="float">
            <text:p>33556</text:p>
          </table:table-cell>
          <table:table-cell office:value-type="float" office:value="29068" calcext:value-type="float">
            <text:p>29068</text:p>
          </table:table-cell>
          <table:table-cell office:value-type="float" office:value="23592" calcext:value-type="float">
            <text:p>23592</text:p>
          </table:table-cell>
          <table:table-cell office:value-type="float" office:value="23344" calcext:value-type="float">
            <text:p>23344</text:p>
          </table:table-cell>
          <table:table-cell office:value-type="float" office:value="20736" calcext:value-type="float">
            <text:p>20736</text:p>
          </table:table-cell>
          <table:table-cell office:value-type="float" office:value="17880" calcext:value-type="float">
            <text:p>17880</text:p>
          </table:table-cell>
          <table:table-cell office:value-type="float" office:value="42516" calcext:value-type="float">
            <text:p>42516</text:p>
          </table:table-cell>
          <table:table-cell office:value-type="float" office:value="22040" calcext:value-type="float">
            <text:p>22040</text:p>
          </table:table-cell>
          <table:table-cell office:value-type="float" office:value="23840" calcext:value-type="float">
            <text:p>23840</text:p>
          </table:table-cell>
          <table:table-cell office:value-type="float" office:value="4656" calcext:value-type="float">
            <text:p>4656</text:p>
          </table:table-cell>
          <table:table-cell office:value-type="float" office:value="22288" calcext:value-type="float">
            <text:p>22288</text:p>
          </table:table-cell>
          <table:table-cell office:value-type="float" office:value="19184" calcext:value-type="float">
            <text:p>19184</text:p>
          </table:table-cell>
          <table:table-cell/>
          <table:table-cell office:value-type="float" office:value="28952" calcext:value-type="float">
            <text:p>28952</text:p>
          </table:table-cell>
          <table:table-cell office:value-type="float" office:value="39216" calcext:value-type="float">
            <text:p>39216</text:p>
          </table:table-cell>
          <table:table-cell office:value-type="float" office:value="16328" calcext:value-type="float">
            <text:p>16328</text:p>
          </table:table-cell>
          <table:table-cell office:value-type="float" office:value="20488" calcext:value-type="float">
            <text:p>20488</text:p>
          </table:table-cell>
          <table:table-cell office:value-type="float" office:value="18936" calcext:value-type="float">
            <text:p>18936</text:p>
          </table:table-cell>
          <table:table-cell office:value-type="float" office:value="20736" calcext:value-type="float">
            <text:p>20736</text:p>
          </table:table-cell>
          <table:table-cell office:value-type="float" office:value="24896" calcext:value-type="float">
            <text:p>24896</text:p>
          </table:table-cell>
          <table:table-cell office:value-type="float" office:value="4656" calcext:value-type="float">
            <text:p>4656</text:p>
          </table:table-cell>
          <table:table-cell office:value-type="float" office:value="0" calcext:value-type="float">
            <text:p>0</text:p>
          </table:table-cell>
          <table:table-cell office:value-type="float" office:value="17632" calcext:value-type="float">
            <text:p>17632</text:p>
          </table:table-cell>
          <table:table-cell office:value-type="float" office:value="20488" calcext:value-type="float">
            <text:p>20488</text:p>
          </table:table-cell>
          <table:table-cell table:formula="of:=AVERAGE([.B9:.AI9])" office:value-type="float" office:value="20050.6666666667" calcext:value-type="float">
            <text:p>20050.6666666667</text:p>
          </table:table-cell>
          <table:table-cell table:formula="of:=STDEVPA([.B9:.AI9])" office:value-type="float" office:value="9820.52483528269" calcext:value-type="float">
            <text:p>9820.5248352827</text:p>
          </table:table-cell>
          <table:table-cell table:number-columns-repeated="98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0" calcext:value-type="float">
            <text:p>0</text:p>
          </table:table-cell>
          <table:table-cell office:value-type="float" office:value="18936" calcext:value-type="float">
            <text:p>18936</text:p>
          </table:table-cell>
          <table:table-cell office:value-type="float" office:value="36580" calcext:value-type="float">
            <text:p>36580</text:p>
          </table:table-cell>
          <table:table-cell office:value-type="float" office:value="30504" calcext:value-type="float">
            <text:p>30504</text:p>
          </table:table-cell>
          <table:table-cell office:value-type="float" office:value="19184" calcext:value-type="float">
            <text:p>19184</text:p>
          </table:table-cell>
          <table:table-cell office:value-type="float" office:value="39216" calcext:value-type="float">
            <text:p>39216</text:p>
          </table:table-cell>
          <table:table-cell office:value-type="float" office:value="0" calcext:value-type="float">
            <text:p>0</text:p>
          </table:table-cell>
          <table:table-cell office:value-type="float" office:value="17632" calcext:value-type="float">
            <text:p>17632</text:p>
          </table:table-cell>
          <table:table-cell office:value-type="float" office:value="23592" calcext:value-type="float">
            <text:p>23592</text:p>
          </table:table-cell>
          <table:table-cell office:value-type="float" office:value="4656" calcext:value-type="float">
            <text:p>4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96" calcext:value-type="float">
            <text:p>24896</text:p>
          </table:table-cell>
          <table:table-cell office:value-type="float" office:value="17632" calcext:value-type="float">
            <text:p>17632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0" calcext:value-type="float">
            <text:p>0</text:p>
          </table:table-cell>
          <table:table-cell office:value-type="float" office:value="39568" calcext:value-type="float">
            <text:p>39568</text:p>
          </table:table-cell>
          <table:table-cell office:value-type="float" office:value="23592" calcext:value-type="float">
            <text:p>235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328" calcext:value-type="float">
            <text:p>16328</text:p>
          </table:table-cell>
          <table:table-cell office:value-type="float" office:value="6208" calcext:value-type="float">
            <text:p>6208</text:p>
          </table:table-cell>
          <table:table-cell office:value-type="float" office:value="19184" calcext:value-type="float">
            <text:p>19184</text:p>
          </table:table-cell>
          <table:table-cell office:value-type="float" office:value="0" calcext:value-type="float">
            <text:p>0</text:p>
          </table:table-cell>
          <table:table-cell office:value-type="float" office:value="17880" calcext:value-type="float">
            <text:p>17880</text:p>
          </table:table-cell>
          <table:table-cell office:value-type="float" office:value="26396" calcext:value-type="float">
            <text:p>26396</text:p>
          </table:table-cell>
          <table:table-cell office:value-type="float" office:value="23592" calcext:value-type="float">
            <text:p>23592</text:p>
          </table:table-cell>
          <table:table-cell office:value-type="float" office:value="39464" calcext:value-type="float">
            <text:p>39464</text:p>
          </table:table-cell>
          <table:table-cell office:value-type="float" office:value="51540" calcext:value-type="float">
            <text:p>51540</text:p>
          </table:table-cell>
          <table:table-cell office:value-type="float" office:value="19184" calcext:value-type="float">
            <text:p>19184</text:p>
          </table:table-cell>
          <table:table-cell office:value-type="float" office:value="0" calcext:value-type="float">
            <text:p>0</text:p>
          </table:table-cell>
          <table:table-cell table:formula="of:=AVERAGE([.B10:.AI10])" office:value-type="float" office:value="17059.0303030303" calcext:value-type="float">
            <text:p>17059.0303030303</text:p>
          </table:table-cell>
          <table:table-cell table:formula="of:=STDEVPA([.B10:.AI10])" office:value-type="float" office:value="14368.4794423046" calcext:value-type="float">
            <text:p>14368.4794423046</text:p>
          </table:table-cell>
          <table:table-cell table:number-columns-repeated="98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684" calcext:value-type="float">
            <text:p>24684</text:p>
          </table:table-cell>
          <table:table-cell office:value-type="float" office:value="0" calcext:value-type="float">
            <text:p>0</text:p>
          </table:table-cell>
          <table:table-cell office:value-type="float" office:value="55516" calcext:value-type="float">
            <text:p>55516</text:p>
          </table:table-cell>
          <table:table-cell office:value-type="float" office:value="6208" calcext:value-type="float">
            <text:p>6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20" calcext:value-type="float">
            <text:p>39320</text:p>
          </table:table-cell>
          <table:table-cell office:value-type="float" office:value="1552" calcext:value-type="float">
            <text:p>1552</text:p>
          </table:table-cell>
          <table:table-cell office:value-type="float" office:value="20488" calcext:value-type="float">
            <text:p>20488</text:p>
          </table:table-cell>
          <table:table-cell office:value-type="float" office:value="3104" calcext:value-type="float">
            <text:p>3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36" calcext:value-type="float">
            <text:p>20736</text:p>
          </table:table-cell>
          <table:table-cell office:value-type="float" office:value="39424" calcext:value-type="float">
            <text:p>394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792" calcext:value-type="float">
            <text:p>21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48" calcext:value-type="float">
            <text:p>2794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0752" calcext:value-type="float">
            <text:p>307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344" calcext:value-type="float">
            <text:p>23344</text:p>
          </table:table-cell>
          <table:table-cell office:value-type="float" office:value="30556" calcext:value-type="float">
            <text:p>30556</text:p>
          </table:table-cell>
          <table:table-cell table:formula="of:=AVERAGE([.B11:.AI11])" office:value-type="float" office:value="10467.3939393939" calcext:value-type="float">
            <text:p>10467.3939393939</text:p>
          </table:table-cell>
          <table:table-cell table:formula="of:=STDEVPA([.B11:.AI11])" office:value-type="float" office:value="15331.2443621937" calcext:value-type="float">
            <text:p>15331.2443621937</text:p>
          </table:table-cell>
          <table:table-cell table:number-columns-repeated="98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072" calcext:value-type="float">
            <text:p>17072</text:p>
          </table:table-cell>
          <table:table-cell office:value-type="float" office:value="25144" calcext:value-type="float">
            <text:p>25144</text:p>
          </table:table-cell>
          <table:table-cell office:value-type="float" office:value="0" calcext:value-type="float">
            <text:p>0</text:p>
          </table:table-cell>
          <table:table-cell office:value-type="float" office:value="22040" calcext:value-type="float">
            <text:p>22040</text:p>
          </table:table-cell>
          <table:table-cell office:value-type="float" office:value="14528" calcext:value-type="float">
            <text:p>14528</text:p>
          </table:table-cell>
          <table:table-cell office:value-type="float" office:value="16328" calcext:value-type="float">
            <text:p>16328</text:p>
          </table:table-cell>
          <table:table-cell office:value-type="float" office:value="0" calcext:value-type="float">
            <text:p>0</text:p>
          </table:table-cell>
          <table:table-cell office:value-type="float" office:value="6208" calcext:value-type="float">
            <text:p>6208</text:p>
          </table:table-cell>
          <table:table-cell office:value-type="float" office:value="42268" calcext:value-type="float">
            <text:p>42268</text:p>
          </table:table-cell>
          <table:table-cell office:value-type="float" office:value="24896" calcext:value-type="float">
            <text:p>24896</text:p>
          </table:table-cell>
          <table:table-cell office:value-type="float" office:value="25144" calcext:value-type="float">
            <text:p>25144</text:p>
          </table:table-cell>
          <table:table-cell office:value-type="float" office:value="38212" calcext:value-type="float">
            <text:p>38212</text:p>
          </table:table-cell>
          <table:table-cell office:value-type="float" office:value="0" calcext:value-type="float">
            <text:p>0</text:p>
          </table:table-cell>
          <table:table-cell office:value-type="float" office:value="4656" calcext:value-type="float">
            <text:p>4656</text:p>
          </table:table-cell>
          <table:table-cell office:value-type="float" office:value="25144" calcext:value-type="float">
            <text:p>25144</text:p>
          </table:table-cell>
          <table:table-cell office:value-type="float" office:value="20488" calcext:value-type="float">
            <text:p>20488</text:p>
          </table:table-cell>
          <table:table-cell office:value-type="float" office:value="21792" calcext:value-type="float">
            <text:p>21792</text:p>
          </table:table-cell>
          <table:table-cell office:value-type="float" office:value="27700" calcext:value-type="float">
            <text:p>27700</text:p>
          </table:table-cell>
          <table:table-cell office:value-type="float" office:value="17632" calcext:value-type="float">
            <text:p>17632</text:p>
          </table:table-cell>
          <table:table-cell office:value-type="float" office:value="15832" calcext:value-type="float">
            <text:p>15832</text:p>
          </table:table-cell>
          <table:table-cell office:value-type="float" office:value="40964" calcext:value-type="float">
            <text:p>409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248" calcext:value-type="float">
            <text:p>28248</text:p>
          </table:table-cell>
          <table:table-cell office:value-type="float" office:value="53940" calcext:value-type="float">
            <text:p>53940</text:p>
          </table:table-cell>
          <table:table-cell office:value-type="float" office:value="21792" calcext:value-type="float">
            <text:p>21792</text:p>
          </table:table-cell>
          <table:table-cell office:value-type="float" office:value="0" calcext:value-type="float">
            <text:p>0</text:p>
          </table:table-cell>
          <table:table-cell office:value-type="float" office:value="34912" calcext:value-type="float">
            <text:p>34912</text:p>
          </table:table-cell>
          <table:table-cell office:value-type="float" office:value="26396" calcext:value-type="float">
            <text:p>26396</text:p>
          </table:table-cell>
          <table:table-cell office:value-type="float" office:value="23604" calcext:value-type="float">
            <text:p>236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B12:.AI12])" office:value-type="float" office:value="18028.4848484848" calcext:value-type="float">
            <text:p>18028.4848484848</text:p>
          </table:table-cell>
          <table:table-cell table:formula="of:=STDEVPA([.B12:.AI12])" office:value-type="float" office:value="14469.4912731691" calcext:value-type="float">
            <text:p>14469.4912731691</text:p>
          </table:table-cell>
          <table:table-cell table:number-columns-repeated="987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040" calcext:value-type="float">
            <text:p>22040</text:p>
          </table:table-cell>
          <table:table-cell office:value-type="float" office:value="0" calcext:value-type="float">
            <text:p>0</text:p>
          </table:table-cell>
          <table:table-cell office:value-type="float" office:value="6208" calcext:value-type="float">
            <text:p>62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832" calcext:value-type="float">
            <text:p>15832</text:p>
          </table:table-cell>
          <table:table-cell office:value-type="float" office:value="42020" calcext:value-type="float">
            <text:p>4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936" calcext:value-type="float">
            <text:p>24936</text:p>
          </table:table-cell>
          <table:table-cell office:value-type="float" office:value="0" calcext:value-type="float">
            <text:p>0</text:p>
          </table:table-cell>
          <table:table-cell office:value-type="float" office:value="7512" calcext:value-type="float">
            <text:p>7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96" calcext:value-type="float">
            <text:p>2489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2040" calcext:value-type="float">
            <text:p>22040</text:p>
          </table:table-cell>
          <table:table-cell office:value-type="float" office:value="0" calcext:value-type="float">
            <text:p>0</text:p>
          </table:table-cell>
          <table:table-cell office:value-type="float" office:value="27700" calcext:value-type="float">
            <text:p>27700</text:p>
          </table:table-cell>
          <table:table-cell office:value-type="float" office:value="0" calcext:value-type="float">
            <text:p>0</text:p>
          </table:table-cell>
          <table:table-cell office:value-type="float" office:value="22040" calcext:value-type="float">
            <text:p>22040</text:p>
          </table:table-cell>
          <table:table-cell office:value-type="float" office:value="28012" calcext:value-type="float">
            <text:p>28012</text:p>
          </table:table-cell>
          <table:table-cell office:value-type="float" office:value="22040" calcext:value-type="float">
            <text:p>22040</text:p>
          </table:table-cell>
          <table:table-cell office:value-type="float" office:value="0" calcext:value-type="float">
            <text:p>0</text:p>
          </table:table-cell>
          <table:table-cell table:formula="of:=AVERAGE([.B13:.AI13])" office:value-type="float" office:value="8038.66666666667" calcext:value-type="float">
            <text:p>8038.6666666667</text:p>
          </table:table-cell>
          <table:table-cell table:formula="of:=STDEVPA([.B13:.AI13])" office:value-type="float" office:value="11953.7747928418" calcext:value-type="float">
            <text:p>11953.7747928418</text:p>
          </table:table-cell>
          <table:table-cell table:number-columns-repeated="98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1208" calcext:value-type="float">
            <text:p>31208</text:p>
          </table:table-cell>
          <table:table-cell office:value-type="float" office:value="26396" calcext:value-type="float">
            <text:p>26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68" calcext:value-type="float">
            <text:p>21468</text:p>
          </table:table-cell>
          <table:table-cell office:value-type="float" office:value="31052" calcext:value-type="float">
            <text:p>31052</text:p>
          </table:table-cell>
          <table:table-cell office:value-type="float" office:value="0" calcext:value-type="float">
            <text:p>0</text:p>
          </table:table-cell>
          <table:table-cell office:value-type="float" office:value="34560" calcext:value-type="float">
            <text:p>34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96" calcext:value-type="float">
            <text:p>24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04" calcext:value-type="float">
            <text:p>29304</text:p>
          </table:table-cell>
          <table:table-cell office:value-type="float" office:value="22040" calcext:value-type="float">
            <text:p>22040</text:p>
          </table:table-cell>
          <table:table-cell office:value-type="float" office:value="0" calcext:value-type="float">
            <text:p>0</text:p>
          </table:table-cell>
          <table:table-cell office:value-type="float" office:value="30856" calcext:value-type="float">
            <text:p>30856</text:p>
          </table:table-cell>
          <table:table-cell office:value-type="float" office:value="0" calcext:value-type="float">
            <text:p>0</text:p>
          </table:table-cell>
          <table:table-cell office:value-type="float" office:value="47864" calcext:value-type="float">
            <text:p>47864</text:p>
          </table:table-cell>
          <table:table-cell office:value-type="float" office:value="26448" calcext:value-type="float">
            <text:p>264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488" calcext:value-type="float">
            <text:p>20488</text:p>
          </table:table-cell>
          <table:table-cell office:value-type="float" office:value="0" calcext:value-type="float">
            <text:p>0</text:p>
          </table:table-cell>
          <table:table-cell office:value-type="float" office:value="22288" calcext:value-type="float">
            <text:p>22288</text:p>
          </table:table-cell>
          <table:table-cell office:value-type="float" office:value="0" calcext:value-type="float">
            <text:p>0</text:p>
          </table:table-cell>
          <table:table-cell office:value-type="float" office:value="22040" calcext:value-type="float">
            <text:p>22040</text:p>
          </table:table-cell>
          <table:table-cell office:value-type="float" office:value="3052" calcext:value-type="float">
            <text:p>3052</text:p>
          </table:table-cell>
          <table:table-cell office:value-type="float" office:value="32252" calcext:value-type="float">
            <text:p>32252</text:p>
          </table:table-cell>
          <table:table-cell office:value-type="float" office:value="27700" calcext:value-type="float">
            <text:p>27700</text:p>
          </table:table-cell>
          <table:table-cell office:value-type="float" office:value="49388" calcext:value-type="float">
            <text:p>49388</text:p>
          </table:table-cell>
          <table:table-cell office:value-type="float" office:value="0" calcext:value-type="float">
            <text:p>0</text:p>
          </table:table-cell>
          <table:table-cell office:value-type="float" office:value="26944" calcext:value-type="float">
            <text:p>26944</text:p>
          </table:table-cell>
          <table:table-cell table:formula="of:=AVERAGE([.B14:.AI14])" office:value-type="float" office:value="16068" calcext:value-type="float">
            <text:p>16068</text:p>
          </table:table-cell>
          <table:table-cell table:formula="of:=STDEVPA([.B14:.AI14])" office:value-type="float" office:value="15629.5138061995" calcext:value-type="float">
            <text:p>15629.5138061995</text:p>
          </table:table-cell>
          <table:table-cell table:number-columns-repeated="98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156" calcext:value-type="float">
            <text:p>6156</text:p>
          </table:table-cell>
          <table:table-cell office:value-type="float" office:value="0" calcext:value-type="float">
            <text:p>0</text:p>
          </table:table-cell>
          <table:table-cell office:value-type="float" office:value="52780" calcext:value-type="float">
            <text:p>52780</text:p>
          </table:table-cell>
          <table:table-cell office:value-type="float" office:value="24896" calcext:value-type="float">
            <text:p>24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40" calcext:value-type="float">
            <text:p>20240</text:p>
          </table:table-cell>
          <table:table-cell office:value-type="float" office:value="20724" calcext:value-type="float">
            <text:p>20724</text:p>
          </table:table-cell>
          <table:table-cell office:value-type="float" office:value="6208" calcext:value-type="float">
            <text:p>6208</text:p>
          </table:table-cell>
          <table:table-cell office:value-type="float" office:value="27948" calcext:value-type="float">
            <text:p>27948</text:p>
          </table:table-cell>
          <table:table-cell office:value-type="float" office:value="0" calcext:value-type="float">
            <text:p>0</text:p>
          </table:table-cell>
          <table:table-cell office:value-type="float" office:value="41172" calcext:value-type="float">
            <text:p>41172</text:p>
          </table:table-cell>
          <table:table-cell office:value-type="float" office:value="6208" calcext:value-type="float">
            <text:p>6208</text:p>
          </table:table-cell>
          <table:table-cell office:value-type="float" office:value="25144" calcext:value-type="float">
            <text:p>25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108" calcext:value-type="float">
            <text:p>35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08" calcext:value-type="float">
            <text:p>351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748" calcext:value-type="float">
            <text:p>58748</text:p>
          </table:table-cell>
          <table:table-cell office:value-type="float" office:value="0" calcext:value-type="float">
            <text:p>0</text:p>
          </table:table-cell>
          <table:table-cell office:value-type="float" office:value="42304" calcext:value-type="float">
            <text:p>4230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AVERAGE([.B15:.AI15])" office:value-type="float" office:value="12204.3636363636" calcext:value-type="float">
            <text:p>12204.3636363636</text:p>
          </table:table-cell>
          <table:table-cell table:formula="of:=STDEVPA([.B15:.AI15])" office:value-type="float" office:value="17631.725795691" calcext:value-type="float">
            <text:p>17631.725795691</text:p>
          </table:table-cell>
          <table:table-cell table:number-columns-repeated="987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08" calcext:value-type="float">
            <text:p>6208</text:p>
          </table:table-cell>
          <table:table-cell office:value-type="float" office:value="0" calcext:value-type="float">
            <text:p>0</text:p>
          </table:table-cell>
          <table:table-cell office:value-type="float" office:value="40392" calcext:value-type="float">
            <text:p>40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820" calcext:value-type="float">
            <text:p>43820</text:p>
          </table:table-cell>
          <table:table-cell office:value-type="float" office:value="13316" calcext:value-type="float">
            <text:p>13316</text:p>
          </table:table-cell>
          <table:table-cell office:value-type="float" office:value="0" calcext:value-type="float">
            <text:p>0</text:p>
          </table:table-cell>
          <table:table-cell office:value-type="float" office:value="26396" calcext:value-type="float">
            <text:p>26396</text:p>
          </table:table-cell>
          <table:table-cell office:value-type="float" office:value="21792" calcext:value-type="float">
            <text:p>21792</text:p>
          </table:table-cell>
          <table:table-cell office:value-type="float" office:value="18936" calcext:value-type="float">
            <text:p>189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52" calcext:value-type="float">
            <text:p>30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792" calcext:value-type="float">
            <text:p>21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96" calcext:value-type="float">
            <text:p>24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840" calcext:value-type="float">
            <text:p>23840</text:p>
          </table:table-cell>
          <table:table-cell office:value-type="float" office:value="26148" calcext:value-type="float">
            <text:p>26148</text:p>
          </table:table-cell>
          <table:table-cell table:formula="of:=AVERAGE([.B16:.AI16])" office:value-type="float" office:value="8199.63636363636" calcext:value-type="float">
            <text:p>8199.6363636364</text:p>
          </table:table-cell>
          <table:table-cell table:formula="of:=STDEVPA([.B16:.AI16])" office:value-type="float" office:value="12833.585723968" calcext:value-type="float">
            <text:p>12833.585723968</text:p>
          </table:table-cell>
          <table:table-cell table:number-columns-repeated="98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7384" calcext:value-type="float">
            <text:p>17384</text:p>
          </table:table-cell>
          <table:table-cell office:value-type="float" office:value="29200" calcext:value-type="float">
            <text:p>29200</text:p>
          </table:table-cell>
          <table:table-cell office:value-type="float" office:value="0" calcext:value-type="float">
            <text:p>0</text:p>
          </table:table-cell>
          <table:table-cell office:value-type="float" office:value="36856" calcext:value-type="float">
            <text:p>36856</text:p>
          </table:table-cell>
          <table:table-cell office:value-type="float" office:value="0" calcext:value-type="float">
            <text:p>0</text:p>
          </table:table-cell>
          <table:table-cell office:value-type="float" office:value="27452" calcext:value-type="float">
            <text:p>27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348" calcext:value-type="float">
            <text:p>58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00" calcext:value-type="float">
            <text:p>57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56" calcext:value-type="float">
            <text:p>7656</text:p>
          </table:table-cell>
          <table:table-cell office:value-type="float" office:value="9064" calcext:value-type="float">
            <text:p>9064</text:p>
          </table:table-cell>
          <table:table-cell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0" calcext:value-type="float">
            <text:p>0</text:p>
          </table:table-cell>
          <table:table-cell office:value-type="float" office:value="6208" calcext:value-type="float">
            <text:p>6208</text:p>
          </table:table-cell>
          <table:table-cell office:value-type="float" office:value="29252" calcext:value-type="float">
            <text:p>292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896" calcext:value-type="float">
            <text:p>24896</text:p>
          </table:table-cell>
          <table:table-cell office:value-type="float" office:value="40244" calcext:value-type="float">
            <text:p>40244</text:p>
          </table:table-cell>
          <table:table-cell office:value-type="float" office:value="20488" calcext:value-type="float">
            <text:p>20488</text:p>
          </table:table-cell>
          <table:table-cell office:value-type="float" office:value="0" calcext:value-type="float">
            <text:p>0</text:p>
          </table:table-cell>
          <table:table-cell office:value-type="float" office:value="28320" calcext:value-type="float">
            <text:p>28320</text:p>
          </table:table-cell>
          <table:table-cell office:value-type="float" office:value="4656" calcext:value-type="float">
            <text:p>4656</text:p>
          </table:table-cell>
          <table:table-cell office:value-type="float" office:value="30856" calcext:value-type="float">
            <text:p>308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B17:.AI17])" office:value-type="float" office:value="14089.2121212121" calcext:value-type="float">
            <text:p>14089.2121212121</text:p>
          </table:table-cell>
          <table:table-cell table:formula="of:=STDEVPA([.B17:.AI17])" office:value-type="float" office:value="17599.3634729207" calcext:value-type="float">
            <text:p>17599.3634729207</text:p>
          </table:table-cell>
          <table:table-cell table:number-columns-repeated="98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08" calcext:value-type="float">
            <text:p>6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32" calcext:value-type="float">
            <text:p>38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76" calcext:value-type="float">
            <text:p>47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52" calcext:value-type="float">
            <text:p>52752</text:p>
          </table:table-cell>
          <table:table-cell office:value-type="float" office:value="0" calcext:value-type="float">
            <text:p>0</text:p>
          </table:table-cell>
          <table:table-cell office:value-type="float" office:value="30856" calcext:value-type="float">
            <text:p>3085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6448" calcext:value-type="float">
            <text:p>2644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6448" calcext:value-type="float">
            <text:p>264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804" calcext:value-type="float">
            <text:p>21804</text:p>
          </table:table-cell>
          <table:table-cell office:value-type="float" office:value="0" calcext:value-type="float">
            <text:p>0</text:p>
          </table:table-cell>
          <table:table-cell table:formula="of:=AVERAGE([.B18:.AI18])" office:value-type="float" office:value="7593.21212121212" calcext:value-type="float">
            <text:p>7593.2121212121</text:p>
          </table:table-cell>
          <table:table-cell table:formula="of:=STDEVPA([.B18:.AI18])" office:value-type="float" office:value="15066.8209748552" calcext:value-type="float">
            <text:p>15066.8209748552</text:p>
          </table:table-cell>
          <table:table-cell table:number-columns-repeated="987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448" calcext:value-type="float">
            <text:p>264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000" calcext:value-type="float">
            <text:p>28000</text:p>
          </table:table-cell>
          <table:table-cell office:value-type="float" office:value="30752" calcext:value-type="float">
            <text:p>30752</text:p>
          </table:table-cell>
          <table:table-cell office:value-type="float" office:value="7656" calcext:value-type="float">
            <text:p>7656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9204" calcext:value-type="float">
            <text:p>79204</text:p>
          </table:table-cell>
          <table:table-cell office:value-type="float" office:value="29500" calcext:value-type="float">
            <text:p>29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16" calcext:value-type="float">
            <text:p>40716</text:p>
          </table:table-cell>
          <table:table-cell office:value-type="float" office:value="0" calcext:value-type="float">
            <text:p>0</text:p>
          </table:table-cell>
          <table:table-cell office:value-type="float" office:value="51540" calcext:value-type="float">
            <text:p>51540</text:p>
          </table:table-cell>
          <table:table-cell office:value-type="float" office:value="37208" calcext:value-type="float">
            <text:p>372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9:.AI19])" office:value-type="float" office:value="10031.0303030303" calcext:value-type="float">
            <text:p>10031.0303030303</text:p>
          </table:table-cell>
          <table:table-cell table:formula="of:=STDEVPA([.B19:.AI19])" office:value-type="float" office:value="19076.7253915799" calcext:value-type="float">
            <text:p>19076.7253915799</text:p>
          </table:table-cell>
          <table:table-cell table:number-columns-repeated="98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7948" calcext:value-type="float">
            <text:p>27948</text:p>
          </table:table-cell>
          <table:table-cell office:value-type="float" office:value="30856" calcext:value-type="float">
            <text:p>30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60" calcext:value-type="float">
            <text:p>34860</text:p>
          </table:table-cell>
          <table:table-cell office:value-type="float" office:value="31248" calcext:value-type="float">
            <text:p>31248</text:p>
          </table:table-cell>
          <table:table-cell office:value-type="float" office:value="0" calcext:value-type="float">
            <text:p>0</text:p>
          </table:table-cell>
          <table:table-cell office:value-type="float" office:value="2608" calcext:value-type="float">
            <text:p>2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252" calcext:value-type="float">
            <text:p>32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04" calcext:value-type="float">
            <text:p>29304</text:p>
          </table:table-cell>
          <table:table-cell office:value-type="float" office:value="32304" calcext:value-type="float">
            <text:p>32304</text:p>
          </table:table-cell>
          <table:table-cell office:value-type="float" office:value="0" calcext:value-type="float">
            <text:p>0</text:p>
          </table:table-cell>
          <table:table-cell office:value-type="float" office:value="28000" calcext:value-type="float">
            <text:p>28000</text:p>
          </table:table-cell>
          <table:table-cell office:value-type="float" office:value="0" calcext:value-type="float">
            <text:p>0</text:p>
          </table:table-cell>
          <table:table-cell office:value-type="float" office:value="18688" calcext:value-type="float">
            <text:p>18688</text:p>
          </table:table-cell>
          <table:table-cell office:value-type="float" office:value="43820" calcext:value-type="float">
            <text:p>438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660" calcext:value-type="float">
            <text:p>36660</text:p>
          </table:table-cell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  <table:table-cell office:value-type="float" office:value="133304" calcext:value-type="float">
            <text:p>133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96" calcext:value-type="float">
            <text:p>26396</text:p>
          </table:table-cell>
          <table:table-cell office:value-type="float" office:value="0" calcext:value-type="float">
            <text:p>0</text:p>
          </table:table-cell>
          <table:table-cell office:value-type="float" office:value="31952" calcext:value-type="float">
            <text:p>31952</text:p>
          </table:table-cell>
          <table:table-cell office:value-type="float" office:value="0" calcext:value-type="float">
            <text:p>0</text:p>
          </table:table-cell>
          <table:table-cell office:value-type="float" office:value="25092" calcext:value-type="float">
            <text:p>25092</text:p>
          </table:table-cell>
          <table:table-cell table:formula="of:=AVERAGE([.B20:.AI20])" office:value-type="float" office:value="17177.0909090909" calcext:value-type="float">
            <text:p>17177.0909090909</text:p>
          </table:table-cell>
          <table:table-cell table:formula="of:=STDEVPA([.B20:.AI20])" office:value-type="float" office:value="25616.2931535991" calcext:value-type="float">
            <text:p>25616.2931535991</text:p>
          </table:table-cell>
          <table:table-cell table:number-columns-repeated="987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84" calcext:value-type="float">
            <text:p>17384</text:p>
          </table:table-cell>
          <table:table-cell office:value-type="float" office:value="26484" calcext:value-type="float">
            <text:p>26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240" calcext:value-type="float">
            <text:p>6024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448" calcext:value-type="float">
            <text:p>26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28" calcext:value-type="float">
            <text:p>500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30752" calcext:value-type="float">
            <text:p>307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AVERAGE([.B21:.AI21])" office:value-type="float" office:value="10197.5757575758" calcext:value-type="float">
            <text:p>10197.5757575758</text:p>
          </table:table-cell>
          <table:table-cell table:formula="of:=STDEVPA([.B21:.AI21])" office:value-type="float" office:value="25230.3198060783" calcext:value-type="float">
            <text:p>25230.3198060783</text:p>
          </table:table-cell>
          <table:table-cell table:number-columns-repeated="987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160" calcext:value-type="float">
            <text:p>56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04" calcext:value-type="float">
            <text:p>29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52" calcext:value-type="float">
            <text:p>30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908" calcext:value-type="float">
            <text:p>24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948" calcext:value-type="float">
            <text:p>27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76" calcext:value-type="float">
            <text:p>2777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office:value-type="float" office:value="32196" calcext:value-type="float">
            <text:p>3219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VERAGE([.B22:.AI22])" office:value-type="float" office:value="10778.0606060606" calcext:value-type="float">
            <text:p>10778.0606060606</text:p>
          </table:table-cell>
          <table:table-cell table:formula="of:=STDEVPA([.B22:.AI22])" office:value-type="float" office:value="24845.0404903277" calcext:value-type="float">
            <text:p>24845.0404903277</text:p>
          </table:table-cell>
          <table:table-cell table:number-columns-repeated="98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3556" calcext:value-type="float">
            <text:p>335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872" calcext:value-type="float">
            <text:p>40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  <table:table-cell office:value-type="float" office:value="33556" calcext:value-type="float">
            <text:p>33556</text:p>
          </table:table-cell>
          <table:table-cell office:value-type="float" office:value="0" calcext:value-type="float">
            <text:p>0</text:p>
          </table:table-cell>
          <table:table-cell office:value-type="float" office:value="30752" calcext:value-type="float">
            <text:p>30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784" calcext:value-type="float">
            <text:p>115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92" calcext:value-type="float">
            <text:p>217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704" calcext:value-type="float">
            <text:p>56704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52" calcext:value-type="float">
            <text:p>29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68" calcext:value-type="float">
            <text:p>25168</text:p>
          </table:table-cell>
          <table:table-cell office:value-type="float" office:value="0" calcext:value-type="float">
            <text:p>0</text:p>
          </table:table-cell>
          <table:table-cell table:formula="of:=AVERAGE([.B23:.AI23])" office:value-type="float" office:value="15579.3939393939" calcext:value-type="float">
            <text:p>15579.3939393939</text:p>
          </table:table-cell>
          <table:table-cell table:formula="of:=STDEVPA([.B23:.AI23])" office:value-type="float" office:value="30701.0223597802" calcext:value-type="float">
            <text:p>30701.0223597802</text:p>
          </table:table-cell>
          <table:table-cell table:number-columns-repeated="98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1000" calcext:value-type="float">
            <text:p>3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08" calcext:value-type="float">
            <text:p>6208</text:p>
          </table:table-cell>
          <table:table-cell office:value-type="float" office:value="30856" calcext:value-type="float">
            <text:p>30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684" calcext:value-type="float">
            <text:p>61684</text:p>
          </table:table-cell>
          <table:table-cell office:value-type="float" office:value="44928" calcext:value-type="float">
            <text:p>44928</text:p>
          </table:table-cell>
          <table:table-cell office:value-type="float" office:value="30804" calcext:value-type="float">
            <text:p>30804</text:p>
          </table:table-cell>
          <table:table-cell office:value-type="float" office:value="35108" calcext:value-type="float">
            <text:p>35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528" calcext:value-type="float">
            <text:p>52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000" calcext:value-type="float">
            <text:p>28000</text:p>
          </table:table-cell>
          <table:table-cell office:value-type="float" office:value="7760" calcext:value-type="float">
            <text:p>7760</text:p>
          </table:table-cell>
          <table:table-cell office:value-type="float" office:value="34912" calcext:value-type="float">
            <text:p>34912</text:p>
          </table:table-cell>
          <table:table-cell office:value-type="float" office:value="126684" calcext:value-type="float">
            <text:p>126684</text:p>
          </table:table-cell>
          <table:table-cell office:value-type="float" office:value="0" calcext:value-type="float">
            <text:p>0</text:p>
          </table:table-cell>
          <table:table-cell office:value-type="float" office:value="32408" calcext:value-type="float">
            <text:p>32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840" calcext:value-type="float">
            <text:p>45840</text:p>
          </table:table-cell>
          <table:table-cell office:value-type="float" office:value="30700" calcext:value-type="float">
            <text:p>30700</text:p>
          </table:table-cell>
          <table:table-cell table:formula="of:=AVERAGE([.B24:.AI24])" office:value-type="float" office:value="22003.1515151515" calcext:value-type="float">
            <text:p>22003.1515151515</text:p>
          </table:table-cell>
          <table:table-cell table:formula="of:=STDEVPA([.B24:.AI24])" office:value-type="float" office:value="32382.9112099513" calcext:value-type="float">
            <text:p>32382.9112099513</text:p>
          </table:table-cell>
          <table:table-cell table:number-columns-repeated="987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04" calcext:value-type="float">
            <text:p>4800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04" calcext:value-type="float">
            <text:p>33804</text:p>
          </table:table-cell>
          <table:table-cell office:value-type="float" office:value="131400" calcext:value-type="float">
            <text:p>1314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office:value-type="float" office:value="19680" calcext:value-type="float">
            <text:p>196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772" calcext:value-type="float">
            <text:p>126772</text:p>
          </table:table-cell>
          <table:table-cell office:value-type="float" office:value="52" calcext:value-type="float">
            <text:p>52</text:p>
          </table:table-cell>
          <table:table-cell table:formula="of:=AVERAGE([.B25:.AI25])" office:value-type="float" office:value="18576.6060606061" calcext:value-type="float">
            <text:p>18576.6060606061</text:p>
          </table:table-cell>
          <table:table-cell table:formula="of:=STDEVPA([.B25:.AI25])" office:value-type="float" office:value="41875.7249199591" calcext:value-type="float">
            <text:p>41875.7249199591</text:p>
          </table:table-cell>
          <table:table-cell table:number-columns-repeated="98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200" calcext:value-type="float">
            <text:p>57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84" calcext:value-type="float">
            <text:p>507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30752" calcext:value-type="float">
            <text:p>30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office:value-type="float" office:value="0" calcext:value-type="float">
            <text:p>0</text:p>
          </table:table-cell>
          <table:table-cell table:formula="of:=AVERAGE([.B26:.AI26])" office:value-type="float" office:value="20118.5454545455" calcext:value-type="float">
            <text:p>20118.5454545455</text:p>
          </table:table-cell>
          <table:table-cell table:formula="of:=STDEVPA([.B26:.AI26])" office:value-type="float" office:value="41676.04024485" calcext:value-type="float">
            <text:p>41676.04024485</text:p>
          </table:table-cell>
          <table:table-cell table:number-columns-repeated="98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8196" calcext:value-type="float">
            <text:p>28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944" calcext:value-type="float">
            <text:p>1269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08" calcext:value-type="float">
            <text:p>6208</text:p>
          </table:table-cell>
          <table:table-cell office:value-type="float" office:value="33752" calcext:value-type="float">
            <text:p>33752</text:p>
          </table:table-cell>
          <table:table-cell office:value-type="float" office:value="0" calcext:value-type="float">
            <text:p>0</text:p>
          </table:table-cell>
          <table:table-cell office:value-type="float" office:value="38148" calcext:value-type="float">
            <text:p>38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60" calcext:value-type="float">
            <text:p>10460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792" calcext:value-type="float">
            <text:p>21792</text:p>
          </table:table-cell>
          <table:table-cell office:value-type="float" office:value="126684" calcext:value-type="float">
            <text:p>126684</text:p>
          </table:table-cell>
          <table:table-cell office:value-type="float" office:value="26384" calcext:value-type="float">
            <text:p>26384</text:p>
          </table:table-cell>
          <table:table-cell office:value-type="float" office:value="33804" calcext:value-type="float">
            <text:p>33804</text:p>
          </table:table-cell>
          <table:table-cell office:value-type="float" office:value="0" calcext:value-type="float">
            <text:p>0</text:p>
          </table:table-cell>
          <table:table-cell office:value-type="float" office:value="81404" calcext:value-type="float">
            <text:p>81404</text:p>
          </table:table-cell>
          <table:table-cell office:value-type="float" office:value="33700" calcext:value-type="float">
            <text:p>33700</text:p>
          </table:table-cell>
          <table:table-cell office:value-type="float" office:value="125132" calcext:value-type="float">
            <text:p>125132</text:p>
          </table:table-cell>
          <table:table-cell office:value-type="float" office:value="0" calcext:value-type="float">
            <text:p>0</text:p>
          </table:table-cell>
          <table:table-cell table:formula="of:=AVERAGE([.B27:.AI27])" office:value-type="float" office:value="28665.2121212121" calcext:value-type="float">
            <text:p>28665.2121212121</text:p>
          </table:table-cell>
          <table:table-cell table:formula="of:=STDEVPA([.B27:.AI27])" office:value-type="float" office:value="44726.528991435" calcext:value-type="float">
            <text:p>44726.528991435</text:p>
          </table:table-cell>
          <table:table-cell table:number-columns-repeated="98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2320" calcext:value-type="float">
            <text:p>42320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54176" calcext:value-type="float">
            <text:p>54176</text:p>
          </table:table-cell>
          <table:table-cell office:value-type="float" office:value="26396" calcext:value-type="float">
            <text:p>2639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1104" calcext:value-type="float">
            <text:p>31104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160" calcext:value-type="float">
            <text:p>32160</text:p>
          </table:table-cell>
          <table:table-cell office:value-type="float" office:value="26448" calcext:value-type="float">
            <text:p>26448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60" calcext:value-type="float">
            <text:p>32160</text:p>
          </table:table-cell>
          <table:table-cell office:value-type="float" office:value="126632" calcext:value-type="float">
            <text:p>126632</text:p>
          </table:table-cell>
          <table:table-cell/>
          <table:table-cell office:value-type="float" office:value="32056" calcext:value-type="float">
            <text:p>32056</text:p>
          </table:table-cell>
          <table:table-cell office:value-type="float" office:value="0" calcext:value-type="float">
            <text:p>0</text:p>
          </table:table-cell>
          <table:table-cell office:value-type="float" office:value="6156" calcext:value-type="float">
            <text:p>6156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5428" calcext:value-type="float">
            <text:p>125428</text:p>
          </table:table-cell>
          <table:table-cell office:value-type="float" office:value="28" calcext:value-type="float">
            <text:p>28</text:p>
          </table:table-cell>
          <table:table-cell office:value-type="float" office:value="30752" calcext:value-type="float">
            <text:p>30752</text:p>
          </table:table-cell>
          <table:table-cell office:value-type="float" office:value="127516" calcext:value-type="float">
            <text:p>127516</text:p>
          </table:table-cell>
          <table:table-cell office:value-type="float" office:value="63436" calcext:value-type="float">
            <text:p>63436</text:p>
          </table:table-cell>
          <table:table-cell office:value-type="float" office:value="126220" calcext:value-type="float">
            <text:p>126220</text:p>
          </table:table-cell>
          <table:table-cell office:value-type="float" office:value="48004" calcext:value-type="float">
            <text:p>48004</text:p>
          </table:table-cell>
          <table:table-cell table:formula="of:=AVERAGE([.B28:.AI28])" office:value-type="float" office:value="39589.9393939394" calcext:value-type="float">
            <text:p>39589.9393939394</text:p>
          </table:table-cell>
          <table:table-cell table:formula="of:=STDEVPA([.B28:.AI28])" office:value-type="float" office:value="48213.1218363678" calcext:value-type="float">
            <text:p>48213.1218363678</text:p>
          </table:table-cell>
          <table:table-cell table:number-columns-repeated="987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228" calcext:value-type="float">
            <text:p>70228</text:p>
          </table:table-cell>
          <table:table-cell office:value-type="float" office:value="0" calcext:value-type="float">
            <text:p>0</text:p>
          </table:table-cell>
          <table:table-cell office:value-type="float" office:value="113924" calcext:value-type="float">
            <text:p>113924</text:p>
          </table:table-cell>
          <table:table-cell office:value-type="float" office:value="0" calcext:value-type="float">
            <text:p>0</text:p>
          </table:table-cell>
          <table:table-cell office:value-type="float" office:value="42268" calcext:value-type="float">
            <text:p>42268</text:p>
          </table:table-cell>
          <table:table-cell office:value-type="float" office:value="85580" calcext:value-type="float">
            <text:p>855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office:value-type="float" office:value="0" calcext:value-type="float">
            <text:p>0</text:p>
          </table:table-cell>
          <table:table-cell office:value-type="float" office:value="66000" calcext:value-type="float">
            <text:p>66000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724" calcext:value-type="float">
            <text:p>33724</text:p>
          </table:table-cell>
          <table:table-cell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0" calcext:value-type="float">
            <text:p>0</text:p>
          </table:table-cell>
          <table:table-cell office:value-type="float" office:value="125652" calcext:value-type="float">
            <text:p>125652</text:p>
          </table:table-cell>
          <table:table-cell office:value-type="float" office:value="126228" calcext:value-type="float">
            <text:p>126228</text:p>
          </table:table-cell>
          <table:table-cell table:formula="of:=AVERAGE([.B29:.AI29])" office:value-type="float" office:value="43047.1515151515" calcext:value-type="float">
            <text:p>43047.1515151515</text:p>
          </table:table-cell>
          <table:table-cell table:formula="of:=STDEVPA([.B29:.AI29])" office:value-type="float" office:value="54653.3308353781" calcext:value-type="float">
            <text:p>54653.3308353781</text:p>
          </table:table-cell>
          <table:table-cell table:number-columns-repeated="987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752" calcext:value-type="float">
            <text:p>74752</text:p>
          </table:table-cell>
          <table:table-cell office:value-type="float" office:value="125132" calcext:value-type="float">
            <text:p>12513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office:value-type="float" office:value="0" calcext:value-type="float">
            <text:p>0</text:p>
          </table:table-cell>
          <table:table-cell office:value-type="float" office:value="39660" calcext:value-type="float">
            <text:p>39660</text:p>
          </table:table-cell>
          <table:table-cell office:value-type="float" office:value="127048" calcext:value-type="float">
            <text:p>127048</text:p>
          </table:table-cell>
          <table:table-cell office:value-type="float" office:value="28060" calcext:value-type="float">
            <text:p>28060</text:p>
          </table:table-cell>
          <table:table-cell office:value-type="float" office:value="0" calcext:value-type="float">
            <text:p>0</text:p>
          </table:table-cell>
          <table:table-cell office:value-type="float" office:value="29200" calcext:value-type="float">
            <text:p>29200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30780" calcext:value-type="float">
            <text:p>30780</text:p>
          </table:table-cell>
          <table:table-cell office:value-type="float" office:value="88096" calcext:value-type="float">
            <text:p>88096</text:p>
          </table:table-cell>
          <table:table-cell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008" calcext:value-type="float">
            <text:p>640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60" calcext:value-type="float">
            <text:p>125160</text:p>
          </table:table-cell>
          <table:table-cell table:formula="of:=AVERAGE([.B30:.AI30])" office:value-type="float" office:value="48909.3333333333" calcext:value-type="float">
            <text:p>48909.3333333333</text:p>
          </table:table-cell>
          <table:table-cell table:formula="of:=STDEVPA([.B30:.AI30])" office:value-type="float" office:value="55397.5586436511" calcext:value-type="float">
            <text:p>55397.5586436511</text:p>
          </table:table-cell>
          <table:table-cell table:number-columns-repeated="98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6448" calcext:value-type="float">
            <text:p>26448</text:p>
          </table:table-cell>
          <table:table-cell office:value-type="float" office:value="105600" calcext:value-type="float">
            <text:p>105600</text:p>
          </table:table-cell>
          <table:table-cell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0304" calcext:value-type="float">
            <text:p>6030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160" calcext:value-type="float">
            <text:p>125160</text:p>
          </table:table-cell>
          <table:table-cell office:value-type="float" office:value="30752" calcext:value-type="float">
            <text:p>30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office:value-type="float" office:value="28" calcext:value-type="float">
            <text:p>28</text:p>
          </table:table-cell>
          <table:table-cell office:value-type="float" office:value="126632" calcext:value-type="float">
            <text:p>126632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28" calcext:value-type="float">
            <text:p>28</text:p>
          </table:table-cell>
          <table:table-cell office:value-type="float" office:value="20240" calcext:value-type="float">
            <text:p>20240</text:p>
          </table:table-cell>
          <table:table-cell office:value-type="float" office:value="125132" calcext:value-type="float">
            <text:p>125132</text:p>
          </table:table-cell>
          <table:table-cell office:value-type="float" office:value="111952" calcext:value-type="float">
            <text:p>111952</text:p>
          </table:table-cell>
          <table:table-cell table:number-columns-repeated="2" office:value-type="float" office:value="126684" calcext:value-type="float">
            <text:p>126684</text:p>
          </table:table-cell>
          <table:table-cell table:formula="of:=AVERAGE([.B31:.AI31])" office:value-type="float" office:value="52805.9393939394" calcext:value-type="float">
            <text:p>52805.9393939394</text:p>
          </table:table-cell>
          <table:table-cell table:formula="of:=STDEVPA([.B31:.AI31])" office:value-type="float" office:value="58334.9831285001" calcext:value-type="float">
            <text:p>58334.9831285001</text:p>
          </table:table-cell>
          <table:table-cell table:number-columns-repeated="98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6788" calcext:value-type="float">
            <text:p>126788</text:p>
          </table:table-cell>
          <table:table-cell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office:value-type="float" office:value="21820" calcext:value-type="float">
            <text:p>21820</text:p>
          </table:table-cell>
          <table:table-cell office:value-type="float" office:value="32004" calcext:value-type="float">
            <text:p>32004</text:p>
          </table:table-cell>
          <table:table-cell office:value-type="float" office:value="0" calcext:value-type="float">
            <text:p>0</text:p>
          </table:table-cell>
          <table:table-cell office:value-type="float" office:value="133260" calcext:value-type="float">
            <text:p>133260</text:p>
          </table:table-cell>
          <table:table-cell office:value-type="float" office:value="51168" calcext:value-type="float">
            <text:p>51168</text:p>
          </table:table-cell>
          <table:table-cell office:value-type="float" office:value="126684" calcext:value-type="float">
            <text:p>126684</text:p>
          </table:table-cell>
          <table:table-cell office:value-type="float" office:value="33752" calcext:value-type="float">
            <text:p>33752</text:p>
          </table:table-cell>
          <table:table-cell office:value-type="float" office:value="0" calcext:value-type="float">
            <text:p>0</text:p>
          </table:table-cell>
          <table:table-cell office:value-type="float" office:value="126712" calcext:value-type="float">
            <text:p>126712</text:p>
          </table:table-cell>
          <table:table-cell office:value-type="float" office:value="0" calcext:value-type="float">
            <text:p>0</text:p>
          </table:table-cell>
          <table:table-cell office:value-type="float" office:value="31884" calcext:value-type="float">
            <text:p>31884</text:p>
          </table:table-cell>
          <table:table-cell office:value-type="float" office:value="0" calcext:value-type="float">
            <text:p>0</text:p>
          </table:table-cell>
          <table:table-cell office:value-type="float" office:value="73372" calcext:value-type="float">
            <text:p>73372</text:p>
          </table:table-cell>
          <table:table-cell office:value-type="float" office:value="126684" calcext:value-type="float">
            <text:p>126684</text:p>
          </table:table-cell>
          <table:table-cell office:value-type="float" office:value="28" calcext:value-type="float">
            <text:p>28</text:p>
          </table:table-cell>
          <table:table-cell office:value-type="float" office:value="125132" calcext:value-type="float">
            <text:p>125132</text:p>
          </table:table-cell>
          <table:table-cell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/>
          <table:table-cell office:value-type="float" office:value="17384" calcext:value-type="float">
            <text:p>17384</text:p>
          </table:table-cell>
          <table:table-cell office:value-type="float" office:value="0" calcext:value-type="float">
            <text:p>0</text:p>
          </table:table-cell>
          <table:table-cell office:value-type="float" office:value="32408" calcext:value-type="float">
            <text:p>32408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32084" calcext:value-type="float">
            <text:p>32084</text:p>
          </table:table-cell>
          <table:table-cell office:value-type="float" office:value="22328" calcext:value-type="float">
            <text:p>22328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table:formula="of:=AVERAGE([.B32:.AI32])" office:value-type="float" office:value="64306.0606060606" calcext:value-type="float">
            <text:p>64306.0606060606</text:p>
          </table:table-cell>
          <table:table-cell table:formula="of:=STDEVPA([.B32:.AI32])" office:value-type="float" office:value="55836.5771732166" calcext:value-type="float">
            <text:p>55836.5771732166</text:p>
          </table:table-cell>
          <table:table-cell table:number-columns-repeated="98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13916" calcext:value-type="float">
            <text:p>13916</text:p>
          </table:table-cell>
          <table:table-cell office:value-type="float" office:value="125132" calcext:value-type="float">
            <text:p>1251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892" calcext:value-type="float">
            <text:p>126892</text:p>
          </table:table-cell>
          <table:table-cell office:value-type="float" office:value="125160" calcext:value-type="float">
            <text:p>125160</text:p>
          </table:table-cell>
          <table:table-cell office:value-type="float" office:value="28" calcext:value-type="float">
            <text:p>28</text:p>
          </table:table-cell>
          <table:table-cell office:value-type="float" office:value="126684" calcext:value-type="float">
            <text:p>126684</text:p>
          </table:table-cell>
          <table:table-cell office:value-type="float" office:value="35056" calcext:value-type="float">
            <text:p>35056</text:p>
          </table:table-cell>
          <table:table-cell office:value-type="float" office:value="126684" calcext:value-type="float">
            <text:p>126684</text:p>
          </table:table-cell>
          <table:table-cell/>
          <table:table-cell office:value-type="float" office:value="13368" calcext:value-type="float">
            <text:p>133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table:formula="of:=AVERAGE([.B33:.AI33])" office:value-type="float" office:value="59102.303030303" calcext:value-type="float">
            <text:p>59102.303030303</text:p>
          </table:table-cell>
          <table:table-cell table:formula="of:=STDEVPA([.B33:.AI33])" office:value-type="float" office:value="61288.1412349027" calcext:value-type="float">
            <text:p>61288.1412349027</text:p>
          </table:table-cell>
          <table:table-cell table:number-columns-repeated="98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office:value-type="float" office:value="114900" calcext:value-type="float">
            <text:p>114900</text:p>
          </table:table-cell>
          <table:table-cell office:value-type="float" office:value="126684" calcext:value-type="float">
            <text:p>12668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office:value-type="float" office:value="85316" calcext:value-type="float">
            <text:p>85316</text:p>
          </table:table-cell>
          <table:table-cell office:value-type="float" office:value="126632" calcext:value-type="float">
            <text:p>1266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60" calcext:value-type="float">
            <text:p>126660</text:p>
          </table:table-cell>
          <table:table-cell office:value-type="float" office:value="56512" calcext:value-type="float">
            <text:p>56512</text:p>
          </table:table-cell>
          <table:table-cell office:value-type="float" office:value="125132" calcext:value-type="float">
            <text:p>125132</text:p>
          </table:table-cell>
          <table:table-cell office:value-type="float" office:value="52" calcext:value-type="float">
            <text:p>52</text:p>
          </table:table-cell>
          <table:table-cell office:value-type="float" office:value="125132" calcext:value-type="float">
            <text:p>125132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formula="of:=AVERAGE([.B34:.AI34])" office:value-type="float" office:value="65079.8787878788" calcext:value-type="float">
            <text:p>65079.8787878788</text:p>
          </table:table-cell>
          <table:table-cell table:formula="of:=STDEVPA([.B34:.AI34])" office:value-type="float" office:value="60861.3449814823" calcext:value-type="float">
            <text:p>60861.3449814823</text:p>
          </table:table-cell>
          <table:table-cell table:number-columns-repeated="98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5148" calcext:value-type="float">
            <text:p>45148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96500" calcext:value-type="float">
            <text:p>9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88996" calcext:value-type="float">
            <text:p>88996</text:p>
          </table:table-cell>
          <table:table-cell office:value-type="float" office:value="126632" calcext:value-type="float">
            <text:p>126632</text:p>
          </table:table-cell>
          <table:table-cell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/>
          <table:table-cell office:value-type="float" office:value="52232" calcext:value-type="float">
            <text:p>522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36636" calcext:value-type="float">
            <text:p>366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84" calcext:value-type="float">
            <text:p>125184</text:p>
          </table:table-cell>
          <table:table-cell table:formula="of:=AVERAGE([.B35:.AI35])" office:value-type="float" office:value="74561.2121212121" calcext:value-type="float">
            <text:p>74561.2121212121</text:p>
          </table:table-cell>
          <table:table-cell table:formula="of:=STDEVPA([.B35:.AI35])" office:value-type="float" office:value="57608.8035400723" calcext:value-type="float">
            <text:p>57608.8035400723</text:p>
          </table:table-cell>
          <table:table-cell table:number-columns-repeated="98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80428" calcext:value-type="float">
            <text:p>80428</text:p>
          </table:table-cell>
          <table:table-cell office:value-type="float" office:value="126740" calcext:value-type="float">
            <text:p>126740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08652" calcext:value-type="float">
            <text:p>108652</text:p>
          </table:table-cell>
          <table:table-cell office:value-type="float" office:value="113204" calcext:value-type="float">
            <text:p>113204</text:p>
          </table:table-cell>
          <table:table-cell office:value-type="float" office:value="28" calcext:value-type="float">
            <text:p>28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42548" calcext:value-type="float">
            <text:p>42548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28" calcext:value-type="float">
            <text:p>28</text:p>
          </table:table-cell>
          <table:table-cell office:value-type="float" office:value="35488" calcext:value-type="float">
            <text:p>35488</text:p>
          </table:table-cell>
          <table:table-cell office:value-type="float" office:value="36592" calcext:value-type="float">
            <text:p>3659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7228" calcext:value-type="float">
            <text:p>127228</text:p>
          </table:table-cell>
          <table:table-cell office:value-type="float" office:value="125188" calcext:value-type="float">
            <text:p>125188</text:p>
          </table:table-cell>
          <table:table-cell office:value-type="float" office:value="128348" calcext:value-type="float">
            <text:p>128348</text:p>
          </table:table-cell>
          <table:table-cell office:value-type="float" office:value="125132" calcext:value-type="float">
            <text:p>125132</text:p>
          </table:table-cell>
          <table:table-cell/>
          <table:table-cell office:value-type="float" office:value="126564" calcext:value-type="float">
            <text:p>126564</text:p>
          </table:table-cell>
          <table:table-cell office:value-type="float" office:value="28" calcext:value-type="float">
            <text:p>28</text:p>
          </table:table-cell>
          <table:table-cell office:value-type="float" office:value="29252" calcext:value-type="float">
            <text:p>2925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8688" calcext:value-type="float">
            <text:p>18688</text:p>
          </table:table-cell>
          <table:table-cell office:value-type="float" office:value="17136" calcext:value-type="float">
            <text:p>17136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formula="of:=AVERAGE([.B36:.AI36])" office:value-type="float" office:value="91070.5454545455" calcext:value-type="float">
            <text:p>91070.5454545455</text:p>
          </table:table-cell>
          <table:table-cell table:formula="of:=STDEVPA([.B36:.AI36])" office:value-type="float" office:value="49743.9740520433" calcext:value-type="float">
            <text:p>49743.9740520433</text:p>
          </table:table-cell>
          <table:table-cell table:number-columns-repeated="98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74052" calcext:value-type="float">
            <text:p>74052</text:p>
          </table:table-cell>
          <table:table-cell office:value-type="float" office:value="125132" calcext:value-type="float">
            <text:p>125132</text:p>
          </table:table-cell>
          <table:table-cell office:value-type="float" office:value="28" calcext:value-type="float">
            <text:p>28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39524" calcext:value-type="float">
            <text:p>39524</text:p>
          </table:table-cell>
          <table:table-cell office:value-type="float" office:value="28756" calcext:value-type="float">
            <text:p>28756</text:p>
          </table:table-cell>
          <table:table-cell office:value-type="float" office:value="126632" calcext:value-type="float">
            <text:p>126632</text:p>
          </table:table-cell>
          <table:table-cell office:value-type="float" office:value="28" calcext:value-type="float">
            <text:p>28</text:p>
          </table:table-cell>
          <table:table-cell office:value-type="float" office:value="134880" calcext:value-type="float">
            <text:p>134880</text:p>
          </table:table-cell>
          <table:table-cell office:value-type="float" office:value="125468" calcext:value-type="float">
            <text:p>125468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/>
          <table:table-cell office:value-type="float" office:value="126632" calcext:value-type="float">
            <text:p>126632</text:p>
          </table:table-cell>
          <table:table-cell office:value-type="float" office:value="9028" calcext:value-type="float">
            <text:p>9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236" calcext:value-type="float">
            <text:p>126236</text:p>
          </table:table-cell>
          <table:table-cell office:value-type="float" office:value="19276" calcext:value-type="float">
            <text:p>19276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formula="of:=AVERAGE([.B37:.AI37])" office:value-type="float" office:value="100816.363636364" calcext:value-type="float">
            <text:p>100816.363636364</text:p>
          </table:table-cell>
          <table:table-cell table:formula="of:=STDEVPA([.B37:.AI37])" office:value-type="float" office:value="46541.7841317971" calcext:value-type="float">
            <text:p>46541.7841317971</text:p>
          </table:table-cell>
          <table:table-cell table:number-columns-repeated="98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26008" calcext:value-type="float">
            <text:p>126008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39412" calcext:value-type="float">
            <text:p>39412</text:p>
          </table:table-cell>
          <table:table-cell office:value-type="float" office:value="126684" calcext:value-type="float">
            <text:p>126684</text:p>
          </table:table-cell>
          <table:table-cell office:value-type="float" office:value="28" calcext:value-type="float">
            <text:p>28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988" calcext:value-type="float">
            <text:p>126988</text:p>
          </table:table-cell>
          <table:table-cell office:value-type="float" office:value="46820" calcext:value-type="float">
            <text:p>46820</text:p>
          </table:table-cell>
          <table:table-cell office:value-type="float" office:value="125132" calcext:value-type="float">
            <text:p>125132</text:p>
          </table:table-cell>
          <table:table-cell office:value-type="float" office:value="51328" calcext:value-type="float">
            <text:p>51328</text:p>
          </table:table-cell>
          <table:table-cell office:value-type="float" office:value="125132" calcext:value-type="float">
            <text:p>125132</text:p>
          </table:table-cell>
          <table:table-cell table:number-columns-repeated="3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60" calcext:value-type="float">
            <text:p>125160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67564" calcext:value-type="float">
            <text:p>67564</text:p>
          </table:table-cell>
          <table:table-cell office:value-type="float" office:value="0" calcext:value-type="float">
            <text:p>0</text:p>
          </table:table-cell>
          <table:table-cell office:value-type="float" office:value="126740" calcext:value-type="float">
            <text:p>126740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formula="of:=AVERAGE([.B38:.AI38])" office:value-type="float" office:value="105627.636363636" calcext:value-type="float">
            <text:p>105627.636363636</text:p>
          </table:table-cell>
          <table:table-cell table:formula="of:=STDEVPA([.B38:.AI38])" office:value-type="float" office:value="41449.6093850207" calcext:value-type="float">
            <text:p>41449.6093850207</text:p>
          </table:table-cell>
          <table:table-cell table:number-columns-repeated="98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25704" calcext:value-type="float">
            <text:p>125704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72576" calcext:value-type="float">
            <text:p>72576</text:p>
          </table:table-cell>
          <table:table-cell office:value-type="float" office:value="125132" calcext:value-type="float">
            <text:p>125132</text:p>
          </table:table-cell>
          <table:table-cell office:value-type="float" office:value="66312" calcext:value-type="float">
            <text:p>66312</text:p>
          </table:table-cell>
          <table:table-cell office:value-type="float" office:value="126688" calcext:value-type="float">
            <text:p>126688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9156" calcext:value-type="float">
            <text:p>9156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8804" calcext:value-type="float">
            <text:p>128804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740" calcext:value-type="float">
            <text:p>126740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60" calcext:value-type="float">
            <text:p>126660</text:p>
          </table:table-cell>
          <table:table-cell/>
          <table:table-cell office:value-type="float" office:value="126684" calcext:value-type="float">
            <text:p>126684</text:p>
          </table:table-cell>
          <table:table-cell office:value-type="float" office:value="9028" calcext:value-type="float">
            <text:p>9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table:formula="of:=AVERAGE([.B39:.AI39])" office:value-type="float" office:value="107831.393939394" calcext:value-type="float">
            <text:p>107831.393939394</text:p>
          </table:table-cell>
          <table:table-cell table:formula="of:=STDEVPA([.B39:.AI39])" office:value-type="float" office:value="40688.6861811467" calcext:value-type="float">
            <text:p>40688.6861811467</text:p>
          </table:table-cell>
          <table:table-cell table:number-columns-repeated="98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3512" calcext:value-type="float">
            <text:p>1351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8784" calcext:value-type="float">
            <text:p>18784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712" calcext:value-type="float">
            <text:p>12671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/>
          <table:table-cell office:value-type="float" office:value="126632" calcext:value-type="float">
            <text:p>126632</text:p>
          </table:table-cell>
          <table:table-cell office:value-type="float" office:value="0" calcext:value-type="float">
            <text:p>0</text:p>
          </table:table-cell>
          <table:table-cell office:value-type="float" office:value="28012" calcext:value-type="float">
            <text:p>2801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33972" calcext:value-type="float">
            <text:p>3397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table:formula="of:=AVERAGE([.B40:.AI40])" office:value-type="float" office:value="105933.818181818" calcext:value-type="float">
            <text:p>105933.818181818</text:p>
          </table:table-cell>
          <table:table-cell table:formula="of:=STDEVPA([.B40:.AI40])" office:value-type="float" office:value="42885.5704216603" calcext:value-type="float">
            <text:p>42885.5704216603</text:p>
          </table:table-cell>
          <table:table-cell table:number-columns-repeated="98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48732" calcext:value-type="float">
            <text:p>48732</text:p>
          </table:table-cell>
          <table:table-cell office:value-type="float" office:value="125160" calcext:value-type="float">
            <text:p>12516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28" calcext:value-type="float">
            <text:p>28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88" calcext:value-type="float">
            <text:p>126688</text:p>
          </table:table-cell>
          <table:table-cell office:value-type="float" office:value="126660" calcext:value-type="float">
            <text:p>126660</text:p>
          </table:table-cell>
          <table:table-cell office:value-type="float" office:value="125160" calcext:value-type="float">
            <text:p>125160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/>
          <table:table-cell office:value-type="float" office:value="125132" calcext:value-type="float">
            <text:p>125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table:formula="of:=AVERAGE([.B41:.AI41])" office:value-type="float" office:value="104694.181818182" calcext:value-type="float">
            <text:p>104694.181818182</text:p>
          </table:table-cell>
          <table:table-cell table:formula="of:=STDEVPA([.B41:.AI41])" office:value-type="float" office:value="46178.4468375732" calcext:value-type="float">
            <text:p>46178.4468375732</text:p>
          </table:table-cell>
          <table:table-cell table:number-columns-repeated="98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26688" calcext:value-type="float">
            <text:p>126688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5188" calcext:value-type="float">
            <text:p>125188</text:p>
          </table:table-cell>
          <table:table-cell office:value-type="float" office:value="125132" calcext:value-type="float">
            <text:p>125132</text:p>
          </table:table-cell>
          <table:table-cell office:value-type="float" office:value="44824" calcext:value-type="float">
            <text:p>44824</text:p>
          </table:table-cell>
          <table:table-cell office:value-type="float" office:value="126712" calcext:value-type="float">
            <text:p>1267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4664" calcext:value-type="float">
            <text:p>124664</text:p>
          </table:table-cell>
          <table:table-cell office:value-type="float" office:value="56" calcext:value-type="float">
            <text:p>56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60" calcext:value-type="float">
            <text:p>125160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3" office:value-type="float" office:value="126632" calcext:value-type="float">
            <text:p>126632</text:p>
          </table:table-cell>
          <table:table-cell/>
          <table:table-cell office:value-type="float" office:value="126684" calcext:value-type="float">
            <text:p>126684</text:p>
          </table:table-cell>
          <table:table-cell office:value-type="float" office:value="28" calcext:value-type="float">
            <text:p>28</text:p>
          </table:table-cell>
          <table:table-cell office:value-type="float" office:value="64192" calcext:value-type="float">
            <text:p>64192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formula="of:=AVERAGE([.B42:.AI42])" office:value-type="float" office:value="106278.060606061" calcext:value-type="float">
            <text:p>106278.060606061</text:p>
          </table:table-cell>
          <table:table-cell table:formula="of:=STDEVPA([.B42:.AI42])" office:value-type="float" office:value="43020.1678891244" calcext:value-type="float">
            <text:p>43020.1678891244</text:p>
          </table:table-cell>
          <table:table-cell table:number-columns-repeated="98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23292" calcext:value-type="float">
            <text:p>23292</text:p>
          </table:table-cell>
          <table:table-cell office:value-type="float" office:value="126632" calcext:value-type="float">
            <text:p>126632</text:p>
          </table:table-cell>
          <table:table-cell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60" calcext:value-type="float">
            <text:p>126660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56" calcext:value-type="float">
            <text:p>56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140" calcext:value-type="float">
            <text:p>140</text:p>
          </table:table-cell>
          <table:table-cell office:value-type="float" office:value="126788" calcext:value-type="float">
            <text:p>126788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formula="of:=AVERAGE([.B43:.AI43])" office:value-type="float" office:value="107722.303030303" calcext:value-type="float">
            <text:p>107722.303030303</text:p>
          </table:table-cell>
          <table:table-cell table:formula="of:=STDEVPA([.B43:.AI43])" office:value-type="float" office:value="43691.3113340627" calcext:value-type="float">
            <text:p>43691.3113340627</text:p>
          </table:table-cell>
          <table:table-cell table:number-columns-repeated="98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716" calcext:value-type="float">
            <text:p>126716</text:p>
          </table:table-cell>
          <table:table-cell office:value-type="float" office:value="125132" calcext:value-type="float">
            <text:p>125132</text:p>
          </table:table-cell>
          <table:table-cell office:value-type="float" office:value="28" calcext:value-type="float">
            <text:p>28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60" calcext:value-type="float">
            <text:p>125160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56" calcext:value-type="float">
            <text:p>56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/>
          <table:table-cell office:value-type="float" office:value="126632" calcext:value-type="float">
            <text:p>1266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5188" calcext:value-type="float">
            <text:p>125188</text:p>
          </table:table-cell>
          <table:table-cell office:value-type="float" office:value="125132" calcext:value-type="float">
            <text:p>125132</text:p>
          </table:table-cell>
          <table:table-cell office:value-type="float" office:value="118644" calcext:value-type="float">
            <text:p>118644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formula="of:=AVERAGE([.B44:.AI44])" office:value-type="float" office:value="114261.818181818" calcext:value-type="float">
            <text:p>114261.818181818</text:p>
          </table:table-cell>
          <table:table-cell table:formula="of:=STDEVPA([.B44:.AI44])" office:value-type="float" office:value="36152.4979760228" calcext:value-type="float">
            <text:p>36152.4979760228</text:p>
          </table:table-cell>
          <table:table-cell table:number-columns-repeated="987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3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60" calcext:value-type="float">
            <text:p>125160</text:p>
          </table:table-cell>
          <table:table-cell office:value-type="float" office:value="126684" calcext:value-type="float">
            <text:p>126684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8" calcext:value-type="float">
            <text:p>126688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formula="of:=AVERAGE([.B45:.AI45])" office:value-type="float" office:value="114541.939393939" calcext:value-type="float">
            <text:p>114541.939393939</text:p>
          </table:table-cell>
          <table:table-cell table:formula="of:=STDEVPA([.B45:.AI45])" office:value-type="float" office:value="36225.5100756187" calcext:value-type="float">
            <text:p>36225.5100756187</text:p>
          </table:table-cell>
          <table:table-cell table:number-columns-repeated="987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4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12" calcext:value-type="float">
            <text:p>11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38324" calcext:value-type="float">
            <text:p>38324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/>
          <table:table-cell office:value-type="float" office:value="126684" calcext:value-type="float">
            <text:p>126684</text:p>
          </table:table-cell>
          <table:table-cell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formula="of:=AVERAGE([.B46:.AI46])" office:value-type="float" office:value="115615.515151515" calcext:value-type="float">
            <text:p>115615.515151515</text:p>
          </table:table-cell>
          <table:table-cell table:formula="of:=STDEVPA([.B46:.AI46])" office:value-type="float" office:value="32969.2562724557" calcext:value-type="float">
            <text:p>32969.2562724557</text:p>
          </table:table-cell>
          <table:table-cell table:number-columns-repeated="987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3" office:value-type="float" office:value="126684" calcext:value-type="float">
            <text:p>126684</text:p>
          </table:table-cell>
          <table:table-cell office:value-type="float" office:value="126660" calcext:value-type="float">
            <text:p>126660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39576" calcext:value-type="float">
            <text:p>39576</text:p>
          </table:table-cell>
          <table:table-cell table:number-columns-repeated="3" office:value-type="float" office:value="125132" calcext:value-type="float">
            <text:p>125132</text:p>
          </table:table-cell>
          <table:table-cell table:number-columns-repeated="3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table:formula="of:=AVERAGE([.B47:.AI47])" office:value-type="float" office:value="115839.03030303" calcext:value-type="float">
            <text:p>115839.03030303</text:p>
          </table:table-cell>
          <table:table-cell table:formula="of:=STDEVPA([.B47:.AI47])" office:value-type="float" office:value="32951.1791231382" calcext:value-type="float">
            <text:p>32951.1791231382</text:p>
          </table:table-cell>
          <table:table-cell table:number-columns-repeated="98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5160" calcext:value-type="float">
            <text:p>125160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28" calcext:value-type="float">
            <text:p>28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/>
          <table:table-cell office:value-type="float" office:value="126632" calcext:value-type="float">
            <text:p>126632</text:p>
          </table:table-cell>
          <table:table-cell office:value-type="float" office:value="0" calcext:value-type="float">
            <text:p>0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table:formula="of:=AVERAGE([.B48:.AI48])" office:value-type="float" office:value="114449.333333333" calcext:value-type="float">
            <text:p>114449.333333333</text:p>
          </table:table-cell>
          <table:table-cell table:formula="of:=STDEVPA([.B48:.AI48])" office:value-type="float" office:value="36196.354059379" calcext:value-type="float">
            <text:p>36196.354059379</text:p>
          </table:table-cell>
          <table:table-cell table:number-columns-repeated="98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25132" calcext:value-type="float">
            <text:p>125132</text:p>
          </table:table-cell>
          <table:table-cell office:value-type="float" office:value="138116" calcext:value-type="float">
            <text:p>138116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/>
          <table:table-cell office:value-type="float" office:value="126684" calcext:value-type="float">
            <text:p>126684</text:p>
          </table:table-cell>
          <table:table-cell office:value-type="float" office:value="0" calcext:value-type="float">
            <text:p>0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60" calcext:value-type="float">
            <text:p>125160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formula="of:=AVERAGE([.B49:.AI49])" office:value-type="float" office:value="118726.303030303" calcext:value-type="float">
            <text:p>118726.303030303</text:p>
          </table:table-cell>
          <table:table-cell table:formula="of:=STDEVPA([.B49:.AI49])" office:value-type="float" office:value="30236.3885454564" calcext:value-type="float">
            <text:p>30236.3885454564</text:p>
          </table:table-cell>
          <table:table-cell table:number-columns-repeated="98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712" calcext:value-type="float">
            <text:p>12671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table:formula="of:=AVERAGE([.B50:.AI50])" office:value-type="float" office:value="118383.03030303" calcext:value-type="float">
            <text:p>118383.03030303</text:p>
          </table:table-cell>
          <table:table-cell table:formula="of:=STDEVPA([.B50:.AI50])" office:value-type="float" office:value="30078.23437807" calcext:value-type="float">
            <text:p>30078.23437807</text:p>
          </table:table-cell>
          <table:table-cell table:number-columns-repeated="98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0" calcext:value-type="float">
            <text:p>0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6684" calcext:value-type="float">
            <text:p>126684</text:p>
          </table:table-cell>
          <table:table-cell/>
          <table:table-cell office:value-type="float" office:value="126632" calcext:value-type="float">
            <text:p>126632</text:p>
          </table:table-cell>
          <table:table-cell office:value-type="float" office:value="21308" calcext:value-type="float">
            <text:p>21308</text:p>
          </table:table-cell>
          <table:table-cell table:number-columns-repeated="4" office:value-type="float" office:value="125132" calcext:value-type="float">
            <text:p>125132</text:p>
          </table:table-cell>
          <table:table-cell table:number-columns-repeated="3"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table:formula="of:=AVERAGE([.B51:.AI51])" office:value-type="float" office:value="119120.363636364" calcext:value-type="float">
            <text:p>119120.363636364</text:p>
          </table:table-cell>
          <table:table-cell table:formula="of:=STDEVPA([.B51:.AI51])" office:value-type="float" office:value="27684.1348700683" calcext:value-type="float">
            <text:p>27684.1348700683</text:p>
          </table:table-cell>
          <table:table-cell table:number-columns-repeated="98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320" calcext:value-type="float">
            <text:p>126320</text:p>
          </table:table-cell>
          <table:table-cell office:value-type="float" office:value="40636" calcext:value-type="float">
            <text:p>40636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4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/>
          <table:table-cell office:value-type="float" office:value="125160" calcext:value-type="float">
            <text:p>125160</text:p>
          </table:table-cell>
          <table:table-cell office:value-type="float" office:value="126212" calcext:value-type="float">
            <text:p>12621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5160" calcext:value-type="float">
            <text:p>125160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5188" calcext:value-type="float">
            <text:p>125188</text:p>
          </table:table-cell>
          <table:table-cell office:value-type="float" office:value="126684" calcext:value-type="float">
            <text:p>126684</text:p>
          </table:table-cell>
          <table:table-cell table:formula="of:=AVERAGE([.B52:.AI52])" office:value-type="float" office:value="123288.727272727" calcext:value-type="float">
            <text:p>123288.727272727</text:p>
          </table:table-cell>
          <table:table-cell table:formula="of:=STDEVPA([.B52:.AI52])" office:value-type="float" office:value="14629.0787366531" calcext:value-type="float">
            <text:p>14629.0787366531</text:p>
          </table:table-cell>
          <table:table-cell table:number-columns-repeated="98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236" calcext:value-type="float">
            <text:p>125236</text:p>
          </table:table-cell>
          <table:table-cell office:value-type="float" office:value="127048" calcext:value-type="float">
            <text:p>127048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740" calcext:value-type="float">
            <text:p>126740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5188" calcext:value-type="float">
            <text:p>125188</text:p>
          </table:table-cell>
          <table:table-cell office:value-type="float" office:value="126632" calcext:value-type="float">
            <text:p>126632</text:p>
          </table:table-cell>
          <table:table-cell/>
          <table:table-cell office:value-type="float" office:value="126712" calcext:value-type="float">
            <text:p>12671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60" calcext:value-type="float">
            <text:p>125160</text:p>
          </table:table-cell>
          <table:table-cell table:number-columns-repeated="3" office:value-type="float" office:value="125132" calcext:value-type="float">
            <text:p>125132</text:p>
          </table:table-cell>
          <table:table-cell table:number-columns-repeated="2" office:value-type="float" office:value="126660" calcext:value-type="float">
            <text:p>126660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formula="of:=AVERAGE([.B53:.AI53])" office:value-type="float" office:value="125985.333333333" calcext:value-type="float">
            <text:p>125985.333333333</text:p>
          </table:table-cell>
          <table:table-cell table:formula="of:=STDEVPA([.B53:.AI53])" office:value-type="float" office:value="770.86691327349" calcext:value-type="float">
            <text:p>770.8669132735</text:p>
          </table:table-cell>
          <table:table-cell table:number-columns-repeated="987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3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4716" calcext:value-type="float">
            <text:p>124716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712" calcext:value-type="float">
            <text:p>12671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formula="of:=AVERAGE([.B54:.AI54])" office:value-type="float" office:value="126049.818181818" calcext:value-type="float">
            <text:p>126049.818181818</text:p>
          </table:table-cell>
          <table:table-cell table:formula="of:=STDEVPA([.B54:.AI54])" office:value-type="float" office:value="769.199247330407" calcext:value-type="float">
            <text:p>769.1992473304</text:p>
          </table:table-cell>
          <table:table-cell table:number-columns-repeated="98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4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8" calcext:value-type="float">
            <text:p>126688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/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formula="of:=AVERAGE([.B55:.AI55])" office:value-type="float" office:value="125917.454545455" calcext:value-type="float">
            <text:p>125917.454545455</text:p>
          </table:table-cell>
          <table:table-cell table:formula="of:=STDEVPA([.B55:.AI55])" office:value-type="float" office:value="762.235193597178" calcext:value-type="float">
            <text:p>762.2351935972</text:p>
          </table:table-cell>
          <table:table-cell table:number-columns-repeated="98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4924" calcext:value-type="float">
            <text:p>124924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/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712" calcext:value-type="float">
            <text:p>126712</text:p>
          </table:table-cell>
          <table:table-cell table:formula="of:=AVERAGE([.B56:.AI56])" office:value-type="float" office:value="126049.818181818" calcext:value-type="float">
            <text:p>126049.818181818</text:p>
          </table:table-cell>
          <table:table-cell table:formula="of:=STDEVPA([.B56:.AI56])" office:value-type="float" office:value="753.987760311614" calcext:value-type="float">
            <text:p>753.9877603116</text:p>
          </table:table-cell>
          <table:table-cell table:number-columns-repeated="98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5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/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5160" calcext:value-type="float">
            <text:p>125160</text:p>
          </table:table-cell>
          <table:table-cell table:formula="of:=AVERAGE([.B57:.AI57])" office:value-type="float" office:value="126056.121212121" calcext:value-type="float">
            <text:p>126056.121212121</text:p>
          </table:table-cell>
          <table:table-cell table:formula="of:=STDEVPA([.B57:.AI57])" office:value-type="float" office:value="743.601382200606" calcext:value-type="float">
            <text:p>743.6013822006</text:p>
          </table:table-cell>
          <table:table-cell table:number-columns-repeated="98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5184" calcext:value-type="float">
            <text:p>125184</text:p>
          </table:table-cell>
          <table:table-cell office:value-type="float" office:value="125132" calcext:value-type="float">
            <text:p>125132</text:p>
          </table:table-cell>
          <table:table-cell table:number-columns-repeated="3" office:value-type="float" office:value="126684" calcext:value-type="float">
            <text:p>126684</text:p>
          </table:table-cell>
          <table:table-cell table:number-columns-repeated="4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4560" calcext:value-type="float">
            <text:p>124560</text:p>
          </table:table-cell>
          <table:table-cell office:value-type="float" office:value="125132" calcext:value-type="float">
            <text:p>125132</text:p>
          </table:table-cell>
          <table:table-cell table:number-columns-repeated="3" office:value-type="float" office:value="126684" calcext:value-type="float">
            <text:p>126684</text:p>
          </table:table-cell>
          <table:table-cell/>
          <table:table-cell table:number-columns-repeated="2" office:value-type="float" office:value="126632" calcext:value-type="float">
            <text:p>126632</text:p>
          </table:table-cell>
          <table:table-cell table:number-columns-repeated="4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164" calcext:value-type="float">
            <text:p>126164</text:p>
          </table:table-cell>
          <table:table-cell office:value-type="float" office:value="126632" calcext:value-type="float">
            <text:p>126632</text:p>
          </table:table-cell>
          <table:table-cell table:formula="of:=AVERAGE([.B58:.AI58])" office:value-type="float" office:value="125845.090909091" calcext:value-type="float">
            <text:p>125845.090909091</text:p>
          </table:table-cell>
          <table:table-cell table:formula="of:=STDEVPA([.B58:.AI58])" office:value-type="float" office:value="777.554377466525" calcext:value-type="float">
            <text:p>777.5543774665</text:p>
          </table:table-cell>
          <table:table-cell table:number-columns-repeated="98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4"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7152" calcext:value-type="float">
            <text:p>12715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/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formula="of:=AVERAGE([.B59:.AI59])" office:value-type="float" office:value="126071.03030303" calcext:value-type="float">
            <text:p>126071.03030303</text:p>
          </table:table-cell>
          <table:table-cell table:formula="of:=STDEVPA([.B59:.AI59])" office:value-type="float" office:value="761.976396868536" calcext:value-type="float">
            <text:p>761.9763968685</text:p>
          </table:table-cell>
          <table:table-cell table:number-columns-repeated="98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/>
          <table:table-cell table:number-columns-repeated="2" office:value-type="float" office:value="126684" calcext:value-type="float">
            <text:p>126684</text:p>
          </table:table-cell>
          <table:table-cell table:number-columns-repeated="4" office:value-type="float" office:value="125132" calcext:value-type="float">
            <text:p>125132</text:p>
          </table:table-cell>
          <table:table-cell table:number-columns-repeated="3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formula="of:=AVERAGE([.B60:.AI60])" office:value-type="float" office:value="126006.666666667" calcext:value-type="float">
            <text:p>126006.666666667</text:p>
          </table:table-cell>
          <table:table-cell table:formula="of:=STDEVPA([.B60:.AI60])" office:value-type="float" office:value="751.050765611255" calcext:value-type="float">
            <text:p>751.0507656113</text:p>
          </table:table-cell>
          <table:table-cell table:number-columns-repeated="987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3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4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/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formula="of:=AVERAGE([.B61:.AI61])" office:value-type="float" office:value="125922.060606061" calcext:value-type="float">
            <text:p>125922.060606061</text:p>
          </table:table-cell>
          <table:table-cell table:formula="of:=STDEVPA([.B61:.AI61])" office:value-type="float" office:value="766.678864437641" calcext:value-type="float">
            <text:p>766.6788644376</text:p>
          </table:table-cell>
          <table:table-cell table:number-columns-repeated="987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4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/>
          <table:table-cell table:number-columns-repeated="3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formula="of:=AVERAGE([.B62:.AI62])" office:value-type="float" office:value="125964.363636364" calcext:value-type="float">
            <text:p>125964.363636364</text:p>
          </table:table-cell>
          <table:table-cell table:formula="of:=STDEVPA([.B62:.AI62])" office:value-type="float" office:value="760.08316204422" calcext:value-type="float">
            <text:p>760.0831620442</text:p>
          </table:table-cell>
          <table:table-cell table:number-columns-repeated="987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3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formula="of:=AVERAGE([.B63:.AI63])" office:value-type="float" office:value="126100.727272727" calcext:value-type="float">
            <text:p>126100.727272727</text:p>
          </table:table-cell>
          <table:table-cell table:formula="of:=STDEVPA([.B63:.AI63])" office:value-type="float" office:value="732.576659458566" calcext:value-type="float">
            <text:p>732.5766594586</text:p>
          </table:table-cell>
          <table:table-cell table:number-columns-repeated="98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4" office:value-type="float" office:value="125132" calcext:value-type="float">
            <text:p>125132</text:p>
          </table:table-cell>
          <table:table-cell table:number-columns-repeated="4" office:value-type="float" office:value="126632" calcext:value-type="float">
            <text:p>126632</text:p>
          </table:table-cell>
          <table:table-cell office:value-type="float" office:value="125160" calcext:value-type="float">
            <text:p>125160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8" calcext:value-type="float">
            <text:p>126688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/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table:formula="of:=AVERAGE([.B64:.AI64])" office:value-type="float" office:value="125827.393939394" calcext:value-type="float">
            <text:p>125827.393939394</text:p>
          </table:table-cell>
          <table:table-cell table:formula="of:=STDEVPA([.B64:.AI64])" office:value-type="float" office:value="760.282002680343" calcext:value-type="float">
            <text:p>760.2820026803</text:p>
          </table:table-cell>
          <table:table-cell table:number-columns-repeated="98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60" calcext:value-type="float">
            <text:p>126660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/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table:formula="of:=AVERAGE([.B65:.AI65])" office:value-type="float" office:value="126060.848484848" calcext:value-type="float">
            <text:p>126060.848484848</text:p>
          </table:table-cell>
          <table:table-cell table:formula="of:=STDEVPA([.B65:.AI65])" office:value-type="float" office:value="749.103873576152" calcext:value-type="float">
            <text:p>749.1038735762</text:p>
          </table:table-cell>
          <table:table-cell table:number-columns-repeated="98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8" calcext:value-type="float">
            <text:p>126688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4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/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table:formula="of:=AVERAGE([.B66:.AI66])" office:value-type="float" office:value="126058.545454545" calcext:value-type="float">
            <text:p>126058.545454545</text:p>
          </table:table-cell>
          <table:table-cell table:formula="of:=STDEVPA([.B66:.AI66])" office:value-type="float" office:value="747.280365661765" calcext:value-type="float">
            <text:p>747.2803656618</text:p>
          </table:table-cell>
          <table:table-cell table:number-columns-repeated="98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5160" calcext:value-type="float">
            <text:p>125160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4352" calcext:value-type="float">
            <text:p>12435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/>
          <table:table-cell table:number-columns-repeated="2" office:value-type="float" office:value="126684" calcext:value-type="float">
            <text:p>126684</text:p>
          </table:table-cell>
          <table:table-cell table:number-columns-repeated="4" office:value-type="float" office:value="125132" calcext:value-type="float">
            <text:p>125132</text:p>
          </table:table-cell>
          <table:table-cell table:number-columns-repeated="3"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formula="of:=AVERAGE([.B67:.AI67])" office:value-type="float" office:value="125892.96969697" calcext:value-type="float">
            <text:p>125892.96969697</text:p>
          </table:table-cell>
          <table:table-cell table:formula="of:=STDEVPA([.B67:.AI67])" office:value-type="float" office:value="795.072723368978" calcext:value-type="float">
            <text:p>795.072723369</text:p>
          </table:table-cell>
          <table:table-cell table:number-columns-repeated="98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26580" calcext:value-type="float">
            <text:p>126580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60" calcext:value-type="float">
            <text:p>126660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164" calcext:value-type="float">
            <text:p>12616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5160" calcext:value-type="float">
            <text:p>125160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944" calcext:value-type="float">
            <text:p>12694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/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4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formula="of:=AVERAGE([.B68:.AI68])" office:value-type="float" office:value="126003.636363636" calcext:value-type="float">
            <text:p>126003.636363636</text:p>
          </table:table-cell>
          <table:table-cell table:formula="of:=STDEVPA([.B68:.AI68])" office:value-type="float" office:value="753.346546606372" calcext:value-type="float">
            <text:p>753.3465466064</text:p>
          </table:table-cell>
          <table:table-cell table:number-columns-repeated="987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4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712" calcext:value-type="float">
            <text:p>12671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712" calcext:value-type="float">
            <text:p>12671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/>
          <table:table-cell table:number-columns-repeated="2" office:value-type="float" office:value="126632" calcext:value-type="float">
            <text:p>126632</text:p>
          </table:table-cell>
          <table:table-cell table:number-columns-repeated="4" office:value-type="float" office:value="125132" calcext:value-type="float">
            <text:p>125132</text:p>
          </table:table-cell>
          <table:table-cell table:number-columns-repeated="3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formula="of:=AVERAGE([.B69:.AI69])" office:value-type="float" office:value="125969.212121212" calcext:value-type="float">
            <text:p>125969.212121212</text:p>
          </table:table-cell>
          <table:table-cell table:formula="of:=STDEVPA([.B69:.AI69])" office:value-type="float" office:value="764.56839706626" calcext:value-type="float">
            <text:p>764.5683970663</text:p>
          </table:table-cell>
          <table:table-cell table:number-columns-repeated="98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60" calcext:value-type="float">
            <text:p>126660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formula="of:=AVERAGE([.B70:.AI70])" office:value-type="float" office:value="126100" calcext:value-type="float">
            <text:p>126100</text:p>
          </table:table-cell>
          <table:table-cell table:formula="of:=STDEVPA([.B70:.AI70])" office:value-type="float" office:value="732.00894182318" calcext:value-type="float">
            <text:p>732.0089418232</text:p>
          </table:table-cell>
          <table:table-cell table:number-columns-repeated="987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4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712" calcext:value-type="float">
            <text:p>12671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/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5184" calcext:value-type="float">
            <text:p>125184</text:p>
          </table:table-cell>
          <table:table-cell office:value-type="float" office:value="125132" calcext:value-type="float">
            <text:p>125132</text:p>
          </table:table-cell>
          <table:table-cell table:formula="of:=AVERAGE([.B71:.AI71])" office:value-type="float" office:value="125780.242424242" calcext:value-type="float">
            <text:p>125780.242424242</text:p>
          </table:table-cell>
          <table:table-cell table:formula="of:=STDEVPA([.B71:.AI71])" office:value-type="float" office:value="752.277794850031" calcext:value-type="float">
            <text:p>752.27779485</text:p>
          </table:table-cell>
          <table:table-cell table:number-columns-repeated="98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60" calcext:value-type="float">
            <text:p>125160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table:formula="of:=AVERAGE([.B72:.AI72])" office:value-type="float" office:value="126106.303030303" calcext:value-type="float">
            <text:p>126106.303030303</text:p>
          </table:table-cell>
          <table:table-cell table:formula="of:=STDEVPA([.B72:.AI72])" office:value-type="float" office:value="735.041556642083" calcext:value-type="float">
            <text:p>735.0415566421</text:p>
          </table:table-cell>
          <table:table-cell table:number-columns-repeated="98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table:number-columns-repeated="4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/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712" calcext:value-type="float">
            <text:p>12671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table:formula="of:=AVERAGE([.B73:.AI73])" office:value-type="float" office:value="126056.121212121" calcext:value-type="float">
            <text:p>126056.121212121</text:p>
          </table:table-cell>
          <table:table-cell table:formula="of:=STDEVPA([.B73:.AI73])" office:value-type="float" office:value="745.370184928502" calcext:value-type="float">
            <text:p>745.3701849285</text:p>
          </table:table-cell>
          <table:table-cell table:number-columns-repeated="98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6632" calcext:value-type="float">
            <text:p>126632</text:p>
          </table:table-cell>
          <table:table-cell office:value-type="float" office:value="125160" calcext:value-type="float">
            <text:p>125160</text:p>
          </table:table-cell>
          <table:table-cell table:number-columns-repeated="3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3" office:value-type="float" office:value="126632" calcext:value-type="float">
            <text:p>126632</text:p>
          </table:table-cell>
          <table:table-cell/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5160" calcext:value-type="float">
            <text:p>125160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formula="of:=AVERAGE([.B74:.AI74])" office:value-type="float" office:value="125919.03030303" calcext:value-type="float">
            <text:p>125919.03030303</text:p>
          </table:table-cell>
          <table:table-cell table:formula="of:=STDEVPA([.B74:.AI74])" office:value-type="float" office:value="760.391624969759" calcext:value-type="float">
            <text:p>760.3916249698</text:p>
          </table:table-cell>
          <table:table-cell table:number-columns-repeated="98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60" calcext:value-type="float">
            <text:p>125160</text:p>
          </table:table-cell>
          <table:table-cell office:value-type="float" office:value="126296" calcext:value-type="float">
            <text:p>126296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/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formula="of:=AVERAGE([.B75:.AI75])" office:value-type="float" office:value="126049.090909091" calcext:value-type="float">
            <text:p>126049.090909091</text:p>
          </table:table-cell>
          <table:table-cell table:formula="of:=STDEVPA([.B75:.AI75])" office:value-type="float" office:value="740.527754626321" calcext:value-type="float">
            <text:p>740.5277546263</text:p>
          </table:table-cell>
          <table:table-cell table:number-columns-repeated="98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712" calcext:value-type="float">
            <text:p>12671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60" calcext:value-type="float">
            <text:p>126660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88" calcext:value-type="float">
            <text:p>125188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/>
          <table:table-cell office:value-type="float" office:value="126632" calcext:value-type="float">
            <text:p>126632</text:p>
          </table:table-cell>
          <table:table-cell office:value-type="float" office:value="126688" calcext:value-type="float">
            <text:p>126688</text:p>
          </table:table-cell>
          <table:table-cell table:number-columns-repeated="4" office:value-type="float" office:value="125132" calcext:value-type="float">
            <text:p>125132</text:p>
          </table:table-cell>
          <table:table-cell table:number-columns-repeated="3" office:value-type="float" office:value="126684" calcext:value-type="float">
            <text:p>126684</text:p>
          </table:table-cell>
          <table:table-cell office:value-type="float" office:value="126688" calcext:value-type="float">
            <text:p>126688</text:p>
          </table:table-cell>
          <table:table-cell office:value-type="float" office:value="125132" calcext:value-type="float">
            <text:p>125132</text:p>
          </table:table-cell>
          <table:table-cell table:formula="of:=AVERAGE([.B76:.AI76])" office:value-type="float" office:value="125972.727272727" calcext:value-type="float">
            <text:p>125972.727272727</text:p>
          </table:table-cell>
          <table:table-cell table:formula="of:=STDEVPA([.B76:.AI76])" office:value-type="float" office:value="764.353371900057" calcext:value-type="float">
            <text:p>764.3533719001</text:p>
          </table:table-cell>
          <table:table-cell table:number-columns-repeated="98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60" calcext:value-type="float">
            <text:p>125160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/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formula="of:=AVERAGE([.B77:.AI77])" office:value-type="float" office:value="125962.060606061" calcext:value-type="float">
            <text:p>125962.060606061</text:p>
          </table:table-cell>
          <table:table-cell table:formula="of:=STDEVPA([.B77:.AI77])" office:value-type="float" office:value="756.280609273614" calcext:value-type="float">
            <text:p>756.2806092736</text:p>
          </table:table-cell>
          <table:table-cell table:number-columns-repeated="987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4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712" calcext:value-type="float">
            <text:p>12671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712" calcext:value-type="float">
            <text:p>12671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8" calcext:value-type="float">
            <text:p>126688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/>
          <table:table-cell table:number-columns-repeated="3"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formula="of:=AVERAGE([.B78:.AI78])" office:value-type="float" office:value="125920.727272727" calcext:value-type="float">
            <text:p>125920.727272727</text:p>
          </table:table-cell>
          <table:table-cell table:formula="of:=STDEVPA([.B78:.AI78])" office:value-type="float" office:value="765.489871782542" calcext:value-type="float">
            <text:p>765.4898717825</text:p>
          </table:table-cell>
          <table:table-cell table:number-columns-repeated="98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60" calcext:value-type="float">
            <text:p>125160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5160" calcext:value-type="float">
            <text:p>125160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table:formula="of:=AVERAGE([.B79:.AI79])" office:value-type="float" office:value="126107.151515152" calcext:value-type="float">
            <text:p>126107.151515152</text:p>
          </table:table-cell>
          <table:table-cell table:formula="of:=STDEVPA([.B79:.AI79])" office:value-type="float" office:value="733.931716797923" calcext:value-type="float">
            <text:p>733.9317167979</text:p>
          </table:table-cell>
          <table:table-cell table:number-columns-repeated="98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25188" calcext:value-type="float">
            <text:p>125188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88" calcext:value-type="float">
            <text:p>125188</text:p>
          </table:table-cell>
          <table:table-cell table:number-columns-repeated="4"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/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table:formula="of:=AVERAGE([.B80:.AI80])" office:value-type="float" office:value="125876.848484848" calcext:value-type="float">
            <text:p>125876.848484848</text:p>
          </table:table-cell>
          <table:table-cell table:formula="of:=STDEVPA([.B80:.AI80])" office:value-type="float" office:value="761.303352957924" calcext:value-type="float">
            <text:p>761.3033529579</text:p>
          </table:table-cell>
          <table:table-cell table:number-columns-repeated="98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4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/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formula="of:=AVERAGE([.B81:.AI81])" office:value-type="float" office:value="126008.242424242" calcext:value-type="float">
            <text:p>126008.242424242</text:p>
          </table:table-cell>
          <table:table-cell table:formula="of:=STDEVPA([.B81:.AI81])" office:value-type="float" office:value="752.414417978551" calcext:value-type="float">
            <text:p>752.4144179786</text:p>
          </table:table-cell>
          <table:table-cell table:number-columns-repeated="98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4872" calcext:value-type="float">
            <text:p>124872</text:p>
          </table:table-cell>
          <table:table-cell table:number-columns-repeated="4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/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table:formula="of:=AVERAGE([.B82:.AI82])" office:value-type="float" office:value="126048.96969697" calcext:value-type="float">
            <text:p>126048.96969697</text:p>
          </table:table-cell>
          <table:table-cell table:formula="of:=STDEVPA([.B82:.AI82])" office:value-type="float" office:value="756.93034325245" calcext:value-type="float">
            <text:p>756.9303432525</text:p>
          </table:table-cell>
          <table:table-cell table:number-columns-repeated="98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4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712" calcext:value-type="float">
            <text:p>126712</text:p>
          </table:table-cell>
          <table:table-cell/>
          <table:table-cell table:number-columns-repeated="2" office:value-type="float" office:value="126632" calcext:value-type="float">
            <text:p>126632</text:p>
          </table:table-cell>
          <table:table-cell table:number-columns-repeated="4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60" calcext:value-type="float">
            <text:p>126660</text:p>
          </table:table-cell>
          <table:table-cell table:formula="of:=AVERAGE([.B83:.AI83])" office:value-type="float" office:value="125919.03030303" calcext:value-type="float">
            <text:p>125919.03030303</text:p>
          </table:table-cell>
          <table:table-cell table:formula="of:=STDEVPA([.B83:.AI83])" office:value-type="float" office:value="763.789614252055" calcext:value-type="float">
            <text:p>763.7896142521</text:p>
          </table:table-cell>
          <table:table-cell table:number-columns-repeated="98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3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60" calcext:value-type="float">
            <text:p>125160</text:p>
          </table:table-cell>
          <table:table-cell/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60" calcext:value-type="float">
            <text:p>126660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712" calcext:value-type="float">
            <text:p>126712</text:p>
          </table:table-cell>
          <table:table-cell table:formula="of:=AVERAGE([.B84:.AI84])" office:value-type="float" office:value="126012.363636364" calcext:value-type="float">
            <text:p>126012.363636364</text:p>
          </table:table-cell>
          <table:table-cell table:formula="of:=STDEVPA([.B84:.AI84])" office:value-type="float" office:value="754.28624974639" calcext:value-type="float">
            <text:p>754.2862497464</text:p>
          </table:table-cell>
          <table:table-cell table:number-columns-repeated="98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5188" calcext:value-type="float">
            <text:p>125188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60" calcext:value-type="float">
            <text:p>126660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/>
          <table:table-cell table:number-columns-repeated="2"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5160" calcext:value-type="float">
            <text:p>125160</text:p>
          </table:table-cell>
          <table:table-cell office:value-type="float" office:value="125132" calcext:value-type="float">
            <text:p>125132</text:p>
          </table:table-cell>
          <table:table-cell table:number-columns-repeated="3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formula="of:=AVERAGE([.B85:.AI85])" office:value-type="float" office:value="126011.636363636" calcext:value-type="float">
            <text:p>126011.636363636</text:p>
          </table:table-cell>
          <table:table-cell table:formula="of:=STDEVPA([.B85:.AI85])" office:value-type="float" office:value="750.237369232457" calcext:value-type="float">
            <text:p>750.2373692325</text:p>
          </table:table-cell>
          <table:table-cell table:number-columns-repeated="98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60" calcext:value-type="float">
            <text:p>125160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4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/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528" calcext:value-type="float">
            <text:p>126528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formula="of:=AVERAGE([.B86:.AI86])" office:value-type="float" office:value="125919.757575758" calcext:value-type="float">
            <text:p>125919.757575758</text:p>
          </table:table-cell>
          <table:table-cell table:formula="of:=STDEVPA([.B86:.AI86])" office:value-type="float" office:value="763.103671828251" calcext:value-type="float">
            <text:p>763.1036718283</text:p>
          </table:table-cell>
          <table:table-cell table:number-columns-repeated="987"/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4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/>
          <table:table-cell table:number-columns-repeated="3" office:value-type="float" office:value="126632" calcext:value-type="float">
            <text:p>126632</text:p>
          </table:table-cell>
          <table:table-cell office:value-type="float" office:value="124508" calcext:value-type="float">
            <text:p>124508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formula="of:=AVERAGE([.B87:.AI87])" office:value-type="float" office:value="125945.454545455" calcext:value-type="float">
            <text:p>125945.454545455</text:p>
          </table:table-cell>
          <table:table-cell table:formula="of:=STDEVPA([.B87:.AI87])" office:value-type="float" office:value="787.811279159069" calcext:value-type="float">
            <text:p>787.8112791591</text:p>
          </table:table-cell>
          <table:table-cell table:number-columns-repeated="98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7568" calcext:value-type="float">
            <text:p>127568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372" calcext:value-type="float">
            <text:p>12637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8" calcext:value-type="float">
            <text:p>126688</text:p>
          </table:table-cell>
          <table:table-cell table:number-columns-repeated="2" office:value-type="float" office:value="126684" calcext:value-type="float">
            <text:p>126684</text:p>
          </table:table-cell>
          <table:table-cell table:formula="of:=AVERAGE([.B88:.AI88])" office:value-type="float" office:value="126121.333333333" calcext:value-type="float">
            <text:p>126121.333333333</text:p>
          </table:table-cell>
          <table:table-cell table:formula="of:=STDEVPA([.B88:.AI88])" office:value-type="float" office:value="765.995279147834" calcext:value-type="float">
            <text:p>765.9952791478</text:p>
          </table:table-cell>
          <table:table-cell table:number-columns-repeated="987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4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/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table:formula="of:=AVERAGE([.B89:.AI89])" office:value-type="float" office:value="125964.363636364" calcext:value-type="float">
            <text:p>125964.363636364</text:p>
          </table:table-cell>
          <table:table-cell table:formula="of:=STDEVPA([.B89:.AI89])" office:value-type="float" office:value="760.08316204422" calcext:value-type="float">
            <text:p>760.0831620442</text:p>
          </table:table-cell>
          <table:table-cell table:number-columns-repeated="98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3" office:value-type="float" office:value="126684" calcext:value-type="float">
            <text:p>126684</text:p>
          </table:table-cell>
          <table:table-cell table:number-columns-repeated="4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/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table:formula="of:=AVERAGE([.B90:.AI90])" office:value-type="float" office:value="126009.818181818" calcext:value-type="float">
            <text:p>126009.818181818</text:p>
          </table:table-cell>
          <table:table-cell table:formula="of:=STDEVPA([.B90:.AI90])" office:value-type="float" office:value="753.772309265123" calcext:value-type="float">
            <text:p>753.7723092651</text:p>
          </table:table-cell>
          <table:table-cell table:number-columns-repeated="987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740" calcext:value-type="float">
            <text:p>126740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60" calcext:value-type="float">
            <text:p>126660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84" calcext:value-type="float">
            <text:p>125184</text:p>
          </table:table-cell>
          <table:table-cell/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table:formula="of:=AVERAGE([.B91:.AI91])" office:value-type="float" office:value="126012.363636364" calcext:value-type="float">
            <text:p>126012.363636364</text:p>
          </table:table-cell>
          <table:table-cell table:formula="of:=STDEVPA([.B91:.AI91])" office:value-type="float" office:value="752.928738959015" calcext:value-type="float">
            <text:p>752.928738959</text:p>
          </table:table-cell>
          <table:table-cell table:number-columns-repeated="98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5188" calcext:value-type="float">
            <text:p>125188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60" calcext:value-type="float">
            <text:p>125160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/>
          <table:table-cell table:number-columns-repeated="2" office:value-type="float" office:value="126684" calcext:value-type="float">
            <text:p>126684</text:p>
          </table:table-cell>
          <table:table-cell table:number-columns-repeated="4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formula="of:=AVERAGE([.B92:.AI92])" office:value-type="float" office:value="126013.939393939" calcext:value-type="float">
            <text:p>126013.939393939</text:p>
          </table:table-cell>
          <table:table-cell table:formula="of:=STDEVPA([.B92:.AI92])" office:value-type="float" office:value="752.228927895803" calcext:value-type="float">
            <text:p>752.2289278958</text:p>
          </table:table-cell>
          <table:table-cell table:number-columns-repeated="98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4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/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formula="of:=AVERAGE([.B93:.AI93])" office:value-type="float" office:value="125967.515151515" calcext:value-type="float">
            <text:p>125967.515151515</text:p>
          </table:table-cell>
          <table:table-cell table:formula="of:=STDEVPA([.B93:.AI93])" office:value-type="float" office:value="762.947240767456" calcext:value-type="float">
            <text:p>762.9472407675</text:p>
          </table:table-cell>
          <table:table-cell table:number-columns-repeated="987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4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60" calcext:value-type="float">
            <text:p>125160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/>
          <table:table-cell table:number-columns-repeated="2" office:value-type="float" office:value="126632" calcext:value-type="float">
            <text:p>126632</text:p>
          </table:table-cell>
          <table:table-cell table:number-columns-repeated="4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formula="of:=AVERAGE([.B94:.AI94])" office:value-type="float" office:value="125872.727272727" calcext:value-type="float">
            <text:p>125872.727272727</text:p>
          </table:table-cell>
          <table:table-cell table:formula="of:=STDEVPA([.B94:.AI94])" office:value-type="float" office:value="762.056200612896" calcext:value-type="float">
            <text:p>762.0562006129</text:p>
          </table:table-cell>
          <table:table-cell table:number-columns-repeated="987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712" calcext:value-type="float">
            <text:p>12671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formula="of:=AVERAGE([.B95:.AI95])" office:value-type="float" office:value="126148.606060606" calcext:value-type="float">
            <text:p>126148.606060606</text:p>
          </table:table-cell>
          <table:table-cell table:formula="of:=STDEVPA([.B95:.AI95])" office:value-type="float" office:value="719.209074815246" calcext:value-type="float">
            <text:p>719.2090748152</text:p>
          </table:table-cell>
          <table:table-cell table:number-columns-repeated="98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712" calcext:value-type="float">
            <text:p>12671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/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740" calcext:value-type="float">
            <text:p>126740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table:formula="of:=AVERAGE([.B96:.AI96])" office:value-type="float" office:value="125781.939393939" calcext:value-type="float">
            <text:p>125781.939393939</text:p>
          </table:table-cell>
          <table:table-cell table:formula="of:=STDEVPA([.B96:.AI96])" office:value-type="float" office:value="757.501552729439" calcext:value-type="float">
            <text:p>757.5015527294</text:p>
          </table:table-cell>
          <table:table-cell table:number-columns-repeated="98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60" calcext:value-type="float">
            <text:p>125160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/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table:formula="of:=AVERAGE([.B97:.AI97])" office:value-type="float" office:value="126057.696969697" calcext:value-type="float">
            <text:p>126057.696969697</text:p>
          </table:table-cell>
          <table:table-cell table:formula="of:=STDEVPA([.B97:.AI97])" office:value-type="float" office:value="744.874058293139" calcext:value-type="float">
            <text:p>744.8740582931</text:p>
          </table:table-cell>
          <table:table-cell table:number-columns-repeated="987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24924" calcext:value-type="float">
            <text:p>124924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4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712" calcext:value-type="float">
            <text:p>12671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/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table:formula="of:=AVERAGE([.B98:.AI98])" office:value-type="float" office:value="126096.848484848" calcext:value-type="float">
            <text:p>126096.848484848</text:p>
          </table:table-cell>
          <table:table-cell table:formula="of:=STDEVPA([.B98:.AI98])" office:value-type="float" office:value="743.603516105438" calcext:value-type="float">
            <text:p>743.6035161054</text:p>
          </table:table-cell>
          <table:table-cell table:number-columns-repeated="987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table:number-columns-repeated="3" office:value-type="float" office:value="126632" calcext:value-type="float">
            <text:p>126632</text:p>
          </table:table-cell>
          <table:table-cell table:number-columns-repeated="4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60" calcext:value-type="float">
            <text:p>125160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3" office:value-type="float" office:value="126632" calcext:value-type="float">
            <text:p>126632</text:p>
          </table:table-cell>
          <table:table-cell/>
          <table:table-cell table:number-columns-repeated="2" office:value-type="float" office:value="126684" calcext:value-type="float">
            <text:p>126684</text:p>
          </table:table-cell>
          <table:table-cell table:number-columns-repeated="4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formula="of:=AVERAGE([.B99:.AI99])" office:value-type="float" office:value="125918.181818182" calcext:value-type="float">
            <text:p>125918.181818182</text:p>
          </table:table-cell>
          <table:table-cell table:formula="of:=STDEVPA([.B99:.AI99])" office:value-type="float" office:value="761.253251156732" calcext:value-type="float">
            <text:p>761.2532511567</text:p>
          </table:table-cell>
          <table:table-cell table:number-columns-repeated="98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3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/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5188" calcext:value-type="float">
            <text:p>125188</text:p>
          </table:table-cell>
          <table:table-cell office:value-type="float" office:value="126164" calcext:value-type="float">
            <text:p>126164</text:p>
          </table:table-cell>
          <table:table-cell table:formula="of:=AVERAGE([.B100:.AI100])" office:value-type="float" office:value="126000.484848485" calcext:value-type="float">
            <text:p>126000.484848485</text:p>
          </table:table-cell>
          <table:table-cell table:formula="of:=STDEVPA([.B100:.AI100])" office:value-type="float" office:value="747.179103968249" calcext:value-type="float">
            <text:p>747.1791039682</text:p>
          </table:table-cell>
          <table:table-cell table:number-columns-repeated="98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60" calcext:value-type="float">
            <text:p>126660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/>
          <table:table-cell table:number-columns-repeated="2" office:value-type="float" office:value="126632" calcext:value-type="float">
            <text:p>126632</text:p>
          </table:table-cell>
          <table:table-cell table:number-columns-repeated="4" office:value-type="float" office:value="125132" calcext:value-type="float">
            <text:p>125132</text:p>
          </table:table-cell>
          <table:table-cell office:value-type="float" office:value="126688" calcext:value-type="float">
            <text:p>126688</text:p>
          </table:table-cell>
          <table:table-cell office:value-type="float" office:value="126740" calcext:value-type="float">
            <text:p>126740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704" calcext:value-type="float">
            <text:p>125704</text:p>
          </table:table-cell>
          <table:table-cell table:formula="of:=AVERAGE([.B101:.AI101])" office:value-type="float" office:value="125985.939393939" calcext:value-type="float">
            <text:p>125985.939393939</text:p>
          </table:table-cell>
          <table:table-cell table:formula="of:=STDEVPA([.B101:.AI101])" office:value-type="float" office:value="751.249219810776" calcext:value-type="float">
            <text:p>751.2492198108</text:p>
          </table:table-cell>
          <table:table-cell table:number-columns-repeated="98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5160" calcext:value-type="float">
            <text:p>125160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/>
          <table:table-cell office:value-type="float" office:value="125188" calcext:value-type="float">
            <text:p>125188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formula="of:=AVERAGE([.B102:.AI102])" office:value-type="float" office:value="125962.181818182" calcext:value-type="float">
            <text:p>125962.181818182</text:p>
          </table:table-cell>
          <table:table-cell table:formula="of:=STDEVPA([.B102:.AI102])" office:value-type="float" office:value="753.023861932089" calcext:value-type="float">
            <text:p>753.0238619321</text:p>
          </table:table-cell>
          <table:table-cell table:number-columns-repeated="98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25160" calcext:value-type="float">
            <text:p>125160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8" calcext:value-type="float">
            <text:p>126688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88" calcext:value-type="float">
            <text:p>125188</text:p>
          </table:table-cell>
          <table:table-cell office:value-type="float" office:value="126632" calcext:value-type="float">
            <text:p>126632</text:p>
          </table:table-cell>
          <table:table-cell/>
          <table:table-cell table:number-columns-repeated="2" office:value-type="float" office:value="126684" calcext:value-type="float">
            <text:p>126684</text:p>
          </table:table-cell>
          <table:table-cell office:value-type="float" office:value="126740" calcext:value-type="float">
            <text:p>126740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formula="of:=AVERAGE([.B103:.AI103])" office:value-type="float" office:value="125926.545454545" calcext:value-type="float">
            <text:p>125926.545454545</text:p>
          </table:table-cell>
          <table:table-cell table:formula="of:=STDEVPA([.B103:.AI103])" office:value-type="float" office:value="762.780126026601" calcext:value-type="float">
            <text:p>762.7801260266</text:p>
          </table:table-cell>
          <table:table-cell table:number-columns-repeated="987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26660" calcext:value-type="float">
            <text:p>126660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60" calcext:value-type="float">
            <text:p>126660</text:p>
          </table:table-cell>
          <table:table-cell table:number-columns-repeated="3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formula="of:=AVERAGE([.B104:.AI104])" office:value-type="float" office:value="126154.181818182" calcext:value-type="float">
            <text:p>126154.181818182</text:p>
          </table:table-cell>
          <table:table-cell table:formula="of:=STDEVPA([.B104:.AI104])" office:value-type="float" office:value="723.050836661361" calcext:value-type="float">
            <text:p>723.0508366614</text:p>
          </table:table-cell>
          <table:table-cell table:number-columns-repeated="98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4" office:value-type="float" office:value="125132" calcext:value-type="float">
            <text:p>125132</text:p>
          </table:table-cell>
          <table:table-cell office:value-type="float" office:value="126740" calcext:value-type="float">
            <text:p>126740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60" calcext:value-type="float">
            <text:p>125160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/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table:formula="of:=AVERAGE([.B105:.AI105])" office:value-type="float" office:value="125827.393939394" calcext:value-type="float">
            <text:p>125827.393939394</text:p>
          </table:table-cell>
          <table:table-cell table:formula="of:=STDEVPA([.B105:.AI105])" office:value-type="float" office:value="760.398059208542" calcext:value-type="float">
            <text:p>760.3980592085</text:p>
          </table:table-cell>
          <table:table-cell table:number-columns-repeated="987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table:number-columns-repeated="3" office:value-type="float" office:value="126632" calcext:value-type="float">
            <text:p>126632</text:p>
          </table:table-cell>
          <table:table-cell/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formula="of:=AVERAGE([.B106:.AI106])" office:value-type="float" office:value="126102.303030303" calcext:value-type="float">
            <text:p>126102.303030303</text:p>
          </table:table-cell>
          <table:table-cell table:formula="of:=STDEVPA([.B106:.AI106])" office:value-type="float" office:value="733.772670801427" calcext:value-type="float">
            <text:p>733.7726708014</text:p>
          </table:table-cell>
          <table:table-cell table:number-columns-repeated="98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4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/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table:formula="of:=AVERAGE([.B107:.AI107])" office:value-type="float" office:value="126011.393939394" calcext:value-type="float">
            <text:p>126011.393939394</text:p>
          </table:table-cell>
          <table:table-cell table:formula="of:=STDEVPA([.B107:.AI107])" office:value-type="float" office:value="755.124470550303" calcext:value-type="float">
            <text:p>755.1244705503</text:p>
          </table:table-cell>
          <table:table-cell table:number-columns-repeated="987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4"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6684" calcext:value-type="float">
            <text:p>126684</text:p>
          </table:table-cell>
          <table:table-cell/>
          <table:table-cell table:number-columns-repeated="2"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5160" calcext:value-type="float">
            <text:p>125160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table:formula="of:=AVERAGE([.B108:.AI108])" office:value-type="float" office:value="125965.212121212" calcext:value-type="float">
            <text:p>125965.212121212</text:p>
          </table:table-cell>
          <table:table-cell table:formula="of:=STDEVPA([.B108:.AI108])" office:value-type="float" office:value="759.168594585281" calcext:value-type="float">
            <text:p>759.1685945853</text:p>
          </table:table-cell>
          <table:table-cell table:number-columns-repeated="98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3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/>
          <table:table-cell office:value-type="float" office:value="125132" calcext:value-type="float">
            <text:p>125132</text:p>
          </table:table-cell>
          <table:table-cell office:value-type="float" office:value="125188" calcext:value-type="float">
            <text:p>125188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712" calcext:value-type="float">
            <text:p>126712</text:p>
          </table:table-cell>
          <table:table-cell table:number-columns-repeated="2" office:value-type="float" office:value="126632" calcext:value-type="float">
            <text:p>126632</text:p>
          </table:table-cell>
          <table:table-cell table:number-columns-repeated="4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formula="of:=AVERAGE([.B109:.AI109])" office:value-type="float" office:value="125918.303030303" calcext:value-type="float">
            <text:p>125918.303030303</text:p>
          </table:table-cell>
          <table:table-cell table:formula="of:=STDEVPA([.B109:.AI109])" office:value-type="float" office:value="759.76010906348" calcext:value-type="float">
            <text:p>759.7601090635</text:p>
          </table:table-cell>
          <table:table-cell table:number-columns-repeated="987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26684" calcext:value-type="float">
            <text:p>126684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8" calcext:value-type="float">
            <text:p>126688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/>
          <table:table-cell table:number-columns-repeated="2" office:value-type="float" office:value="126684" calcext:value-type="float">
            <text:p>126684</text:p>
          </table:table-cell>
          <table:table-cell table:number-columns-repeated="4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60" calcext:value-type="float">
            <text:p>125160</text:p>
          </table:table-cell>
          <table:table-cell table:formula="of:=AVERAGE([.B110:.AI110])" office:value-type="float" office:value="126012.363636364" calcext:value-type="float">
            <text:p>126012.363636364</text:p>
          </table:table-cell>
          <table:table-cell table:formula="of:=STDEVPA([.B110:.AI110])" office:value-type="float" office:value="754.25925203722" calcext:value-type="float">
            <text:p>754.2592520372</text:p>
          </table:table-cell>
          <table:table-cell table:number-columns-repeated="98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3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/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712" calcext:value-type="float">
            <text:p>126712</text:p>
          </table:table-cell>
          <table:table-cell table:formula="of:=AVERAGE([.B111:.AI111])" office:value-type="float" office:value="126015.393939394" calcext:value-type="float">
            <text:p>126015.393939394</text:p>
          </table:table-cell>
          <table:table-cell table:formula="of:=STDEVPA([.B111:.AI111])" office:value-type="float" office:value="758.57609591695" calcext:value-type="float">
            <text:p>758.576095917</text:p>
          </table:table-cell>
          <table:table-cell table:number-columns-repeated="987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4820" calcext:value-type="float">
            <text:p>124820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7572" calcext:value-type="float">
            <text:p>127572</text:p>
          </table:table-cell>
          <table:table-cell table:number-columns-repeated="2"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7032" calcext:value-type="float">
            <text:p>127032</text:p>
          </table:table-cell>
          <table:table-cell table:number-columns-repeated="2" office:value-type="float" office:value="126632" calcext:value-type="float">
            <text:p>126632</text:p>
          </table:table-cell>
          <table:table-cell office:value-type="float" office:value="125284" calcext:value-type="float">
            <text:p>1252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/>
          <table:table-cell office:value-type="float" office:value="126632" calcext:value-type="float">
            <text:p>126632</text:p>
          </table:table-cell>
          <table:table-cell office:value-type="float" office:value="127728" calcext:value-type="float">
            <text:p>127728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436" calcext:value-type="float">
            <text:p>125436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424" calcext:value-type="float">
            <text:p>125424</text:p>
          </table:table-cell>
          <table:table-cell table:formula="of:=AVERAGE([.B112:.AI112])" office:value-type="float" office:value="126046.666666667" calcext:value-type="float">
            <text:p>126046.666666667</text:p>
          </table:table-cell>
          <table:table-cell table:formula="of:=STDEVPA([.B112:.AI112])" office:value-type="float" office:value="847.364351052334" calcext:value-type="float">
            <text:p>847.3643510523</text:p>
          </table:table-cell>
          <table:table-cell table:number-columns-repeated="98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324" calcext:value-type="float">
            <text:p>125324</text:p>
          </table:table-cell>
          <table:table-cell office:value-type="float" office:value="127088" calcext:value-type="float">
            <text:p>127088</text:p>
          </table:table-cell>
          <table:table-cell office:value-type="float" office:value="126088" calcext:value-type="float">
            <text:p>126088</text:p>
          </table:table-cell>
          <table:table-cell office:value-type="float" office:value="126048" calcext:value-type="float">
            <text:p>126048</text:p>
          </table:table-cell>
          <table:table-cell office:value-type="float" office:value="127328" calcext:value-type="float">
            <text:p>127328</text:p>
          </table:table-cell>
          <table:table-cell office:value-type="float" office:value="125964" calcext:value-type="float">
            <text:p>125964</text:p>
          </table:table-cell>
          <table:table-cell office:value-type="float" office:value="115436" calcext:value-type="float">
            <text:p>115436</text:p>
          </table:table-cell>
          <table:table-cell office:value-type="float" office:value="127184" calcext:value-type="float">
            <text:p>127184</text:p>
          </table:table-cell>
          <table:table-cell office:value-type="float" office:value="6160" calcext:value-type="float">
            <text:p>6160</text:p>
          </table:table-cell>
          <table:table-cell office:value-type="float" office:value="127588" calcext:value-type="float">
            <text:p>127588</text:p>
          </table:table-cell>
          <table:table-cell office:value-type="float" office:value="127488" calcext:value-type="float">
            <text:p>127488</text:p>
          </table:table-cell>
          <table:table-cell office:value-type="float" office:value="91144" calcext:value-type="float">
            <text:p>91144</text:p>
          </table:table-cell>
          <table:table-cell office:value-type="float" office:value="125992" calcext:value-type="float">
            <text:p>125992</text:p>
          </table:table-cell>
          <table:table-cell office:value-type="float" office:value="94168" calcext:value-type="float">
            <text:p>94168</text:p>
          </table:table-cell>
          <table:table-cell office:value-type="float" office:value="98496" calcext:value-type="float">
            <text:p>98496</text:p>
          </table:table-cell>
          <table:table-cell office:value-type="float" office:value="47944" calcext:value-type="float">
            <text:p>47944</text:p>
          </table:table-cell>
          <table:table-cell office:value-type="float" office:value="97160" calcext:value-type="float">
            <text:p>97160</text:p>
          </table:table-cell>
          <table:table-cell office:value-type="float" office:value="118752" calcext:value-type="float">
            <text:p>118752</text:p>
          </table:table-cell>
          <table:table-cell office:value-type="float" office:value="67964" calcext:value-type="float">
            <text:p>67964</text:p>
          </table:table-cell>
          <table:table-cell office:value-type="float" office:value="127544" calcext:value-type="float">
            <text:p>127544</text:p>
          </table:table-cell>
          <table:table-cell office:value-type="float" office:value="92588" calcext:value-type="float">
            <text:p>92588</text:p>
          </table:table-cell>
          <table:table-cell/>
          <table:table-cell office:value-type="float" office:value="126948" calcext:value-type="float">
            <text:p>126948</text:p>
          </table:table-cell>
          <table:table-cell office:value-type="float" office:value="7728" calcext:value-type="float">
            <text:p>7728</text:p>
          </table:table-cell>
          <table:table-cell office:value-type="float" office:value="125132" calcext:value-type="float">
            <text:p>125132</text:p>
          </table:table-cell>
          <table:table-cell office:value-type="float" office:value="57156" calcext:value-type="float">
            <text:p>57156</text:p>
          </table:table-cell>
          <table:table-cell office:value-type="float" office:value="126632" calcext:value-type="float">
            <text:p>126632</text:p>
          </table:table-cell>
          <table:table-cell office:value-type="float" office:value="125560" calcext:value-type="float">
            <text:p>125560</text:p>
          </table:table-cell>
          <table:table-cell office:value-type="float" office:value="126684" calcext:value-type="float">
            <text:p>126684</text:p>
          </table:table-cell>
          <table:table-cell office:value-type="float" office:value="125132" calcext:value-type="float">
            <text:p>125132</text:p>
          </table:table-cell>
          <table:table-cell table:number-columns-repeated="2" office:value-type="float" office:value="126684" calcext:value-type="float">
            <text:p>126684</text:p>
          </table:table-cell>
          <table:table-cell office:value-type="float" office:value="38676" calcext:value-type="float">
            <text:p>38676</text:p>
          </table:table-cell>
          <table:table-cell table:formula="of:=AVERAGE([.B113:.AI113])" office:value-type="float" office:value="104943.878787879" calcext:value-type="float">
            <text:p>104943.878787879</text:p>
          </table:table-cell>
          <table:table-cell table:formula="of:=STDEVPA([.B113:.AI113])" office:value-type="float" office:value="35100.9931239607" calcext:value-type="float">
            <text:p>35100.9931239607</text:p>
          </table:table-cell>
          <table:table-cell table:number-columns-repeated="987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25132" calcext:value-type="float">
            <text:p>125132</text:p>
          </table:table-cell>
          <table:table-cell office:value-type="float" office:value="75664" calcext:value-type="float">
            <text:p>75664</text:p>
          </table:table-cell>
          <table:table-cell office:value-type="float" office:value="35624" calcext:value-type="float">
            <text:p>35624</text:p>
          </table:table-cell>
          <table:table-cell office:value-type="float" office:value="0" calcext:value-type="float">
            <text:p>0</text:p>
          </table:table-cell>
          <table:table-cell office:value-type="float" office:value="24668" calcext:value-type="float">
            <text:p>24668</text:p>
          </table:table-cell>
          <table:table-cell office:value-type="float" office:value="23100" calcext:value-type="float">
            <text:p>23100</text:p>
          </table:table-cell>
          <table:table-cell office:value-type="float" office:value="24752" calcext:value-type="float">
            <text:p>24752</text:p>
          </table:table-cell>
          <table:table-cell office:value-type="float" office:value="0" calcext:value-type="float">
            <text:p>0</text:p>
          </table:table-cell>
          <table:table-cell office:value-type="float" office:value="29464" calcext:value-type="float">
            <text:p>29464</text:p>
          </table:table-cell>
          <table:table-cell office:value-type="float" office:value="0" calcext:value-type="float">
            <text:p>0</text:p>
          </table:table-cell>
          <table:table-cell office:value-type="float" office:value="23100" calcext:value-type="float">
            <text:p>23100</text:p>
          </table:table-cell>
          <table:table-cell office:value-type="float" office:value="36960" calcext:value-type="float">
            <text:p>36960</text:p>
          </table:table-cell>
          <table:table-cell office:value-type="float" office:value="0" calcext:value-type="float">
            <text:p>0</text:p>
          </table:table-cell>
          <table:table-cell office:value-type="float" office:value="26208" calcext:value-type="float">
            <text:p>262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800" calcext:value-type="float">
            <text:p>308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564" calcext:value-type="float">
            <text:p>52564</text:p>
          </table:table-cell>
          <table:table-cell office:value-type="float" office:value="0" calcext:value-type="float">
            <text:p>0</text:p>
          </table:table-cell>
          <table:table-cell office:value-type="float" office:value="127460" calcext:value-type="float">
            <text:p>127460</text:p>
          </table:table-cell>
          <table:table-cell office:value-type="float" office:value="0" calcext:value-type="float">
            <text:p>0</text:p>
          </table:table-cell>
          <table:table-cell office:value-type="float" office:value="89324" calcext:value-type="float">
            <text:p>89324</text:p>
          </table:table-cell>
          <table:table-cell office:value-type="float" office:value="64884" calcext:value-type="float">
            <text:p>64884</text:p>
          </table:table-cell>
          <table:table-cell office:value-type="float" office:value="97192" calcext:value-type="float">
            <text:p>97192</text:p>
          </table:table-cell>
          <table:table-cell office:value-type="float" office:value="127532" calcext:value-type="float">
            <text:p>127532</text:p>
          </table:table-cell>
          <table:table-cell office:value-type="float" office:value="94200" calcext:value-type="float">
            <text:p>94200</text:p>
          </table:table-cell>
          <table:table-cell office:value-type="float" office:value="125368" calcext:value-type="float">
            <text:p>125368</text:p>
          </table:table-cell>
          <table:table-cell office:value-type="float" office:value="0" calcext:value-type="float">
            <text:p>0</text:p>
          </table:table-cell>
          <table:table-cell table:formula="of:=AVERAGE([.B114:.AI114])" office:value-type="float" office:value="37393.8181818182" calcext:value-type="float">
            <text:p>37393.8181818182</text:p>
          </table:table-cell>
          <table:table-cell table:formula="of:=STDEVPA([.B114:.AI114])" office:value-type="float" office:value="44095.47938175" calcext:value-type="float">
            <text:p>44095.47938175</text:p>
          </table:table-cell>
          <table:table-cell table:number-columns-repeated="98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27628" calcext:value-type="float">
            <text:p>127628</text:p>
          </table:table-cell>
          <table:table-cell table:number-columns-repeated="2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08" calcext:value-type="float">
            <text:p>262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office:value-type="float" office:value="47916" calcext:value-type="float">
            <text:p>47916</text:p>
          </table:table-cell>
          <table:table-cell office:value-type="float" office:value="0" calcext:value-type="float">
            <text:p>0</text:p>
          </table:table-cell>
          <table:table-cell table:formula="of:=AVERAGE([.B115:.AI115])" office:value-type="float" office:value="6160.36363636364" calcext:value-type="float">
            <text:p>6160.3636363636</text:p>
          </table:table-cell>
          <table:table-cell table:formula="of:=STDEVPA([.B115:.AI115])" office:value-type="float" office:value="23369.0598737502" calcext:value-type="float">
            <text:p>23369.0598737502</text:p>
          </table:table-cell>
          <table:table-cell table:number-columns-repeated="987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0808" calcext:value-type="float">
            <text:p>10808</text:p>
          </table:table-cell>
          <table:table-cell table:number-columns-repeated="21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16:.AI116])" office:value-type="float" office:value="329.212121212121" calcext:value-type="float">
            <text:p>329.2121212121</text:p>
          </table:table-cell>
          <table:table-cell table:formula="of:=STDEVPA([.B116:.AI116])" office:value-type="float" office:value="1852.43034069457" calcext:value-type="float">
            <text:p>1852.4303406946</text:p>
          </table:table-cell>
          <table:table-cell table:number-columns-repeated="987"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22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table:formula="of:=AVERAGE([.B117:.AI117])" office:value-type="float" office:value="0" calcext:value-type="float">
            <text:p>0</text:p>
          </table:table-cell>
          <table:table-cell table:formula="of:=STDEVPA([.B117:.AI117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table:formula="of:=AVERAGE([.B118:.AI118])" office:value-type="float" office:value="3.39393939393939" calcext:value-type="float">
            <text:p>3.3939393939</text:p>
          </table:table-cell>
          <table:table-cell table:formula="of:=STDEVPA([.B118:.AI118])" office:value-type="float" office:value="13.3619527558988" calcext:value-type="float">
            <text:p>13.3619527559</text:p>
          </table:table-cell>
          <table:table-cell table:number-columns-repeated="987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taque" table:style-name="ta1"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3" table:number-columns-repeated="2" table:default-cell-style-name="ce4"/>
        <table:table-column table:style-name="co4" table:number-columns-repeated="98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host10eth0.pcap0stat0160421014205801.txt</text:p>
          </table:table-cell>
          <table:table-cell office:value-type="string" calcext:value-type="string">
            <text:p>host10eth0.pcap0stat0160421015132502.txt</text:p>
          </table:table-cell>
          <table:table-cell office:value-type="string" calcext:value-type="string">
            <text:p>host10eth0.pcap0stat0160421015165303.txt</text:p>
          </table:table-cell>
          <table:table-cell office:value-type="string" calcext:value-type="string">
            <text:p>host10eth0.pcap0stat0160421015202104.txt</text:p>
          </table:table-cell>
          <table:table-cell office:value-type="string" calcext:value-type="string">
            <text:p>host10eth0.pcap0stat0160421015234905.txt</text:p>
          </table:table-cell>
          <table:table-cell office:value-type="string" calcext:value-type="string">
            <text:p>host10eth0.pcap0stat0160421015271706.txt</text:p>
          </table:table-cell>
          <table:table-cell office:value-type="string" calcext:value-type="string">
            <text:p>host10eth0.pcap0stat0160421015304407.txt</text:p>
          </table:table-cell>
          <table:table-cell office:value-type="string" calcext:value-type="string">
            <text:p>host10eth0.pcap0stat0160421015341408.txt</text:p>
          </table:table-cell>
          <table:table-cell office:value-type="string" calcext:value-type="string">
            <text:p>host10eth0.pcap0stat0160421015374209.txt</text:p>
          </table:table-cell>
          <table:table-cell office:value-type="string" calcext:value-type="string">
            <text:p>host10eth0.pcap0stat01604210154109010.txt</text:p>
          </table:table-cell>
          <table:table-cell office:value-type="string" calcext:value-type="string">
            <text:p>host10eth0.pcap0stat01604210154437011.txt</text:p>
          </table:table-cell>
          <table:table-cell office:value-type="string" calcext:value-type="string">
            <text:p>host10eth0.pcap0stat01604210154805012.txt</text:p>
          </table:table-cell>
          <table:table-cell office:value-type="string" calcext:value-type="string">
            <text:p>host10eth0.pcap0stat01604210155132013.txt</text:p>
          </table:table-cell>
          <table:table-cell office:value-type="string" calcext:value-type="string">
            <text:p>host10eth0.pcap0stat01604210155500014.txt</text:p>
          </table:table-cell>
          <table:table-cell office:value-type="string" calcext:value-type="string">
            <text:p>host10eth0.pcap0stat01604210155829015.txt</text:p>
          </table:table-cell>
          <table:table-cell office:value-type="string" calcext:value-type="string">
            <text:p>host10eth0.pcap0stat01604210160156016.txt</text:p>
          </table:table-cell>
          <table:table-cell office:value-type="string" calcext:value-type="string">
            <text:p>host10eth0.pcap0stat01604210160523017.txt</text:p>
          </table:table-cell>
          <table:table-cell office:value-type="string" calcext:value-type="string">
            <text:p>host10eth0.pcap0stat01604210160850018.txt</text:p>
          </table:table-cell>
          <table:table-cell office:value-type="string" calcext:value-type="string">
            <text:p>host10eth0.pcap0stat01604210161218019.txt</text:p>
          </table:table-cell>
          <table:table-cell office:value-type="string" calcext:value-type="string">
            <text:p>host10eth0.pcap0stat01604210161546020.txt</text:p>
          </table:table-cell>
          <table:table-cell office:value-type="string" calcext:value-type="string">
            <text:p>host10eth0.pcap0stat01604210161913021.txt</text:p>
          </table:table-cell>
          <table:table-cell office:value-type="string" calcext:value-type="string">
            <text:p>host10eth0.pcap0stat01604210162241022.txt</text:p>
          </table:table-cell>
          <table:table-cell office:value-type="string" calcext:value-type="string">
            <text:p>host10eth0.pcap0stat01604210162608023.txt</text:p>
          </table:table-cell>
          <table:table-cell office:value-type="string" calcext:value-type="string">
            <text:p>host10eth0.pcap0stat01604210162933024.txt</text:p>
          </table:table-cell>
          <table:table-cell office:value-type="string" calcext:value-type="string">
            <text:p>host10eth0.pcap0stat01604210163301025.txt</text:p>
          </table:table-cell>
          <table:table-cell office:value-type="string" calcext:value-type="string">
            <text:p>host10eth0.pcap0stat01604210163628026.txt</text:p>
          </table:table-cell>
          <table:table-cell office:value-type="string" calcext:value-type="string">
            <text:p>host10eth0.pcap0stat01604210163957027.txt</text:p>
          </table:table-cell>
          <table:table-cell office:value-type="string" calcext:value-type="string">
            <text:p>host10eth0.pcap0stat01604210164324028.txt</text:p>
          </table:table-cell>
          <table:table-cell office:value-type="string" calcext:value-type="string">
            <text:p>host10eth0.pcap0stat01604210164654029.txt</text:p>
          </table:table-cell>
          <table:table-cell office:value-type="string" calcext:value-type="string">
            <text:p>host10eth0.pcap0stat01604210165022030.txt</text:p>
          </table:table-cell>
          <table:table-cell office:value-type="string" calcext:value-type="string">
            <text:p>host10eth0.pcap0stat01604210165350031.txt</text:p>
          </table:table-cell>
          <table:table-cell office:value-type="string" calcext:value-type="string">
            <text:p>host10eth0.pcap0stat01604210165719032.txt</text:p>
          </table:table-cell>
          <table:table-cell office:value-type="string" calcext:value-type="string">
            <text:p>host10eth0.pcap0stat01604210170048033.txt</text:p>
          </table:table-cell>
          <table:table-cell office:value-type="string" calcext:value-type="string">
            <text:p>host10eth0.pcap0stat01604210170417034.txt</text:p>
          </table:table-cell>
          <table:table-cell table:style-name="ce3" office:value-type="string" calcext:value-type="string">
            <text:p>mediaVAtaque</text:p>
          </table:table-cell>
          <table:table-cell table:style-name="ce3" office:value-type="string" calcext:value-type="string">
            <text:p>desvVAtaque</text:p>
          </table:table-cell>
          <table:table-cell table:style-name="ce5" table:number-columns-repeated="987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41480" calcext:value-type="float">
            <text:p>141480</text:p>
          </table:table-cell>
          <table:table-cell office:value-type="float" office:value="142560" calcext:value-type="float">
            <text:p>142560</text:p>
          </table:table-cell>
          <table:table-cell office:value-type="float" office:value="141480" calcext:value-type="float">
            <text:p>141480</text:p>
          </table:table-cell>
          <table:table-cell table:number-columns-repeated="2" office:value-type="float" office:value="142560" calcext:value-type="float">
            <text:p>142560</text:p>
          </table:table-cell>
          <table:table-cell office:value-type="float" office:value="140280" calcext:value-type="float">
            <text:p>140280</text:p>
          </table:table-cell>
          <table:table-cell table:number-columns-repeated="3" office:value-type="float" office:value="141480" calcext:value-type="float">
            <text:p>141480</text:p>
          </table:table-cell>
          <table:table-cell office:value-type="float" office:value="141440" calcext:value-type="float">
            <text:p>141440</text:p>
          </table:table-cell>
          <table:table-cell office:value-type="float" office:value="142560" calcext:value-type="float">
            <text:p>142560</text:p>
          </table:table-cell>
          <table:table-cell table:number-columns-repeated="3" office:value-type="float" office:value="141480" calcext:value-type="float">
            <text:p>141480</text:p>
          </table:table-cell>
          <table:table-cell office:value-type="float" office:value="142560" calcext:value-type="float">
            <text:p>142560</text:p>
          </table:table-cell>
          <table:table-cell table:number-columns-repeated="3" office:value-type="float" office:value="141480" calcext:value-type="float">
            <text:p>141480</text:p>
          </table:table-cell>
          <table:table-cell office:value-type="float" office:value="142560" calcext:value-type="float">
            <text:p>142560</text:p>
          </table:table-cell>
          <table:table-cell office:value-type="float" office:value="141480" calcext:value-type="float">
            <text:p>141480</text:p>
          </table:table-cell>
          <table:table-cell office:value-type="float" office:value="142560" calcext:value-type="float">
            <text:p>142560</text:p>
          </table:table-cell>
          <table:table-cell/>
          <table:table-cell office:value-type="float" office:value="142560" calcext:value-type="float">
            <text:p>142560</text:p>
          </table:table-cell>
          <table:table-cell office:value-type="float" office:value="141480" calcext:value-type="float">
            <text:p>141480</text:p>
          </table:table-cell>
          <table:table-cell office:value-type="float" office:value="142560" calcext:value-type="float">
            <text:p>142560</text:p>
          </table:table-cell>
          <table:table-cell table:number-columns-repeated="2" office:value-type="float" office:value="141480" calcext:value-type="float">
            <text:p>141480</text:p>
          </table:table-cell>
          <table:table-cell office:value-type="float" office:value="142560" calcext:value-type="float">
            <text:p>142560</text:p>
          </table:table-cell>
          <table:table-cell office:value-type="float" office:value="141480" calcext:value-type="float">
            <text:p>141480</text:p>
          </table:table-cell>
          <table:table-cell office:value-type="float" office:value="142560" calcext:value-type="float">
            <text:p>142560</text:p>
          </table:table-cell>
          <table:table-cell office:value-type="float" office:value="141320" calcext:value-type="float">
            <text:p>141320</text:p>
          </table:table-cell>
          <table:table-cell table:number-columns-repeated="2" office:value-type="float" office:value="142560" calcext:value-type="float">
            <text:p>142560</text:p>
          </table:table-cell>
          <table:table-cell table:formula="of:=AVERAGE([.B2:.AI2])" office:value-type="float" office:value="141863.03030303" calcext:value-type="float">
            <text:p>141863.03030303</text:p>
          </table:table-cell>
          <table:table-cell table:formula="of:=STDEVPA([.B2:.AI2])" office:value-type="float" office:value="597.694990870786" calcext:value-type="float">
            <text:p>597.6949908708</text:p>
          </table:table-cell>
          <table:table-cell table:number-columns-repeated="98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560" calcext:value-type="float">
            <text:p>12756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6400" calcext:value-type="float">
            <text:p>12640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/>
          <table:table-cell table:number-columns-repeated="5" office:value-type="float" office:value="127440" calcext:value-type="float">
            <text:p>127440</text:p>
          </table:table-cell>
          <table:table-cell office:value-type="float" office:value="125280" calcext:value-type="float">
            <text:p>12528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6440" calcext:value-type="float">
            <text:p>126440</text:p>
          </table:table-cell>
          <table:table-cell table:number-columns-repeated="2" office:value-type="float" office:value="127440" calcext:value-type="float">
            <text:p>127440</text:p>
          </table:table-cell>
          <table:table-cell table:formula="of:=AVERAGE([.B3:.AI3])" office:value-type="float" office:value="127087.272727273" calcext:value-type="float">
            <text:p>127087.272727273</text:p>
          </table:table-cell>
          <table:table-cell table:formula="of:=STDEVPA([.B3:.AI3])" office:value-type="float" office:value="572.624329372698" calcext:value-type="float">
            <text:p>572.6243293727</text:p>
          </table:table-cell>
          <table:table-cell table:number-columns-repeated="98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5280" calcext:value-type="float">
            <text:p>12528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00" calcext:value-type="float">
            <text:p>12740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/>
          <table:table-cell office:value-type="float" office:value="126360" calcext:value-type="float">
            <text:p>126360</text:p>
          </table:table-cell>
          <table:table-cell office:value-type="float" office:value="125280" calcext:value-type="float">
            <text:p>125280</text:p>
          </table:table-cell>
          <table:table-cell table:number-columns-repeated="3"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6360" calcext:value-type="float">
            <text:p>126360</text:p>
          </table:table-cell>
          <table:table-cell office:value-type="float" office:value="126440" calcext:value-type="float">
            <text:p>126440</text:p>
          </table:table-cell>
          <table:table-cell table:number-columns-repeated="2" office:value-type="float" office:value="126360" calcext:value-type="float">
            <text:p>126360</text:p>
          </table:table-cell>
          <table:table-cell table:formula="of:=AVERAGE([.B4:.AI4])" office:value-type="float" office:value="126655.757575758" calcext:value-type="float">
            <text:p>126655.757575758</text:p>
          </table:table-cell>
          <table:table-cell table:formula="of:=STDEVPA([.B4:.AI4])" office:value-type="float" office:value="607.982407555641" calcext:value-type="float">
            <text:p>607.9824075556</text:p>
          </table:table-cell>
          <table:table-cell table:number-columns-repeated="98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6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6320" calcext:value-type="float">
            <text:p>126320</text:p>
          </table:table-cell>
          <table:table-cell table:number-columns-repeated="5" office:value-type="float" office:value="127440" calcext:value-type="float">
            <text:p>127440</text:p>
          </table:table-cell>
          <table:table-cell table:number-columns-repeated="2" office:value-type="float" office:value="126360" calcext:value-type="float">
            <text:p>126360</text:p>
          </table:table-cell>
          <table:table-cell office:value-type="float" office:value="126400" calcext:value-type="float">
            <text:p>12640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6360" calcext:value-type="float">
            <text:p>126360</text:p>
          </table:table-cell>
          <table:table-cell/>
          <table:table-cell table:number-columns-repeated="5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table:formula="of:=AVERAGE([.B5:.AI5])" office:value-type="float" office:value="127080" calcext:value-type="float">
            <text:p>127080</text:p>
          </table:table-cell>
          <table:table-cell table:formula="of:=STDEVPA([.B5:.AI5])" office:value-type="float" office:value="509.212106785542" calcext:value-type="float">
            <text:p>509.2121067855</text:p>
          </table:table-cell>
          <table:table-cell table:number-columns-repeated="98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5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7480" calcext:value-type="float">
            <text:p>1274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400" calcext:value-type="float">
            <text:p>12740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7" office:value-type="float" office:value="127440" calcext:value-type="float">
            <text:p>127440</text:p>
          </table:table-cell>
          <table:table-cell/>
          <table:table-cell table:number-columns-repeated="7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table:formula="of:=AVERAGE([.B6:.AI6])" office:value-type="float" office:value="127374.545454545" calcext:value-type="float">
            <text:p>127374.545454545</text:p>
          </table:table-cell>
          <table:table-cell table:formula="of:=STDEVPA([.B6:.AI6])" office:value-type="float" office:value="455.944513563916" calcext:value-type="float">
            <text:p>455.9445135639</text:p>
          </table:table-cell>
          <table:table-cell table:number-columns-repeated="98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6360" calcext:value-type="float">
            <text:p>126360</text:p>
          </table:table-cell>
          <table:table-cell table:number-columns-repeated="5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6400" calcext:value-type="float">
            <text:p>12640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5" office:value-type="float" office:value="127440" calcext:value-type="float">
            <text:p>127440</text:p>
          </table:table-cell>
          <table:table-cell/>
          <table:table-cell table:number-columns-repeated="3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4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table:formula="of:=AVERAGE([.B7:.AI7])" office:value-type="float" office:value="127277.575757576" calcext:value-type="float">
            <text:p>127277.575757576</text:p>
          </table:table-cell>
          <table:table-cell table:formula="of:=STDEVPA([.B7:.AI7])" office:value-type="float" office:value="467.404375590768" calcext:value-type="float">
            <text:p>467.4043755908</text:p>
          </table:table-cell>
          <table:table-cell table:number-columns-repeated="987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320" calcext:value-type="float">
            <text:p>1273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table:number-columns-repeated="2"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240" calcext:value-type="float">
            <text:p>1262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/>
          <table:table-cell table:number-columns-repeated="3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formula="of:=AVERAGE([.B8:.AI8])" office:value-type="float" office:value="127367.272727273" calcext:value-type="float">
            <text:p>127367.272727273</text:p>
          </table:table-cell>
          <table:table-cell table:formula="of:=STDEVPA([.B8:.AI8])" office:value-type="float" office:value="754.297878332028" calcext:value-type="float">
            <text:p>754.297878332</text:p>
          </table:table-cell>
          <table:table-cell table:number-columns-repeated="987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560" calcext:value-type="float">
            <text:p>1275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360" calcext:value-type="float">
            <text:p>127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3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640" calcext:value-type="float">
            <text:p>1286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/>
          <table:table-cell table:number-columns-repeated="5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table:formula="of:=AVERAGE([.B9:.AI9])" office:value-type="float" office:value="127543.03030303" calcext:value-type="float">
            <text:p>127543.03030303</text:p>
          </table:table-cell>
          <table:table-cell table:formula="of:=STDEVPA([.B9:.AI9])" office:value-type="float" office:value="676.60688576869" calcext:value-type="float">
            <text:p>676.6068857687</text:p>
          </table:table-cell>
          <table:table-cell table:number-columns-repeated="98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7240" calcext:value-type="float">
            <text:p>12724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520" calcext:value-type="float">
            <text:p>127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5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/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5" office:value-type="float" office:value="127440" calcext:value-type="float">
            <text:p>127440</text:p>
          </table:table-cell>
          <table:table-cell table:formula="of:=AVERAGE([.B10:.AI10])" office:value-type="float" office:value="127567.272727273" calcext:value-type="float">
            <text:p>127567.272727273</text:p>
          </table:table-cell>
          <table:table-cell table:formula="of:=STDEVPA([.B10:.AI10])" office:value-type="float" office:value="444.16262874239" calcext:value-type="float">
            <text:p>444.1626287424</text:p>
          </table:table-cell>
          <table:table-cell table:number-columns-repeated="987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640" calcext:value-type="float">
            <text:p>127640</text:p>
          </table:table-cell>
          <table:table-cell office:value-type="float" office:value="127240" calcext:value-type="float">
            <text:p>1272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4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/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7240" calcext:value-type="float">
            <text:p>1272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formula="of:=AVERAGE([.B11:.AI11])" office:value-type="float" office:value="127597.575757576" calcext:value-type="float">
            <text:p>127597.575757576</text:p>
          </table:table-cell>
          <table:table-cell table:formula="of:=STDEVPA([.B11:.AI11])" office:value-type="float" office:value="662.040144818801" calcext:value-type="float">
            <text:p>662.0401448188</text:p>
          </table:table-cell>
          <table:table-cell table:number-columns-repeated="987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640" calcext:value-type="float">
            <text:p>1276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120" calcext:value-type="float">
            <text:p>12612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4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/>
          <table:table-cell table:number-columns-repeated="3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00" calcext:value-type="float">
            <text:p>12740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640" calcext:value-type="float">
            <text:p>127640</text:p>
          </table:table-cell>
          <table:table-cell office:value-type="float" office:value="124600" calcext:value-type="float">
            <text:p>124600</text:p>
          </table:table-cell>
          <table:table-cell table:number-columns-repeated="2" office:value-type="float" office:value="128520" calcext:value-type="float">
            <text:p>128520</text:p>
          </table:table-cell>
          <table:table-cell table:formula="of:=AVERAGE([.B12:.AI12])" office:value-type="float" office:value="127684.848484849" calcext:value-type="float">
            <text:p>127684.848484849</text:p>
          </table:table-cell>
          <table:table-cell table:formula="of:=STDEVPA([.B12:.AI12])" office:value-type="float" office:value="916.846113164569" calcext:value-type="float">
            <text:p>916.8461131646</text:p>
          </table:table-cell>
          <table:table-cell table:number-columns-repeated="98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8480" calcext:value-type="float">
            <text:p>128480</text:p>
          </table:table-cell>
          <table:table-cell office:value-type="float" office:value="125280" calcext:value-type="float">
            <text:p>12528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280" calcext:value-type="float">
            <text:p>127280</text:p>
          </table:table-cell>
          <table:table-cell office:value-type="float" office:value="127680" calcext:value-type="float">
            <text:p>12768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4400" calcext:value-type="float">
            <text:p>12440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6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/>
          <table:table-cell office:value-type="float" office:value="127440" calcext:value-type="float">
            <text:p>127440</text:p>
          </table:table-cell>
          <table:table-cell office:value-type="float" office:value="125960" calcext:value-type="float">
            <text:p>1259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80" calcext:value-type="float">
            <text:p>12748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9200" calcext:value-type="float">
            <text:p>12920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formula="of:=AVERAGE([.B13:.AI13])" office:value-type="float" office:value="127456.96969697" calcext:value-type="float">
            <text:p>127456.96969697</text:p>
          </table:table-cell>
          <table:table-cell table:formula="of:=STDEVPA([.B13:.AI13])" office:value-type="float" office:value="948.416494777782" calcext:value-type="float">
            <text:p>948.4164947778</text:p>
          </table:table-cell>
          <table:table-cell table:number-columns-repeated="98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480" calcext:value-type="float">
            <text:p>12748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7200" calcext:value-type="float">
            <text:p>127200</text:p>
          </table:table-cell>
          <table:table-cell office:value-type="float" office:value="127600" calcext:value-type="float">
            <text:p>12760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9400" calcext:value-type="float">
            <text:p>129400</text:p>
          </table:table-cell>
          <table:table-cell table:number-columns-repeated="2" office:value-type="float" office:value="126360" calcext:value-type="float">
            <text:p>126360</text:p>
          </table:table-cell>
          <table:table-cell office:value-type="float" office:value="126960" calcext:value-type="float">
            <text:p>12696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table:number-columns-repeated="3" office:value-type="float" office:value="128520" calcext:value-type="float">
            <text:p>128520</text:p>
          </table:table-cell>
          <table:table-cell/>
          <table:table-cell office:value-type="float" office:value="128520" calcext:value-type="float">
            <text:p>128520</text:p>
          </table:table-cell>
          <table:table-cell office:value-type="float" office:value="127840" calcext:value-type="float">
            <text:p>12784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960" calcext:value-type="float">
            <text:p>12696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formula="of:=AVERAGE([.B14:.AI14])" office:value-type="float" office:value="127743.03030303" calcext:value-type="float">
            <text:p>127743.03030303</text:p>
          </table:table-cell>
          <table:table-cell table:formula="of:=STDEVPA([.B14:.AI14])" office:value-type="float" office:value="781.980720712841" calcext:value-type="float">
            <text:p>781.9807207128</text:p>
          </table:table-cell>
          <table:table-cell table:number-columns-repeated="987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680" calcext:value-type="float">
            <text:p>12768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5280" calcext:value-type="float">
            <text:p>12528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920" calcext:value-type="float">
            <text:p>1279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00" calcext:value-type="float">
            <text:p>127400</text:p>
          </table:table-cell>
          <table:table-cell office:value-type="float" office:value="129600" calcext:value-type="float">
            <text:p>12960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/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920" calcext:value-type="float">
            <text:p>127920</text:p>
          </table:table-cell>
          <table:table-cell office:value-type="float" office:value="127440" calcext:value-type="float">
            <text:p>127440</text:p>
          </table:table-cell>
          <table:table-cell table:number-columns-repeated="4" office:value-type="float" office:value="128520" calcext:value-type="float">
            <text:p>128520</text:p>
          </table:table-cell>
          <table:table-cell table:formula="of:=AVERAGE([.B15:.AI15])" office:value-type="float" office:value="127769.696969697" calcext:value-type="float">
            <text:p>127769.696969697</text:p>
          </table:table-cell>
          <table:table-cell table:formula="of:=STDEVPA([.B15:.AI15])" office:value-type="float" office:value="889.209675817" calcext:value-type="float">
            <text:p>889.209675817</text:p>
          </table:table-cell>
          <table:table-cell table:number-columns-repeated="98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4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040" calcext:value-type="float">
            <text:p>12604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7480" calcext:value-type="float">
            <text:p>12748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/>
          <table:table-cell table:number-columns-repeated="4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200" calcext:value-type="float">
            <text:p>126200</text:p>
          </table:table-cell>
          <table:table-cell office:value-type="float" office:value="126360" calcext:value-type="float">
            <text:p>126360</text:p>
          </table:table-cell>
          <table:table-cell table:formula="of:=AVERAGE([.B16:.AI16])" office:value-type="float" office:value="127655.757575758" calcext:value-type="float">
            <text:p>127655.757575758</text:p>
          </table:table-cell>
          <table:table-cell table:formula="of:=STDEVPA([.B16:.AI16])" office:value-type="float" office:value="767.897682195614" calcext:value-type="float">
            <text:p>767.8976821956</text:p>
          </table:table-cell>
          <table:table-cell table:number-columns-repeated="98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26240" calcext:value-type="float">
            <text:p>126240</text:p>
          </table:table-cell>
          <table:table-cell office:value-type="float" office:value="127400" calcext:value-type="float">
            <text:p>12740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6360" calcext:value-type="float">
            <text:p>126360</text:p>
          </table:table-cell>
          <table:table-cell office:value-type="float" office:value="128840" calcext:value-type="float">
            <text:p>1288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/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6280" calcext:value-type="float">
            <text:p>126280</text:p>
          </table:table-cell>
          <table:table-cell office:value-type="float" office:value="128680" calcext:value-type="float">
            <text:p>128680</text:p>
          </table:table-cell>
          <table:table-cell office:value-type="float" office:value="128520" calcext:value-type="float">
            <text:p>128520</text:p>
          </table:table-cell>
          <table:table-cell table:formula="of:=AVERAGE([.B17:.AI17])" office:value-type="float" office:value="127676.363636364" calcext:value-type="float">
            <text:p>127676.363636364</text:p>
          </table:table-cell>
          <table:table-cell table:formula="of:=STDEVPA([.B17:.AI17])" office:value-type="float" office:value="936.39482148717" calcext:value-type="float">
            <text:p>936.3948214872</text:p>
          </table:table-cell>
          <table:table-cell table:number-columns-repeated="98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27560" calcext:value-type="float">
            <text:p>127560</text:p>
          </table:table-cell>
          <table:table-cell office:value-type="float" office:value="127480" calcext:value-type="float">
            <text:p>127480</text:p>
          </table:table-cell>
          <table:table-cell table:number-columns-repeated="3"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/>
          <table:table-cell office:value-type="float" office:value="127440" calcext:value-type="float">
            <text:p>12744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38880" calcext:value-type="float">
            <text:p>3888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440" calcext:value-type="float">
            <text:p>126440</text:p>
          </table:table-cell>
          <table:table-cell table:number-columns-repeated="2" office:value-type="float" office:value="127440" calcext:value-type="float">
            <text:p>127440</text:p>
          </table:table-cell>
          <table:table-cell table:formula="of:=AVERAGE([.B18:.AI18])" office:value-type="float" office:value="124992.727272727" calcext:value-type="float">
            <text:p>124992.727272727</text:p>
          </table:table-cell>
          <table:table-cell table:formula="of:=STDEVPA([.B18:.AI18])" office:value-type="float" office:value="15245.0447533512" calcext:value-type="float">
            <text:p>15245.0447533512</text:p>
          </table:table-cell>
          <table:table-cell table:number-columns-repeated="987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120" calcext:value-type="float">
            <text:p>12712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20" calcext:value-type="float">
            <text:p>1263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/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0" calcext:value-type="float">
            <text:p>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formula="of:=AVERAGE([.B19:.AI19])" office:value-type="float" office:value="123894.545454545" calcext:value-type="float">
            <text:p>123894.545454545</text:p>
          </table:table-cell>
          <table:table-cell table:formula="of:=STDEVPA([.B19:.AI19])" office:value-type="float" office:value="21913.9647037183" calcext:value-type="float">
            <text:p>21913.9647037183</text:p>
          </table:table-cell>
          <table:table-cell table:number-columns-repeated="98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27360" calcext:value-type="float">
            <text:p>127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680" calcext:value-type="float">
            <text:p>12668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80" calcext:value-type="float">
            <text:p>1274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040" calcext:value-type="float">
            <text:p>126040</text:p>
          </table:table-cell>
          <table:table-cell/>
          <table:table-cell table:number-columns-repeated="3" office:value-type="float" office:value="128520" calcext:value-type="float">
            <text:p>128520</text:p>
          </table:table-cell>
          <table:table-cell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table:formula="of:=AVERAGE([.B20:.AI20])" office:value-type="float" office:value="123904.242424242" calcext:value-type="float">
            <text:p>123904.242424242</text:p>
          </table:table-cell>
          <table:table-cell table:formula="of:=STDEVPA([.B20:.AI20])" office:value-type="float" office:value="21918.7722270484" calcext:value-type="float">
            <text:p>21918.7722270484</text:p>
          </table:table-cell>
          <table:table-cell table:number-columns-repeated="98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28600" calcext:value-type="float">
            <text:p>12860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00" calcext:value-type="float">
            <text:p>12740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42120" calcext:value-type="float">
            <text:p>4212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7760" calcext:value-type="float">
            <text:p>127760</text:p>
          </table:table-cell>
          <table:table-cell/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table:formula="of:=AVERAGE([.B21:.AI21])" office:value-type="float" office:value="121298.181818182" calcext:value-type="float">
            <text:p>121298.181818182</text:p>
          </table:table-cell>
          <table:table-cell table:formula="of:=STDEVPA([.B21:.AI21])" office:value-type="float" office:value="25991.49714747" calcext:value-type="float">
            <text:p>25991.49714747</text:p>
          </table:table-cell>
          <table:table-cell table:number-columns-repeated="987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2" office:value-type="float" office:value="126360" calcext:value-type="float">
            <text:p>126360</text:p>
          </table:table-cell>
          <table:table-cell office:value-type="float" office:value="127480" calcext:value-type="float">
            <text:p>12748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/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12320" calcext:value-type="float">
            <text:p>112320</text:p>
          </table:table-cell>
          <table:table-cell office:value-type="float" office:value="128520" calcext:value-type="float">
            <text:p>128520</text:p>
          </table:table-cell>
          <table:table-cell table:formula="of:=AVERAGE([.B22:.AI22])" office:value-type="float" office:value="119586.666666667" calcext:value-type="float">
            <text:p>119586.666666667</text:p>
          </table:table-cell>
          <table:table-cell table:formula="of:=STDEVPA([.B22:.AI22])" office:value-type="float" office:value="30500.1645963434" calcext:value-type="float">
            <text:p>30500.1645963434</text:p>
          </table:table-cell>
          <table:table-cell table:number-columns-repeated="98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28080" calcext:value-type="float">
            <text:p>28080</text:p>
          </table:table-cell>
          <table:table-cell/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0" calcext:value-type="float">
            <text:p>0</text:p>
          </table:table-cell>
          <table:table-cell office:value-type="float" office:value="126360" calcext:value-type="float">
            <text:p>126360</text:p>
          </table:table-cell>
          <table:table-cell table:number-columns-repeated="4" office:value-type="float" office:value="128520" calcext:value-type="float">
            <text:p>128520</text:p>
          </table:table-cell>
          <table:table-cell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table:formula="of:=AVERAGE([.B23:.AI23])" office:value-type="float" office:value="113138.181818182" calcext:value-type="float">
            <text:p>113138.181818182</text:p>
          </table:table-cell>
          <table:table-cell table:formula="of:=STDEVPA([.B23:.AI23])" office:value-type="float" office:value="39642.5496423825" calcext:value-type="float">
            <text:p>39642.5496423825</text:p>
          </table:table-cell>
          <table:table-cell table:number-columns-repeated="98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table:number-columns-repeated="4" office:value-type="float" office:value="127440" calcext:value-type="float">
            <text:p>127440</text:p>
          </table:table-cell>
          <table:table-cell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table:formula="of:=AVERAGE([.B24:.AI24])" office:value-type="float" office:value="112385.454545455" calcext:value-type="float">
            <text:p>112385.454545455</text:p>
          </table:table-cell>
          <table:table-cell table:formula="of:=STDEVPA([.B24:.AI24])" office:value-type="float" office:value="41742.7351030607" calcext:value-type="float">
            <text:p>41742.7351030607</text:p>
          </table:table-cell>
          <table:table-cell table:number-columns-repeated="987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table:number-columns-repeated="4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0" calcext:value-type="float">
            <text:p>0</text:p>
          </table:table-cell>
          <table:table-cell office:value-type="float" office:value="114480" calcext:value-type="float">
            <text:p>1144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48600" calcext:value-type="float">
            <text:p>48600</text:p>
          </table:table-cell>
          <table:table-cell office:value-type="float" office:value="128120" calcext:value-type="float">
            <text:p>128120</text:p>
          </table:table-cell>
          <table:table-cell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table:formula="of:=AVERAGE([.B25:.AI25])" office:value-type="float" office:value="105729.696969697" calcext:value-type="float">
            <text:p>105729.696969697</text:p>
          </table:table-cell>
          <table:table-cell table:formula="of:=STDEVPA([.B25:.AI25])" office:value-type="float" office:value="46725.3868109772" calcext:value-type="float">
            <text:p>46725.3868109772</text:p>
          </table:table-cell>
          <table:table-cell table:number-columns-repeated="98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080" calcext:value-type="float">
            <text:p>1270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7040" calcext:value-type="float">
            <text:p>12704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0" calcext:value-type="float">
            <text:p>0</text:p>
          </table:table-cell>
          <table:table-cell office:value-type="float" office:value="126760" calcext:value-type="float">
            <text:p>126760</text:p>
          </table:table-cell>
          <table:table-cell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table:formula="of:=AVERAGE([.B26:.AI26])" office:value-type="float" office:value="100494.545454545" calcext:value-type="float">
            <text:p>100494.545454545</text:p>
          </table:table-cell>
          <table:table-cell table:formula="of:=STDEVPA([.B26:.AI26])" office:value-type="float" office:value="52146.8963073581" calcext:value-type="float">
            <text:p>52146.8963073581</text:p>
          </table:table-cell>
          <table:table-cell table:number-columns-repeated="987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90720" calcext:value-type="float">
            <text:p>907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680" calcext:value-type="float">
            <text:p>126680</text:p>
          </table:table-cell>
          <table:table-cell office:value-type="float" office:value="62640" calcext:value-type="float">
            <text:p>626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8880" calcext:value-type="float">
            <text:p>1288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7840" calcext:value-type="float">
            <text:p>1278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table:formula="of:=AVERAGE([.B27:.AI27])" office:value-type="float" office:value="97756.3636363636" calcext:value-type="float">
            <text:p>97756.3636363636</text:p>
          </table:table-cell>
          <table:table-cell table:formula="of:=STDEVPA([.B27:.AI27])" office:value-type="float" office:value="52274.4249315894" calcext:value-type="float">
            <text:p>52274.4249315894</text:p>
          </table:table-cell>
          <table:table-cell table:number-columns-repeated="987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120" calcext:value-type="float">
            <text:p>127120</text:p>
          </table:table-cell>
          <table:table-cell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04760" calcext:value-type="float">
            <text:p>1047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8520" calcext:value-type="float">
            <text:p>12852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office:value-type="float" office:value="0" calcext:value-type="float">
            <text:p>0</text:p>
          </table:table-cell>
          <table:table-cell office:value-type="float" office:value="89640" calcext:value-type="float">
            <text:p>89640</text:p>
          </table:table-cell>
          <table:table-cell table:formula="of:=AVERAGE([.B28:.AI28])" office:value-type="float" office:value="91103.0303030303" calcext:value-type="float">
            <text:p>91103.0303030303</text:p>
          </table:table-cell>
          <table:table-cell table:formula="of:=STDEVPA([.B28:.AI28])" office:value-type="float" office:value="56289.4347417394" calcext:value-type="float">
            <text:p>56289.4347417394</text:p>
          </table:table-cell>
          <table:table-cell table:number-columns-repeated="98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26360" calcext:value-type="float">
            <text:p>126360</text:p>
          </table:table-cell>
          <table:table-cell office:value-type="float" office:value="33480" calcext:value-type="float">
            <text:p>33480</text:p>
          </table:table-cell>
          <table:table-cell office:value-type="float" office:value="128480" calcext:value-type="float">
            <text:p>128480</text:p>
          </table:table-cell>
          <table:table-cell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0" calcext:value-type="float">
            <text:p>0</text:p>
          </table:table-cell>
          <table:table-cell office:value-type="float" office:value="127360" calcext:value-type="float">
            <text:p>127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0" calcext:value-type="float">
            <text:p>0</text:p>
          </table:table-cell>
          <table:table-cell office:value-type="float" office:value="128480" calcext:value-type="float">
            <text:p>128480</text:p>
          </table:table-cell>
          <table:table-cell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360" calcext:value-type="float">
            <text:p>127360</text:p>
          </table:table-cell>
          <table:table-cell office:value-type="float" office:value="0" calcext:value-type="float">
            <text:p>0</text:p>
          </table:table-cell>
          <table:table-cell office:value-type="float" office:value="111240" calcext:value-type="float">
            <text:p>1112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29:.AI29])" office:value-type="float" office:value="81778.1818181818" calcext:value-type="float">
            <text:p>81778.1818181818</text:p>
          </table:table-cell>
          <table:table-cell table:formula="of:=STDEVPA([.B29:.AI29])" office:value-type="float" office:value="60037.0334929501" calcext:value-type="float">
            <text:p>60037.0334929501</text:p>
          </table:table-cell>
          <table:table-cell table:number-columns-repeated="98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28520" calcext:value-type="float">
            <text:p>128520</text:p>
          </table:table-cell>
          <table:table-cell office:value-type="float" office:value="0" calcext:value-type="float">
            <text:p>0</text:p>
          </table:table-cell>
          <table:table-cell office:value-type="float" office:value="127480" calcext:value-type="float">
            <text:p>1274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22680" calcext:value-type="float">
            <text:p>22680</text:p>
          </table:table-cell>
          <table:table-cell office:value-type="float" office:value="126280" calcext:value-type="float">
            <text:p>126280</text:p>
          </table:table-cell>
          <table:table-cell office:value-type="float" office:value="0" calcext:value-type="float">
            <text:p>0</text:p>
          </table:table-cell>
          <table:table-cell office:value-type="float" office:value="128600" calcext:value-type="float">
            <text:p>128600</text:p>
          </table:table-cell>
          <table:table-cell office:value-type="float" office:value="128520" calcext:value-type="float">
            <text:p>1285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27440" calcext:value-type="float">
            <text:p>127440</text:p>
          </table:table-cell>
          <table:table-cell office:value-type="float" office:value="0" calcext:value-type="float">
            <text:p>0</text:p>
          </table:table-cell>
          <table:table-cell office:value-type="float" office:value="127480" calcext:value-type="float">
            <text:p>127480</text:p>
          </table:table-cell>
          <table:table-cell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520" calcext:value-type="float">
            <text:p>12752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B30:.AI30])" office:value-type="float" office:value="74230.303030303" calcext:value-type="float">
            <text:p>74230.303030303</text:p>
          </table:table-cell>
          <table:table-cell table:formula="of:=STDEVPA([.B30:.AI30])" office:value-type="float" office:value="62446.004820885" calcext:value-type="float">
            <text:p>62446.004820885</text:p>
          </table:table-cell>
          <table:table-cell table:number-columns-repeated="98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27440" calcext:value-type="float">
            <text:p>127440</text:p>
          </table:table-cell>
          <table:table-cell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0" calcext:value-type="float">
            <text:p>0</text:p>
          </table:table-cell>
          <table:table-cell office:value-type="float" office:value="128600" calcext:value-type="float">
            <text:p>128600</text:p>
          </table:table-cell>
          <table:table-cell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8360" calcext:value-type="float">
            <text:p>18360</text:p>
          </table:table-cell>
          <table:table-cell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office:value-type="float" office:value="0" calcext:value-type="float">
            <text:p>0</text:p>
          </table:table-cell>
          <table:table-cell office:value-type="float" office:value="126360" calcext:value-type="float">
            <text:p>1263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6360" calcext:value-type="float">
            <text:p>12636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B31:.AI31])" office:value-type="float" office:value="70398.7878787879" calcext:value-type="float">
            <text:p>70398.7878787879</text:p>
          </table:table-cell>
          <table:table-cell table:formula="of:=STDEVPA([.B31:.AI31])" office:value-type="float" office:value="63225.4766332406" calcext:value-type="float">
            <text:p>63225.4766332406</text:p>
          </table:table-cell>
          <table:table-cell table:number-columns-repeated="98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28520" calcext:value-type="float">
            <text:p>128520</text:p>
          </table:table-cell>
          <table:table-cell office:value-type="float" office:value="0" calcext:value-type="float">
            <text:p>0</text:p>
          </table:table-cell>
          <table:table-cell office:value-type="float" office:value="23760" calcext:value-type="float">
            <text:p>2376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0" calcext:value-type="float">
            <text:p>0</text:p>
          </table:table-cell>
          <table:table-cell office:value-type="float" office:value="65880" calcext:value-type="float">
            <text:p>65880</text:p>
          </table:table-cell>
          <table:table-cell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B32:.AI32])" office:value-type="float" office:value="64701.8181818182" calcext:value-type="float">
            <text:p>64701.8181818182</text:p>
          </table:table-cell>
          <table:table-cell table:formula="of:=STDEVPA([.B32:.AI32])" office:value-type="float" office:value="62345.5318539249" calcext:value-type="float">
            <text:p>62345.5318539249</text:p>
          </table:table-cell>
          <table:table-cell table:number-columns-repeated="98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26360" calcext:value-type="float">
            <text:p>126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280" calcext:value-type="float">
            <text:p>12128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680" calcext:value-type="float">
            <text:p>1266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600" calcext:value-type="float">
            <text:p>102600</text:p>
          </table:table-cell>
          <table:table-cell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5280" calcext:value-type="float">
            <text:p>12528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B33:.AI33])" office:value-type="float" office:value="60957.5757575758" calcext:value-type="float">
            <text:p>60957.5757575758</text:p>
          </table:table-cell>
          <table:table-cell table:formula="of:=STDEVPA([.B33:.AI33])" office:value-type="float" office:value="62984.1176242942" calcext:value-type="float">
            <text:p>62984.1176242942</text:p>
          </table:table-cell>
          <table:table-cell table:number-columns-repeated="98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2120" calcext:value-type="float">
            <text:p>42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120" calcext:value-type="float">
            <text:p>127120</text:p>
          </table:table-cell>
          <table:table-cell office:value-type="float" office:value="19440" calcext:value-type="float">
            <text:p>19440</text:p>
          </table:table-cell>
          <table:table-cell office:value-type="float" office:value="127440" calcext:value-type="float">
            <text:p>1274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200" calcext:value-type="float">
            <text:p>128200</text:p>
          </table:table-cell>
          <table:table-cell office:value-type="float" office:value="127440" calcext:value-type="float">
            <text:p>127440</text:p>
          </table:table-cell>
          <table:table-cell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5280" calcext:value-type="float">
            <text:p>1252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20" calcext:value-type="float">
            <text:p>43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040" calcext:value-type="float">
            <text:p>122040</text:p>
          </table:table-cell>
          <table:table-cell office:value-type="float" office:value="127360" calcext:value-type="float">
            <text:p>12736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B34:.AI34])" office:value-type="float" office:value="44323.6363636364" calcext:value-type="float">
            <text:p>44323.6363636364</text:p>
          </table:table-cell>
          <table:table-cell table:formula="of:=STDEVPA([.B34:.AI34])" office:value-type="float" office:value="58966.3779812819" calcext:value-type="float">
            <text:p>58966.3779812819</text:p>
          </table:table-cell>
          <table:table-cell table:number-columns-repeated="987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360" calcext:value-type="float">
            <text:p>126360</text:p>
          </table:table-cell>
          <table:table-cell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40" calcext:value-type="float">
            <text:p>78840</text:p>
          </table:table-cell>
          <table:table-cell office:value-type="float" office:value="126960" calcext:value-type="float">
            <text:p>126960</text:p>
          </table:table-cell>
          <table:table-cell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office:value-type="float" office:value="2160" calcext:value-type="float">
            <text:p>216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600" calcext:value-type="float">
            <text:p>1286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B35:.AI35])" office:value-type="float" office:value="29540.6060606061" calcext:value-type="float">
            <text:p>29540.6060606061</text:p>
          </table:table-cell>
          <table:table-cell table:formula="of:=STDEVPA([.B35:.AI35])" office:value-type="float" office:value="52674.9281939591" calcext:value-type="float">
            <text:p>52674.9281939591</text:p>
          </table:table-cell>
          <table:table-cell table:number-columns-repeated="987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320" calcext:value-type="float">
            <text:p>126320</text:p>
          </table:table-cell>
          <table:table-cell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240" calcext:value-type="float">
            <text:p>127240</text:p>
          </table:table-cell>
          <table:table-cell office:value-type="float" office:value="0" calcext:value-type="float">
            <text:p>0</text:p>
          </table:table-cell>
          <table:table-cell office:value-type="float" office:value="125280" calcext:value-type="float">
            <text:p>12528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B36:.AI36])" office:value-type="float" office:value="26894.5454545455" calcext:value-type="float">
            <text:p>26894.5454545455</text:p>
          </table:table-cell>
          <table:table-cell table:formula="of:=STDEVPA([.B36:.AI36])" office:value-type="float" office:value="51833.6797664098" calcext:value-type="float">
            <text:p>51833.6797664098</text:p>
          </table:table-cell>
          <table:table-cell table:number-columns-repeated="987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720" calcext:value-type="float">
            <text:p>125720</text:p>
          </table:table-cell>
          <table:table-cell office:value-type="float" office:value="0" calcext:value-type="float">
            <text:p>0</text:p>
          </table:table-cell>
          <table:table-cell office:value-type="float" office:value="125680" calcext:value-type="float">
            <text:p>1256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120" calcext:value-type="float">
            <text:p>12812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B37:.AI37])" office:value-type="float" office:value="23151.5151515152" calcext:value-type="float">
            <text:p>23151.5151515152</text:p>
          </table:table-cell>
          <table:table-cell table:formula="of:=STDEVPA([.B37:.AI37])" office:value-type="float" office:value="49114.4896302884" calcext:value-type="float">
            <text:p>49114.4896302884</text:p>
          </table:table-cell>
          <table:table-cell table:number-columns-repeated="987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120" calcext:value-type="float">
            <text:p>128120</text:p>
          </table:table-cell>
          <table:table-cell office:value-type="float" office:value="0" calcext:value-type="float">
            <text:p>0</text:p>
          </table:table-cell>
          <table:table-cell office:value-type="float" office:value="129200" calcext:value-type="float">
            <text:p>129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B38:.AI38])" office:value-type="float" office:value="23277.5757575758" calcext:value-type="float">
            <text:p>23277.5757575758</text:p>
          </table:table-cell>
          <table:table-cell table:formula="of:=STDEVPA([.B38:.AI38])" office:value-type="float" office:value="49380.7273796903" calcext:value-type="float">
            <text:p>49380.7273796903</text:p>
          </table:table-cell>
          <table:table-cell table:number-columns-repeated="987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360" calcext:value-type="float">
            <text:p>126360</text:p>
          </table:table-cell>
          <table:table-cell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B39:.AI39])" office:value-type="float" office:value="23236.3636363636" calcext:value-type="float">
            <text:p>23236.3636363636</text:p>
          </table:table-cell>
          <table:table-cell table:formula="of:=STDEVPA([.B39:.AI39])" office:value-type="float" office:value="49292.9659877326" calcext:value-type="float">
            <text:p>49292.9659877326</text:p>
          </table:table-cell>
          <table:table-cell table:number-columns-repeated="987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640" calcext:value-type="float">
            <text:p>125640</text:p>
          </table:table-cell>
          <table:table-cell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office:value-type="float" office:value="63720" calcext:value-type="float">
            <text:p>63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B40:.AI40])" office:value-type="float" office:value="21250.9090909091" calcext:value-type="float">
            <text:p>21250.9090909091</text:p>
          </table:table-cell>
          <table:table-cell table:formula="of:=STDEVPA([.B40:.AI40])" office:value-type="float" office:value="46207.5352876062" calcext:value-type="float">
            <text:p>46207.5352876062</text:p>
          </table:table-cell>
          <table:table-cell table:number-columns-repeated="987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600" calcext:value-type="float">
            <text:p>120600</text:p>
          </table:table-cell>
          <table:table-cell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040" calcext:value-type="float">
            <text:p>950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B41:.AI41])" office:value-type="float" office:value="18152.7272727273" calcext:value-type="float">
            <text:p>18152.7272727273</text:p>
          </table:table-cell>
          <table:table-cell table:formula="of:=STDEVPA([.B41:.AI41])" office:value-type="float" office:value="43240.7108449915" calcext:value-type="float">
            <text:p>43240.7108449915</text:p>
          </table:table-cell>
          <table:table-cell table:number-columns-repeated="987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4840" calcext:value-type="float">
            <text:p>2484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B42:.AI42])" office:value-type="float" office:value="8509.09090909091" calcext:value-type="float">
            <text:p>8509.0909090909</text:p>
          </table:table-cell>
          <table:table-cell table:formula="of:=STDEVPA([.B42:.AI42])" office:value-type="float" office:value="30642.6207799604" calcext:value-type="float">
            <text:p>30642.6207799604</text:p>
          </table:table-cell>
          <table:table-cell table:number-columns-repeated="987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table:formula="of:=AVERAGE([.B43:.AI43])" office:value-type="float" office:value="7789.09090909091" calcext:value-type="float">
            <text:p>7789.0909090909</text:p>
          </table:table-cell>
          <table:table-cell table:formula="of:=STDEVPA([.B43:.AI43])" office:value-type="float" office:value="30665.6815747878" calcext:value-type="float">
            <text:p>30665.6815747878</text:p>
          </table:table-cell>
          <table:table-cell table:number-columns-repeated="987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2880" calcext:value-type="float">
            <text:p>92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360" calcext:value-type="float">
            <text:p>12636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table:formula="of:=AVERAGE([.B44:.AI44])" office:value-type="float" office:value="6643.63636363636" calcext:value-type="float">
            <text:p>6643.6363636364</text:p>
          </table:table-cell>
          <table:table-cell table:formula="of:=STDEVPA([.B44:.AI44])" office:value-type="float" office:value="26478.6896382483" calcext:value-type="float">
            <text:p>26478.6896382483</text:p>
          </table:table-cell>
          <table:table-cell table:number-columns-repeated="987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table:formula="of:=AVERAGE([.B45:.AI45])" office:value-type="float" office:value="3861.81818181818" calcext:value-type="float">
            <text:p>3861.8181818182</text:p>
          </table:table-cell>
          <table:table-cell table:formula="of:=STDEVPA([.B45:.AI45])" office:value-type="float" office:value="21845.7425925851" calcext:value-type="float">
            <text:p>21845.7425925851</text:p>
          </table:table-cell>
          <table:table-cell table:number-columns-repeated="987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table:formula="of:=AVERAGE([.B46:.AI46])" office:value-type="float" office:value="3894.54545454545" calcext:value-type="float">
            <text:p>3894.5454545455</text:p>
          </table:table-cell>
          <table:table-cell table:formula="of:=STDEVPA([.B46:.AI46])" office:value-type="float" office:value="22030.8760043867" calcext:value-type="float">
            <text:p>22030.8760043867</text:p>
          </table:table-cell>
          <table:table-cell table:number-columns-repeated="987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240" calcext:value-type="float">
            <text:p>324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table:formula="of:=AVERAGE([.B47:.AI47])" office:value-type="float" office:value="98.1818181818182" calcext:value-type="float">
            <text:p>98.1818181818</text:p>
          </table:table-cell>
          <table:table-cell table:formula="of:=STDEVPA([.B47:.AI47])" office:value-type="float" office:value="555.400235404707" calcext:value-type="float">
            <text:p>555.4002354047</text:p>
          </table:table-cell>
          <table:table-cell table:number-columns-repeated="987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Ataque" table:style-name="ta1">
        <table:table-column table:style-name="co1" table:default-cell-style-name="Default"/>
        <table:table-column table:style-name="co8" table:number-columns-repeated="34" table:default-cell-style-name="Default"/>
        <table:table-column table:style-name="co3" table:default-cell-style-name="ce4"/>
        <table:table-column table:style-name="co10" table:default-cell-style-name="ce4"/>
        <table:table-column table:style-name="co4" table:number-columns-repeated="987" table:default-cell-style-name="Default"/>
        <table:table-row table:style-name="ro3">
          <table:table-cell office:value-type="string" calcext:value-type="string">
            <text:p>Time</text:p>
          </table:table-cell>
          <table:table-cell office:value-type="string" calcext:value-type="string">
            <text:p>host60eth0.pcap0stat0160421014205801.txt</text:p>
          </table:table-cell>
          <table:table-cell office:value-type="string" calcext:value-type="string">
            <text:p>host60eth0.pcap0stat0160421015132502.txt</text:p>
          </table:table-cell>
          <table:table-cell office:value-type="string" calcext:value-type="string">
            <text:p>host60eth0.pcap0stat0160421015165303.txt</text:p>
          </table:table-cell>
          <table:table-cell office:value-type="string" calcext:value-type="string">
            <text:p>host60eth0.pcap0stat0160421015202104.txt</text:p>
          </table:table-cell>
          <table:table-cell office:value-type="string" calcext:value-type="string">
            <text:p>host60eth0.pcap0stat0160421015234905.txt</text:p>
          </table:table-cell>
          <table:table-cell office:value-type="string" calcext:value-type="string">
            <text:p>host60eth0.pcap0stat0160421015271706.txt</text:p>
          </table:table-cell>
          <table:table-cell office:value-type="string" calcext:value-type="string">
            <text:p>host60eth0.pcap0stat0160421015304407.txt</text:p>
          </table:table-cell>
          <table:table-cell office:value-type="string" calcext:value-type="string">
            <text:p>host60eth0.pcap0stat0160421015341408.txt</text:p>
          </table:table-cell>
          <table:table-cell office:value-type="string" calcext:value-type="string">
            <text:p>host60eth0.pcap0stat0160421015374209.txt</text:p>
          </table:table-cell>
          <table:table-cell office:value-type="string" calcext:value-type="string">
            <text:p>host60eth0.pcap0stat01604210154109010.txt</text:p>
          </table:table-cell>
          <table:table-cell office:value-type="string" calcext:value-type="string">
            <text:p>host60eth0.pcap0stat01604210154437011.txt</text:p>
          </table:table-cell>
          <table:table-cell office:value-type="string" calcext:value-type="string">
            <text:p>host60eth0.pcap0stat01604210154805012.txt</text:p>
          </table:table-cell>
          <table:table-cell office:value-type="string" calcext:value-type="string">
            <text:p>host60eth0.pcap0stat01604210155132013.txt</text:p>
          </table:table-cell>
          <table:table-cell office:value-type="string" calcext:value-type="string">
            <text:p>host60eth0.pcap0stat01604210155500014.txt</text:p>
          </table:table-cell>
          <table:table-cell office:value-type="string" calcext:value-type="string">
            <text:p>host60eth0.pcap0stat01604210155829015.txt</text:p>
          </table:table-cell>
          <table:table-cell office:value-type="string" calcext:value-type="string">
            <text:p>host60eth0.pcap0stat01604210160156016.txt</text:p>
          </table:table-cell>
          <table:table-cell office:value-type="string" calcext:value-type="string">
            <text:p>host60eth0.pcap0stat01604210160523017.txt</text:p>
          </table:table-cell>
          <table:table-cell office:value-type="string" calcext:value-type="string">
            <text:p>host60eth0.pcap0stat01604210160850018.txt</text:p>
          </table:table-cell>
          <table:table-cell office:value-type="string" calcext:value-type="string">
            <text:p>host60eth0.pcap0stat01604210161218019.txt</text:p>
          </table:table-cell>
          <table:table-cell office:value-type="string" calcext:value-type="string">
            <text:p>host60eth0.pcap0stat01604210161546020.txt</text:p>
          </table:table-cell>
          <table:table-cell office:value-type="string" calcext:value-type="string">
            <text:p>host60eth0.pcap0stat01604210161913021.txt</text:p>
          </table:table-cell>
          <table:table-cell office:value-type="string" calcext:value-type="string">
            <text:p>host60eth0.pcap0stat01604210162241022.txt</text:p>
          </table:table-cell>
          <table:table-cell office:value-type="string" calcext:value-type="string">
            <text:p>host60eth0.pcap0stat01604210162608023.txt</text:p>
          </table:table-cell>
          <table:table-cell office:value-type="string" calcext:value-type="string">
            <text:p>host60eth0.pcap0stat01604210162933024.txt</text:p>
          </table:table-cell>
          <table:table-cell office:value-type="string" calcext:value-type="string">
            <text:p>host60eth0.pcap0stat01604210163301025.txt</text:p>
          </table:table-cell>
          <table:table-cell office:value-type="string" calcext:value-type="string">
            <text:p>host60eth0.pcap0stat01604210163628026.txt</text:p>
          </table:table-cell>
          <table:table-cell office:value-type="string" calcext:value-type="string">
            <text:p>host60eth0.pcap0stat01604210163957027.txt</text:p>
          </table:table-cell>
          <table:table-cell office:value-type="string" calcext:value-type="string">
            <text:p>host60eth0.pcap0stat01604210164324028.txt</text:p>
          </table:table-cell>
          <table:table-cell office:value-type="string" calcext:value-type="string">
            <text:p>host60eth0.pcap0stat01604210164654029.txt</text:p>
          </table:table-cell>
          <table:table-cell office:value-type="string" calcext:value-type="string">
            <text:p>host60eth0.pcap0stat01604210165022030.txt</text:p>
          </table:table-cell>
          <table:table-cell office:value-type="string" calcext:value-type="string">
            <text:p>host60eth0.pcap0stat01604210165350031.txt</text:p>
          </table:table-cell>
          <table:table-cell office:value-type="string" calcext:value-type="string">
            <text:p>host60eth0.pcap0stat01604210165719032.txt</text:p>
          </table:table-cell>
          <table:table-cell office:value-type="string" calcext:value-type="string">
            <text:p>host60eth0.pcap0stat01604210170048033.txt</text:p>
          </table:table-cell>
          <table:table-cell office:value-type="string" calcext:value-type="string">
            <text:p>host60eth0.pcap0stat01604210170417034.txt</text:p>
          </table:table-cell>
          <table:table-cell table:style-name="ce3" office:value-type="string" calcext:value-type="string">
            <text:p>mediaAAtaque</text:p>
          </table:table-cell>
          <table:table-cell table:style-name="ce3" office:value-type="string" calcext:value-type="string">
            <text:p>desvAAtaque</text:p>
          </table:table-cell>
          <table:table-cell table:style-name="ce5" table:number-columns-repeated="98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44" calcext:value-type="float">
            <text:p>244</text:p>
          </table:table-cell>
          <table:table-cell office:value-type="float" office:value="320" calcext:value-type="float">
            <text:p>320</text:p>
          </table:table-cell>
          <table:table-cell office:value-type="float" office:value="168" calcext:value-type="float">
            <text:p>168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3" office:value-type="float" office:value="244" calcext:value-type="float">
            <text:p>244</text:p>
          </table:table-cell>
          <table:table-cell office:value-type="float" office:value="76" calcext:value-type="float">
            <text:p>76</text:p>
          </table:table-cell>
          <table:table-cell office:value-type="float" office:value="168" calcext:value-type="float">
            <text:p>168</text:p>
          </table:table-cell>
          <table:table-cell office:value-type="float" office:value="320" calcext:value-type="float">
            <text:p>320</text:p>
          </table:table-cell>
          <table:table-cell office:value-type="float" office:value="168" calcext:value-type="float">
            <text:p>168</text:p>
          </table:table-cell>
          <table:table-cell office:value-type="float" office:value="244" calcext:value-type="float">
            <text:p>244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68" calcext:value-type="float">
            <text:p>168</text:p>
          </table:table-cell>
          <table:table-cell office:value-type="float" office:value="320" calcext:value-type="float">
            <text:p>320</text:p>
          </table:table-cell>
          <table:table-cell office:value-type="float" office:value="168" calcext:value-type="float">
            <text:p>168</text:p>
          </table:table-cell>
          <table:table-cell office:value-type="float" office:value="244" calcext:value-type="float">
            <text:p>244</text:p>
          </table:table-cell>
          <table:table-cell office:value-type="float" office:value="224" calcext:value-type="float">
            <text:p>224</text:p>
          </table:table-cell>
          <table:table-cell office:value-type="float" office:value="188" calcext:value-type="float">
            <text:p>188</text:p>
          </table:table-cell>
          <table:table-cell office:value-type="float" office:value="224" calcext:value-type="float">
            <text:p>224</text:p>
          </table:table-cell>
          <table:table-cell office:value-type="float" office:value="168" calcext:value-type="float">
            <text:p>168</text:p>
          </table:table-cell>
          <table:table-cell office:value-type="float" office:value="244" calcext:value-type="float">
            <text:p>244</text:p>
          </table:table-cell>
          <table:table-cell office:value-type="float" office:value="186252" calcext:value-type="float">
            <text:p>186252</text:p>
          </table:table-cell>
          <table:table-cell table:formula="of:=AVERAGE([.B2:.AI2])" office:value-type="float" office:value="5854.18181818182" calcext:value-type="float">
            <text:p>5854.1818181818</text:p>
          </table:table-cell>
          <table:table-cell table:formula="of:=STDEVPA([.B2:.AI2])" office:value-type="float" office:value="31890.176286802" calcext:value-type="float">
            <text:p>31890.176286802</text:p>
          </table:table-cell>
          <table:table-cell table:number-columns-repeated="98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52" calcext:value-type="float">
            <text:p>252</text:p>
          </table:table-cell>
          <table:table-cell office:value-type="float" office:value="28" calcext:value-type="float">
            <text:p>28</text:p>
          </table:table-cell>
          <table:table-cell office:value-type="float" office:value="47372" calcext:value-type="float">
            <text:p>47372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8972" calcext:value-type="float">
            <text:p>18972</text:p>
          </table:table-cell>
          <table:table-cell office:value-type="float" office:value="11692" calcext:value-type="float">
            <text:p>11692</text:p>
          </table:table-cell>
          <table:table-cell office:value-type="float" office:value="97772" calcext:value-type="float">
            <text:p>9777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8572" calcext:value-type="float">
            <text:p>8572</text:p>
          </table:table-cell>
          <table:table-cell office:value-type="float" office:value="6492" calcext:value-type="float">
            <text:p>6492</text:p>
          </table:table-cell>
          <table:table-cell office:value-type="float" office:value="252" calcext:value-type="float">
            <text:p>252</text:p>
          </table:table-cell>
          <table:table-cell office:value-type="float" office:value="27292" calcext:value-type="float">
            <text:p>27292</text:p>
          </table:table-cell>
          <table:table-cell office:value-type="float" office:value="116972" calcext:value-type="float">
            <text:p>116972</text:p>
          </table:table-cell>
          <table:table-cell office:value-type="float" office:value="11692" calcext:value-type="float">
            <text:p>11692</text:p>
          </table:table-cell>
          <table:table-cell office:value-type="float" office:value="23132" calcext:value-type="float">
            <text:p>2313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6252" calcext:value-type="float">
            <text:p>26252</text:p>
          </table:table-cell>
          <table:table-cell/>
          <table:table-cell office:value-type="float" office:value="53808" calcext:value-type="float">
            <text:p>53808</text:p>
          </table:table-cell>
          <table:table-cell office:value-type="float" office:value="117728" calcext:value-type="float">
            <text:p>117728</text:p>
          </table:table-cell>
          <table:table-cell office:value-type="float" office:value="76" calcext:value-type="float">
            <text:p>76</text:p>
          </table:table-cell>
          <table:table-cell office:value-type="float" office:value="46292" calcext:value-type="float">
            <text:p>4629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  <table:table-cell office:value-type="float" office:value="114892" calcext:value-type="float">
            <text:p>114892</text:p>
          </table:table-cell>
          <table:table-cell office:value-type="float" office:value="3372" calcext:value-type="float">
            <text:p>3372</text:p>
          </table:table-cell>
          <table:table-cell office:value-type="float" office:value="199312" calcext:value-type="float">
            <text:p>199312</text:p>
          </table:table-cell>
          <table:table-cell table:formula="of:=AVERAGE([.B3:.AI3])" office:value-type="float" office:value="28317.5757575758" calcext:value-type="float">
            <text:p>28317.5757575758</text:p>
          </table:table-cell>
          <table:table-cell table:formula="of:=STDEVPA([.B3:.AI3])" office:value-type="float" office:value="47219.2638135406" calcext:value-type="float">
            <text:p>47219.2638135406</text:p>
          </table:table-cell>
          <table:table-cell table:number-columns-repeated="98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8288" calcext:value-type="float">
            <text:p>158288</text:p>
          </table:table-cell>
          <table:table-cell office:value-type="float" office:value="191120" calcext:value-type="float">
            <text:p>191120</text:p>
          </table:table-cell>
          <table:table-cell office:value-type="float" office:value="191464" calcext:value-type="float">
            <text:p>191464</text:p>
          </table:table-cell>
          <table:table-cell office:value-type="float" office:value="198440" calcext:value-type="float">
            <text:p>198440</text:p>
          </table:table-cell>
          <table:table-cell office:value-type="float" office:value="188080" calcext:value-type="float">
            <text:p>188080</text:p>
          </table:table-cell>
          <table:table-cell office:value-type="float" office:value="180852" calcext:value-type="float">
            <text:p>180852</text:p>
          </table:table-cell>
          <table:table-cell office:value-type="float" office:value="190176" calcext:value-type="float">
            <text:p>190176</text:p>
          </table:table-cell>
          <table:table-cell office:value-type="float" office:value="198120" calcext:value-type="float">
            <text:p>198120</text:p>
          </table:table-cell>
          <table:table-cell office:value-type="float" office:value="194716" calcext:value-type="float">
            <text:p>194716</text:p>
          </table:table-cell>
          <table:table-cell office:value-type="float" office:value="197136" calcext:value-type="float">
            <text:p>197136</text:p>
          </table:table-cell>
          <table:table-cell office:value-type="float" office:value="171932" calcext:value-type="float">
            <text:p>171932</text:p>
          </table:table-cell>
          <table:table-cell office:value-type="float" office:value="195560" calcext:value-type="float">
            <text:p>195560</text:p>
          </table:table-cell>
          <table:table-cell office:value-type="float" office:value="196932" calcext:value-type="float">
            <text:p>196932</text:p>
          </table:table-cell>
          <table:table-cell office:value-type="float" office:value="196760" calcext:value-type="float">
            <text:p>196760</text:p>
          </table:table-cell>
          <table:table-cell office:value-type="float" office:value="183240" calcext:value-type="float">
            <text:p>183240</text:p>
          </table:table-cell>
          <table:table-cell office:value-type="float" office:value="198240" calcext:value-type="float">
            <text:p>198240</text:p>
          </table:table-cell>
          <table:table-cell office:value-type="float" office:value="200216" calcext:value-type="float">
            <text:p>200216</text:p>
          </table:table-cell>
          <table:table-cell office:value-type="float" office:value="196880" calcext:value-type="float">
            <text:p>196880</text:p>
          </table:table-cell>
          <table:table-cell office:value-type="float" office:value="198236" calcext:value-type="float">
            <text:p>198236</text:p>
          </table:table-cell>
          <table:table-cell office:value-type="float" office:value="152932" calcext:value-type="float">
            <text:p>152932</text:p>
          </table:table-cell>
          <table:table-cell office:value-type="float" office:value="179372" calcext:value-type="float">
            <text:p>179372</text:p>
          </table:table-cell>
          <table:table-cell office:value-type="float" office:value="199356" calcext:value-type="float">
            <text:p>199356</text:p>
          </table:table-cell>
          <table:table-cell/>
          <table:table-cell office:value-type="float" office:value="200560" calcext:value-type="float">
            <text:p>200560</text:p>
          </table:table-cell>
          <table:table-cell office:value-type="float" office:value="200576" calcext:value-type="float">
            <text:p>200576</text:p>
          </table:table-cell>
          <table:table-cell office:value-type="float" office:value="174492" calcext:value-type="float">
            <text:p>174492</text:p>
          </table:table-cell>
          <table:table-cell office:value-type="float" office:value="198516" calcext:value-type="float">
            <text:p>198516</text:p>
          </table:table-cell>
          <table:table-cell office:value-type="float" office:value="191464" calcext:value-type="float">
            <text:p>191464</text:p>
          </table:table-cell>
          <table:table-cell office:value-type="float" office:value="187744" calcext:value-type="float">
            <text:p>187744</text:p>
          </table:table-cell>
          <table:table-cell office:value-type="float" office:value="195600" calcext:value-type="float">
            <text:p>195600</text:p>
          </table:table-cell>
          <table:table-cell office:value-type="float" office:value="154252" calcext:value-type="float">
            <text:p>154252</text:p>
          </table:table-cell>
          <table:table-cell office:value-type="float" office:value="194152" calcext:value-type="float">
            <text:p>194152</text:p>
          </table:table-cell>
          <table:table-cell office:value-type="float" office:value="196736" calcext:value-type="float">
            <text:p>196736</text:p>
          </table:table-cell>
          <table:table-cell office:value-type="float" office:value="200200" calcext:value-type="float">
            <text:p>200200</text:p>
          </table:table-cell>
          <table:table-cell table:formula="of:=AVERAGE([.B4:.AI4])" office:value-type="float" office:value="189464.848484848" calcext:value-type="float">
            <text:p>189464.848484848</text:p>
          </table:table-cell>
          <table:table-cell table:formula="of:=STDEVPA([.B4:.AI4])" office:value-type="float" office:value="13114.4764706127" calcext:value-type="float">
            <text:p>13114.4764706127</text:p>
          </table:table-cell>
          <table:table-cell table:number-columns-repeated="98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97376" calcext:value-type="float">
            <text:p>197376</text:p>
          </table:table-cell>
          <table:table-cell office:value-type="float" office:value="196312" calcext:value-type="float">
            <text:p>196312</text:p>
          </table:table-cell>
          <table:table-cell office:value-type="float" office:value="202392" calcext:value-type="float">
            <text:p>202392</text:p>
          </table:table-cell>
          <table:table-cell office:value-type="float" office:value="201468" calcext:value-type="float">
            <text:p>201468</text:p>
          </table:table-cell>
          <table:table-cell office:value-type="float" office:value="199312" calcext:value-type="float">
            <text:p>199312</text:p>
          </table:table-cell>
          <table:table-cell office:value-type="float" office:value="200428" calcext:value-type="float">
            <text:p>200428</text:p>
          </table:table-cell>
          <table:table-cell office:value-type="float" office:value="200376" calcext:value-type="float">
            <text:p>200376</text:p>
          </table:table-cell>
          <table:table-cell office:value-type="float" office:value="199272" calcext:value-type="float">
            <text:p>199272</text:p>
          </table:table-cell>
          <table:table-cell office:value-type="float" office:value="201512" calcext:value-type="float">
            <text:p>201512</text:p>
          </table:table-cell>
          <table:table-cell office:value-type="float" office:value="201336" calcext:value-type="float">
            <text:p>201336</text:p>
          </table:table-cell>
          <table:table-cell office:value-type="float" office:value="196496" calcext:value-type="float">
            <text:p>196496</text:p>
          </table:table-cell>
          <table:table-cell office:value-type="float" office:value="201392" calcext:value-type="float">
            <text:p>201392</text:p>
          </table:table-cell>
          <table:table-cell office:value-type="float" office:value="201256" calcext:value-type="float">
            <text:p>201256</text:p>
          </table:table-cell>
          <table:table-cell office:value-type="float" office:value="200312" calcext:value-type="float">
            <text:p>200312</text:p>
          </table:table-cell>
          <table:table-cell office:value-type="float" office:value="200952" calcext:value-type="float">
            <text:p>200952</text:p>
          </table:table-cell>
          <table:table-cell office:value-type="float" office:value="200392" calcext:value-type="float">
            <text:p>200392</text:p>
          </table:table-cell>
          <table:table-cell office:value-type="float" office:value="202452" calcext:value-type="float">
            <text:p>202452</text:p>
          </table:table-cell>
          <table:table-cell office:value-type="float" office:value="200352" calcext:value-type="float">
            <text:p>200352</text:p>
          </table:table-cell>
          <table:table-cell office:value-type="float" office:value="200392" calcext:value-type="float">
            <text:p>200392</text:p>
          </table:table-cell>
          <table:table-cell office:value-type="float" office:value="198456" calcext:value-type="float">
            <text:p>198456</text:p>
          </table:table-cell>
          <table:table-cell office:value-type="float" office:value="201776" calcext:value-type="float">
            <text:p>201776</text:p>
          </table:table-cell>
          <table:table-cell office:value-type="float" office:value="201468" calcext:value-type="float">
            <text:p>201468</text:p>
          </table:table-cell>
          <table:table-cell/>
          <table:table-cell office:value-type="float" office:value="201392" calcext:value-type="float">
            <text:p>201392</text:p>
          </table:table-cell>
          <table:table-cell office:value-type="float" office:value="201336" calcext:value-type="float">
            <text:p>201336</text:p>
          </table:table-cell>
          <table:table-cell office:value-type="float" office:value="202432" calcext:value-type="float">
            <text:p>202432</text:p>
          </table:table-cell>
          <table:table-cell office:value-type="float" office:value="199312" calcext:value-type="float">
            <text:p>199312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9816" calcext:value-type="float">
            <text:p>199816</text:p>
          </table:table-cell>
          <table:table-cell office:value-type="float" office:value="198308" calcext:value-type="float">
            <text:p>198308</text:p>
          </table:table-cell>
          <table:table-cell office:value-type="float" office:value="199332" calcext:value-type="float">
            <text:p>199332</text:p>
          </table:table-cell>
          <table:table-cell office:value-type="float" office:value="197120" calcext:value-type="float">
            <text:p>197120</text:p>
          </table:table-cell>
          <table:table-cell office:value-type="float" office:value="200296" calcext:value-type="float">
            <text:p>200296</text:p>
          </table:table-cell>
          <table:table-cell office:value-type="float" office:value="200240" calcext:value-type="float">
            <text:p>200240</text:p>
          </table:table-cell>
          <table:table-cell table:formula="of:=AVERAGE([.B5:.AI5])" office:value-type="float" office:value="200192.242424242" calcext:value-type="float">
            <text:p>200192.242424242</text:p>
          </table:table-cell>
          <table:table-cell table:formula="of:=STDEVPA([.B5:.AI5])" office:value-type="float" office:value="1623.76082412336" calcext:value-type="float">
            <text:p>1623.7608241234</text:p>
          </table:table-cell>
          <table:table-cell table:number-columns-repeated="98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97176" calcext:value-type="float">
            <text:p>197176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0240" calcext:value-type="float">
            <text:p>200240</text:p>
          </table:table-cell>
          <table:table-cell table:number-columns-repeated="2" office:value-type="float" office:value="202280" calcext:value-type="float">
            <text:p>202280</text:p>
          </table:table-cell>
          <table:table-cell office:value-type="float" office:value="201280" calcext:value-type="float">
            <text:p>201280</text:p>
          </table:table-cell>
          <table:table-cell table:number-columns-repeated="2" office:value-type="float" office:value="201240" calcext:value-type="float">
            <text:p>20124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0256" calcext:value-type="float">
            <text:p>200256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9480" calcext:value-type="float">
            <text:p>19948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2280" calcext:value-type="float">
            <text:p>202280</text:p>
          </table:table-cell>
          <table:table-cell office:value-type="float" office:value="200296" calcext:value-type="float">
            <text:p>200296</text:p>
          </table:table-cell>
          <table:table-cell office:value-type="float" office:value="201256" calcext:value-type="float">
            <text:p>201256</text:p>
          </table:table-cell>
          <table:table-cell office:value-type="float" office:value="199120" calcext:value-type="float">
            <text:p>199120</text:p>
          </table:table-cell>
          <table:table-cell/>
          <table:table-cell office:value-type="float" office:value="199200" calcext:value-type="float">
            <text:p>1992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280" calcext:value-type="float">
            <text:p>202280</text:p>
          </table:table-cell>
          <table:table-cell office:value-type="float" office:value="196360" calcext:value-type="float">
            <text:p>196360</text:p>
          </table:table-cell>
          <table:table-cell office:value-type="float" office:value="200352" calcext:value-type="float">
            <text:p>200352</text:p>
          </table:table-cell>
          <table:table-cell office:value-type="float" office:value="198176" calcext:value-type="float">
            <text:p>198176</text:p>
          </table:table-cell>
          <table:table-cell office:value-type="float" office:value="200200" calcext:value-type="float">
            <text:p>200200</text:p>
          </table:table-cell>
          <table:table-cell office:value-type="float" office:value="199216" calcext:value-type="float">
            <text:p>199216</text:p>
          </table:table-cell>
          <table:table-cell office:value-type="float" office:value="197080" calcext:value-type="float">
            <text:p>197080</text:p>
          </table:table-cell>
          <table:table-cell office:value-type="float" office:value="200240" calcext:value-type="float">
            <text:p>200240</text:p>
          </table:table-cell>
          <table:table-cell office:value-type="float" office:value="199160" calcext:value-type="float">
            <text:p>199160</text:p>
          </table:table-cell>
          <table:table-cell table:formula="of:=AVERAGE([.B6:.AI6])" office:value-type="float" office:value="200405.090909091" calcext:value-type="float">
            <text:p>200405.090909091</text:p>
          </table:table-cell>
          <table:table-cell table:formula="of:=STDEVPA([.B6:.AI6])" office:value-type="float" office:value="1545.72278599026" calcext:value-type="float">
            <text:p>1545.7227859903</text:p>
          </table:table-cell>
          <table:table-cell table:number-columns-repeated="98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8120" calcext:value-type="float">
            <text:p>198120</text:p>
          </table:table-cell>
          <table:table-cell office:value-type="float" office:value="202280" calcext:value-type="float">
            <text:p>202280</text:p>
          </table:table-cell>
          <table:table-cell office:value-type="float" office:value="200280" calcext:value-type="float">
            <text:p>200280</text:p>
          </table:table-cell>
          <table:table-cell office:value-type="float" office:value="198440" calcext:value-type="float">
            <text:p>19844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280" calcext:value-type="float">
            <text:p>201280</text:p>
          </table:table-cell>
          <table:table-cell table:number-columns-repeated="2" office:value-type="float" office:value="200200" calcext:value-type="float">
            <text:p>2002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40" calcext:value-type="float">
            <text:p>200240</text:p>
          </table:table-cell>
          <table:table-cell office:value-type="float" office:value="195520" calcext:value-type="float">
            <text:p>19552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6560" calcext:value-type="float">
            <text:p>196560</text:p>
          </table:table-cell>
          <table:table-cell/>
          <table:table-cell office:value-type="float" office:value="202280" calcext:value-type="float">
            <text:p>202280</text:p>
          </table:table-cell>
          <table:table-cell office:value-type="float" office:value="197320" calcext:value-type="float">
            <text:p>197320</text:p>
          </table:table-cell>
          <table:table-cell office:value-type="float" office:value="199200" calcext:value-type="float">
            <text:p>199200</text:p>
          </table:table-cell>
          <table:table-cell office:value-type="float" office:value="196560" calcext:value-type="float">
            <text:p>196560</text:p>
          </table:table-cell>
          <table:table-cell office:value-type="float" office:value="200200" calcext:value-type="float">
            <text:p>200200</text:p>
          </table:table-cell>
          <table:table-cell table:number-columns-repeated="2" office:value-type="float" office:value="200240" calcext:value-type="float">
            <text:p>200240</text:p>
          </table:table-cell>
          <table:table-cell office:value-type="float" office:value="198800" calcext:value-type="float">
            <text:p>198800</text:p>
          </table:table-cell>
          <table:table-cell office:value-type="float" office:value="198000" calcext:value-type="float">
            <text:p>198000</text:p>
          </table:table-cell>
          <table:table-cell office:value-type="float" office:value="198680" calcext:value-type="float">
            <text:p>198680</text:p>
          </table:table-cell>
          <table:table-cell office:value-type="float" office:value="199120" calcext:value-type="float">
            <text:p>199120</text:p>
          </table:table-cell>
          <table:table-cell table:formula="of:=AVERAGE([.B7:.AI7])" office:value-type="float" office:value="199904.242424242" calcext:value-type="float">
            <text:p>199904.242424242</text:p>
          </table:table-cell>
          <table:table-cell table:formula="of:=STDEVPA([.B7:.AI7])" office:value-type="float" office:value="1724.68535611401" calcext:value-type="float">
            <text:p>1724.685356114</text:p>
          </table:table-cell>
          <table:table-cell table:number-columns-repeated="98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5160" calcext:value-type="float">
            <text:p>195160</text:p>
          </table:table-cell>
          <table:table-cell office:value-type="float" office:value="195040" calcext:value-type="float">
            <text:p>195040</text:p>
          </table:table-cell>
          <table:table-cell office:value-type="float" office:value="196160" calcext:value-type="float">
            <text:p>196160</text:p>
          </table:table-cell>
          <table:table-cell office:value-type="float" office:value="195520" calcext:value-type="float">
            <text:p>1955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20" calcext:value-type="float">
            <text:p>202320</text:p>
          </table:table-cell>
          <table:table-cell table:number-columns-repeated="4" office:value-type="float" office:value="201280" calcext:value-type="float">
            <text:p>201280</text:p>
          </table:table-cell>
          <table:table-cell office:value-type="float" office:value="201240" calcext:value-type="float">
            <text:p>201240</text:p>
          </table:table-cell>
          <table:table-cell office:value-type="float" office:value="199320" calcext:value-type="float">
            <text:p>19932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0080" calcext:value-type="float">
            <text:p>20008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7600" calcext:value-type="float">
            <text:p>197600</text:p>
          </table:table-cell>
          <table:table-cell table:number-columns-repeated="3" office:value-type="float" office:value="201280" calcext:value-type="float">
            <text:p>201280</text:p>
          </table:table-cell>
          <table:table-cell office:value-type="float" office:value="200240" calcext:value-type="float">
            <text:p>200240</text:p>
          </table:table-cell>
          <table:table-cell office:value-type="float" office:value="196560" calcext:value-type="float">
            <text:p>196560</text:p>
          </table:table-cell>
          <table:table-cell/>
          <table:table-cell office:value-type="float" office:value="201320" calcext:value-type="float">
            <text:p>20132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8480" calcext:value-type="float">
            <text:p>198480</text:p>
          </table:table-cell>
          <table:table-cell office:value-type="float" office:value="196560" calcext:value-type="float">
            <text:p>19656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0240" calcext:value-type="float">
            <text:p>20024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78880" calcext:value-type="float">
            <text:p>17888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5520" calcext:value-type="float">
            <text:p>195520</text:p>
          </table:table-cell>
          <table:table-cell table:formula="of:=AVERAGE([.B8:.AI8])" office:value-type="float" office:value="198650.909090909" calcext:value-type="float">
            <text:p>198650.909090909</text:p>
          </table:table-cell>
          <table:table-cell table:formula="of:=STDEVPA([.B8:.AI8])" office:value-type="float" office:value="4171.00261447021" calcext:value-type="float">
            <text:p>4171.0026144702</text:p>
          </table:table-cell>
          <table:table-cell table:number-columns-repeated="98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7120" calcext:value-type="float">
            <text:p>197120</text:p>
          </table:table-cell>
          <table:table-cell office:value-type="float" office:value="186160" calcext:value-type="float">
            <text:p>186160</text:p>
          </table:table-cell>
          <table:table-cell office:value-type="float" office:value="197600" calcext:value-type="float">
            <text:p>197600</text:p>
          </table:table-cell>
          <table:table-cell office:value-type="float" office:value="201440" calcext:value-type="float">
            <text:p>201440</text:p>
          </table:table-cell>
          <table:table-cell office:value-type="float" office:value="193720" calcext:value-type="float">
            <text:p>193720</text:p>
          </table:table-cell>
          <table:table-cell office:value-type="float" office:value="201440" calcext:value-type="float">
            <text:p>201440</text:p>
          </table:table-cell>
          <table:table-cell office:value-type="float" office:value="196960" calcext:value-type="float">
            <text:p>196960</text:p>
          </table:table-cell>
          <table:table-cell office:value-type="float" office:value="197320" calcext:value-type="float">
            <text:p>197320</text:p>
          </table:table-cell>
          <table:table-cell office:value-type="float" office:value="203360" calcext:value-type="float">
            <text:p>203360</text:p>
          </table:table-cell>
          <table:table-cell office:value-type="float" office:value="199200" calcext:value-type="float">
            <text:p>199200</text:p>
          </table:table-cell>
          <table:table-cell office:value-type="float" office:value="196560" calcext:value-type="float">
            <text:p>19656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84360" calcext:value-type="float">
            <text:p>18436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89720" calcext:value-type="float">
            <text:p>189720</text:p>
          </table:table-cell>
          <table:table-cell office:value-type="float" office:value="196560" calcext:value-type="float">
            <text:p>196560</text:p>
          </table:table-cell>
          <table:table-cell office:value-type="float" office:value="201760" calcext:value-type="float">
            <text:p>201760</text:p>
          </table:table-cell>
          <table:table-cell office:value-type="float" office:value="199680" calcext:value-type="float">
            <text:p>199680</text:p>
          </table:table-cell>
          <table:table-cell office:value-type="float" office:value="200600" calcext:value-type="float">
            <text:p>2006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7600" calcext:value-type="float">
            <text:p>197600</text:p>
          </table:table-cell>
          <table:table-cell/>
          <table:table-cell office:value-type="float" office:value="194000" calcext:value-type="float">
            <text:p>19400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8640" calcext:value-type="float">
            <text:p>198640</text:p>
          </table:table-cell>
          <table:table-cell office:value-type="float" office:value="198240" calcext:value-type="float">
            <text:p>198240</text:p>
          </table:table-cell>
          <table:table-cell office:value-type="float" office:value="196520" calcext:value-type="float">
            <text:p>196520</text:p>
          </table:table-cell>
          <table:table-cell office:value-type="float" office:value="199200" calcext:value-type="float">
            <text:p>19920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4480" calcext:value-type="float">
            <text:p>194480</text:p>
          </table:table-cell>
          <table:table-cell table:formula="of:=AVERAGE([.B9:.AI9])" office:value-type="float" office:value="196455.757575758" calcext:value-type="float">
            <text:p>196455.757575758</text:p>
          </table:table-cell>
          <table:table-cell table:formula="of:=STDEVPA([.B9:.AI9])" office:value-type="float" office:value="4458.87812381642" calcext:value-type="float">
            <text:p>4458.8781238164</text:p>
          </table:table-cell>
          <table:table-cell table:number-columns-repeated="98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195520" calcext:value-type="float">
            <text:p>195520</text:p>
          </table:table-cell>
          <table:table-cell office:value-type="float" office:value="201040" calcext:value-type="float">
            <text:p>201040</text:p>
          </table:table-cell>
          <table:table-cell table:number-columns-repeated="2" office:value-type="float" office:value="196560" calcext:value-type="float">
            <text:p>19656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8640" calcext:value-type="float">
            <text:p>19864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86160" calcext:value-type="float">
            <text:p>186160</text:p>
          </table:table-cell>
          <table:table-cell office:value-type="float" office:value="199200" calcext:value-type="float">
            <text:p>199200</text:p>
          </table:table-cell>
          <table:table-cell office:value-type="float" office:value="199400" calcext:value-type="float">
            <text:p>199400</text:p>
          </table:table-cell>
          <table:table-cell office:value-type="float" office:value="198640" calcext:value-type="float">
            <text:p>198640</text:p>
          </table:table-cell>
          <table:table-cell office:value-type="float" office:value="200240" calcext:value-type="float">
            <text:p>20024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9920" calcext:value-type="float">
            <text:p>199920</text:p>
          </table:table-cell>
          <table:table-cell office:value-type="float" office:value="198640" calcext:value-type="float">
            <text:p>198640</text:p>
          </table:table-cell>
          <table:table-cell/>
          <table:table-cell office:value-type="float" office:value="200120" calcext:value-type="float">
            <text:p>20012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5520" calcext:value-type="float">
            <text:p>195520</text:p>
          </table:table-cell>
          <table:table-cell office:value-type="float" office:value="200240" calcext:value-type="float">
            <text:p>20024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3440" calcext:value-type="float">
            <text:p>193440</text:p>
          </table:table-cell>
          <table:table-cell table:formula="of:=AVERAGE([.B10:.AI10])" office:value-type="float" office:value="196096.96969697" calcext:value-type="float">
            <text:p>196096.96969697</text:p>
          </table:table-cell>
          <table:table-cell table:formula="of:=STDEVPA([.B10:.AI10])" office:value-type="float" office:value="3552.7953013968" calcext:value-type="float">
            <text:p>3552.7953013968</text:p>
          </table:table-cell>
          <table:table-cell table:number-columns-repeated="987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float" office:value="196560" calcext:value-type="float">
            <text:p>1965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88240" calcext:value-type="float">
            <text:p>188240</text:p>
          </table:table-cell>
          <table:table-cell table:number-columns-repeated="2" office:value-type="float" office:value="198640" calcext:value-type="float">
            <text:p>19864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1360" calcext:value-type="float">
            <text:p>191360</text:p>
          </table:table-cell>
          <table:table-cell table:number-columns-repeated="4" office:value-type="float" office:value="197600" calcext:value-type="float">
            <text:p>19760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97600" calcext:value-type="float">
            <text:p>197600</text:p>
          </table:table-cell>
          <table:table-cell table:number-columns-repeated="2" office:value-type="float" office:value="196560" calcext:value-type="float">
            <text:p>19656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87200" calcext:value-type="float">
            <text:p>187200</text:p>
          </table:table-cell>
          <table:table-cell/>
          <table:table-cell table:number-columns-repeated="2" office:value-type="float" office:value="197600" calcext:value-type="float">
            <text:p>1976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7600" calcext:value-type="float">
            <text:p>197600</text:p>
          </table:table-cell>
          <table:table-cell office:value-type="float" office:value="201080" calcext:value-type="float">
            <text:p>20108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86160" calcext:value-type="float">
            <text:p>186160</text:p>
          </table:table-cell>
          <table:table-cell office:value-type="float" office:value="194480" calcext:value-type="float">
            <text:p>194480</text:p>
          </table:table-cell>
          <table:table-cell table:formula="of:=AVERAGE([.B11:.AI11])" office:value-type="float" office:value="195530.909090909" calcext:value-type="float">
            <text:p>195530.909090909</text:p>
          </table:table-cell>
          <table:table-cell table:formula="of:=STDEVPA([.B11:.AI11])" office:value-type="float" office:value="3545.70877099421" calcext:value-type="float">
            <text:p>3545.7087709942</text:p>
          </table:table-cell>
          <table:table-cell table:number-columns-repeated="98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6400" calcext:value-type="float">
            <text:p>16640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86160" calcext:value-type="float">
            <text:p>186160</text:p>
          </table:table-cell>
          <table:table-cell table:number-columns-repeated="2" office:value-type="float" office:value="196560" calcext:value-type="float">
            <text:p>19656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8640" calcext:value-type="float">
            <text:p>198640</text:p>
          </table:table-cell>
          <table:table-cell office:value-type="float" office:value="191360" calcext:value-type="float">
            <text:p>191360</text:p>
          </table:table-cell>
          <table:table-cell table:number-columns-repeated="3" office:value-type="float" office:value="195520" calcext:value-type="float">
            <text:p>19552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/>
          <table:table-cell office:value-type="float" office:value="195520" calcext:value-type="float">
            <text:p>1955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5520" calcext:value-type="float">
            <text:p>195520</text:p>
          </table:table-cell>
          <table:table-cell table:number-columns-repeated="2" office:value-type="float" office:value="197600" calcext:value-type="float">
            <text:p>19760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86160" calcext:value-type="float">
            <text:p>18616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6560" calcext:value-type="float">
            <text:p>196560</text:p>
          </table:table-cell>
          <table:table-cell table:formula="of:=AVERAGE([.B12:.AI12])" office:value-type="float" office:value="193786.666666667" calcext:value-type="float">
            <text:p>193786.666666667</text:p>
          </table:table-cell>
          <table:table-cell table:formula="of:=STDEVPA([.B12:.AI12])" office:value-type="float" office:value="5757.36190990424" calcext:value-type="float">
            <text:p>5757.3619099042</text:p>
          </table:table-cell>
          <table:table-cell table:number-columns-repeated="98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51840" calcext:value-type="float">
            <text:p>15184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2400" calcext:value-type="float">
            <text:p>192400</text:p>
          </table:table-cell>
          <table:table-cell table:number-columns-repeated="2" office:value-type="float" office:value="197600" calcext:value-type="float">
            <text:p>197600</text:p>
          </table:table-cell>
          <table:table-cell office:value-type="float" office:value="198640" calcext:value-type="float">
            <text:p>19864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8640" calcext:value-type="float">
            <text:p>198640</text:p>
          </table:table-cell>
          <table:table-cell table:number-columns-repeated="2" office:value-type="float" office:value="197600" calcext:value-type="float">
            <text:p>19760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86160" calcext:value-type="float">
            <text:p>18616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7600" calcext:value-type="float">
            <text:p>197600</text:p>
          </table:table-cell>
          <table:table-cell table:number-columns-repeated="2" office:value-type="float" office:value="196560" calcext:value-type="float">
            <text:p>196560</text:p>
          </table:table-cell>
          <table:table-cell/>
          <table:table-cell office:value-type="float" office:value="197600" calcext:value-type="float">
            <text:p>197600</text:p>
          </table:table-cell>
          <table:table-cell office:value-type="float" office:value="178880" calcext:value-type="float">
            <text:p>178880</text:p>
          </table:table-cell>
          <table:table-cell office:value-type="float" office:value="168480" calcext:value-type="float">
            <text:p>168480</text:p>
          </table:table-cell>
          <table:table-cell table:number-columns-repeated="2" office:value-type="float" office:value="197600" calcext:value-type="float">
            <text:p>197600</text:p>
          </table:table-cell>
          <table:table-cell table:number-columns-repeated="3" office:value-type="float" office:value="189280" calcext:value-type="float">
            <text:p>18928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6160" calcext:value-type="float">
            <text:p>186160</text:p>
          </table:table-cell>
          <table:table-cell table:formula="of:=AVERAGE([.B13:.AI13])" office:value-type="float" office:value="192273.939393939" calcext:value-type="float">
            <text:p>192273.939393939</text:p>
          </table:table-cell>
          <table:table-cell table:formula="of:=STDEVPA([.B13:.AI13])" office:value-type="float" office:value="9520.60156598022" calcext:value-type="float">
            <text:p>9520.6015659802</text:p>
          </table:table-cell>
          <table:table-cell table:number-columns-repeated="98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59120" calcext:value-type="float">
            <text:p>159120</text:p>
          </table:table-cell>
          <table:table-cell office:value-type="float" office:value="183040" calcext:value-type="float">
            <text:p>183040</text:p>
          </table:table-cell>
          <table:table-cell table:number-columns-repeated="2" office:value-type="float" office:value="196560" calcext:value-type="float">
            <text:p>196560</text:p>
          </table:table-cell>
          <table:table-cell office:value-type="float" office:value="185120" calcext:value-type="float">
            <text:p>18512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85120" calcext:value-type="float">
            <text:p>18512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80960" calcext:value-type="float">
            <text:p>1809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82000" calcext:value-type="float">
            <text:p>18200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8640" calcext:value-type="float">
            <text:p>198640</text:p>
          </table:table-cell>
          <table:table-cell office:value-type="float" office:value="179920" calcext:value-type="float">
            <text:p>17992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7600" calcext:value-type="float">
            <text:p>197600</text:p>
          </table:table-cell>
          <table:table-cell table:number-columns-repeated="2" office:value-type="float" office:value="196560" calcext:value-type="float">
            <text:p>196560</text:p>
          </table:table-cell>
          <table:table-cell/>
          <table:table-cell office:value-type="float" office:value="196560" calcext:value-type="float">
            <text:p>196560</text:p>
          </table:table-cell>
          <table:table-cell office:value-type="float" office:value="182000" calcext:value-type="float">
            <text:p>18200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77840" calcext:value-type="float">
            <text:p>1778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86160" calcext:value-type="float">
            <text:p>18616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80960" calcext:value-type="float">
            <text:p>180960</text:p>
          </table:table-cell>
          <table:table-cell table:formula="of:=AVERAGE([.B14:.AI14])" office:value-type="float" office:value="189878.787878788" calcext:value-type="float">
            <text:p>189878.787878788</text:p>
          </table:table-cell>
          <table:table-cell table:formula="of:=STDEVPA([.B14:.AI14])" office:value-type="float" office:value="8476.22834848205" calcext:value-type="float">
            <text:p>8476.2283484821</text:p>
          </table:table-cell>
          <table:table-cell table:number-columns-repeated="98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68480" calcext:value-type="float">
            <text:p>168480</text:p>
          </table:table-cell>
          <table:table-cell office:value-type="float" office:value="182000" calcext:value-type="float">
            <text:p>18200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84080" calcext:value-type="float">
            <text:p>18408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86160" calcext:value-type="float">
            <text:p>186160</text:p>
          </table:table-cell>
          <table:table-cell office:value-type="float" office:value="171600" calcext:value-type="float">
            <text:p>17160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86160" calcext:value-type="float">
            <text:p>186160</text:p>
          </table:table-cell>
          <table:table-cell office:value-type="float" office:value="184080" calcext:value-type="float">
            <text:p>1840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78880" calcext:value-type="float">
            <text:p>1788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78880" calcext:value-type="float">
            <text:p>17888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87200" calcext:value-type="float">
            <text:p>187200</text:p>
          </table:table-cell>
          <table:table-cell/>
          <table:table-cell office:value-type="float" office:value="179920" calcext:value-type="float">
            <text:p>179920</text:p>
          </table:table-cell>
          <table:table-cell office:value-type="float" office:value="180960" calcext:value-type="float">
            <text:p>18096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77840" calcext:value-type="float">
            <text:p>177840</text:p>
          </table:table-cell>
          <table:table-cell office:value-type="float" office:value="179920" calcext:value-type="float">
            <text:p>179920</text:p>
          </table:table-cell>
          <table:table-cell table:number-columns-repeated="3" office:value-type="float" office:value="196560" calcext:value-type="float">
            <text:p>196560</text:p>
          </table:table-cell>
          <table:table-cell office:value-type="float" office:value="180960" calcext:value-type="float">
            <text:p>18096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77840" calcext:value-type="float">
            <text:p>177840</text:p>
          </table:table-cell>
          <table:table-cell table:formula="of:=AVERAGE([.B15:.AI15])" office:value-type="float" office:value="186916.363636364" calcext:value-type="float">
            <text:p>186916.363636364</text:p>
          </table:table-cell>
          <table:table-cell table:formula="of:=STDEVPA([.B15:.AI15])" office:value-type="float" office:value="7829.97728940621" calcext:value-type="float">
            <text:p>7829.9772894062</text:p>
          </table:table-cell>
          <table:table-cell table:number-columns-repeated="98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50800" calcext:value-type="float">
            <text:p>150800</text:p>
          </table:table-cell>
          <table:table-cell office:value-type="float" office:value="164320" calcext:value-type="float">
            <text:p>164320</text:p>
          </table:table-cell>
          <table:table-cell office:value-type="float" office:value="184080" calcext:value-type="float">
            <text:p>184080</text:p>
          </table:table-cell>
          <table:table-cell office:value-type="float" office:value="182000" calcext:value-type="float">
            <text:p>182000</text:p>
          </table:table-cell>
          <table:table-cell table:number-columns-repeated="2" office:value-type="float" office:value="180960" calcext:value-type="float">
            <text:p>180960</text:p>
          </table:table-cell>
          <table:table-cell office:value-type="float" office:value="176800" calcext:value-type="float">
            <text:p>176800</text:p>
          </table:table-cell>
          <table:table-cell office:value-type="float" office:value="174720" calcext:value-type="float">
            <text:p>17472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71600" calcext:value-type="float">
            <text:p>171600</text:p>
          </table:table-cell>
          <table:table-cell office:value-type="float" office:value="177840" calcext:value-type="float">
            <text:p>177840</text:p>
          </table:table-cell>
          <table:table-cell office:value-type="float" office:value="183040" calcext:value-type="float">
            <text:p>18304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84080" calcext:value-type="float">
            <text:p>18408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74720" calcext:value-type="float">
            <text:p>174720</text:p>
          </table:table-cell>
          <table:table-cell office:value-type="float" office:value="175760" calcext:value-type="float">
            <text:p>175760</text:p>
          </table:table-cell>
          <table:table-cell office:value-type="float" office:value="177840" calcext:value-type="float">
            <text:p>177840</text:p>
          </table:table-cell>
          <table:table-cell office:value-type="float" office:value="171600" calcext:value-type="float">
            <text:p>17160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74720" calcext:value-type="float">
            <text:p>174720</text:p>
          </table:table-cell>
          <table:table-cell office:value-type="float" office:value="185120" calcext:value-type="float">
            <text:p>185120</text:p>
          </table:table-cell>
          <table:table-cell/>
          <table:table-cell office:value-type="float" office:value="176800" calcext:value-type="float">
            <text:p>176800</text:p>
          </table:table-cell>
          <table:table-cell table:number-columns-repeated="2" office:value-type="float" office:value="195520" calcext:value-type="float">
            <text:p>19552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64320" calcext:value-type="float">
            <text:p>16432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84080" calcext:value-type="float">
            <text:p>18408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80960" calcext:value-type="float">
            <text:p>180960</text:p>
          </table:table-cell>
          <table:table-cell office:value-type="float" office:value="179920" calcext:value-type="float">
            <text:p>179920</text:p>
          </table:table-cell>
          <table:table-cell office:value-type="float" office:value="185120" calcext:value-type="float">
            <text:p>185120</text:p>
          </table:table-cell>
          <table:table-cell table:formula="of:=AVERAGE([.B16:.AI16])" office:value-type="float" office:value="181054.545454545" calcext:value-type="float">
            <text:p>181054.545454545</text:p>
          </table:table-cell>
          <table:table-cell table:formula="of:=STDEVPA([.B16:.AI16])" office:value-type="float" office:value="9943.61713679109" calcext:value-type="float">
            <text:p>9943.6171367911</text:p>
          </table:table-cell>
          <table:table-cell table:number-columns-repeated="98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76800" calcext:value-type="float">
            <text:p>176800</text:p>
          </table:table-cell>
          <table:table-cell office:value-type="float" office:value="175760" calcext:value-type="float">
            <text:p>175760</text:p>
          </table:table-cell>
          <table:table-cell office:value-type="float" office:value="177840" calcext:value-type="float">
            <text:p>177840</text:p>
          </table:table-cell>
          <table:table-cell office:value-type="float" office:value="184080" calcext:value-type="float">
            <text:p>184080</text:p>
          </table:table-cell>
          <table:table-cell office:value-type="float" office:value="183040" calcext:value-type="float">
            <text:p>183040</text:p>
          </table:table-cell>
          <table:table-cell office:value-type="float" office:value="173680" calcext:value-type="float">
            <text:p>173680</text:p>
          </table:table-cell>
          <table:table-cell office:value-type="float" office:value="180960" calcext:value-type="float">
            <text:p>180960</text:p>
          </table:table-cell>
          <table:table-cell office:value-type="float" office:value="179920" calcext:value-type="float">
            <text:p>179920</text:p>
          </table:table-cell>
          <table:table-cell office:value-type="float" office:value="176800" calcext:value-type="float">
            <text:p>176800</text:p>
          </table:table-cell>
          <table:table-cell office:value-type="float" office:value="179920" calcext:value-type="float">
            <text:p>179920</text:p>
          </table:table-cell>
          <table:table-cell office:value-type="float" office:value="183040" calcext:value-type="float">
            <text:p>18304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85120" calcext:value-type="float">
            <text:p>18512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78880" calcext:value-type="float">
            <text:p>17888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76800" calcext:value-type="float">
            <text:p>176800</text:p>
          </table:table-cell>
          <table:table-cell office:value-type="float" office:value="185120" calcext:value-type="float">
            <text:p>185120</text:p>
          </table:table-cell>
          <table:table-cell office:value-type="float" office:value="182000" calcext:value-type="float">
            <text:p>182000</text:p>
          </table:table-cell>
          <table:table-cell office:value-type="float" office:value="177840" calcext:value-type="float">
            <text:p>177840</text:p>
          </table:table-cell>
          <table:table-cell office:value-type="float" office:value="188240" calcext:value-type="float">
            <text:p>188240</text:p>
          </table:table-cell>
          <table:table-cell/>
          <table:table-cell office:value-type="float" office:value="172640" calcext:value-type="float">
            <text:p>172640</text:p>
          </table:table-cell>
          <table:table-cell table:number-columns-repeated="2" office:value-type="float" office:value="196560" calcext:value-type="float">
            <text:p>19656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74720" calcext:value-type="float">
            <text:p>17472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80960" calcext:value-type="float">
            <text:p>180960</text:p>
          </table:table-cell>
          <table:table-cell office:value-type="float" office:value="184080" calcext:value-type="float">
            <text:p>184080</text:p>
          </table:table-cell>
          <table:table-cell office:value-type="float" office:value="185120" calcext:value-type="float">
            <text:p>185120</text:p>
          </table:table-cell>
          <table:table-cell office:value-type="float" office:value="180960" calcext:value-type="float">
            <text:p>180960</text:p>
          </table:table-cell>
          <table:table-cell office:value-type="float" office:value="186160" calcext:value-type="float">
            <text:p>186160</text:p>
          </table:table-cell>
          <table:table-cell table:formula="of:=AVERAGE([.B17:.AI17])" office:value-type="float" office:value="183575.757575758" calcext:value-type="float">
            <text:p>183575.757575758</text:p>
          </table:table-cell>
          <table:table-cell table:formula="of:=STDEVPA([.B17:.AI17])" office:value-type="float" office:value="6960.64044001483" calcext:value-type="float">
            <text:p>6960.6404400148</text:p>
          </table:table-cell>
          <table:table-cell table:number-columns-repeated="98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92400" calcext:value-type="float">
            <text:p>192400</text:p>
          </table:table-cell>
          <table:table-cell office:value-type="float" office:value="168480" calcext:value-type="float">
            <text:p>168480</text:p>
          </table:table-cell>
          <table:table-cell office:value-type="float" office:value="183040" calcext:value-type="float">
            <text:p>183040</text:p>
          </table:table-cell>
          <table:table-cell table:number-columns-repeated="2" office:value-type="float" office:value="195520" calcext:value-type="float">
            <text:p>195520</text:p>
          </table:table-cell>
          <table:table-cell office:value-type="float" office:value="185120" calcext:value-type="float">
            <text:p>18512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83040" calcext:value-type="float">
            <text:p>183040</text:p>
          </table:table-cell>
          <table:table-cell office:value-type="float" office:value="185120" calcext:value-type="float">
            <text:p>185120</text:p>
          </table:table-cell>
          <table:table-cell office:value-type="float" office:value="183040" calcext:value-type="float">
            <text:p>18304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8640" calcext:value-type="float">
            <text:p>19864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6160" calcext:value-type="float">
            <text:p>18616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80960" calcext:value-type="float">
            <text:p>1809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84080" calcext:value-type="float">
            <text:p>184080</text:p>
          </table:table-cell>
          <table:table-cell office:value-type="float" office:value="185120" calcext:value-type="float">
            <text:p>18512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96560" calcext:value-type="float">
            <text:p>196560</text:p>
          </table:table-cell>
          <table:table-cell/>
          <table:table-cell office:value-type="float" office:value="184080" calcext:value-type="float">
            <text:p>18408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86160" calcext:value-type="float">
            <text:p>186160</text:p>
          </table:table-cell>
          <table:table-cell office:value-type="float" office:value="168480" calcext:value-type="float">
            <text:p>168480</text:p>
          </table:table-cell>
          <table:table-cell office:value-type="float" office:value="184080" calcext:value-type="float">
            <text:p>184080</text:p>
          </table:table-cell>
          <table:table-cell office:value-type="float" office:value="180960" calcext:value-type="float">
            <text:p>180960</text:p>
          </table:table-cell>
          <table:table-cell table:number-columns-repeated="2" office:value-type="float" office:value="190320" calcext:value-type="float">
            <text:p>19032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3440" calcext:value-type="float">
            <text:p>193440</text:p>
          </table:table-cell>
          <table:table-cell table:formula="of:=AVERAGE([.B18:.AI18])" office:value-type="float" office:value="188271.515151515" calcext:value-type="float">
            <text:p>188271.515151515</text:p>
          </table:table-cell>
          <table:table-cell table:formula="of:=STDEVPA([.B18:.AI18])" office:value-type="float" office:value="7338.22706736407" calcext:value-type="float">
            <text:p>7338.2270673641</text:p>
          </table:table-cell>
          <table:table-cell table:number-columns-repeated="98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96560" calcext:value-type="float">
            <text:p>196560</text:p>
          </table:table-cell>
          <table:table-cell office:value-type="float" office:value="177840" calcext:value-type="float">
            <text:p>177840</text:p>
          </table:table-cell>
          <table:table-cell office:value-type="float" office:value="178880" calcext:value-type="float">
            <text:p>17888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79920" calcext:value-type="float">
            <text:p>17992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0960" calcext:value-type="float">
            <text:p>18096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87200" calcext:value-type="float">
            <text:p>187200</text:p>
          </table:table-cell>
          <table:table-cell table:number-columns-repeated="2" office:value-type="float" office:value="196560" calcext:value-type="float">
            <text:p>19656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86160" calcext:value-type="float">
            <text:p>18616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88240" calcext:value-type="float">
            <text:p>188240</text:p>
          </table:table-cell>
          <table:table-cell table:number-columns-repeated="2" office:value-type="float" office:value="189280" calcext:value-type="float">
            <text:p>189280</text:p>
          </table:table-cell>
          <table:table-cell office:value-type="float" office:value="197600" calcext:value-type="float">
            <text:p>197600</text:p>
          </table:table-cell>
          <table:table-cell/>
          <table:table-cell table:number-columns-repeated="2" office:value-type="float" office:value="186160" calcext:value-type="float">
            <text:p>18616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79920" calcext:value-type="float">
            <text:p>179920</text:p>
          </table:table-cell>
          <table:table-cell office:value-type="float" office:value="180960" calcext:value-type="float">
            <text:p>180960</text:p>
          </table:table-cell>
          <table:table-cell office:value-type="float" office:value="186160" calcext:value-type="float">
            <text:p>186160</text:p>
          </table:table-cell>
          <table:table-cell office:value-type="float" office:value="183040" calcext:value-type="float">
            <text:p>183040</text:p>
          </table:table-cell>
          <table:table-cell office:value-type="float" office:value="193440" calcext:value-type="float">
            <text:p>193440</text:p>
          </table:table-cell>
          <table:table-cell table:number-columns-repeated="3" office:value-type="float" office:value="195520" calcext:value-type="float">
            <text:p>195520</text:p>
          </table:table-cell>
          <table:table-cell table:formula="of:=AVERAGE([.B19:.AI19])" office:value-type="float" office:value="189847.272727273" calcext:value-type="float">
            <text:p>189847.272727273</text:p>
          </table:table-cell>
          <table:table-cell table:formula="of:=STDEVPA([.B19:.AI19])" office:value-type="float" office:value="6339.48247229448" calcext:value-type="float">
            <text:p>6339.4824722945</text:p>
          </table:table-cell>
          <table:table-cell table:number-columns-repeated="98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83040" calcext:value-type="float">
            <text:p>183040</text:p>
          </table:table-cell>
          <table:table-cell office:value-type="float" office:value="184080" calcext:value-type="float">
            <text:p>1840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84080" calcext:value-type="float">
            <text:p>18408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86160" calcext:value-type="float">
            <text:p>18616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92400" calcext:value-type="float">
            <text:p>192400</text:p>
          </table:table-cell>
          <table:table-cell table:number-columns-repeated="2" office:value-type="float" office:value="197600" calcext:value-type="float">
            <text:p>19760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86160" calcext:value-type="float">
            <text:p>18616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83040" calcext:value-type="float">
            <text:p>183040</text:p>
          </table:table-cell>
          <table:table-cell office:value-type="float" office:value="185120" calcext:value-type="float">
            <text:p>185120</text:p>
          </table:table-cell>
          <table:table-cell/>
          <table:table-cell office:value-type="float" office:value="187200" calcext:value-type="float">
            <text:p>18720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66400" calcext:value-type="float">
            <text:p>16640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88240" calcext:value-type="float">
            <text:p>188240</text:p>
          </table:table-cell>
          <table:table-cell table:number-columns-repeated="2" office:value-type="float" office:value="195520" calcext:value-type="float">
            <text:p>19552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2400" calcext:value-type="float">
            <text:p>192400</text:p>
          </table:table-cell>
          <table:table-cell table:formula="of:=AVERAGE([.B20:.AI20])" office:value-type="float" office:value="191044.848484848" calcext:value-type="float">
            <text:p>191044.848484848</text:p>
          </table:table-cell>
          <table:table-cell table:formula="of:=STDEVPA([.B20:.AI20])" office:value-type="float" office:value="6644.39254181828" calcext:value-type="float">
            <text:p>6644.3925418183</text:p>
          </table:table-cell>
          <table:table-cell table:number-columns-repeated="98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74720" calcext:value-type="float">
            <text:p>1747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72640" calcext:value-type="float">
            <text:p>1726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5520" calcext:value-type="float">
            <text:p>195520</text:p>
          </table:table-cell>
          <table:table-cell table:number-columns-repeated="2"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80960" calcext:value-type="float">
            <text:p>1809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79920" calcext:value-type="float">
            <text:p>179920</text:p>
          </table:table-cell>
          <table:table-cell office:value-type="float" office:value="173680" calcext:value-type="float">
            <text:p>17368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76800" calcext:value-type="float">
            <text:p>176800</text:p>
          </table:table-cell>
          <table:table-cell/>
          <table:table-cell office:value-type="float" office:value="195520" calcext:value-type="float">
            <text:p>19552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87200" calcext:value-type="float">
            <text:p>187200</text:p>
          </table:table-cell>
          <table:table-cell table:number-columns-repeated="2" office:value-type="float" office:value="188240" calcext:value-type="float">
            <text:p>18824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80960" calcext:value-type="float">
            <text:p>180960</text:p>
          </table:table-cell>
          <table:table-cell office:value-type="float" office:value="164320" calcext:value-type="float">
            <text:p>1643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67440" calcext:value-type="float">
            <text:p>167440</text:p>
          </table:table-cell>
          <table:table-cell office:value-type="float" office:value="177840" calcext:value-type="float">
            <text:p>177840</text:p>
          </table:table-cell>
          <table:table-cell table:formula="of:=AVERAGE([.B21:.AI21])" office:value-type="float" office:value="187956.363636364" calcext:value-type="float">
            <text:p>187956.363636364</text:p>
          </table:table-cell>
          <table:table-cell table:formula="of:=STDEVPA([.B21:.AI21])" office:value-type="float" office:value="9456.75125783781" calcext:value-type="float">
            <text:p>9456.7512578378</text:p>
          </table:table-cell>
          <table:table-cell table:number-columns-repeated="98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64320" calcext:value-type="float">
            <text:p>16432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72640" calcext:value-type="float">
            <text:p>17264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85120" calcext:value-type="float">
            <text:p>18512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80960" calcext:value-type="float">
            <text:p>1809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80960" calcext:value-type="float">
            <text:p>18096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76800" calcext:value-type="float">
            <text:p>1768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8640" calcext:value-type="float">
            <text:p>198640</text:p>
          </table:table-cell>
          <table:table-cell office:value-type="float" office:value="176800" calcext:value-type="float">
            <text:p>176800</text:p>
          </table:table-cell>
          <table:table-cell/>
          <table:table-cell table:number-columns-repeated="3" office:value-type="float" office:value="197600" calcext:value-type="float">
            <text:p>19760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5120" calcext:value-type="float">
            <text:p>18512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64320" calcext:value-type="float">
            <text:p>164320</text:p>
          </table:table-cell>
          <table:table-cell office:value-type="float" office:value="174720" calcext:value-type="float">
            <text:p>174720</text:p>
          </table:table-cell>
          <table:table-cell office:value-type="float" office:value="175760" calcext:value-type="float">
            <text:p>175760</text:p>
          </table:table-cell>
          <table:table-cell office:value-type="float" office:value="169520" calcext:value-type="float">
            <text:p>169520</text:p>
          </table:table-cell>
          <table:table-cell table:formula="of:=AVERAGE([.B22:.AI22])" office:value-type="float" office:value="187609.696969697" calcext:value-type="float">
            <text:p>187609.696969697</text:p>
          </table:table-cell>
          <table:table-cell table:formula="of:=STDEVPA([.B22:.AI22])" office:value-type="float" office:value="10371.4060543658" calcext:value-type="float">
            <text:p>10371.4060543658</text:p>
          </table:table-cell>
          <table:table-cell table:number-columns-repeated="98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68480" calcext:value-type="float">
            <text:p>16848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73680" calcext:value-type="float">
            <text:p>17368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6160" calcext:value-type="float">
            <text:p>186160</text:p>
          </table:table-cell>
          <table:table-cell office:value-type="float" office:value="179920" calcext:value-type="float">
            <text:p>17992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78880" calcext:value-type="float">
            <text:p>17888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7600" calcext:value-type="float">
            <text:p>197600</text:p>
          </table:table-cell>
          <table:table-cell table:number-columns-repeated="2" office:value-type="float" office:value="186160" calcext:value-type="float">
            <text:p>186160</text:p>
          </table:table-cell>
          <table:table-cell table:number-columns-repeated="3" office:value-type="float" office:value="193440" calcext:value-type="float">
            <text:p>19344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76800" calcext:value-type="float">
            <text:p>176800</text:p>
          </table:table-cell>
          <table:table-cell office:value-type="float" office:value="198640" calcext:value-type="float">
            <text:p>198640</text:p>
          </table:table-cell>
          <table:table-cell office:value-type="float" office:value="190320" calcext:value-type="float">
            <text:p>190320</text:p>
          </table:table-cell>
          <table:table-cell/>
          <table:table-cell office:value-type="float" office:value="179920" calcext:value-type="float">
            <text:p>179920</text:p>
          </table:table-cell>
          <table:table-cell office:value-type="float" office:value="186160" calcext:value-type="float">
            <text:p>18616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89280" calcext:value-type="float">
            <text:p>189280</text:p>
          </table:table-cell>
          <table:table-cell table:number-columns-repeated="2" office:value-type="float" office:value="174720" calcext:value-type="float">
            <text:p>17472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71600" calcext:value-type="float">
            <text:p>171600</text:p>
          </table:table-cell>
          <table:table-cell office:value-type="float" office:value="173680" calcext:value-type="float">
            <text:p>173680</text:p>
          </table:table-cell>
          <table:table-cell office:value-type="float" office:value="178880" calcext:value-type="float">
            <text:p>178880</text:p>
          </table:table-cell>
          <table:table-cell office:value-type="float" office:value="171600" calcext:value-type="float">
            <text:p>171600</text:p>
          </table:table-cell>
          <table:table-cell table:formula="of:=AVERAGE([.B23:.AI23])" office:value-type="float" office:value="186380.606060606" calcext:value-type="float">
            <text:p>186380.606060606</text:p>
          </table:table-cell>
          <table:table-cell table:formula="of:=STDEVPA([.B23:.AI23])" office:value-type="float" office:value="9329.33657045407" calcext:value-type="float">
            <text:p>9329.3365704541</text:p>
          </table:table-cell>
          <table:table-cell table:number-columns-repeated="98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87200" calcext:value-type="float">
            <text:p>187200</text:p>
          </table:table-cell>
          <table:table-cell office:value-type="float" office:value="183040" calcext:value-type="float">
            <text:p>183040</text:p>
          </table:table-cell>
          <table:table-cell office:value-type="float" office:value="177840" calcext:value-type="float">
            <text:p>177840</text:p>
          </table:table-cell>
          <table:table-cell office:value-type="float" office:value="195548" calcext:value-type="float">
            <text:p>195548</text:p>
          </table:table-cell>
          <table:table-cell office:value-type="float" office:value="187228" calcext:value-type="float">
            <text:p>187228</text:p>
          </table:table-cell>
          <table:table-cell office:value-type="float" office:value="178880" calcext:value-type="float">
            <text:p>17888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80960" calcext:value-type="float">
            <text:p>1809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82000" calcext:value-type="float">
            <text:p>18200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85120" calcext:value-type="float">
            <text:p>185120</text:p>
          </table:table-cell>
          <table:table-cell office:value-type="float" office:value="179920" calcext:value-type="float">
            <text:p>1799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5120" calcext:value-type="float">
            <text:p>185120</text:p>
          </table:table-cell>
          <table:table-cell office:value-type="float" office:value="180960" calcext:value-type="float">
            <text:p>180960</text:p>
          </table:table-cell>
          <table:table-cell office:value-type="float" office:value="184080" calcext:value-type="float">
            <text:p>184080</text:p>
          </table:table-cell>
          <table:table-cell office:value-type="float" office:value="197628" calcext:value-type="float">
            <text:p>197628</text:p>
          </table:table-cell>
          <table:table-cell/>
          <table:table-cell office:value-type="float" office:value="166400" calcext:value-type="float">
            <text:p>166400</text:p>
          </table:table-cell>
          <table:table-cell office:value-type="float" office:value="185120" calcext:value-type="float">
            <text:p>18512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74720" calcext:value-type="float">
            <text:p>174720</text:p>
          </table:table-cell>
          <table:table-cell office:value-type="float" office:value="180960" calcext:value-type="float">
            <text:p>180960</text:p>
          </table:table-cell>
          <table:table-cell office:value-type="float" office:value="179920" calcext:value-type="float">
            <text:p>17992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78880" calcext:value-type="float">
            <text:p>17888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86160" calcext:value-type="float">
            <text:p>186160</text:p>
          </table:table-cell>
          <table:table-cell table:formula="of:=AVERAGE([.B24:.AI24])" office:value-type="float" office:value="186635.272727273" calcext:value-type="float">
            <text:p>186635.272727273</text:p>
          </table:table-cell>
          <table:table-cell table:formula="of:=STDEVPA([.B24:.AI24])" office:value-type="float" office:value="7558.83912552846" calcext:value-type="float">
            <text:p>7558.8391255285</text:p>
          </table:table-cell>
          <table:table-cell table:number-columns-repeated="98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95520" calcext:value-type="float">
            <text:p>195520</text:p>
          </table:table-cell>
          <table:table-cell office:value-type="float" office:value="170560" calcext:value-type="float">
            <text:p>170560</text:p>
          </table:table-cell>
          <table:table-cell office:value-type="float" office:value="183040" calcext:value-type="float">
            <text:p>183040</text:p>
          </table:table-cell>
          <table:table-cell office:value-type="float" office:value="193468" calcext:value-type="float">
            <text:p>193468</text:p>
          </table:table-cell>
          <table:table-cell office:value-type="float" office:value="196588" calcext:value-type="float">
            <text:p>196588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8668" calcext:value-type="float">
            <text:p>198668</text:p>
          </table:table-cell>
          <table:table-cell office:value-type="float" office:value="186160" calcext:value-type="float">
            <text:p>18616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77840" calcext:value-type="float">
            <text:p>17784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84080" calcext:value-type="float">
            <text:p>18408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82000" calcext:value-type="float">
            <text:p>18200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84080" calcext:value-type="float">
            <text:p>1840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3040" calcext:value-type="float">
            <text:p>183040</text:p>
          </table:table-cell>
          <table:table-cell office:value-type="float" office:value="192428" calcext:value-type="float">
            <text:p>192428</text:p>
          </table:table-cell>
          <table:table-cell/>
          <table:table-cell office:value-type="float" office:value="176800" calcext:value-type="float">
            <text:p>17680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58080" calcext:value-type="float">
            <text:p>158080</text:p>
          </table:table-cell>
          <table:table-cell office:value-type="float" office:value="179948" calcext:value-type="float">
            <text:p>179948</text:p>
          </table:table-cell>
          <table:table-cell office:value-type="float" office:value="187200" calcext:value-type="float">
            <text:p>187200</text:p>
          </table:table-cell>
          <table:table-cell table:number-columns-repeated="2" office:value-type="float" office:value="196560" calcext:value-type="float">
            <text:p>19656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table:formula="of:=AVERAGE([.B25:.AI25])" office:value-type="float" office:value="188275.757575758" calcext:value-type="float">
            <text:p>188275.757575758</text:p>
          </table:table-cell>
          <table:table-cell table:formula="of:=STDEVPA([.B25:.AI25])" office:value-type="float" office:value="8667.27367232208" calcext:value-type="float">
            <text:p>8667.2736723221</text:p>
          </table:table-cell>
          <table:table-cell table:number-columns-repeated="98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96560" calcext:value-type="float">
            <text:p>196560</text:p>
          </table:table-cell>
          <table:table-cell office:value-type="float" office:value="169520" calcext:value-type="float">
            <text:p>169520</text:p>
          </table:table-cell>
          <table:table-cell office:value-type="float" office:value="183040" calcext:value-type="float">
            <text:p>183040</text:p>
          </table:table-cell>
          <table:table-cell office:value-type="float" office:value="194564" calcext:value-type="float">
            <text:p>194564</text:p>
          </table:table-cell>
          <table:table-cell office:value-type="float" office:value="193468" calcext:value-type="float">
            <text:p>193468</text:p>
          </table:table-cell>
          <table:table-cell office:value-type="float" office:value="183040" calcext:value-type="float">
            <text:p>18304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7628" calcext:value-type="float">
            <text:p>197628</text:p>
          </table:table-cell>
          <table:table-cell office:value-type="float" office:value="177840" calcext:value-type="float">
            <text:p>177840</text:p>
          </table:table-cell>
          <table:table-cell office:value-type="float" office:value="198640" calcext:value-type="float">
            <text:p>198640</text:p>
          </table:table-cell>
          <table:table-cell table:number-columns-repeated="2" office:value-type="float" office:value="189280" calcext:value-type="float">
            <text:p>18928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75760" calcext:value-type="float">
            <text:p>17576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82000" calcext:value-type="float">
            <text:p>18200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84080" calcext:value-type="float">
            <text:p>184080</text:p>
          </table:table-cell>
          <table:table-cell/>
          <table:table-cell office:value-type="float" office:value="187200" calcext:value-type="float">
            <text:p>18720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78880" calcext:value-type="float">
            <text:p>1788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78880" calcext:value-type="float">
            <text:p>178880</text:p>
          </table:table-cell>
          <table:table-cell office:value-type="float" office:value="187228" calcext:value-type="float">
            <text:p>187228</text:p>
          </table:table-cell>
          <table:table-cell office:value-type="float" office:value="185120" calcext:value-type="float">
            <text:p>1851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79920" calcext:value-type="float">
            <text:p>179920</text:p>
          </table:table-cell>
          <table:table-cell office:value-type="float" office:value="195520" calcext:value-type="float">
            <text:p>195520</text:p>
          </table:table-cell>
          <table:table-cell table:formula="of:=AVERAGE([.B26:.AI26])" office:value-type="float" office:value="188686.303030303" calcext:value-type="float">
            <text:p>188686.303030303</text:p>
          </table:table-cell>
          <table:table-cell table:formula="of:=STDEVPA([.B26:.AI26])" office:value-type="float" office:value="7397.4608603831" calcext:value-type="float">
            <text:p>7397.4608603831</text:p>
          </table:table-cell>
          <table:table-cell table:number-columns-repeated="98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76800" calcext:value-type="float">
            <text:p>176800</text:p>
          </table:table-cell>
          <table:table-cell office:value-type="float" office:value="172640" calcext:value-type="float">
            <text:p>17264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76828" calcext:value-type="float">
            <text:p>176828</text:p>
          </table:table-cell>
          <table:table-cell office:value-type="float" office:value="16668" calcext:value-type="float">
            <text:p>16668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5548" calcext:value-type="float">
            <text:p>195548</text:p>
          </table:table-cell>
          <table:table-cell office:value-type="float" office:value="189280" calcext:value-type="float">
            <text:p>18928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4480" calcext:value-type="float">
            <text:p>194480</text:p>
          </table:table-cell>
          <table:table-cell table:number-columns-repeated="2" office:value-type="float" office:value="196560" calcext:value-type="float">
            <text:p>196560</text:p>
          </table:table-cell>
          <table:table-cell office:value-type="float" office:value="174720" calcext:value-type="float">
            <text:p>1747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7228" calcext:value-type="float">
            <text:p>187228</text:p>
          </table:table-cell>
          <table:table-cell office:value-type="float" office:value="198640" calcext:value-type="float">
            <text:p>19864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4480" calcext:value-type="float">
            <text:p>194480</text:p>
          </table:table-cell>
          <table:table-cell/>
          <table:table-cell table:number-columns-repeated="2" office:value-type="float" office:value="196560" calcext:value-type="float">
            <text:p>1965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71600" calcext:value-type="float">
            <text:p>171600</text:p>
          </table:table-cell>
          <table:table-cell office:value-type="float" office:value="198668" calcext:value-type="float">
            <text:p>198668</text:p>
          </table:table-cell>
          <table:table-cell office:value-type="float" office:value="191360" calcext:value-type="float">
            <text:p>191360</text:p>
          </table:table-cell>
          <table:table-cell office:value-type="float" office:value="167440" calcext:value-type="float">
            <text:p>167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4480" calcext:value-type="float">
            <text:p>194480</text:p>
          </table:table-cell>
          <table:table-cell table:formula="of:=AVERAGE([.B27:.AI27])" office:value-type="float" office:value="184777.575757576" calcext:value-type="float">
            <text:p>184777.575757576</text:p>
          </table:table-cell>
          <table:table-cell table:formula="of:=STDEVPA([.B27:.AI27])" office:value-type="float" office:value="30907.4380211647" calcext:value-type="float">
            <text:p>30907.4380211647</text:p>
          </table:table-cell>
          <table:table-cell table:number-columns-repeated="98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73680" calcext:value-type="float">
            <text:p>17368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89280" calcext:value-type="float">
            <text:p>189280</text:p>
          </table:table-cell>
          <table:table-cell office:value-type="float" office:value="28" calcext:value-type="float">
            <text:p>28</text:p>
          </table:table-cell>
          <table:table-cell office:value-type="float" office:value="197600" calcext:value-type="float">
            <text:p>197600</text:p>
          </table:table-cell>
          <table:table-cell office:value-type="float" office:value="189280" calcext:value-type="float">
            <text:p>189280</text:p>
          </table:table-cell>
          <table:table-cell office:value-type="float" office:value="78028" calcext:value-type="float">
            <text:p>78028</text:p>
          </table:table-cell>
          <table:table-cell office:value-type="float" office:value="195520" calcext:value-type="float">
            <text:p>195520</text:p>
          </table:table-cell>
          <table:table-cell table:number-columns-repeated="2" office:value-type="float" office:value="196560" calcext:value-type="float">
            <text:p>196560</text:p>
          </table:table-cell>
          <table:table-cell table:number-columns-repeated="2" office:value-type="float" office:value="197600" calcext:value-type="float">
            <text:p>19760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86160" calcext:value-type="float">
            <text:p>1861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7628" calcext:value-type="float">
            <text:p>197628</text:p>
          </table:table-cell>
          <table:table-cell office:value-type="float" office:value="180960" calcext:value-type="float">
            <text:p>18096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2400" calcext:value-type="float">
            <text:p>192400</text:p>
          </table:table-cell>
          <table:table-cell/>
          <table:table-cell office:value-type="float" office:value="195520" calcext:value-type="float">
            <text:p>19552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82000" calcext:value-type="float">
            <text:p>182000</text:p>
          </table:table-cell>
          <table:table-cell office:value-type="float" office:value="160188" calcext:value-type="float">
            <text:p>160188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68480" calcext:value-type="float">
            <text:p>16848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2400" calcext:value-type="float">
            <text:p>192400</text:p>
          </table:table-cell>
          <table:table-cell table:formula="of:=AVERAGE([.B28:.AI28])" office:value-type="float" office:value="181404.606060606" calcext:value-type="float">
            <text:p>181404.606060606</text:p>
          </table:table-cell>
          <table:table-cell table:formula="of:=STDEVPA([.B28:.AI28])" office:value-type="float" office:value="38396.4607727732" calcext:value-type="float">
            <text:p>38396.4607727732</text:p>
          </table:table-cell>
          <table:table-cell table:number-columns-repeated="98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75760" calcext:value-type="float">
            <text:p>1757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5120" calcext:value-type="float">
            <text:p>185120</text:p>
          </table:table-cell>
          <table:table-cell office:value-type="float" office:value="190320" calcext:value-type="float">
            <text:p>190320</text:p>
          </table:table-cell>
          <table:table-cell office:value-type="float" office:value="28" calcext:value-type="float">
            <text:p>28</text:p>
          </table:table-cell>
          <table:table-cell office:value-type="float" office:value="197600" calcext:value-type="float">
            <text:p>197600</text:p>
          </table:table-cell>
          <table:table-cell office:value-type="float" office:value="188240" calcext:value-type="float">
            <text:p>188240</text:p>
          </table:table-cell>
          <table:table-cell office:value-type="float" office:value="28" calcext:value-type="float">
            <text:p>28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4080" calcext:value-type="float">
            <text:p>184080</text:p>
          </table:table-cell>
          <table:table-cell office:value-type="float" office:value="176800" calcext:value-type="float">
            <text:p>17680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7628" calcext:value-type="float">
            <text:p>197628</text:p>
          </table:table-cell>
          <table:table-cell office:value-type="float" office:value="179920" calcext:value-type="float">
            <text:p>17992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4480" calcext:value-type="float">
            <text:p>194480</text:p>
          </table:table-cell>
          <table:table-cell/>
          <table:table-cell office:value-type="float" office:value="193440" calcext:value-type="float">
            <text:p>193440</text:p>
          </table:table-cell>
          <table:table-cell office:value-type="float" office:value="183040" calcext:value-type="float">
            <text:p>1830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4080" calcext:value-type="float">
            <text:p>1840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28" calcext:value-type="float">
            <text:p>28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75760" calcext:value-type="float">
            <text:p>17576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7200" calcext:value-type="float">
            <text:p>187200</text:p>
          </table:table-cell>
          <table:table-cell table:formula="of:=AVERAGE([.B29:.AI29])" office:value-type="float" office:value="172044.606060606" calcext:value-type="float">
            <text:p>172044.606060606</text:p>
          </table:table-cell>
          <table:table-cell table:formula="of:=STDEVPA([.B29:.AI29])" office:value-type="float" office:value="54717.0550875216" calcext:value-type="float">
            <text:p>54717.0550875216</text:p>
          </table:table-cell>
          <table:table-cell table:number-columns-repeated="98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64320" calcext:value-type="float">
            <text:p>16432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67440" calcext:value-type="float">
            <text:p>167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28" calcext:value-type="float">
            <text:p>28</text:p>
          </table:table-cell>
          <table:table-cell office:value-type="float" office:value="180960" calcext:value-type="float">
            <text:p>180960</text:p>
          </table:table-cell>
          <table:table-cell office:value-type="float" office:value="195520" calcext:value-type="float">
            <text:p>195520</text:p>
          </table:table-cell>
          <table:table-cell office:value-type="float" office:value="28" calcext:value-type="float">
            <text:p>28</text:p>
          </table:table-cell>
          <table:table-cell office:value-type="float" office:value="184080" calcext:value-type="float">
            <text:p>18408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79920" calcext:value-type="float">
            <text:p>1799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79920" calcext:value-type="float">
            <text:p>1799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71600" calcext:value-type="float">
            <text:p>17160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2400" calcext:value-type="float">
            <text:p>192400</text:p>
          </table:table-cell>
          <table:table-cell office:value-type="float" office:value="88428" calcext:value-type="float">
            <text:p>88428</text:p>
          </table:table-cell>
          <table:table-cell office:value-type="float" office:value="173680" calcext:value-type="float">
            <text:p>173680</text:p>
          </table:table-cell>
          <table:table-cell office:value-type="float" office:value="175760" calcext:value-type="float">
            <text:p>175760</text:p>
          </table:table-cell>
          <table:table-cell office:value-type="float" office:value="188240" calcext:value-type="float">
            <text:p>188240</text:p>
          </table:table-cell>
          <table:table-cell/>
          <table:table-cell office:value-type="float" office:value="173680" calcext:value-type="float">
            <text:p>173680</text:p>
          </table:table-cell>
          <table:table-cell office:value-type="float" office:value="182000" calcext:value-type="float">
            <text:p>1820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28" calcext:value-type="float">
            <text:p>28</text:p>
          </table:table-cell>
          <table:table-cell office:value-type="float" office:value="194480" calcext:value-type="float">
            <text:p>194480</text:p>
          </table:table-cell>
          <table:table-cell office:value-type="float" office:value="178880" calcext:value-type="float">
            <text:p>178880</text:p>
          </table:table-cell>
          <table:table-cell office:value-type="float" office:value="174720" calcext:value-type="float">
            <text:p>17472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89280" calcext:value-type="float">
            <text:p>189280</text:p>
          </table:table-cell>
          <table:table-cell table:formula="of:=AVERAGE([.B30:.AI30])" office:value-type="float" office:value="165331.878787879" calcext:value-type="float">
            <text:p>165331.878787879</text:p>
          </table:table-cell>
          <table:table-cell table:formula="of:=STDEVPA([.B30:.AI30])" office:value-type="float" office:value="55515.8802286433" calcext:value-type="float">
            <text:p>55515.8802286433</text:p>
          </table:table-cell>
          <table:table-cell table:number-columns-repeated="98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69520" calcext:value-type="float">
            <text:p>169520</text:p>
          </table:table-cell>
          <table:table-cell office:value-type="float" office:value="194480" calcext:value-type="float">
            <text:p>194480</text:p>
          </table:table-cell>
          <table:table-cell office:value-type="float" office:value="28" calcext:value-type="float">
            <text:p>28</text:p>
          </table:table-cell>
          <table:table-cell office:value-type="float" office:value="171600" calcext:value-type="float">
            <text:p>171600</text:p>
          </table:table-cell>
          <table:table-cell office:value-type="float" office:value="189280" calcext:value-type="float">
            <text:p>189280</text:p>
          </table:table-cell>
          <table:table-cell office:value-type="float" office:value="28" calcext:value-type="float">
            <text:p>28</text:p>
          </table:table-cell>
          <table:table-cell office:value-type="float" office:value="171600" calcext:value-type="float">
            <text:p>1716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76800" calcext:value-type="float">
            <text:p>176800</text:p>
          </table:table-cell>
          <table:table-cell office:value-type="float" office:value="179920" calcext:value-type="float">
            <text:p>1799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79920" calcext:value-type="float">
            <text:p>17992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28" calcext:value-type="float">
            <text:p>28</text:p>
          </table:table-cell>
          <table:table-cell office:value-type="float" office:value="190320" calcext:value-type="float">
            <text:p>190320</text:p>
          </table:table-cell>
          <table:table-cell office:value-type="float" office:value="176800" calcext:value-type="float">
            <text:p>176800</text:p>
          </table:table-cell>
          <table:table-cell office:value-type="float" office:value="192400" calcext:value-type="float">
            <text:p>192400</text:p>
          </table:table-cell>
          <table:table-cell/>
          <table:table-cell office:value-type="float" office:value="173708" calcext:value-type="float">
            <text:p>173708</text:p>
          </table:table-cell>
          <table:table-cell office:value-type="float" office:value="197600" calcext:value-type="float">
            <text:p>197600</text:p>
          </table:table-cell>
          <table:table-cell office:value-type="float" office:value="184080" calcext:value-type="float">
            <text:p>1840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28" calcext:value-type="float">
            <text:p>28</text:p>
          </table:table-cell>
          <table:table-cell office:value-type="float" office:value="183040" calcext:value-type="float">
            <text:p>18304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7256" calcext:value-type="float">
            <text:p>187256</text:p>
          </table:table-cell>
          <table:table-cell table:formula="of:=AVERAGE([.B31:.AI31])" office:value-type="float" office:value="164199.878787879" calcext:value-type="float">
            <text:p>164199.878787879</text:p>
          </table:table-cell>
          <table:table-cell table:formula="of:=STDEVPA([.B31:.AI31])" office:value-type="float" office:value="61456.9765094434" calcext:value-type="float">
            <text:p>61456.9765094434</text:p>
          </table:table-cell>
          <table:table-cell table:number-columns-repeated="98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72640" calcext:value-type="float">
            <text:p>172640</text:p>
          </table:table-cell>
          <table:table-cell office:value-type="float" office:value="185120" calcext:value-type="float">
            <text:p>185120</text:p>
          </table:table-cell>
          <table:table-cell office:value-type="float" office:value="28" calcext:value-type="float">
            <text:p>28</text:p>
          </table:table-cell>
          <table:table-cell office:value-type="float" office:value="168480" calcext:value-type="float">
            <text:p>1684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9876" calcext:value-type="float">
            <text:p>199876</text:p>
          </table:table-cell>
          <table:table-cell office:value-type="float" office:value="169520" calcext:value-type="float">
            <text:p>1695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0320" calcext:value-type="float">
            <text:p>190320</text:p>
          </table:table-cell>
          <table:table-cell office:value-type="float" office:value="28" calcext:value-type="float">
            <text:p>28</text:p>
          </table:table-cell>
          <table:table-cell office:value-type="float" office:value="188240" calcext:value-type="float">
            <text:p>188240</text:p>
          </table:table-cell>
          <table:table-cell office:value-type="float" office:value="179920" calcext:value-type="float">
            <text:p>179920</text:p>
          </table:table-cell>
          <table:table-cell office:value-type="float" office:value="191360" calcext:value-type="float">
            <text:p>191360</text:p>
          </table:table-cell>
          <table:table-cell/>
          <table:table-cell office:value-type="float" office:value="187228" calcext:value-type="float">
            <text:p>187228</text:p>
          </table:table-cell>
          <table:table-cell office:value-type="float" office:value="197600" calcext:value-type="float">
            <text:p>197600</text:p>
          </table:table-cell>
          <table:table-cell office:value-type="float" office:value="179920" calcext:value-type="float">
            <text:p>1799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0320" calcext:value-type="float">
            <text:p>190320</text:p>
          </table:table-cell>
          <table:table-cell office:value-type="float" office:value="28" calcext:value-type="float">
            <text:p>28</text:p>
          </table:table-cell>
          <table:table-cell office:value-type="float" office:value="182000" calcext:value-type="float">
            <text:p>18200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0320" calcext:value-type="float">
            <text:p>190320</text:p>
          </table:table-cell>
          <table:table-cell table:formula="of:=AVERAGE([.B32:.AI32])" office:value-type="float" office:value="171766.909090909" calcext:value-type="float">
            <text:p>171766.909090909</text:p>
          </table:table-cell>
          <table:table-cell table:formula="of:=STDEVPA([.B32:.AI32])" office:value-type="float" office:value="54819.3458377847" calcext:value-type="float">
            <text:p>54819.3458377847</text:p>
          </table:table-cell>
          <table:table-cell table:number-columns-repeated="98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96560" calcext:value-type="float">
            <text:p>19656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28" calcext:value-type="float">
            <text:p>28</text:p>
          </table:table-cell>
          <table:table-cell office:value-type="float" office:value="195520" calcext:value-type="float">
            <text:p>19552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4080" calcext:value-type="float">
            <text:p>1840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table:number-columns-repeated="3" office:value-type="float" office:value="197600" calcext:value-type="float">
            <text:p>19760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28" calcext:value-type="float">
            <text:p>28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0320" calcext:value-type="float">
            <text:p>190320</text:p>
          </table:table-cell>
          <table:table-cell/>
          <table:table-cell office:value-type="float" office:value="188268" calcext:value-type="float">
            <text:p>188268</text:p>
          </table:table-cell>
          <table:table-cell office:value-type="float" office:value="196560" calcext:value-type="float">
            <text:p>196560</text:p>
          </table:table-cell>
          <table:table-cell table:number-columns-repeated="3" office:value-type="float" office:value="191360" calcext:value-type="float">
            <text:p>191360</text:p>
          </table:table-cell>
          <table:table-cell office:value-type="float" office:value="28" calcext:value-type="float">
            <text:p>28</text:p>
          </table:table-cell>
          <table:table-cell office:value-type="float" office:value="186160" calcext:value-type="float">
            <text:p>1861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8240" calcext:value-type="float">
            <text:p>188240</text:p>
          </table:table-cell>
          <table:table-cell table:formula="of:=AVERAGE([.B33:.AI33])" office:value-type="float" office:value="174597.333333333" calcext:value-type="float">
            <text:p>174597.333333333</text:p>
          </table:table-cell>
          <table:table-cell table:formula="of:=STDEVPA([.B33:.AI33])" office:value-type="float" office:value="55312.9469038843" calcext:value-type="float">
            <text:p>55312.9469038843</text:p>
          </table:table-cell>
          <table:table-cell table:number-columns-repeated="98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71600" calcext:value-type="float">
            <text:p>1716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28" calcext:value-type="float">
            <text:p>28</text:p>
          </table:table-cell>
          <table:table-cell office:value-type="float" office:value="197600" calcext:value-type="float">
            <text:p>197600</text:p>
          </table:table-cell>
          <table:table-cell office:value-type="float" office:value="185120" calcext:value-type="float">
            <text:p>1851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6160" calcext:value-type="float">
            <text:p>18616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67712" calcext:value-type="float">
            <text:p>67712</text:p>
          </table:table-cell>
          <table:table-cell office:value-type="float" office:value="191388" calcext:value-type="float">
            <text:p>191388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3440" calcext:value-type="float">
            <text:p>193440</text:p>
          </table:table-cell>
          <table:table-cell/>
          <table:table-cell office:value-type="float" office:value="170588" calcext:value-type="float">
            <text:p>170588</text:p>
          </table:table-cell>
          <table:table-cell office:value-type="float" office:value="187200" calcext:value-type="float">
            <text:p>1872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85120" calcext:value-type="float">
            <text:p>185120</text:p>
          </table:table-cell>
          <table:table-cell office:value-type="float" office:value="28" calcext:value-type="float">
            <text:p>28</text:p>
          </table:table-cell>
          <table:table-cell office:value-type="float" office:value="194480" calcext:value-type="float">
            <text:p>19448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6160" calcext:value-type="float">
            <text:p>186160</text:p>
          </table:table-cell>
          <table:table-cell table:formula="of:=AVERAGE([.B34:.AI34])" office:value-type="float" office:value="175546.181818182" calcext:value-type="float">
            <text:p>175546.181818182</text:p>
          </table:table-cell>
          <table:table-cell table:formula="of:=STDEVPA([.B34:.AI34])" office:value-type="float" office:value="49688.20566685" calcext:value-type="float">
            <text:p>49688.20566685</text:p>
          </table:table-cell>
          <table:table-cell table:number-columns-repeated="98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70560" calcext:value-type="float">
            <text:p>17056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46920" calcext:value-type="float">
            <text:p>14692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4508" calcext:value-type="float">
            <text:p>194508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78908" calcext:value-type="float">
            <text:p>178908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5548" calcext:value-type="float">
            <text:p>195548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8380" calcext:value-type="float">
            <text:p>188380</text:p>
          </table:table-cell>
          <table:table-cell office:value-type="float" office:value="191388" calcext:value-type="float">
            <text:p>191388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/>
          <table:table-cell office:value-type="float" office:value="61416" calcext:value-type="float">
            <text:p>61416</text:p>
          </table:table-cell>
          <table:table-cell office:value-type="float" office:value="175760" calcext:value-type="float">
            <text:p>17576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92400" calcext:value-type="float">
            <text:p>192400</text:p>
          </table:table-cell>
          <table:table-cell office:value-type="float" office:value="28" calcext:value-type="float">
            <text:p>28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1388" calcext:value-type="float">
            <text:p>191388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4480" calcext:value-type="float">
            <text:p>194480</text:p>
          </table:table-cell>
          <table:table-cell table:formula="of:=AVERAGE([.B35:.AI35])" office:value-type="float" office:value="180097.090909091" calcext:value-type="float">
            <text:p>180097.090909091</text:p>
          </table:table-cell>
          <table:table-cell table:formula="of:=STDEVPA([.B35:.AI35])" office:value-type="float" office:value="39851.2476063123" calcext:value-type="float">
            <text:p>39851.2476063123</text:p>
          </table:table-cell>
          <table:table-cell table:number-columns-repeated="98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63280" calcext:value-type="float">
            <text:p>1632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88" calcext:value-type="float">
            <text:p>191388</text:p>
          </table:table-cell>
          <table:table-cell office:value-type="float" office:value="197628" calcext:value-type="float">
            <text:p>197628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73708" calcext:value-type="float">
            <text:p>173708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5548" calcext:value-type="float">
            <text:p>195548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84080" calcext:value-type="float">
            <text:p>18408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5520" calcext:value-type="float">
            <text:p>195520</text:p>
          </table:table-cell>
          <table:table-cell/>
          <table:table-cell office:value-type="float" office:value="191416" calcext:value-type="float">
            <text:p>191416</text:p>
          </table:table-cell>
          <table:table-cell office:value-type="float" office:value="182000" calcext:value-type="float">
            <text:p>1820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77840" calcext:value-type="float">
            <text:p>177840</text:p>
          </table:table-cell>
          <table:table-cell office:value-type="float" office:value="218540" calcext:value-type="float">
            <text:p>21854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28" calcext:value-type="float">
            <text:p>192428</text:p>
          </table:table-cell>
          <table:table-cell table:number-columns-repeated="2" office:value-type="float" office:value="189280" calcext:value-type="float">
            <text:p>189280</text:p>
          </table:table-cell>
          <table:table-cell table:formula="of:=AVERAGE([.B36:.AI36])" office:value-type="float" office:value="190708.363636364" calcext:value-type="float">
            <text:p>190708.363636364</text:p>
          </table:table-cell>
          <table:table-cell table:formula="of:=STDEVPA([.B36:.AI36])" office:value-type="float" office:value="8411.57144478955" calcext:value-type="float">
            <text:p>8411.5714447896</text:p>
          </table:table-cell>
          <table:table-cell table:number-columns-repeated="98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85120" calcext:value-type="float">
            <text:p>1851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0320" calcext:value-type="float">
            <text:p>19032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9308" calcext:value-type="float">
            <text:p>189308</text:p>
          </table:table-cell>
          <table:table-cell office:value-type="float" office:value="196560" calcext:value-type="float">
            <text:p>196560</text:p>
          </table:table-cell>
          <table:table-cell office:value-type="float" office:value="185148" calcext:value-type="float">
            <text:p>185148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8668" calcext:value-type="float">
            <text:p>198668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1416" calcext:value-type="float">
            <text:p>191416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6560" calcext:value-type="float">
            <text:p>196560</text:p>
          </table:table-cell>
          <table:table-cell table:number-columns-repeated="3" office:value-type="float" office:value="192400" calcext:value-type="float">
            <text:p>192400</text:p>
          </table:table-cell>
          <table:table-cell/>
          <table:table-cell office:value-type="float" office:value="191360" calcext:value-type="float">
            <text:p>191360</text:p>
          </table:table-cell>
          <table:table-cell office:value-type="float" office:value="196588" calcext:value-type="float">
            <text:p>196588</text:p>
          </table:table-cell>
          <table:table-cell office:value-type="float" office:value="176800" calcext:value-type="float">
            <text:p>17680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8296" calcext:value-type="float">
            <text:p>188296</text:p>
          </table:table-cell>
          <table:table-cell office:value-type="float" office:value="189392" calcext:value-type="float">
            <text:p>189392</text:p>
          </table:table-cell>
          <table:table-cell office:value-type="float" office:value="179920" calcext:value-type="float">
            <text:p>1799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6160" calcext:value-type="float">
            <text:p>186160</text:p>
          </table:table-cell>
          <table:table-cell office:value-type="float" office:value="189280" calcext:value-type="float">
            <text:p>189280</text:p>
          </table:table-cell>
          <table:table-cell table:formula="of:=AVERAGE([.B37:.AI37])" office:value-type="float" office:value="190960.484848485" calcext:value-type="float">
            <text:p>190960.484848485</text:p>
          </table:table-cell>
          <table:table-cell table:formula="of:=STDEVPA([.B37:.AI37])" office:value-type="float" office:value="4513.73507984048" calcext:value-type="float">
            <text:p>4513.7350798405</text:p>
          </table:table-cell>
          <table:table-cell table:number-columns-repeated="98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2028" calcext:value-type="float">
            <text:p>182028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3496" calcext:value-type="float">
            <text:p>193496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/>
          <table:table-cell office:value-type="float" office:value="191360" calcext:value-type="float">
            <text:p>191360</text:p>
          </table:table-cell>
          <table:table-cell office:value-type="float" office:value="196588" calcext:value-type="float">
            <text:p>196588</text:p>
          </table:table-cell>
          <table:table-cell office:value-type="float" office:value="174720" calcext:value-type="float">
            <text:p>1747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77840" calcext:value-type="float">
            <text:p>17784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75760" calcext:value-type="float">
            <text:p>175760</text:p>
          </table:table-cell>
          <table:table-cell office:value-type="float" office:value="182000" calcext:value-type="float">
            <text:p>1820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7200" calcext:value-type="float">
            <text:p>187200</text:p>
          </table:table-cell>
          <table:table-cell table:formula="of:=AVERAGE([.B38:.AI38])" office:value-type="float" office:value="190417.939393939" calcext:value-type="float">
            <text:p>190417.939393939</text:p>
          </table:table-cell>
          <table:table-cell table:formula="of:=STDEVPA([.B38:.AI38])" office:value-type="float" office:value="5464.09415786587" calcext:value-type="float">
            <text:p>5464.0941578659</text:p>
          </table:table-cell>
          <table:table-cell table:number-columns-repeated="98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85120" calcext:value-type="float">
            <text:p>18512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69548" calcext:value-type="float">
            <text:p>169548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86188" calcext:value-type="float">
            <text:p>186188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6672" calcext:value-type="float">
            <text:p>196672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90348" calcext:value-type="float">
            <text:p>190348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89308" calcext:value-type="float">
            <text:p>189308</text:p>
          </table:table-cell>
          <table:table-cell office:value-type="float" office:value="193440" calcext:value-type="float">
            <text:p>193440</text:p>
          </table:table-cell>
          <table:table-cell/>
          <table:table-cell office:value-type="float" office:value="191360" calcext:value-type="float">
            <text:p>191360</text:p>
          </table:table-cell>
          <table:table-cell office:value-type="float" office:value="190348" calcext:value-type="float">
            <text:p>190348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68480" calcext:value-type="float">
            <text:p>16848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73680" calcext:value-type="float">
            <text:p>1736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7200" calcext:value-type="float">
            <text:p>187200</text:p>
          </table:table-cell>
          <table:table-cell table:formula="of:=AVERAGE([.B39:.AI39])" office:value-type="float" office:value="189445.212121212" calcext:value-type="float">
            <text:p>189445.212121212</text:p>
          </table:table-cell>
          <table:table-cell table:formula="of:=STDEVPA([.B39:.AI39])" office:value-type="float" office:value="6488.77269881006" calcext:value-type="float">
            <text:p>6488.7726988101</text:p>
          </table:table-cell>
          <table:table-cell table:number-columns-repeated="98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0348" calcext:value-type="float">
            <text:p>190348</text:p>
          </table:table-cell>
          <table:table-cell office:value-type="float" office:value="194480" calcext:value-type="float">
            <text:p>194480</text:p>
          </table:table-cell>
          <table:table-cell office:value-type="float" office:value="184080" calcext:value-type="float">
            <text:p>18408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72668" calcext:value-type="float">
            <text:p>172668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59148" calcext:value-type="float">
            <text:p>159148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4508" calcext:value-type="float">
            <text:p>194508</text:p>
          </table:table-cell>
          <table:table-cell office:value-type="float" office:value="192456" calcext:value-type="float">
            <text:p>192456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88" calcext:value-type="float">
            <text:p>191388</text:p>
          </table:table-cell>
          <table:table-cell office:value-type="float" office:value="191360" calcext:value-type="float">
            <text:p>191360</text:p>
          </table:table-cell>
          <table:table-cell/>
          <table:table-cell office:value-type="float" office:value="192400" calcext:value-type="float">
            <text:p>192400</text:p>
          </table:table-cell>
          <table:table-cell office:value-type="float" office:value="171600" calcext:value-type="float">
            <text:p>171600</text:p>
          </table:table-cell>
          <table:table-cell office:value-type="float" office:value="195548" calcext:value-type="float">
            <text:p>195548</text:p>
          </table:table-cell>
          <table:table-cell office:value-type="float" office:value="192400" calcext:value-type="float">
            <text:p>192400</text:p>
          </table:table-cell>
          <table:table-cell office:value-type="float" office:value="164320" calcext:value-type="float">
            <text:p>1643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6160" calcext:value-type="float">
            <text:p>186160</text:p>
          </table:table-cell>
          <table:table-cell office:value-type="float" office:value="189280" calcext:value-type="float">
            <text:p>189280</text:p>
          </table:table-cell>
          <table:table-cell table:formula="of:=AVERAGE([.B40:.AI40])" office:value-type="float" office:value="189255.272727273" calcext:value-type="float">
            <text:p>189255.272727273</text:p>
          </table:table-cell>
          <table:table-cell table:formula="of:=STDEVPA([.B40:.AI40])" office:value-type="float" office:value="8838.8736128424" calcext:value-type="float">
            <text:p>8838.8736128424</text:p>
          </table:table-cell>
          <table:table-cell table:number-columns-repeated="98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88240" calcext:value-type="float">
            <text:p>188240</text:p>
          </table:table-cell>
          <table:table-cell office:value-type="float" office:value="188268" calcext:value-type="float">
            <text:p>188268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77840" calcext:value-type="float">
            <text:p>1778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5148" calcext:value-type="float">
            <text:p>185148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28" calcext:value-type="float">
            <text:p>28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2400" calcext:value-type="float">
            <text:p>192400</text:p>
          </table:table-cell>
          <table:table-cell/>
          <table:table-cell office:value-type="float" office:value="192400" calcext:value-type="float">
            <text:p>192400</text:p>
          </table:table-cell>
          <table:table-cell office:value-type="float" office:value="178880" calcext:value-type="float">
            <text:p>178880</text:p>
          </table:table-cell>
          <table:table-cell office:value-type="float" office:value="197628" calcext:value-type="float">
            <text:p>197628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0320" calcext:value-type="float">
            <text:p>190320</text:p>
          </table:table-cell>
          <table:table-cell office:value-type="float" office:value="196560" calcext:value-type="float">
            <text:p>19656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9280" calcext:value-type="float">
            <text:p>189280</text:p>
          </table:table-cell>
          <table:table-cell table:formula="of:=AVERAGE([.B41:.AI41])" office:value-type="float" office:value="185280.96969697" calcext:value-type="float">
            <text:p>185280.96969697</text:p>
          </table:table-cell>
          <table:table-cell table:formula="of:=STDEVPA([.B41:.AI41])" office:value-type="float" office:value="33001.8169127783" calcext:value-type="float">
            <text:p>33001.8169127783</text:p>
          </table:table-cell>
          <table:table-cell table:number-columns-repeated="98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2000" calcext:value-type="float">
            <text:p>1820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6560" calcext:value-type="float">
            <text:p>19656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4480" calcext:value-type="float">
            <text:p>194480</text:p>
          </table:table-cell>
          <table:table-cell table:number-columns-repeated="3"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3440" calcext:value-type="float">
            <text:p>193440</text:p>
          </table:table-cell>
          <table:table-cell/>
          <table:table-cell office:value-type="float" office:value="191360" calcext:value-type="float">
            <text:p>191360</text:p>
          </table:table-cell>
          <table:table-cell office:value-type="float" office:value="184108" calcext:value-type="float">
            <text:p>184108</text:p>
          </table:table-cell>
          <table:table-cell office:value-type="float" office:value="196672" calcext:value-type="float">
            <text:p>196672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4480" calcext:value-type="float">
            <text:p>19448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91360" calcext:value-type="float">
            <text:p>191360</text:p>
          </table:table-cell>
          <table:table-cell table:formula="of:=AVERAGE([.B42:.AI42])" office:value-type="float" office:value="186007.515151515" calcext:value-type="float">
            <text:p>186007.515151515</text:p>
          </table:table-cell>
          <table:table-cell table:formula="of:=STDEVPA([.B42:.AI42])" office:value-type="float" office:value="33030.2464546638" calcext:value-type="float">
            <text:p>33030.2464546638</text:p>
          </table:table-cell>
          <table:table-cell table:number-columns-repeated="98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9280" calcext:value-type="float">
            <text:p>18928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28" calcext:value-type="float">
            <text:p>28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3440" calcext:value-type="float">
            <text:p>19344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/>
          <table:table-cell office:value-type="float" office:value="191360" calcext:value-type="float">
            <text:p>191360</text:p>
          </table:table-cell>
          <table:table-cell office:value-type="float" office:value="198668" calcext:value-type="float">
            <text:p>198668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6160" calcext:value-type="float">
            <text:p>186160</text:p>
          </table:table-cell>
          <table:table-cell table:formula="of:=AVERAGE([.B43:.AI43])" office:value-type="float" office:value="186697.454545455" calcext:value-type="float">
            <text:p>186697.454545455</text:p>
          </table:table-cell>
          <table:table-cell table:formula="of:=STDEVPA([.B43:.AI43])" office:value-type="float" office:value="33076.1006799068" calcext:value-type="float">
            <text:p>33076.1006799068</text:p>
          </table:table-cell>
          <table:table-cell table:number-columns-repeated="98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0320" calcext:value-type="float">
            <text:p>190320</text:p>
          </table:table-cell>
          <table:table-cell table:number-columns-repeated="2" office:value-type="float" office:value="194480" calcext:value-type="float">
            <text:p>19448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28" calcext:value-type="float">
            <text:p>28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table:number-columns-repeated="3"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/>
          <table:table-cell office:value-type="float" office:value="193440" calcext:value-type="float">
            <text:p>193440</text:p>
          </table:table-cell>
          <table:table-cell office:value-type="float" office:value="198640" calcext:value-type="float">
            <text:p>198640</text:p>
          </table:table-cell>
          <table:table-cell table:number-columns-repeated="2" office:value-type="float" office:value="195520" calcext:value-type="float">
            <text:p>1955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0376" calcext:value-type="float">
            <text:p>190376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9280" calcext:value-type="float">
            <text:p>189280</text:p>
          </table:table-cell>
          <table:table-cell table:formula="of:=AVERAGE([.B44:.AI44])" office:value-type="float" office:value="186540.727272727" calcext:value-type="float">
            <text:p>186540.727272727</text:p>
          </table:table-cell>
          <table:table-cell table:formula="of:=STDEVPA([.B44:.AI44])" office:value-type="float" office:value="33056.8600236409" calcext:value-type="float">
            <text:p>33056.8600236409</text:p>
          </table:table-cell>
          <table:table-cell table:number-columns-repeated="98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3040" calcext:value-type="float">
            <text:p>1830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90320" calcext:value-type="float">
            <text:p>190320</text:p>
          </table:table-cell>
          <table:table-cell office:value-type="float" office:value="190376" calcext:value-type="float">
            <text:p>190376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table:number-columns-repeated="2" office:value-type="float" office:value="191360" calcext:value-type="float">
            <text:p>191360</text:p>
          </table:table-cell>
          <table:table-cell/>
          <table:table-cell office:value-type="float" office:value="187200" calcext:value-type="float">
            <text:p>18720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5120" calcext:value-type="float">
            <text:p>18512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0320" calcext:value-type="float">
            <text:p>190320</text:p>
          </table:table-cell>
          <table:table-cell table:formula="of:=AVERAGE([.B45:.AI45])" office:value-type="float" office:value="185280.121212121" calcext:value-type="float">
            <text:p>185280.121212121</text:p>
          </table:table-cell>
          <table:table-cell table:formula="of:=STDEVPA([.B45:.AI45])" office:value-type="float" office:value="32875.3151935646" calcext:value-type="float">
            <text:p>32875.3151935646</text:p>
          </table:table-cell>
          <table:table-cell table:number-columns-repeated="98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84080" calcext:value-type="float">
            <text:p>18408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3496" calcext:value-type="float">
            <text:p>193496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9280" calcext:value-type="float">
            <text:p>18928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4480" calcext:value-type="float">
            <text:p>19448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56" calcext:value-type="float">
            <text:p>192456</text:p>
          </table:table-cell>
          <table:table-cell/>
          <table:table-cell office:value-type="float" office:value="192400" calcext:value-type="float">
            <text:p>192400</text:p>
          </table:table-cell>
          <table:table-cell office:value-type="float" office:value="199680" calcext:value-type="float">
            <text:p>19968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7200" calcext:value-type="float">
            <text:p>18720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2400" calcext:value-type="float">
            <text:p>192400</text:p>
          </table:table-cell>
          <table:table-cell table:formula="of:=AVERAGE([.B46:.AI46])" office:value-type="float" office:value="186133.575757576" calcext:value-type="float">
            <text:p>186133.575757576</text:p>
          </table:table-cell>
          <table:table-cell table:formula="of:=STDEVPA([.B46:.AI46])" office:value-type="float" office:value="33007.6139453532" calcext:value-type="float">
            <text:p>33007.6139453532</text:p>
          </table:table-cell>
          <table:table-cell table:number-columns-repeated="987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84080" calcext:value-type="float">
            <text:p>184080</text:p>
          </table:table-cell>
          <table:table-cell table:number-columns-repeated="2"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7656" calcext:value-type="float">
            <text:p>197656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0376" calcext:value-type="float">
            <text:p>190376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56" calcext:value-type="float">
            <text:p>56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9280" calcext:value-type="float">
            <text:p>189280</text:p>
          </table:table-cell>
          <table:table-cell/>
          <table:table-cell office:value-type="float" office:value="191360" calcext:value-type="float">
            <text:p>19136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table:number-columns-repeated="2" office:value-type="float" office:value="188240" calcext:value-type="float">
            <text:p>188240</text:p>
          </table:table-cell>
          <table:table-cell office:value-type="float" office:value="184080" calcext:value-type="float">
            <text:p>184080</text:p>
          </table:table-cell>
          <table:table-cell table:formula="of:=AVERAGE([.B47:.AI47])" office:value-type="float" office:value="185660.848484848" calcext:value-type="float">
            <text:p>185660.848484848</text:p>
          </table:table-cell>
          <table:table-cell table:formula="of:=STDEVPA([.B47:.AI47])" office:value-type="float" office:value="32936.8555950958" calcext:value-type="float">
            <text:p>32936.8555950958</text:p>
          </table:table-cell>
          <table:table-cell table:number-columns-repeated="98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76" calcext:value-type="float">
            <text:p>190376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219496" calcext:value-type="float">
            <text:p>219496</text:p>
          </table:table-cell>
          <table:table-cell office:value-type="float" office:value="193496" calcext:value-type="float">
            <text:p>193496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6560" calcext:value-type="float">
            <text:p>19656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90320" calcext:value-type="float">
            <text:p>190320</text:p>
          </table:table-cell>
          <table:table-cell/>
          <table:table-cell office:value-type="float" office:value="190320" calcext:value-type="float">
            <text:p>19032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3468" calcext:value-type="float">
            <text:p>193468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86160" calcext:value-type="float">
            <text:p>186160</text:p>
          </table:table-cell>
          <table:table-cell table:number-columns-repeated="2" office:value-type="float" office:value="190320" calcext:value-type="float">
            <text:p>190320</text:p>
          </table:table-cell>
          <table:table-cell table:number-columns-repeated="2" office:value-type="float" office:value="188240" calcext:value-type="float">
            <text:p>188240</text:p>
          </table:table-cell>
          <table:table-cell table:formula="of:=AVERAGE([.B48:.AI48])" office:value-type="float" office:value="192847.151515152" calcext:value-type="float">
            <text:p>192847.151515152</text:p>
          </table:table-cell>
          <table:table-cell table:formula="of:=STDEVPA([.B48:.AI48])" office:value-type="float" office:value="5261.57904701167" calcext:value-type="float">
            <text:p>5261.5790470117</text:p>
          </table:table-cell>
          <table:table-cell table:number-columns-repeated="98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28" calcext:value-type="float">
            <text:p>192428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4480" calcext:value-type="float">
            <text:p>194480</text:p>
          </table:table-cell>
          <table:table-cell office:value-type="float" office:value="198640" calcext:value-type="float">
            <text:p>19864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636" calcext:value-type="float">
            <text:p>193636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8240" calcext:value-type="float">
            <text:p>18824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table:number-columns-repeated="3" office:value-type="float" office:value="192400" calcext:value-type="float">
            <text:p>192400</text:p>
          </table:table-cell>
          <table:table-cell/>
          <table:table-cell office:value-type="float" office:value="191360" calcext:value-type="float">
            <text:p>191360</text:p>
          </table:table-cell>
          <table:table-cell office:value-type="float" office:value="198640" calcext:value-type="float">
            <text:p>1986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4508" calcext:value-type="float">
            <text:p>194508</text:p>
          </table:table-cell>
          <table:table-cell office:value-type="float" office:value="185120" calcext:value-type="float">
            <text:p>18512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2456" calcext:value-type="float">
            <text:p>192456</text:p>
          </table:table-cell>
          <table:table-cell office:value-type="float" office:value="187200" calcext:value-type="float">
            <text:p>187200</text:p>
          </table:table-cell>
          <table:table-cell table:formula="of:=AVERAGE([.B49:.AI49])" office:value-type="float" office:value="192094.181818182" calcext:value-type="float">
            <text:p>192094.181818182</text:p>
          </table:table-cell>
          <table:table-cell table:formula="of:=STDEVPA([.B49:.AI49])" office:value-type="float" office:value="2917.34708726065" calcext:value-type="float">
            <text:p>2917.3470872607</text:p>
          </table:table-cell>
          <table:table-cell table:number-columns-repeated="98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85176" calcext:value-type="float">
            <text:p>185176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88" calcext:value-type="float">
            <text:p>191388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8640" calcext:value-type="float">
            <text:p>19864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9280" calcext:value-type="float">
            <text:p>189280</text:p>
          </table:table-cell>
          <table:table-cell table:number-columns-repeated="3"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/>
          <table:table-cell office:value-type="float" office:value="189280" calcext:value-type="float">
            <text:p>189280</text:p>
          </table:table-cell>
          <table:table-cell office:value-type="float" office:value="198640" calcext:value-type="float">
            <text:p>1986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4480" calcext:value-type="float">
            <text:p>19448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88240" calcext:value-type="float">
            <text:p>188240</text:p>
          </table:table-cell>
          <table:table-cell table:formula="of:=AVERAGE([.B50:.AI50])" office:value-type="float" office:value="192087.393939394" calcext:value-type="float">
            <text:p>192087.393939394</text:p>
          </table:table-cell>
          <table:table-cell table:formula="of:=STDEVPA([.B50:.AI50])" office:value-type="float" office:value="2587.13762433234" calcext:value-type="float">
            <text:p>2587.1376243324</text:p>
          </table:table-cell>
          <table:table-cell table:number-columns-repeated="98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9680" calcext:value-type="float">
            <text:p>19968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table:number-columns-repeated="3"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1360" calcext:value-type="float">
            <text:p>191360</text:p>
          </table:table-cell>
          <table:table-cell/>
          <table:table-cell office:value-type="float" office:value="190320" calcext:value-type="float">
            <text:p>190320</text:p>
          </table:table-cell>
          <table:table-cell office:value-type="float" office:value="198640" calcext:value-type="float">
            <text:p>1986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88240" calcext:value-type="float">
            <text:p>188240</text:p>
          </table:table-cell>
          <table:table-cell table:formula="of:=AVERAGE([.B51:.AI51])" office:value-type="float" office:value="192620.606060606" calcext:value-type="float">
            <text:p>192620.606060606</text:p>
          </table:table-cell>
          <table:table-cell table:formula="of:=STDEVPA([.B51:.AI51])" office:value-type="float" office:value="2465.84663608476" calcext:value-type="float">
            <text:p>2465.8466360848</text:p>
          </table:table-cell>
          <table:table-cell table:number-columns-repeated="987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office:value-type="float" office:value="192400" calcext:value-type="float">
            <text:p>19240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5520" calcext:value-type="float">
            <text:p>19552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/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0320" calcext:value-type="float">
            <text:p>19032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2428" calcext:value-type="float">
            <text:p>192428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87200" calcext:value-type="float">
            <text:p>187200</text:p>
          </table:table-cell>
          <table:table-cell table:formula="of:=AVERAGE([.B52:.AI52])" office:value-type="float" office:value="192400.848484848" calcext:value-type="float">
            <text:p>192400.848484848</text:p>
          </table:table-cell>
          <table:table-cell table:formula="of:=STDEVPA([.B52:.AI52])" office:value-type="float" office:value="1846.26699735656" calcext:value-type="float">
            <text:p>1846.2669973566</text:p>
          </table:table-cell>
          <table:table-cell table:number-columns-repeated="98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table:number-columns-repeated="5"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56" calcext:value-type="float">
            <text:p>192456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/>
          <table:table-cell table:number-columns-repeated="2" office:value-type="float" office:value="190320" calcext:value-type="float">
            <text:p>19032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9280" calcext:value-type="float">
            <text:p>18928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88268" calcext:value-type="float">
            <text:p>188268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2000" calcext:value-type="float">
            <text:p>182000</text:p>
          </table:table-cell>
          <table:table-cell table:formula="of:=AVERAGE([.B53:.AI53])" office:value-type="float" office:value="191614.666666667" calcext:value-type="float">
            <text:p>191614.666666667</text:p>
          </table:table-cell>
          <table:table-cell table:formula="of:=STDEVPA([.B53:.AI53])" office:value-type="float" office:value="2455.56301840815" calcext:value-type="float">
            <text:p>2455.5630184082</text:p>
          </table:table-cell>
          <table:table-cell table:number-columns-repeated="98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56" calcext:value-type="float">
            <text:p>192456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6160" calcext:value-type="float">
            <text:p>18616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0320" calcext:value-type="float">
            <text:p>190320</text:p>
          </table:table-cell>
          <table:table-cell/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4080" calcext:value-type="float">
            <text:p>184080</text:p>
          </table:table-cell>
          <table:table-cell table:formula="of:=AVERAGE([.B54:.AI54])" office:value-type="float" office:value="191739.878787879" calcext:value-type="float">
            <text:p>191739.878787879</text:p>
          </table:table-cell>
          <table:table-cell table:formula="of:=STDEVPA([.B54:.AI54])" office:value-type="float" office:value="2259.07902604439" calcext:value-type="float">
            <text:p>2259.0790260444</text:p>
          </table:table-cell>
          <table:table-cell table:number-columns-repeated="98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89280" calcext:value-type="float">
            <text:p>1892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table:number-columns-repeated="3"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/>
          <table:table-cell office:value-type="float" office:value="187200" calcext:value-type="float">
            <text:p>18720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4480" calcext:value-type="float">
            <text:p>194480</text:p>
          </table:table-cell>
          <table:table-cell table:number-columns-repeated="2" office:value-type="float" office:value="192400" calcext:value-type="float">
            <text:p>192400</text:p>
          </table:table-cell>
          <table:table-cell table:number-columns-repeated="2" office:value-type="float" office:value="194480" calcext:value-type="float">
            <text:p>19448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0320" calcext:value-type="float">
            <text:p>190320</text:p>
          </table:table-cell>
          <table:table-cell table:formula="of:=AVERAGE([.B55:.AI55])" office:value-type="float" office:value="192116.363636364" calcext:value-type="float">
            <text:p>192116.363636364</text:p>
          </table:table-cell>
          <table:table-cell table:formula="of:=STDEVPA([.B55:.AI55])" office:value-type="float" office:value="1937.60523574509" calcext:value-type="float">
            <text:p>1937.6052357451</text:p>
          </table:table-cell>
          <table:table-cell table:number-columns-repeated="98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1416" calcext:value-type="float">
            <text:p>191416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table:number-columns-repeated="2" office:value-type="float" office:value="189280" calcext:value-type="float">
            <text:p>1892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/>
          <table:table-cell table:number-columns-repeated="2" office:value-type="float" office:value="190320" calcext:value-type="float">
            <text:p>19032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0320" calcext:value-type="float">
            <text:p>19032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0320" calcext:value-type="float">
            <text:p>190320</text:p>
          </table:table-cell>
          <table:table-cell table:formula="of:=AVERAGE([.B56:.AI56])" office:value-type="float" office:value="191393.212121212" calcext:value-type="float">
            <text:p>191393.212121212</text:p>
          </table:table-cell>
          <table:table-cell table:formula="of:=STDEVPA([.B56:.AI56])" office:value-type="float" office:value="1629.057503265" calcext:value-type="float">
            <text:p>1629.057503265</text:p>
          </table:table-cell>
          <table:table-cell table:number-columns-repeated="987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3"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2400" calcext:value-type="float">
            <text:p>19240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/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6160" calcext:value-type="float">
            <text:p>1861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table:formula="of:=AVERAGE([.B57:.AI57])" office:value-type="float" office:value="191391.515151515" calcext:value-type="float">
            <text:p>191391.515151515</text:p>
          </table:table-cell>
          <table:table-cell table:formula="of:=STDEVPA([.B57:.AI57])" office:value-type="float" office:value="1872.43500710466" calcext:value-type="float">
            <text:p>1872.4350071047</text:p>
          </table:table-cell>
          <table:table-cell table:number-columns-repeated="98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/>
          <table:table-cell office:value-type="float" office:value="188240" calcext:value-type="float">
            <text:p>188240</text:p>
          </table:table-cell>
          <table:table-cell office:value-type="float" office:value="194480" calcext:value-type="float">
            <text:p>19448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48" calcext:value-type="float">
            <text:p>190348</text:p>
          </table:table-cell>
          <table:table-cell table:number-columns-repeated="2" office:value-type="float" office:value="189280" calcext:value-type="float">
            <text:p>18928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88240" calcext:value-type="float">
            <text:p>188240</text:p>
          </table:table-cell>
          <table:table-cell table:formula="of:=AVERAGE([.B58:.AI58])" office:value-type="float" office:value="191896.606060606" calcext:value-type="float">
            <text:p>191896.606060606</text:p>
          </table:table-cell>
          <table:table-cell table:formula="of:=STDEVPA([.B58:.AI58])" office:value-type="float" office:value="1641.00785622912" calcext:value-type="float">
            <text:p>1641.0078562291</text:p>
          </table:table-cell>
          <table:table-cell table:number-columns-repeated="98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5520" calcext:value-type="float">
            <text:p>19552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68" calcext:value-type="float">
            <text:p>193468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/>
          <table:table-cell table:number-columns-repeated="2" office:value-type="float" office:value="192400" calcext:value-type="float">
            <text:p>19240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2428" calcext:value-type="float">
            <text:p>192428</text:p>
          </table:table-cell>
          <table:table-cell table:number-columns-repeated="4" office:value-type="float" office:value="191360" calcext:value-type="float">
            <text:p>191360</text:p>
          </table:table-cell>
          <table:table-cell office:value-type="float" office:value="189280" calcext:value-type="float">
            <text:p>189280</text:p>
          </table:table-cell>
          <table:table-cell table:formula="of:=AVERAGE([.B59:.AI59])" office:value-type="float" office:value="192086.545454545" calcext:value-type="float">
            <text:p>192086.545454545</text:p>
          </table:table-cell>
          <table:table-cell table:formula="of:=STDEVPA([.B59:.AI59])" office:value-type="float" office:value="1689.19412543036" calcext:value-type="float">
            <text:p>1689.1941254304</text:p>
          </table:table-cell>
          <table:table-cell table:number-columns-repeated="98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3440" calcext:value-type="float">
            <text:p>19344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table:number-columns-repeated="2" office:value-type="float" office:value="194480" calcext:value-type="float">
            <text:p>1944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2428" calcext:value-type="float">
            <text:p>192428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/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63280" calcext:value-type="float">
            <text:p>1632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0320" calcext:value-type="float">
            <text:p>190320</text:p>
          </table:table-cell>
          <table:table-cell table:formula="of:=AVERAGE([.B60:.AI60])" office:value-type="float" office:value="191171.757575758" calcext:value-type="float">
            <text:p>191171.757575758</text:p>
          </table:table-cell>
          <table:table-cell table:formula="of:=STDEVPA([.B60:.AI60])" office:value-type="float" office:value="5187.29468249575" calcext:value-type="float">
            <text:p>5187.2946824958</text:p>
          </table:table-cell>
          <table:table-cell table:number-columns-repeated="98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88240" calcext:value-type="float">
            <text:p>18824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1360" calcext:value-type="float">
            <text:p>191360</text:p>
          </table:table-cell>
          <table:table-cell table:number-columns-repeated="3"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/>
          <table:table-cell office:value-type="float" office:value="189280" calcext:value-type="float">
            <text:p>189280</text:p>
          </table:table-cell>
          <table:table-cell table:number-columns-repeated="3"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2000" calcext:value-type="float">
            <text:p>18200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0376" calcext:value-type="float">
            <text:p>190376</text:p>
          </table:table-cell>
          <table:table-cell table:formula="of:=AVERAGE([.B61:.AI61])" office:value-type="float" office:value="191582.303030303" calcext:value-type="float">
            <text:p>191582.303030303</text:p>
          </table:table-cell>
          <table:table-cell table:formula="of:=STDEVPA([.B61:.AI61])" office:value-type="float" office:value="2342.27447715985" calcext:value-type="float">
            <text:p>2342.2744771599</text:p>
          </table:table-cell>
          <table:table-cell table:number-columns-repeated="98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89280" calcext:value-type="float">
            <text:p>18928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3440" calcext:value-type="float">
            <text:p>193440</text:p>
          </table:table-cell>
          <table:table-cell/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8240" calcext:value-type="float">
            <text:p>18824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88240" calcext:value-type="float">
            <text:p>188240</text:p>
          </table:table-cell>
          <table:table-cell table:formula="of:=AVERAGE([.B62:.AI62])" office:value-type="float" office:value="191549.090909091" calcext:value-type="float">
            <text:p>191549.090909091</text:p>
          </table:table-cell>
          <table:table-cell table:formula="of:=STDEVPA([.B62:.AI62])" office:value-type="float" office:value="1726.15593880416" calcext:value-type="float">
            <text:p>1726.1559388042</text:p>
          </table:table-cell>
          <table:table-cell table:number-columns-repeated="98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5520" calcext:value-type="float">
            <text:p>19552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 table:number-columns-repeated="3" office:value-type="float" office:value="190320" calcext:value-type="float">
            <text:p>19032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92400" calcext:value-type="float">
            <text:p>192400</text:p>
          </table:table-cell>
          <table:table-cell/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3040" calcext:value-type="float">
            <text:p>18304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0320" calcext:value-type="float">
            <text:p>190320</text:p>
          </table:table-cell>
          <table:table-cell table:formula="of:=AVERAGE([.B63:.AI63])" office:value-type="float" office:value="191391.515151515" calcext:value-type="float">
            <text:p>191391.515151515</text:p>
          </table:table-cell>
          <table:table-cell table:formula="of:=STDEVPA([.B63:.AI63])" office:value-type="float" office:value="2527.90022004384" calcext:value-type="float">
            <text:p>2527.9002200439</text:p>
          </table:table-cell>
          <table:table-cell table:number-columns-repeated="98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table:number-columns-repeated="3"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9280" calcext:value-type="float">
            <text:p>189280</text:p>
          </table:table-cell>
          <table:table-cell/>
          <table:table-cell office:value-type="float" office:value="192456" calcext:value-type="float">
            <text:p>192456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84080" calcext:value-type="float">
            <text:p>184080</text:p>
          </table:table-cell>
          <table:table-cell table:formula="of:=AVERAGE([.B64:.AI64])" office:value-type="float" office:value="192023.515151515" calcext:value-type="float">
            <text:p>192023.515151515</text:p>
          </table:table-cell>
          <table:table-cell table:formula="of:=STDEVPA([.B64:.AI64])" office:value-type="float" office:value="2124.26734779828" calcext:value-type="float">
            <text:p>2124.2673477983</text:p>
          </table:table-cell>
          <table:table-cell table:number-columns-repeated="98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4536" calcext:value-type="float">
            <text:p>194536</text:p>
          </table:table-cell>
          <table:table-cell table:number-columns-repeated="2" office:value-type="float" office:value="193440" calcext:value-type="float">
            <text:p>193440</text:p>
          </table:table-cell>
          <table:table-cell/>
          <table:table-cell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86160" calcext:value-type="float">
            <text:p>18616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89280" calcext:value-type="float">
            <text:p>189280</text:p>
          </table:table-cell>
          <table:table-cell table:formula="of:=AVERAGE([.B65:.AI65])" office:value-type="float" office:value="192086.545454545" calcext:value-type="float">
            <text:p>192086.545454545</text:p>
          </table:table-cell>
          <table:table-cell table:formula="of:=STDEVPA([.B65:.AI65])" office:value-type="float" office:value="1857.06286656056" calcext:value-type="float">
            <text:p>1857.0628665606</text:p>
          </table:table-cell>
          <table:table-cell table:number-columns-repeated="98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1360" calcext:value-type="float">
            <text:p>191360</text:p>
          </table:table-cell>
          <table:table-cell table:number-columns-repeated="3"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1360" calcext:value-type="float">
            <text:p>191360</text:p>
          </table:table-cell>
          <table:table-cell table:number-columns-repeated="3"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/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9280" calcext:value-type="float">
            <text:p>189280</text:p>
          </table:table-cell>
          <table:table-cell table:number-columns-repeated="2" office:value-type="float" office:value="188240" calcext:value-type="float">
            <text:p>188240</text:p>
          </table:table-cell>
          <table:table-cell table:formula="of:=AVERAGE([.B66:.AI66])" office:value-type="float" office:value="191990.303030303" calcext:value-type="float">
            <text:p>191990.303030303</text:p>
          </table:table-cell>
          <table:table-cell table:formula="of:=STDEVPA([.B66:.AI66])" office:value-type="float" office:value="1735.33768410347" calcext:value-type="float">
            <text:p>1735.3376841035</text:p>
          </table:table-cell>
          <table:table-cell table:number-columns-repeated="98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5520" calcext:value-type="float">
            <text:p>19552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9680" calcext:value-type="float">
            <text:p>1996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/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table:number-columns-repeated="3" office:value-type="float" office:value="194480" calcext:value-type="float">
            <text:p>19448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85120" calcext:value-type="float">
            <text:p>185120</text:p>
          </table:table-cell>
          <table:table-cell office:value-type="float" office:value="188240" calcext:value-type="float">
            <text:p>188240</text:p>
          </table:table-cell>
          <table:table-cell table:formula="of:=AVERAGE([.B67:.AI67])" office:value-type="float" office:value="192210.909090909" calcext:value-type="float">
            <text:p>192210.909090909</text:p>
          </table:table-cell>
          <table:table-cell table:formula="of:=STDEVPA([.B67:.AI67])" office:value-type="float" office:value="2629.2023950544" calcext:value-type="float">
            <text:p>2629.2023950544</text:p>
          </table:table-cell>
          <table:table-cell table:number-columns-repeated="98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table:number-columns-repeated="2" office:value-type="float" office:value="193440" calcext:value-type="float">
            <text:p>193440</text:p>
          </table:table-cell>
          <table:table-cell table:number-columns-repeated="3" office:value-type="float" office:value="192400" calcext:value-type="float">
            <text:p>192400</text:p>
          </table:table-cell>
          <table:table-cell office:value-type="float" office:value="186160" calcext:value-type="float">
            <text:p>18616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2428" calcext:value-type="float">
            <text:p>192428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table:number-columns-repeated="4" office:value-type="float" office:value="191360" calcext:value-type="float">
            <text:p>191360</text:p>
          </table:table-cell>
          <table:table-cell/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2456" calcext:value-type="float">
            <text:p>192456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6160" calcext:value-type="float">
            <text:p>186160</text:p>
          </table:table-cell>
          <table:table-cell table:formula="of:=AVERAGE([.B68:.AI68])" office:value-type="float" office:value="191709.212121212" calcext:value-type="float">
            <text:p>191709.212121212</text:p>
          </table:table-cell>
          <table:table-cell table:formula="of:=STDEVPA([.B68:.AI68])" office:value-type="float" office:value="2122.46226018596" calcext:value-type="float">
            <text:p>2122.462260186</text:p>
          </table:table-cell>
          <table:table-cell table:number-columns-repeated="98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56" calcext:value-type="float">
            <text:p>192456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88" calcext:value-type="float">
            <text:p>191388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1360" calcext:value-type="float">
            <text:p>191360</text:p>
          </table:table-cell>
          <table:table-cell/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6560" calcext:value-type="float">
            <text:p>19656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3440" calcext:value-type="float">
            <text:p>193440</text:p>
          </table:table-cell>
          <table:table-cell table:formula="of:=AVERAGE([.B69:.AI69])" office:value-type="float" office:value="191929.818181818" calcext:value-type="float">
            <text:p>191929.818181818</text:p>
          </table:table-cell>
          <table:table-cell table:formula="of:=STDEVPA([.B69:.AI69])" office:value-type="float" office:value="1661.28773445154" calcext:value-type="float">
            <text:p>1661.2877344515</text:p>
          </table:table-cell>
          <table:table-cell table:number-columns-repeated="98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4536" calcext:value-type="float">
            <text:p>194536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89280" calcext:value-type="float">
            <text:p>189280</text:p>
          </table:table-cell>
          <table:table-cell/>
          <table:table-cell office:value-type="float" office:value="192400" calcext:value-type="float">
            <text:p>192400</text:p>
          </table:table-cell>
          <table:table-cell office:value-type="float" office:value="192428" calcext:value-type="float">
            <text:p>192428</text:p>
          </table:table-cell>
          <table:table-cell office:value-type="float" office:value="194480" calcext:value-type="float">
            <text:p>194480</text:p>
          </table:table-cell>
          <table:table-cell office:value-type="float" office:value="184080" calcext:value-type="float">
            <text:p>184080</text:p>
          </table:table-cell>
          <table:table-cell office:value-type="float" office:value="196588" calcext:value-type="float">
            <text:p>196588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table:formula="of:=AVERAGE([.B70:.AI70])" office:value-type="float" office:value="192088.242424242" calcext:value-type="float">
            <text:p>192088.242424242</text:p>
          </table:table-cell>
          <table:table-cell table:formula="of:=STDEVPA([.B70:.AI70])" office:value-type="float" office:value="2398.15624924148" calcext:value-type="float">
            <text:p>2398.1562492415</text:p>
          </table:table-cell>
          <table:table-cell table:number-columns-repeated="98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5520" calcext:value-type="float">
            <text:p>1955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3496" calcext:value-type="float">
            <text:p>193496</text:p>
          </table:table-cell>
          <table:table-cell table:number-columns-repeated="2"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2400" calcext:value-type="float">
            <text:p>192400</text:p>
          </table:table-cell>
          <table:table-cell/>
          <table:table-cell office:value-type="float" office:value="194480" calcext:value-type="float">
            <text:p>194480</text:p>
          </table:table-cell>
          <table:table-cell office:value-type="float" office:value="190348" calcext:value-type="float">
            <text:p>190348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6588" calcext:value-type="float">
            <text:p>196588</text:p>
          </table:table-cell>
          <table:table-cell table:number-columns-repeated="3"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92400" calcext:value-type="float">
            <text:p>192400</text:p>
          </table:table-cell>
          <table:table-cell table:formula="of:=AVERAGE([.B71:.AI71])" office:value-type="float" office:value="192088.242424242" calcext:value-type="float">
            <text:p>192088.242424242</text:p>
          </table:table-cell>
          <table:table-cell table:formula="of:=STDEVPA([.B71:.AI71])" office:value-type="float" office:value="1977.03100066593" calcext:value-type="float">
            <text:p>1977.0310006659</text:p>
          </table:table-cell>
          <table:table-cell table:number-columns-repeated="987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9280" calcext:value-type="float">
            <text:p>18928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table:number-columns-repeated="2" office:value-type="float" office:value="190320" calcext:value-type="float">
            <text:p>190320</text:p>
          </table:table-cell>
          <table:table-cell/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5520" calcext:value-type="float">
            <text:p>195520</text:p>
          </table:table-cell>
          <table:table-cell table:number-columns-repeated="3"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90320" calcext:value-type="float">
            <text:p>190320</text:p>
          </table:table-cell>
          <table:table-cell table:formula="of:=AVERAGE([.B72:.AI72])" office:value-type="float" office:value="191832.727272727" calcext:value-type="float">
            <text:p>191832.727272727</text:p>
          </table:table-cell>
          <table:table-cell table:formula="of:=STDEVPA([.B72:.AI72])" office:value-type="float" office:value="1900.34011744831" calcext:value-type="float">
            <text:p>1900.3401174483</text:p>
          </table:table-cell>
          <table:table-cell table:number-columns-repeated="98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table:number-columns-repeated="3"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table:number-columns-repeated="3"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/>
          <table:table-cell table:number-columns-repeated="2"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table:number-columns-repeated="2" office:value-type="float" office:value="192400" calcext:value-type="float">
            <text:p>19240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80960" calcext:value-type="float">
            <text:p>180960</text:p>
          </table:table-cell>
          <table:table-cell office:value-type="float" office:value="191360" calcext:value-type="float">
            <text:p>191360</text:p>
          </table:table-cell>
          <table:table-cell table:formula="of:=AVERAGE([.B73:.AI73])" office:value-type="float" office:value="192147.878787879" calcext:value-type="float">
            <text:p>192147.878787879</text:p>
          </table:table-cell>
          <table:table-cell table:formula="of:=STDEVPA([.B73:.AI73])" office:value-type="float" office:value="2232.46535495295" calcext:value-type="float">
            <text:p>2232.465354953</text:p>
          </table:table-cell>
          <table:table-cell table:number-columns-repeated="98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table:number-columns-repeated="3"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/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table:number-columns-repeated="2"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2000" calcext:value-type="float">
            <text:p>182000</text:p>
          </table:table-cell>
          <table:table-cell office:value-type="float" office:value="189280" calcext:value-type="float">
            <text:p>189280</text:p>
          </table:table-cell>
          <table:table-cell table:formula="of:=AVERAGE([.B74:.AI74])" office:value-type="float" office:value="192273.939393939" calcext:value-type="float">
            <text:p>192273.939393939</text:p>
          </table:table-cell>
          <table:table-cell table:formula="of:=STDEVPA([.B74:.AI74])" office:value-type="float" office:value="2315.02331867821" calcext:value-type="float">
            <text:p>2315.0233186782</text:p>
          </table:table-cell>
          <table:table-cell table:number-columns-repeated="987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2"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2400" calcext:value-type="float">
            <text:p>192400</text:p>
          </table:table-cell>
          <table:table-cell table:number-columns-repeated="3" office:value-type="float" office:value="193440" calcext:value-type="float">
            <text:p>19344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/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75760" calcext:value-type="float">
            <text:p>175760</text:p>
          </table:table-cell>
          <table:table-cell table:number-columns-repeated="3"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8240" calcext:value-type="float">
            <text:p>188240</text:p>
          </table:table-cell>
          <table:table-cell table:formula="of:=AVERAGE([.B75:.AI75])" office:value-type="float" office:value="192147.878787879" calcext:value-type="float">
            <text:p>192147.878787879</text:p>
          </table:table-cell>
          <table:table-cell table:formula="of:=STDEVPA([.B75:.AI75])" office:value-type="float" office:value="3358.10169822337" calcext:value-type="float">
            <text:p>3358.1016982234</text:p>
          </table:table-cell>
          <table:table-cell table:number-columns-repeated="98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2456" calcext:value-type="float">
            <text:p>192456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96" calcext:value-type="float">
            <text:p>193496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3496" calcext:value-type="float">
            <text:p>193496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4536" calcext:value-type="float">
            <text:p>194536</text:p>
          </table:table-cell>
          <table:table-cell office:value-type="float" office:value="193440" calcext:value-type="float">
            <text:p>193440</text:p>
          </table:table-cell>
          <table:table-cell/>
          <table:table-cell office:value-type="float" office:value="190320" calcext:value-type="float">
            <text:p>19032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92400" calcext:value-type="float">
            <text:p>19240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85120" calcext:value-type="float">
            <text:p>185120</text:p>
          </table:table-cell>
          <table:table-cell office:value-type="float" office:value="191360" calcext:value-type="float">
            <text:p>191360</text:p>
          </table:table-cell>
          <table:table-cell table:formula="of:=AVERAGE([.B76:.AI76])" office:value-type="float" office:value="192312.242424242" calcext:value-type="float">
            <text:p>192312.242424242</text:p>
          </table:table-cell>
          <table:table-cell table:formula="of:=STDEVPA([.B76:.AI76])" office:value-type="float" office:value="2151.32037018429" calcext:value-type="float">
            <text:p>2151.3203701843</text:p>
          </table:table-cell>
          <table:table-cell table:number-columns-repeated="98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table:number-columns-repeated="3" office:value-type="float" office:value="191360" calcext:value-type="float">
            <text:p>191360</text:p>
          </table:table-cell>
          <table:table-cell office:value-type="float" office:value="188240" calcext:value-type="float">
            <text:p>188240</text:p>
          </table:table-cell>
          <table:table-cell table:number-columns-repeated="2"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96" calcext:value-type="float">
            <text:p>193496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/>
          <table:table-cell office:value-type="float" office:value="192400" calcext:value-type="float">
            <text:p>19240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 table:number-columns-repeated="2" office:value-type="float" office:value="189280" calcext:value-type="float">
            <text:p>189280</text:p>
          </table:table-cell>
          <table:table-cell table:formula="of:=AVERAGE([.B77:.AI77])" office:value-type="float" office:value="192338.666666667" calcext:value-type="float">
            <text:p>192338.666666667</text:p>
          </table:table-cell>
          <table:table-cell table:formula="of:=STDEVPA([.B77:.AI77])" office:value-type="float" office:value="2202.42481613041" calcext:value-type="float">
            <text:p>2202.4248161304</text:p>
          </table:table-cell>
          <table:table-cell table:number-columns-repeated="98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56" calcext:value-type="float">
            <text:p>192456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table:number-columns-repeated="3"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table:number-columns-repeated="2" office:value-type="float" office:value="193440" calcext:value-type="float">
            <text:p>193440</text:p>
          </table:table-cell>
          <table:table-cell/>
          <table:table-cell office:value-type="float" office:value="191360" calcext:value-type="float">
            <text:p>191360</text:p>
          </table:table-cell>
          <table:table-cell table:number-columns-repeated="2" office:value-type="float" office:value="195520" calcext:value-type="float">
            <text:p>19552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2400" calcext:value-type="float">
            <text:p>192400</text:p>
          </table:table-cell>
          <table:table-cell table:number-columns-repeated="2" office:value-type="float" office:value="189280" calcext:value-type="float">
            <text:p>18928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89280" calcext:value-type="float">
            <text:p>189280</text:p>
          </table:table-cell>
          <table:table-cell table:formula="of:=AVERAGE([.B78:.AI78])" office:value-type="float" office:value="192496.242424242" calcext:value-type="float">
            <text:p>192496.242424242</text:p>
          </table:table-cell>
          <table:table-cell table:formula="of:=STDEVPA([.B78:.AI78])" office:value-type="float" office:value="1834.8666045198" calcext:value-type="float">
            <text:p>1834.8666045198</text:p>
          </table:table-cell>
          <table:table-cell table:number-columns-repeated="98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0320" calcext:value-type="float">
            <text:p>19032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table:number-columns-repeated="2" office:value-type="float" office:value="191360" calcext:value-type="float">
            <text:p>191360</text:p>
          </table:table-cell>
          <table:table-cell/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4508" calcext:value-type="float">
            <text:p>194508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table:number-columns-repeated="2"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0320" calcext:value-type="float">
            <text:p>190320</text:p>
          </table:table-cell>
          <table:table-cell table:formula="of:=AVERAGE([.B79:.AI79])" office:value-type="float" office:value="192274.787878788" calcext:value-type="float">
            <text:p>192274.787878788</text:p>
          </table:table-cell>
          <table:table-cell table:formula="of:=STDEVPA([.B79:.AI79])" office:value-type="float" office:value="1732.98732719449" calcext:value-type="float">
            <text:p>1732.9873271945</text:p>
          </table:table-cell>
          <table:table-cell table:number-columns-repeated="98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 table:number-columns-repeated="2"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6160" calcext:value-type="float">
            <text:p>18616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/>
          <table:table-cell table:number-columns-repeated="2" office:value-type="float" office:value="193440" calcext:value-type="float">
            <text:p>193440</text:p>
          </table:table-cell>
          <table:table-cell office:value-type="float" office:value="191388" calcext:value-type="float">
            <text:p>191388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3440" calcext:value-type="float">
            <text:p>193440</text:p>
          </table:table-cell>
          <table:table-cell table:formula="of:=AVERAGE([.B80:.AI80])" office:value-type="float" office:value="192022.666666667" calcext:value-type="float">
            <text:p>192022.666666667</text:p>
          </table:table-cell>
          <table:table-cell table:formula="of:=STDEVPA([.B80:.AI80])" office:value-type="float" office:value="1929.61598733682" calcext:value-type="float">
            <text:p>1929.6159873368</text:p>
          </table:table-cell>
          <table:table-cell table:number-columns-repeated="98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94480" calcext:value-type="float">
            <text:p>19448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/>
          <table:table-cell table:number-columns-repeated="2"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1416" calcext:value-type="float">
            <text:p>191416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7200" calcext:value-type="float">
            <text:p>187200</text:p>
          </table:table-cell>
          <table:table-cell table:formula="of:=AVERAGE([.B81:.AI81])" office:value-type="float" office:value="192086.545454545" calcext:value-type="float">
            <text:p>192086.545454545</text:p>
          </table:table-cell>
          <table:table-cell table:formula="of:=STDEVPA([.B81:.AI81])" office:value-type="float" office:value="2102.70447917004" calcext:value-type="float">
            <text:p>2102.7044791701</text:p>
          </table:table-cell>
          <table:table-cell table:number-columns-repeated="98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table:number-columns-repeated="5" office:value-type="float" office:value="192400" calcext:value-type="float">
            <text:p>19240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8240" calcext:value-type="float">
            <text:p>188240</text:p>
          </table:table-cell>
          <table:table-cell table:number-columns-repeated="3" office:value-type="float" office:value="192400" calcext:value-type="float">
            <text:p>192400</text:p>
          </table:table-cell>
          <table:table-cell/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4080" calcext:value-type="float">
            <text:p>18408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91360" calcext:value-type="float">
            <text:p>191360</text:p>
          </table:table-cell>
          <table:table-cell table:formula="of:=AVERAGE([.B82:.AI82])" office:value-type="float" office:value="191864.242424242" calcext:value-type="float">
            <text:p>191864.242424242</text:p>
          </table:table-cell>
          <table:table-cell table:formula="of:=STDEVPA([.B82:.AI82])" office:value-type="float" office:value="2159.19040706413" calcext:value-type="float">
            <text:p>2159.1904070641</text:p>
          </table:table-cell>
          <table:table-cell table:number-columns-repeated="98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76" calcext:value-type="float">
            <text:p>190376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9280" calcext:value-type="float">
            <text:p>189280</text:p>
          </table:table-cell>
          <table:table-cell table:number-columns-repeated="3"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86160" calcext:value-type="float">
            <text:p>18616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2400" calcext:value-type="float">
            <text:p>192400</text:p>
          </table:table-cell>
          <table:table-cell/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4080" calcext:value-type="float">
            <text:p>184080</text:p>
          </table:table-cell>
          <table:table-cell office:value-type="float" office:value="186160" calcext:value-type="float">
            <text:p>186160</text:p>
          </table:table-cell>
          <table:table-cell office:value-type="float" office:value="189280" calcext:value-type="float">
            <text:p>189280</text:p>
          </table:table-cell>
          <table:table-cell table:formula="of:=AVERAGE([.B83:.AI83])" office:value-type="float" office:value="191550.787878788" calcext:value-type="float">
            <text:p>191550.787878788</text:p>
          </table:table-cell>
          <table:table-cell table:formula="of:=STDEVPA([.B83:.AI83])" office:value-type="float" office:value="2447.63247089516" calcext:value-type="float">
            <text:p>2447.6324708952</text:p>
          </table:table-cell>
          <table:table-cell table:number-columns-repeated="98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2400" calcext:value-type="float">
            <text:p>192400</text:p>
          </table:table-cell>
          <table:table-cell table:number-columns-repeated="3" office:value-type="float" office:value="193440" calcext:value-type="float">
            <text:p>19344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table:number-columns-repeated="3"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/>
          <table:table-cell office:value-type="float" office:value="190320" calcext:value-type="float">
            <text:p>19032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86160" calcext:value-type="float">
            <text:p>186160</text:p>
          </table:table-cell>
          <table:table-cell office:value-type="float" office:value="190320" calcext:value-type="float">
            <text:p>190320</text:p>
          </table:table-cell>
          <table:table-cell table:formula="of:=AVERAGE([.B84:.AI84])" office:value-type="float" office:value="192494.545454545" calcext:value-type="float">
            <text:p>192494.545454545</text:p>
          </table:table-cell>
          <table:table-cell table:formula="of:=STDEVPA([.B84:.AI84])" office:value-type="float" office:value="2237.35380888131" calcext:value-type="float">
            <text:p>2237.3538088813</text:p>
          </table:table-cell>
          <table:table-cell table:number-columns-repeated="98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table:number-columns-repeated="3"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/>
          <table:table-cell office:value-type="float" office:value="190320" calcext:value-type="float">
            <text:p>19032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88" calcext:value-type="float">
            <text:p>191388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2400" calcext:value-type="float">
            <text:p>192400</text:p>
          </table:table-cell>
          <table:table-cell table:formula="of:=AVERAGE([.B85:.AI85])" office:value-type="float" office:value="192337.818181818" calcext:value-type="float">
            <text:p>192337.818181818</text:p>
          </table:table-cell>
          <table:table-cell table:formula="of:=STDEVPA([.B85:.AI85])" office:value-type="float" office:value="1534.35552465296" calcext:value-type="float">
            <text:p>1534.355524653</text:p>
          </table:table-cell>
          <table:table-cell table:number-columns-repeated="98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table:number-columns-repeated="3" office:value-type="float" office:value="192400" calcext:value-type="float">
            <text:p>192400</text:p>
          </table:table-cell>
          <table:table-cell office:value-type="float" office:value="195520" calcext:value-type="float">
            <text:p>19552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3468" calcext:value-type="float">
            <text:p>193468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3468" calcext:value-type="float">
            <text:p>193468</text:p>
          </table:table-cell>
          <table:table-cell/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28" calcext:value-type="float">
            <text:p>192428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7200" calcext:value-type="float">
            <text:p>187200</text:p>
          </table:table-cell>
          <table:table-cell table:number-columns-repeated="2" office:value-type="float" office:value="190320" calcext:value-type="float">
            <text:p>190320</text:p>
          </table:table-cell>
          <table:table-cell table:formula="of:=AVERAGE([.B86:.AI86])" office:value-type="float" office:value="192213.454545455" calcext:value-type="float">
            <text:p>192213.454545455</text:p>
          </table:table-cell>
          <table:table-cell table:formula="of:=STDEVPA([.B86:.AI86])" office:value-type="float" office:value="1837.79230354363" calcext:value-type="float">
            <text:p>1837.7923035436</text:p>
          </table:table-cell>
          <table:table-cell table:number-columns-repeated="98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4508" calcext:value-type="float">
            <text:p>194508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3468" calcext:value-type="float">
            <text:p>193468</text:p>
          </table:table-cell>
          <table:table-cell/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6160" calcext:value-type="float">
            <text:p>18616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4080" calcext:value-type="float">
            <text:p>18408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90320" calcext:value-type="float">
            <text:p>190320</text:p>
          </table:table-cell>
          <table:table-cell table:formula="of:=AVERAGE([.B87:.AI87])" office:value-type="float" office:value="191865.939393939" calcext:value-type="float">
            <text:p>191865.939393939</text:p>
          </table:table-cell>
          <table:table-cell table:formula="of:=STDEVPA([.B87:.AI87])" office:value-type="float" office:value="2576.00585755256" calcext:value-type="float">
            <text:p>2576.0058575526</text:p>
          </table:table-cell>
          <table:table-cell table:number-columns-repeated="98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/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4080" calcext:value-type="float">
            <text:p>1840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85120" calcext:value-type="float">
            <text:p>185120</text:p>
          </table:table-cell>
          <table:table-cell office:value-type="float" office:value="190320" calcext:value-type="float">
            <text:p>190320</text:p>
          </table:table-cell>
          <table:table-cell table:formula="of:=AVERAGE([.B88:.AI88])" office:value-type="float" office:value="191549.090909091" calcext:value-type="float">
            <text:p>191549.090909091</text:p>
          </table:table-cell>
          <table:table-cell table:formula="of:=STDEVPA([.B88:.AI88])" office:value-type="float" office:value="2616.70665513127" calcext:value-type="float">
            <text:p>2616.7066551313</text:p>
          </table:table-cell>
          <table:table-cell table:number-columns-repeated="987"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5520" calcext:value-type="float">
            <text:p>195520</text:p>
          </table:table-cell>
          <table:table-cell/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1360" calcext:value-type="float">
            <text:p>191360</text:p>
          </table:table-cell>
          <table:table-cell table:formula="of:=AVERAGE([.B89:.AI89])" office:value-type="float" office:value="192305.454545455" calcext:value-type="float">
            <text:p>192305.454545455</text:p>
          </table:table-cell>
          <table:table-cell table:formula="of:=STDEVPA([.B89:.AI89])" office:value-type="float" office:value="1972.6571695406" calcext:value-type="float">
            <text:p>1972.6571695406</text:p>
          </table:table-cell>
          <table:table-cell table:number-columns-repeated="987"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48" calcext:value-type="float">
            <text:p>190348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1388" calcext:value-type="float">
            <text:p>191388</text:p>
          </table:table-cell>
          <table:table-cell office:value-type="float" office:value="187200" calcext:value-type="float">
            <text:p>18720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5520" calcext:value-type="float">
            <text:p>195520</text:p>
          </table:table-cell>
          <table:table-cell table:number-columns-repeated="2" office:value-type="float" office:value="192400" calcext:value-type="float">
            <text:p>192400</text:p>
          </table:table-cell>
          <table:table-cell table:number-columns-repeated="2" office:value-type="float" office:value="193440" calcext:value-type="float">
            <text:p>193440</text:p>
          </table:table-cell>
          <table:table-cell/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88240" calcext:value-type="float">
            <text:p>188240</text:p>
          </table:table-cell>
          <table:table-cell table:number-columns-repeated="2" office:value-type="float" office:value="190320" calcext:value-type="float">
            <text:p>190320</text:p>
          </table:table-cell>
          <table:table-cell table:formula="of:=AVERAGE([.B90:.AI90])" office:value-type="float" office:value="192086.545454545" calcext:value-type="float">
            <text:p>192086.545454545</text:p>
          </table:table-cell>
          <table:table-cell table:formula="of:=STDEVPA([.B90:.AI90])" office:value-type="float" office:value="1923.14510539864" calcext:value-type="float">
            <text:p>1923.1451053986</text:p>
          </table:table-cell>
          <table:table-cell table:number-columns-repeated="987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68" calcext:value-type="float">
            <text:p>193468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1388" calcext:value-type="float">
            <text:p>191388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3468" calcext:value-type="float">
            <text:p>193468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0320" calcext:value-type="float">
            <text:p>19032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9280" calcext:value-type="float">
            <text:p>189280</text:p>
          </table:table-cell>
          <table:table-cell/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5120" calcext:value-type="float">
            <text:p>18512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0960" calcext:value-type="float">
            <text:p>180960</text:p>
          </table:table-cell>
          <table:table-cell office:value-type="float" office:value="186160" calcext:value-type="float">
            <text:p>186160</text:p>
          </table:table-cell>
          <table:table-cell office:value-type="float" office:value="187256" calcext:value-type="float">
            <text:p>187256</text:p>
          </table:table-cell>
          <table:table-cell table:formula="of:=AVERAGE([.B91:.AI91])" office:value-type="float" office:value="191553.333333333" calcext:value-type="float">
            <text:p>191553.333333333</text:p>
          </table:table-cell>
          <table:table-cell table:formula="of:=STDEVPA([.B91:.AI91])" office:value-type="float" office:value="2922.83725447751" calcext:value-type="float">
            <text:p>2922.8372544775</text:p>
          </table:table-cell>
          <table:table-cell table:number-columns-repeated="98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28" calcext:value-type="float">
            <text:p>192428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6160" calcext:value-type="float">
            <text:p>18616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2400" calcext:value-type="float">
            <text:p>192400</text:p>
          </table:table-cell>
          <table:table-cell table:number-columns-repeated="3"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/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4480" calcext:value-type="float">
            <text:p>194480</text:p>
          </table:table-cell>
          <table:table-cell table:number-columns-repeated="2" office:value-type="float" office:value="190320" calcext:value-type="float">
            <text:p>190320</text:p>
          </table:table-cell>
          <table:table-cell office:value-type="float" office:value="187200" calcext:value-type="float">
            <text:p>187200</text:p>
          </table:table-cell>
          <table:table-cell table:number-columns-repeated="3" office:value-type="float" office:value="190320" calcext:value-type="float">
            <text:p>190320</text:p>
          </table:table-cell>
          <table:table-cell table:formula="of:=AVERAGE([.B92:.AI92])" office:value-type="float" office:value="191518.424242424" calcext:value-type="float">
            <text:p>191518.424242424</text:p>
          </table:table-cell>
          <table:table-cell table:formula="of:=STDEVPA([.B92:.AI92])" office:value-type="float" office:value="2204.60387468152" calcext:value-type="float">
            <text:p>2204.6038746815</text:p>
          </table:table-cell>
          <table:table-cell table:number-columns-repeated="98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4480" calcext:value-type="float">
            <text:p>19448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table:number-columns-repeated="3" office:value-type="float" office:value="193440" calcext:value-type="float">
            <text:p>19344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3496" calcext:value-type="float">
            <text:p>193496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7600" calcext:value-type="float">
            <text:p>197600</text:p>
          </table:table-cell>
          <table:table-cell table:number-columns-repeated="2" office:value-type="float" office:value="192400" calcext:value-type="float">
            <text:p>19240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3440" calcext:value-type="float">
            <text:p>193440</text:p>
          </table:table-cell>
          <table:table-cell/>
          <table:table-cell office:value-type="float" office:value="194536" calcext:value-type="float">
            <text:p>194536</text:p>
          </table:table-cell>
          <table:table-cell office:value-type="float" office:value="193440" calcext:value-type="float">
            <text:p>193440</text:p>
          </table:table-cell>
          <table:table-cell office:value-type="float" office:value="179920" calcext:value-type="float">
            <text:p>179920</text:p>
          </table:table-cell>
          <table:table-cell office:value-type="float" office:value="194480" calcext:value-type="float">
            <text:p>19448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table:formula="of:=AVERAGE([.B93:.AI93])" office:value-type="float" office:value="192434.909090909" calcext:value-type="float">
            <text:p>192434.909090909</text:p>
          </table:table-cell>
          <table:table-cell table:formula="of:=STDEVPA([.B93:.AI93])" office:value-type="float" office:value="2741.38815050615" calcext:value-type="float">
            <text:p>2741.3881505062</text:p>
          </table:table-cell>
          <table:table-cell table:number-columns-repeated="98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2400" calcext:value-type="float">
            <text:p>19240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3468" calcext:value-type="float">
            <text:p>193468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/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64320" calcext:value-type="float">
            <text:p>164320</text:p>
          </table:table-cell>
          <table:table-cell office:value-type="float" office:value="192456" calcext:value-type="float">
            <text:p>192456</text:p>
          </table:table-cell>
          <table:table-cell table:number-columns-repeated="2"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 table:formula="of:=AVERAGE([.B94:.AI94])" office:value-type="float" office:value="191488.606060606" calcext:value-type="float">
            <text:p>191488.606060606</text:p>
          </table:table-cell>
          <table:table-cell table:formula="of:=STDEVPA([.B94:.AI94])" office:value-type="float" office:value="4983.43886341729" calcext:value-type="float">
            <text:p>4983.4388634173</text:p>
          </table:table-cell>
          <table:table-cell table:number-columns-repeated="987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28" calcext:value-type="float">
            <text:p>192428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0348" calcext:value-type="float">
            <text:p>190348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2400" calcext:value-type="float">
            <text:p>192400</text:p>
          </table:table-cell>
          <table:table-cell/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66400" calcext:value-type="float">
            <text:p>16640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6560" calcext:value-type="float">
            <text:p>19656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87256" calcext:value-type="float">
            <text:p>187256</text:p>
          </table:table-cell>
          <table:table-cell office:value-type="float" office:value="192400" calcext:value-type="float">
            <text:p>192400</text:p>
          </table:table-cell>
          <table:table-cell table:formula="of:=AVERAGE([.B95:.AI95])" office:value-type="float" office:value="191552.484848485" calcext:value-type="float">
            <text:p>191552.484848485</text:p>
          </table:table-cell>
          <table:table-cell table:formula="of:=STDEVPA([.B95:.AI95])" office:value-type="float" office:value="4832.27319693024" calcext:value-type="float">
            <text:p>4832.2731969303</text:p>
          </table:table-cell>
          <table:table-cell table:number-columns-repeated="98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91416" calcext:value-type="float">
            <text:p>191416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2428" calcext:value-type="float">
            <text:p>192428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table:number-columns-repeated="2" office:value-type="float" office:value="191360" calcext:value-type="float">
            <text:p>19136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4536" calcext:value-type="float">
            <text:p>194536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/>
          <table:table-cell office:value-type="float" office:value="189280" calcext:value-type="float">
            <text:p>18928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68480" calcext:value-type="float">
            <text:p>1684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7600" calcext:value-type="float">
            <text:p>19760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table:number-columns-repeated="2" office:value-type="float" office:value="190320" calcext:value-type="float">
            <text:p>190320</text:p>
          </table:table-cell>
          <table:table-cell table:formula="of:=AVERAGE([.B96:.AI96])" office:value-type="float" office:value="191710.909090909" calcext:value-type="float">
            <text:p>191710.909090909</text:p>
          </table:table-cell>
          <table:table-cell table:formula="of:=STDEVPA([.B96:.AI96])" office:value-type="float" office:value="4447.95631902765" calcext:value-type="float">
            <text:p>4447.9563190277</text:p>
          </table:table-cell>
          <table:table-cell table:number-columns-repeated="98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2456" calcext:value-type="float">
            <text:p>192456</text:p>
          </table:table-cell>
          <table:table-cell office:value-type="float" office:value="187200" calcext:value-type="float">
            <text:p>187200</text:p>
          </table:table-cell>
          <table:table-cell office:value-type="float" office:value="191416" calcext:value-type="float">
            <text:p>191416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table:number-columns-repeated="2" office:value-type="float" office:value="193440" calcext:value-type="float">
            <text:p>193440</text:p>
          </table:table-cell>
          <table:table-cell table:number-columns-repeated="2" office:value-type="float" office:value="192400" calcext:value-type="float">
            <text:p>192400</text:p>
          </table:table-cell>
          <table:table-cell/>
          <table:table-cell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73680" calcext:value-type="float">
            <text:p>17368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5120" calcext:value-type="float">
            <text:p>1851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9280" calcext:value-type="float">
            <text:p>189280</text:p>
          </table:table-cell>
          <table:table-cell table:formula="of:=AVERAGE([.B97:.AI97])" office:value-type="float" office:value="191016.727272727" calcext:value-type="float">
            <text:p>191016.727272727</text:p>
          </table:table-cell>
          <table:table-cell table:formula="of:=STDEVPA([.B97:.AI97])" office:value-type="float" office:value="3708.10316021978" calcext:value-type="float">
            <text:p>3708.1031602198</text:p>
          </table:table-cell>
          <table:table-cell table:number-columns-repeated="987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94480" calcext:value-type="float">
            <text:p>194480</text:p>
          </table:table-cell>
          <table:table-cell table:number-columns-repeated="2" office:value-type="float" office:value="191360" calcext:value-type="float">
            <text:p>191360</text:p>
          </table:table-cell>
          <table:table-cell table:number-columns-repeated="2" office:value-type="float" office:value="193440" calcext:value-type="float">
            <text:p>19344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4536" calcext:value-type="float">
            <text:p>194536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table:number-columns-repeated="4"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/>
          <table:table-cell office:value-type="float" office:value="191360" calcext:value-type="float">
            <text:p>191360</text:p>
          </table:table-cell>
          <table:table-cell office:value-type="float" office:value="193468" calcext:value-type="float">
            <text:p>193468</text:p>
          </table:table-cell>
          <table:table-cell office:value-type="float" office:value="171600" calcext:value-type="float">
            <text:p>1716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0320" calcext:value-type="float">
            <text:p>190320</text:p>
          </table:table-cell>
          <table:table-cell table:formula="of:=AVERAGE([.B98:.AI98])" office:value-type="float" office:value="191772.242424242" calcext:value-type="float">
            <text:p>191772.242424242</text:p>
          </table:table-cell>
          <table:table-cell table:formula="of:=STDEVPA([.B98:.AI98])" office:value-type="float" office:value="3807.23750188715" calcext:value-type="float">
            <text:p>3807.2375018872</text:p>
          </table:table-cell>
          <table:table-cell table:number-columns-repeated="987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table:number-columns-repeated="2" office:value-type="float" office:value="195520" calcext:value-type="float">
            <text:p>19552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1360" calcext:value-type="float">
            <text:p>191360</text:p>
          </table:table-cell>
          <table:table-cell/>
          <table:table-cell office:value-type="float" office:value="191360" calcext:value-type="float">
            <text:p>191360</text:p>
          </table:table-cell>
          <table:table-cell office:value-type="float" office:value="193468" calcext:value-type="float">
            <text:p>193468</text:p>
          </table:table-cell>
          <table:table-cell office:value-type="float" office:value="170560" calcext:value-type="float">
            <text:p>170560</text:p>
          </table:table-cell>
          <table:table-cell table:number-columns-repeated="2" office:value-type="float" office:value="194480" calcext:value-type="float">
            <text:p>19448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88240" calcext:value-type="float">
            <text:p>188240</text:p>
          </table:table-cell>
          <table:table-cell table:formula="of:=AVERAGE([.B99:.AI99])" office:value-type="float" office:value="191959.636363636" calcext:value-type="float">
            <text:p>191959.636363636</text:p>
          </table:table-cell>
          <table:table-cell table:formula="of:=STDEVPA([.B99:.AI99])" office:value-type="float" office:value="4230.84940120153" calcext:value-type="float">
            <text:p>4230.8494012015</text:p>
          </table:table-cell>
          <table:table-cell table:number-columns-repeated="98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4480" calcext:value-type="float">
            <text:p>194480</text:p>
          </table:table-cell>
          <table:table-cell table:number-columns-repeated="2" office:value-type="float" office:value="192400" calcext:value-type="float">
            <text:p>19240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3468" calcext:value-type="float">
            <text:p>193468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5520" calcext:value-type="float">
            <text:p>195520</text:p>
          </table:table-cell>
          <table:table-cell table:number-columns-repeated="2" office:value-type="float" office:value="192400" calcext:value-type="float">
            <text:p>192400</text:p>
          </table:table-cell>
          <table:table-cell/>
          <table:table-cell office:value-type="float" office:value="190320" calcext:value-type="float">
            <text:p>19032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70560" calcext:value-type="float">
            <text:p>1705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92400" calcext:value-type="float">
            <text:p>192400</text:p>
          </table:table-cell>
          <table:table-cell table:formula="of:=AVERAGE([.B100:.AI100])" office:value-type="float" office:value="191676" calcext:value-type="float">
            <text:p>191676</text:p>
          </table:table-cell>
          <table:table-cell table:formula="of:=STDEVPA([.B100:.AI100])" office:value-type="float" office:value="4172.04410331435" calcext:value-type="float">
            <text:p>4172.0441033144</text:p>
          </table:table-cell>
          <table:table-cell table:number-columns-repeated="98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2400" calcext:value-type="float">
            <text:p>19240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2400" calcext:value-type="float">
            <text:p>192400</text:p>
          </table:table-cell>
          <table:table-cell table:number-columns-repeated="2"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508" calcext:value-type="float">
            <text:p>194508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5520" calcext:value-type="float">
            <text:p>195520</text:p>
          </table:table-cell>
          <table:table-cell/>
          <table:table-cell office:value-type="float" office:value="189280" calcext:value-type="float">
            <text:p>18928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89308" calcext:value-type="float">
            <text:p>189308</text:p>
          </table:table-cell>
          <table:table-cell office:value-type="float" office:value="192456" calcext:value-type="float">
            <text:p>192456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table:formula="of:=AVERAGE([.B101:.AI101])" office:value-type="float" office:value="192214.303030303" calcext:value-type="float">
            <text:p>192214.303030303</text:p>
          </table:table-cell>
          <table:table-cell table:formula="of:=STDEVPA([.B101:.AI101])" office:value-type="float" office:value="1458.45614689474" calcext:value-type="float">
            <text:p>1458.4561468948</text:p>
          </table:table-cell>
          <table:table-cell table:number-columns-repeated="98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table:number-columns-repeated="3"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0376" calcext:value-type="float">
            <text:p>190376</text:p>
          </table:table-cell>
          <table:table-cell office:value-type="float" office:value="186160" calcext:value-type="float">
            <text:p>1861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/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48" calcext:value-type="float">
            <text:p>190348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8240" calcext:value-type="float">
            <text:p>188240</text:p>
          </table:table-cell>
          <table:table-cell table:formula="of:=AVERAGE([.B102:.AI102])" office:value-type="float" office:value="192181.939393939" calcext:value-type="float">
            <text:p>192181.939393939</text:p>
          </table:table-cell>
          <table:table-cell table:formula="of:=STDEVPA([.B102:.AI102])" office:value-type="float" office:value="2058.05818952682" calcext:value-type="float">
            <text:p>2058.0581895268</text:p>
          </table:table-cell>
          <table:table-cell table:number-columns-repeated="987"/>
        </table:table-row>
        <table:table-row table:style-name="ro2">
          <table:table-cell office:value-type="float" office:value="101" calcext:value-type="float">
            <text:p>101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9308" calcext:value-type="float">
            <text:p>189308</text:p>
          </table:table-cell>
          <table:table-cell table:number-columns-repeated="2" office:value-type="float" office:value="194480" calcext:value-type="float">
            <text:p>1944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/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4536" calcext:value-type="float">
            <text:p>194536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table:formula="of:=AVERAGE([.B103:.AI103])" office:value-type="float" office:value="192434.060606061" calcext:value-type="float">
            <text:p>192434.060606061</text:p>
          </table:table-cell>
          <table:table-cell table:formula="of:=STDEVPA([.B103:.AI103])" office:value-type="float" office:value="1941.63220839853" calcext:value-type="float">
            <text:p>1941.6322083985</text:p>
          </table:table-cell>
          <table:table-cell table:number-columns-repeated="987"/>
        </table:table-row>
        <table:table-row table:style-name="ro2">
          <table:table-cell office:value-type="float" office:value="102" calcext:value-type="float">
            <text:p>102</text:p>
          </table:table-cell>
          <table:table-cell table:number-columns-repeated="2" office:value-type="float" office:value="193440" calcext:value-type="float">
            <text:p>193440</text:p>
          </table:table-cell>
          <table:table-cell table:number-columns-repeated="3"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416" calcext:value-type="float">
            <text:p>191416</text:p>
          </table:table-cell>
          <table:table-cell office:value-type="float" office:value="194480" calcext:value-type="float">
            <text:p>194480</text:p>
          </table:table-cell>
          <table:table-cell office:value-type="float" office:value="183040" calcext:value-type="float">
            <text:p>18304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28" calcext:value-type="float">
            <text:p>192428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/>
          <table:table-cell office:value-type="float" office:value="186160" calcext:value-type="float">
            <text:p>1861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56" calcext:value-type="float">
            <text:p>192456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0320" calcext:value-type="float">
            <text:p>190320</text:p>
          </table:table-cell>
          <table:table-cell table:formula="of:=AVERAGE([.B104:.AI104])" office:value-type="float" office:value="191868.484848485" calcext:value-type="float">
            <text:p>191868.484848485</text:p>
          </table:table-cell>
          <table:table-cell table:formula="of:=STDEVPA([.B104:.AI104])" office:value-type="float" office:value="2277.65828869773" calcext:value-type="float">
            <text:p>2277.6582886977</text:p>
          </table:table-cell>
          <table:table-cell table:number-columns-repeated="98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4480" calcext:value-type="float">
            <text:p>194480</text:p>
          </table:table-cell>
          <table:table-cell office:value-type="float" office:value="190320" calcext:value-type="float">
            <text:p>190320</text:p>
          </table:table-cell>
          <table:table-cell table:number-columns-repeated="2" office:value-type="float" office:value="194480" calcext:value-type="float">
            <text:p>19448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table:number-columns-repeated="3"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/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0320" calcext:value-type="float">
            <text:p>190320</text:p>
          </table:table-cell>
          <table:table-cell table:formula="of:=AVERAGE([.B105:.AI105])" office:value-type="float" office:value="192463.03030303" calcext:value-type="float">
            <text:p>192463.03030303</text:p>
          </table:table-cell>
          <table:table-cell table:formula="of:=STDEVPA([.B105:.AI105])" office:value-type="float" office:value="1931.95847381259" calcext:value-type="float">
            <text:p>1931.9584738126</text:p>
          </table:table-cell>
          <table:table-cell table:number-columns-repeated="987"/>
        </table:table-row>
        <table:table-row table:style-name="ro2">
          <table:table-cell office:value-type="float" office:value="104" calcext:value-type="float">
            <text:p>104</text:p>
          </table:table-cell>
          <table:table-cell table:number-columns-repeated="2" office:value-type="float" office:value="194480" calcext:value-type="float">
            <text:p>1944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7200" calcext:value-type="float">
            <text:p>1872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3440" calcext:value-type="float">
            <text:p>193440</text:p>
          </table:table-cell>
          <table:table-cell table:number-columns-repeated="3"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3440" calcext:value-type="float">
            <text:p>193440</text:p>
          </table:table-cell>
          <table:table-cell/>
          <table:table-cell office:value-type="float" office:value="189280" calcext:value-type="float">
            <text:p>18928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0320" calcext:value-type="float">
            <text:p>190320</text:p>
          </table:table-cell>
          <table:table-cell table:formula="of:=AVERAGE([.B106:.AI106])" office:value-type="float" office:value="191927.272727273" calcext:value-type="float">
            <text:p>191927.272727273</text:p>
          </table:table-cell>
          <table:table-cell table:formula="of:=STDEVPA([.B106:.AI106])" office:value-type="float" office:value="2065.62525969708" calcext:value-type="float">
            <text:p>2065.6252596971</text:p>
          </table:table-cell>
          <table:table-cell table:number-columns-repeated="98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0320" calcext:value-type="float">
            <text:p>190320</text:p>
          </table:table-cell>
          <table:table-cell/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table:formula="of:=AVERAGE([.B107:.AI107])" office:value-type="float" office:value="192210.909090909" calcext:value-type="float">
            <text:p>192210.909090909</text:p>
          </table:table-cell>
          <table:table-cell table:formula="of:=STDEVPA([.B107:.AI107])" office:value-type="float" office:value="1648.45632773902" calcext:value-type="float">
            <text:p>1648.456327739</text:p>
          </table:table-cell>
          <table:table-cell table:number-columns-repeated="987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5120" calcext:value-type="float">
            <text:p>185120</text:p>
          </table:table-cell>
          <table:table-cell office:value-type="float" office:value="193440" calcext:value-type="float">
            <text:p>193440</text:p>
          </table:table-cell>
          <table:table-cell table:number-columns-repeated="3"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table:number-columns-repeated="2" office:value-type="float" office:value="194480" calcext:value-type="float">
            <text:p>19448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1360" calcext:value-type="float">
            <text:p>191360</text:p>
          </table:table-cell>
          <table:table-cell/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86160" calcext:value-type="float">
            <text:p>1861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9280" calcext:value-type="float">
            <text:p>189280</text:p>
          </table:table-cell>
          <table:table-cell table:formula="of:=AVERAGE([.B108:.AI108])" office:value-type="float" office:value="191958.787878788" calcext:value-type="float">
            <text:p>191958.787878788</text:p>
          </table:table-cell>
          <table:table-cell table:formula="of:=STDEVPA([.B108:.AI108])" office:value-type="float" office:value="2276.083501658" calcext:value-type="float">
            <text:p>2276.083501658</text:p>
          </table:table-cell>
          <table:table-cell table:number-columns-repeated="98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3440" calcext:value-type="float">
            <text:p>193440</text:p>
          </table:table-cell>
          <table:table-cell/>
          <table:table-cell office:value-type="float" office:value="188240" calcext:value-type="float">
            <text:p>1882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87200" calcext:value-type="float">
            <text:p>187200</text:p>
          </table:table-cell>
          <table:table-cell table:formula="of:=AVERAGE([.B109:.AI109])" office:value-type="float" office:value="192147.878787879" calcext:value-type="float">
            <text:p>192147.878787879</text:p>
          </table:table-cell>
          <table:table-cell table:formula="of:=STDEVPA([.B109:.AI109])" office:value-type="float" office:value="2064.66338525158" calcext:value-type="float">
            <text:p>2064.6633852516</text:p>
          </table:table-cell>
          <table:table-cell table:number-columns-repeated="987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8240" calcext:value-type="float">
            <text:p>188240</text:p>
          </table:table-cell>
          <table:table-cell table:number-columns-repeated="2" office:value-type="float" office:value="191360" calcext:value-type="float">
            <text:p>191360</text:p>
          </table:table-cell>
          <table:table-cell table:number-columns-repeated="3"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/>
          <table:table-cell office:value-type="float" office:value="192400" calcext:value-type="float">
            <text:p>19240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1360" calcext:value-type="float">
            <text:p>191360</text:p>
          </table:table-cell>
          <table:table-cell table:number-columns-repeated="2"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89280" calcext:value-type="float">
            <text:p>189280</text:p>
          </table:table-cell>
          <table:table-cell table:number-columns-repeated="2" office:value-type="float" office:value="191360" calcext:value-type="float">
            <text:p>191360</text:p>
          </table:table-cell>
          <table:table-cell office:value-type="float" office:value="186160" calcext:value-type="float">
            <text:p>186160</text:p>
          </table:table-cell>
          <table:table-cell office:value-type="float" office:value="191360" calcext:value-type="float">
            <text:p>191360</text:p>
          </table:table-cell>
          <table:table-cell table:formula="of:=AVERAGE([.B110:.AI110])" office:value-type="float" office:value="192305.454545455" calcext:value-type="float">
            <text:p>192305.454545455</text:p>
          </table:table-cell>
          <table:table-cell table:formula="of:=STDEVPA([.B110:.AI110])" office:value-type="float" office:value="1939.14240793112" calcext:value-type="float">
            <text:p>1939.1424079311</text:p>
          </table:table-cell>
          <table:table-cell table:number-columns-repeated="98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91388" calcext:value-type="float">
            <text:p>191388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0320" calcext:value-type="float">
            <text:p>190320</text:p>
          </table:table-cell>
          <table:table-cell table:number-columns-repeated="2" office:value-type="float" office:value="192400" calcext:value-type="float">
            <text:p>1924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87360" calcext:value-type="float">
            <text:p>87360</text:p>
          </table:table-cell>
          <table:table-cell office:value-type="float" office:value="188240" calcext:value-type="float">
            <text:p>18824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86160" calcext:value-type="float">
            <text:p>186160</text:p>
          </table:table-cell>
          <table:table-cell office:value-type="float" office:value="195520" calcext:value-type="float">
            <text:p>1955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50800" calcext:value-type="float">
            <text:p>15080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9280" calcext:value-type="float">
            <text:p>189280</text:p>
          </table:table-cell>
          <table:table-cell/>
          <table:table-cell office:value-type="float" office:value="194480" calcext:value-type="float">
            <text:p>194480</text:p>
          </table:table-cell>
          <table:table-cell office:value-type="float" office:value="60320" calcext:value-type="float">
            <text:p>60320</text:p>
          </table:table-cell>
          <table:table-cell office:value-type="float" office:value="191360" calcext:value-type="float">
            <text:p>191360</text:p>
          </table:table-cell>
          <table:table-cell office:value-type="float" office:value="161200" calcext:value-type="float">
            <text:p>16120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94480" calcext:value-type="float">
            <text:p>1944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89280" calcext:value-type="float">
            <text:p>18928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54960" calcext:value-type="float">
            <text:p>154960</text:p>
          </table:table-cell>
          <table:table-cell table:formula="of:=AVERAGE([.B111:.AI111])" office:value-type="float" office:value="181086.909090909" calcext:value-type="float">
            <text:p>181086.909090909</text:p>
          </table:table-cell>
          <table:table-cell table:formula="of:=STDEVPA([.B111:.AI111])" office:value-type="float" office:value="29391.1454862129" calcext:value-type="float">
            <text:p>29391.1454862129</text:p>
          </table:table-cell>
          <table:table-cell table:number-columns-repeated="987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90320" calcext:value-type="float">
            <text:p>190320</text:p>
          </table:table-cell>
          <table:table-cell office:value-type="float" office:value="180960" calcext:value-type="float">
            <text:p>180960</text:p>
          </table:table-cell>
          <table:table-cell office:value-type="float" office:value="139360" calcext:value-type="float">
            <text:p>139360</text:p>
          </table:table-cell>
          <table:table-cell office:value-type="float" office:value="75948" calcext:value-type="float">
            <text:p>75948</text:p>
          </table:table-cell>
          <table:table-cell office:value-type="float" office:value="87360" calcext:value-type="float">
            <text:p>87360</text:p>
          </table:table-cell>
          <table:table-cell office:value-type="float" office:value="112320" calcext:value-type="float">
            <text:p>112320</text:p>
          </table:table-cell>
          <table:table-cell office:value-type="float" office:value="64480" calcext:value-type="float">
            <text:p>64480</text:p>
          </table:table-cell>
          <table:table-cell office:value-type="float" office:value="59280" calcext:value-type="float">
            <text:p>59280</text:p>
          </table:table-cell>
          <table:table-cell office:value-type="float" office:value="131040" calcext:value-type="float">
            <text:p>131040</text:p>
          </table:table-cell>
          <table:table-cell office:value-type="float" office:value="84" calcext:value-type="float">
            <text:p>84</text:p>
          </table:table-cell>
          <table:table-cell office:value-type="float" office:value="67600" calcext:value-type="float">
            <text:p>67600</text:p>
          </table:table-cell>
          <table:table-cell office:value-type="float" office:value="106080" calcext:value-type="float">
            <text:p>106080</text:p>
          </table:table-cell>
          <table:table-cell office:value-type="float" office:value="0" calcext:value-type="float">
            <text:p>0</text:p>
          </table:table-cell>
          <table:table-cell office:value-type="float" office:value="93600" calcext:value-type="float">
            <text:p>93600</text:p>
          </table:table-cell>
          <table:table-cell office:value-type="float" office:value="17680" calcext:value-type="float">
            <text:p>17680</text:p>
          </table:table-cell>
          <table:table-cell office:value-type="float" office:value="60320" calcext:value-type="float">
            <text:p>60320</text:p>
          </table:table-cell>
          <table:table-cell office:value-type="float" office:value="0" calcext:value-type="float">
            <text:p>0</text:p>
          </table:table-cell>
          <table:table-cell office:value-type="float" office:value="33280" calcext:value-type="float">
            <text:p>33280</text:p>
          </table:table-cell>
          <table:table-cell office:value-type="float" office:value="37440" calcext:value-type="float">
            <text:p>37440</text:p>
          </table:table-cell>
          <table:table-cell office:value-type="float" office:value="113360" calcext:value-type="float">
            <text:p>113360</text:p>
          </table:table-cell>
          <table:table-cell office:value-type="float" office:value="94668" calcext:value-type="float">
            <text:p>94668</text:p>
          </table:table-cell>
          <table:table-cell office:value-type="float" office:value="18720" calcext:value-type="float">
            <text:p>18720</text:p>
          </table:table-cell>
          <table:table-cell/>
          <table:table-cell office:value-type="float" office:value="162240" calcext:value-type="float">
            <text:p>162240</text:p>
          </table:table-cell>
          <table:table-cell office:value-type="float" office:value="84" calcext:value-type="float">
            <text:p>84</text:p>
          </table:table-cell>
          <table:table-cell office:value-type="float" office:value="189280" calcext:value-type="float">
            <text:p>189280</text:p>
          </table:table-cell>
          <table:table-cell office:value-type="float" office:value="0" calcext:value-type="float">
            <text:p>0</text:p>
          </table:table-cell>
          <table:table-cell office:value-type="float" office:value="193440" calcext:value-type="float">
            <text:p>193440</text:p>
          </table:table-cell>
          <table:table-cell office:value-type="float" office:value="141440" calcext:value-type="float">
            <text:p>141440</text:p>
          </table:table-cell>
          <table:table-cell office:value-type="float" office:value="192400" calcext:value-type="float">
            <text:p>192400</text:p>
          </table:table-cell>
          <table:table-cell table:number-columns-repeated="2" office:value-type="float" office:value="188240" calcext:value-type="float">
            <text:p>188240</text:p>
          </table:table-cell>
          <table:table-cell office:value-type="float" office:value="191360" calcext:value-type="float">
            <text:p>191360</text:p>
          </table:table-cell>
          <table:table-cell office:value-type="float" office:value="0" calcext:value-type="float">
            <text:p>0</text:p>
          </table:table-cell>
          <table:table-cell table:formula="of:=AVERAGE([.B112:.AI112])" office:value-type="float" office:value="94867.3939393939" calcext:value-type="float">
            <text:p>94867.3939393939</text:p>
          </table:table-cell>
          <table:table-cell table:formula="of:=STDEVPA([.B112:.AI112])" office:value-type="float" office:value="69530.7470587062" calcext:value-type="float">
            <text:p>69530.7470587062</text:p>
          </table:table-cell>
          <table:table-cell table:number-columns-repeated="98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92400" calcext:value-type="float">
            <text:p>19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4" calcext:value-type="float">
            <text:p>84</text:p>
          </table:table-cell>
          <table:table-cell office:value-type="float" office:value="168" calcext:value-type="float">
            <text:p>16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08160" calcext:value-type="float">
            <text:p>108160</text:p>
          </table:table-cell>
          <table:table-cell office:value-type="float" office:value="168" calcext:value-type="float">
            <text:p>168</text:p>
          </table:table-cell>
          <table:table-cell office:value-type="float" office:value="48880" calcext:value-type="float">
            <text:p>48880</text:p>
          </table:table-cell>
          <table:table-cell office:value-type="float" office:value="0" calcext:value-type="float">
            <text:p>0</text:p>
          </table:table-cell>
          <table:table-cell office:value-type="float" office:value="24960" calcext:value-type="float">
            <text:p>24960</text:p>
          </table:table-cell>
          <table:table-cell office:value-type="float" office:value="92560" calcext:value-type="float">
            <text:p>92560</text:p>
          </table:table-cell>
          <table:table-cell office:value-type="float" office:value="0" calcext:value-type="float">
            <text:p>0</text:p>
          </table:table-cell>
          <table:table-cell office:value-type="float" office:value="165360" calcext:value-type="float">
            <text:p>165360</text:p>
          </table:table-cell>
          <table:table-cell office:value-type="float" office:value="168" calcext:value-type="float">
            <text:p>168</text:p>
          </table:table-cell>
          <table:table-cell table:formula="of:=AVERAGE([.B113:.AI113])" office:value-type="float" office:value="19256.2424242424" calcext:value-type="float">
            <text:p>19256.2424242424</text:p>
          </table:table-cell>
          <table:table-cell table:formula="of:=STDEVPA([.B113:.AI113])" office:value-type="float" office:value="47801.3452017069" calcext:value-type="float">
            <text:p>47801.3452017069</text:p>
          </table:table-cell>
          <table:table-cell table:number-columns-repeated="987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81120" calcext:value-type="float">
            <text:p>81120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84" calcext:value-type="float">
            <text:p>84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14:.AI114])" office:value-type="float" office:value="2543.87878787879" calcext:value-type="float">
            <text:p>2543.8787878788</text:p>
          </table:table-cell>
          <table:table-cell table:formula="of:=STDEVPA([.B114:.AI114])" office:value-type="float" office:value="13890.7094300527" calcext:value-type="float">
            <text:p>13890.7094300527</text:p>
          </table:table-cell>
          <table:table-cell table:number-columns-repeated="98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84" calcext:value-type="float">
            <text:p>84</text:p>
          </table:table-cell>
          <table:table-cell table:number-columns-repeated="2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AVERAGE([.B115:.AI115])" office:value-type="float" office:value="14.4242424242424" calcext:value-type="float">
            <text:p>14.4242424242</text:p>
          </table:table-cell>
          <table:table-cell table:formula="of:=STDEVPA([.B115:.AI115])" office:value-type="float" office:value="40.8508227008364" calcext:value-type="float">
            <text:p>40.8508227008</text:p>
          </table:table-cell>
          <table:table-cell table:number-columns-repeated="987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40" calcext:value-type="float">
            <text:p>140</text:p>
          </table:table-cell>
          <table:table-cell table:number-columns-repeated="21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table:formula="of:=AVERAGE([.B116:.AI116])" office:value-type="float" office:value="4.24242424242424" calcext:value-type="float">
            <text:p>4.2424242424</text:p>
          </table:table-cell>
          <table:table-cell table:formula="of:=STDEVPA([.B116:.AI116])" office:value-type="float" office:value="23.9987756039071" calcext:value-type="float">
            <text:p>23.9987756039</text:p>
          </table:table-cell>
          <table:table-cell table:number-columns-repeated="987"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table:formula="of:=AVERAGE([.B117:.AI117])" office:value-type="float" office:value="1.6969696969697" calcext:value-type="float">
            <text:p>1.696969697</text:p>
          </table:table-cell>
          <table:table-cell table:formula="of:=STDEVPA([.B117:.AI117])" office:value-type="float" office:value="9.59951024156282" calcext:value-type="float">
            <text:p>9.5995102416</text:p>
          </table:table-cell>
          <table:table-cell table:number-columns-repeated="987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VERAGE([.B118:.AI118])" office:value-type="float" office:value="11.8787878787879" calcext:value-type="float">
            <text:p>11.8787878788</text:p>
          </table:table-cell>
          <table:table-cell table:formula="of:=STDEVPA([.B118:.AI118])" office:value-type="float" office:value="22.8933728345756" calcext:value-type="float">
            <text:p>22.8933728346</text:p>
          </table:table-cell>
          <table:table-cell table:number-columns-repeated="987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19:.AI119])" office:value-type="float" office:value="6.78787878787879" calcext:value-type="float">
            <text:p>6.7878787879</text:p>
          </table:table-cell>
          <table:table-cell table:formula="of:=STDEVPA([.B119:.AI119])" office:value-type="float" office:value="18.2769229817898" calcext:value-type="float">
            <text:p>18.2769229818</text:p>
          </table:table-cell>
          <table:table-cell table:number-columns-repeated="987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22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AVERAGE([.B120:.AI120])" office:value-type="float" office:value="1.6969696969697" calcext:value-type="float">
            <text:p>1.696969697</text:p>
          </table:table-cell>
          <table:table-cell table:formula="of:=STDEVPA([.B120:.AI120])" office:value-type="float" office:value="9.59951024156283" calcext:value-type="float">
            <text:p>9.5995102416</text:p>
          </table:table-cell>
          <table:table-cell table:number-columns-repeated="987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dias" table:style-name="ta1">
        <table:shapes>
          <draw:frame draw:z-index="0" draw:style-name="gr1" draw:text-style-name="P1" svg:width="159.99mm" svg:height="89.99mm" svg:x="200.73mm" svg:y="80.68mm">
            <loext:p draw:notify-on-update-of-ranges="medias.A1:medias.A142 medias.B1:medias.B1 medias.B1:medias.B142 medias.D1:medias.D1 medias.D1:medias.D142 medias.F1:medias.F1 medias.F1:medias.F142 medias.H1:medias.H1 medias.H1:medias.H1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ce8"/>
        <table:table-column table:style-name="co13" table:default-cell-style-name="ce8"/>
        <table:table-column table:style-name="co12" table:default-cell-style-name="ce10"/>
        <table:table-column table:style-name="co13" table:default-cell-style-name="ce10"/>
        <table:table-column table:style-name="co12" table:default-cell-style-name="ce10"/>
        <table:table-column table:style-name="co13" table:default-cell-style-name="ce10"/>
        <table:table-column table:style-name="co12" table:default-cell-style-name="ce10"/>
        <table:table-column table:style-name="co13" table:default-cell-style-name="ce10"/>
        <table:table-column table:style-name="co4" table:number-columns-repeated="1015" table:default-cell-style-name="Default"/>
        <table:table-row table:style-name="ro3">
          <table:table-cell office:value-type="string" calcext:value-type="string">
            <text:p>Time</text:p>
          </table:table-cell>
          <table:table-cell table:style-name="ce7" office:value-type="string" calcext:value-type="string">
            <text:p>mediaVNormal</text:p>
          </table:table-cell>
          <table:table-cell table:style-name="ce7" office:value-type="string" calcext:value-type="string">
            <text:p>desvVNormal</text:p>
          </table:table-cell>
          <table:table-cell table:style-name="ce9" office:value-type="string" calcext:value-type="string">
            <text:p>mediaANormal</text:p>
          </table:table-cell>
          <table:table-cell table:style-name="ce9" office:value-type="string" calcext:value-type="string">
            <text:p>desvANormal</text:p>
          </table:table-cell>
          <table:table-cell table:style-name="ce11" office:value-type="string" calcext:value-type="string">
            <text:p>mediaVAtaque</text:p>
          </table:table-cell>
          <table:table-cell table:style-name="ce11" office:value-type="string" calcext:value-type="string">
            <text:p>desvVAtaque</text:p>
          </table:table-cell>
          <table:table-cell table:style-name="ce11" office:value-type="string" calcext:value-type="string">
            <text:p>mediaAAtaque</text:p>
          </table:table-cell>
          <table:table-cell table:style-name="ce11" office:value-type="string" calcext:value-type="string">
            <text:p>desvAAtaque</text:p>
          </table:table-cell>
          <table:table-cell table:style-name="ce13"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9298.090909091" calcext:value-type="float">
            <text:p>129298.09</text:p>
          </table:table-cell>
          <table:table-cell office:value-type="float" office:value="5619.80914354904" calcext:value-type="float">
            <text:p>5619.81</text:p>
          </table:table-cell>
          <table:table-cell office:value-type="float" office:value="3885" calcext:value-type="float">
            <text:p>3885.00</text:p>
          </table:table-cell>
          <table:table-cell office:value-type="float" office:value="20750.8327397707" calcext:value-type="float">
            <text:p>20750.83</text:p>
          </table:table-cell>
          <table:table-cell office:value-type="float" office:value="141863.03030303" calcext:value-type="float">
            <text:p>141863.03</text:p>
          </table:table-cell>
          <table:table-cell office:value-type="float" office:value="597.694990870786" calcext:value-type="float">
            <text:p>597.69</text:p>
          </table:table-cell>
          <table:table-cell office:value-type="float" office:value="5854.18181818182" calcext:value-type="float">
            <text:p>5854.18</text:p>
          </table:table-cell>
          <table:table-cell office:value-type="float" office:value="31890.176286802" calcext:value-type="float">
            <text:p>31890.18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9936" calcext:value-type="float">
            <text:p>59936.00</text:p>
          </table:table-cell>
          <table:table-cell office:value-type="float" office:value="9785.41385755535" calcext:value-type="float">
            <text:p>9785.41</text:p>
          </table:table-cell>
          <table:table-cell office:value-type="float" office:value="27756.3333333333" calcext:value-type="float">
            <text:p>27756.33</text:p>
          </table:table-cell>
          <table:table-cell office:value-type="float" office:value="29469.7468042579" calcext:value-type="float">
            <text:p>29469.75</text:p>
          </table:table-cell>
          <table:table-cell office:value-type="float" office:value="127087.272727273" calcext:value-type="float">
            <text:p>127087.27</text:p>
          </table:table-cell>
          <table:table-cell office:value-type="float" office:value="572.624329372698" calcext:value-type="float">
            <text:p>572.62</text:p>
          </table:table-cell>
          <table:table-cell office:value-type="float" office:value="28317.5757575758" calcext:value-type="float">
            <text:p>28317.58</text:p>
          </table:table-cell>
          <table:table-cell office:value-type="float" office:value="47219.2638135406" calcext:value-type="float">
            <text:p>47219.26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020.6060606061" calcext:value-type="float">
            <text:p>33020.61</text:p>
          </table:table-cell>
          <table:table-cell office:value-type="float" office:value="6628.12469451382" calcext:value-type="float">
            <text:p>6628.12</text:p>
          </table:table-cell>
          <table:table-cell office:value-type="float" office:value="108944.03030303" calcext:value-type="float">
            <text:p>108944.03</text:p>
          </table:table-cell>
          <table:table-cell office:value-type="float" office:value="20868.9188384049" calcext:value-type="float">
            <text:p>20868.92</text:p>
          </table:table-cell>
          <table:table-cell table:style-name="ce12" office:value-type="float" office:value="126655.757575758" calcext:value-type="float">
            <text:p>126655.76</text:p>
          </table:table-cell>
          <table:table-cell office:value-type="float" office:value="607.982407555641" calcext:value-type="float">
            <text:p>607.98</text:p>
          </table:table-cell>
          <table:table-cell office:value-type="float" office:value="189464.848484848" calcext:value-type="float">
            <text:p>189464.85</text:p>
          </table:table-cell>
          <table:table-cell office:value-type="float" office:value="13114.4764706127" calcext:value-type="float">
            <text:p>13114.48</text:p>
          </table:table-cell>
          <table:table-cell table:number-columns-repeated="2"/>
          <table:table-cell table:style-name="ce14"/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949.4545454545" calcext:value-type="float">
            <text:p>23949.45</text:p>
          </table:table-cell>
          <table:table-cell office:value-type="float" office:value="9716.52242657401" calcext:value-type="float">
            <text:p>9716.52</text:p>
          </table:table-cell>
          <table:table-cell office:value-type="float" office:value="57212.8484848485" calcext:value-type="float">
            <text:p>57212.85</text:p>
          </table:table-cell>
          <table:table-cell office:value-type="float" office:value="12290.162205506" calcext:value-type="float">
            <text:p>12290.16</text:p>
          </table:table-cell>
          <table:table-cell office:value-type="float" office:value="127080" calcext:value-type="float">
            <text:p>127080.00</text:p>
          </table:table-cell>
          <table:table-cell office:value-type="float" office:value="509.212106785542" calcext:value-type="float">
            <text:p>509.21</text:p>
          </table:table-cell>
          <table:table-cell office:value-type="float" office:value="200192.242424242" calcext:value-type="float">
            <text:p>200192.24</text:p>
          </table:table-cell>
          <table:table-cell office:value-type="float" office:value="1623.76082412336" calcext:value-type="float">
            <text:p>1623.76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9775.1515151515" calcext:value-type="float">
            <text:p>19775.15</text:p>
          </table:table-cell>
          <table:table-cell office:value-type="float" office:value="6376.65802144805" calcext:value-type="float">
            <text:p>6376.66</text:p>
          </table:table-cell>
          <table:table-cell office:value-type="float" office:value="30183.3939393939" calcext:value-type="float">
            <text:p>30183.39</text:p>
          </table:table-cell>
          <table:table-cell office:value-type="float" office:value="9734.72913800206" calcext:value-type="float">
            <text:p>9734.73</text:p>
          </table:table-cell>
          <table:table-cell office:value-type="float" office:value="127374.545454545" calcext:value-type="float">
            <text:p>127374.55</text:p>
          </table:table-cell>
          <table:table-cell office:value-type="float" office:value="455.944513563916" calcext:value-type="float">
            <text:p>455.94</text:p>
          </table:table-cell>
          <table:table-cell office:value-type="float" office:value="200405.090909091" calcext:value-type="float">
            <text:p>200405.09</text:p>
          </table:table-cell>
          <table:table-cell office:value-type="float" office:value="1545.72278599026" calcext:value-type="float">
            <text:p>1545.72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345.0909090909" calcext:value-type="float">
            <text:p>19345.09</text:p>
          </table:table-cell>
          <table:table-cell office:value-type="float" office:value="8958.16330053255" calcext:value-type="float">
            <text:p>8958.16</text:p>
          </table:table-cell>
          <table:table-cell office:value-type="float" office:value="21825.8181818182" calcext:value-type="float">
            <text:p>21825.82</text:p>
          </table:table-cell>
          <table:table-cell office:value-type="float" office:value="9367.56410708117" calcext:value-type="float">
            <text:p>9367.56</text:p>
          </table:table-cell>
          <table:table-cell office:value-type="float" office:value="127277.575757576" calcext:value-type="float">
            <text:p>127277.58</text:p>
          </table:table-cell>
          <table:table-cell office:value-type="float" office:value="467.404375590768" calcext:value-type="float">
            <text:p>467.40</text:p>
          </table:table-cell>
          <table:table-cell office:value-type="float" office:value="199904.242424242" calcext:value-type="float">
            <text:p>199904.24</text:p>
          </table:table-cell>
          <table:table-cell office:value-type="float" office:value="1724.68535611401" calcext:value-type="float">
            <text:p>1724.69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652.3636363636" calcext:value-type="float">
            <text:p>16652.36</text:p>
          </table:table-cell>
          <table:table-cell office:value-type="float" office:value="12464.1335179232" calcext:value-type="float">
            <text:p>12464.13</text:p>
          </table:table-cell>
          <table:table-cell office:value-type="float" office:value="19589.696969697" calcext:value-type="float">
            <text:p>19589.70</text:p>
          </table:table-cell>
          <table:table-cell office:value-type="float" office:value="8212.74545497257" calcext:value-type="float">
            <text:p>8212.75</text:p>
          </table:table-cell>
          <table:table-cell office:value-type="float" office:value="127367.272727273" calcext:value-type="float">
            <text:p>127367.27</text:p>
          </table:table-cell>
          <table:table-cell office:value-type="float" office:value="754.297878332028" calcext:value-type="float">
            <text:p>754.30</text:p>
          </table:table-cell>
          <table:table-cell office:value-type="float" office:value="198650.909090909" calcext:value-type="float">
            <text:p>198650.91</text:p>
          </table:table-cell>
          <table:table-cell office:value-type="float" office:value="4171.00261447021" calcext:value-type="float">
            <text:p>4171.00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898.4242424242" calcext:value-type="float">
            <text:p>11898.42</text:p>
          </table:table-cell>
          <table:table-cell office:value-type="float" office:value="14196.8219726476" calcext:value-type="float">
            <text:p>14196.82</text:p>
          </table:table-cell>
          <table:table-cell office:value-type="float" office:value="20050.6666666667" calcext:value-type="float">
            <text:p>20050.67</text:p>
          </table:table-cell>
          <table:table-cell office:value-type="float" office:value="9820.52483528269" calcext:value-type="float">
            <text:p>9820.52</text:p>
          </table:table-cell>
          <table:table-cell office:value-type="float" office:value="127543.03030303" calcext:value-type="float">
            <text:p>127543.03</text:p>
          </table:table-cell>
          <table:table-cell office:value-type="float" office:value="676.60688576869" calcext:value-type="float">
            <text:p>676.61</text:p>
          </table:table-cell>
          <table:table-cell office:value-type="float" office:value="196455.757575758" calcext:value-type="float">
            <text:p>196455.76</text:p>
          </table:table-cell>
          <table:table-cell office:value-type="float" office:value="4458.87812381642" calcext:value-type="float">
            <text:p>4458.88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281.8181818182" calcext:value-type="float">
            <text:p>14281.82</text:p>
          </table:table-cell>
          <table:table-cell office:value-type="float" office:value="13799.804375984" calcext:value-type="float">
            <text:p>13799.80</text:p>
          </table:table-cell>
          <table:table-cell office:value-type="float" office:value="17059.0303030303" calcext:value-type="float">
            <text:p>17059.03</text:p>
          </table:table-cell>
          <table:table-cell office:value-type="float" office:value="14368.4794423046" calcext:value-type="float">
            <text:p>14368.48</text:p>
          </table:table-cell>
          <table:table-cell office:value-type="float" office:value="127567.272727273" calcext:value-type="float">
            <text:p>127567.27</text:p>
          </table:table-cell>
          <table:table-cell office:value-type="float" office:value="444.16262874239" calcext:value-type="float">
            <text:p>444.16</text:p>
          </table:table-cell>
          <table:table-cell office:value-type="float" office:value="196096.96969697" calcext:value-type="float">
            <text:p>196096.97</text:p>
          </table:table-cell>
          <table:table-cell office:value-type="float" office:value="3552.7953013968" calcext:value-type="float">
            <text:p>3552.80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231.7575757576" calcext:value-type="float">
            <text:p>13231.76</text:p>
          </table:table-cell>
          <table:table-cell office:value-type="float" office:value="16346.1590392107" calcext:value-type="float">
            <text:p>16346.16</text:p>
          </table:table-cell>
          <table:table-cell office:value-type="float" office:value="10467.3939393939" calcext:value-type="float">
            <text:p>10467.39</text:p>
          </table:table-cell>
          <table:table-cell office:value-type="float" office:value="15331.2443621937" calcext:value-type="float">
            <text:p>15331.24</text:p>
          </table:table-cell>
          <table:table-cell office:value-type="float" office:value="127597.575757576" calcext:value-type="float">
            <text:p>127597.58</text:p>
          </table:table-cell>
          <table:table-cell office:value-type="float" office:value="662.040144818801" calcext:value-type="float">
            <text:p>662.04</text:p>
          </table:table-cell>
          <table:table-cell office:value-type="float" office:value="195530.909090909" calcext:value-type="float">
            <text:p>195530.91</text:p>
          </table:table-cell>
          <table:table-cell office:value-type="float" office:value="3545.70877099421" calcext:value-type="float">
            <text:p>3545.71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825.0909090909" calcext:value-type="float">
            <text:p>12825.09</text:p>
          </table:table-cell>
          <table:table-cell office:value-type="float" office:value="17000.227942079" calcext:value-type="float">
            <text:p>17000.23</text:p>
          </table:table-cell>
          <table:table-cell office:value-type="float" office:value="18028.4848484848" calcext:value-type="float">
            <text:p>18028.48</text:p>
          </table:table-cell>
          <table:table-cell office:value-type="float" office:value="14469.4912731691" calcext:value-type="float">
            <text:p>14469.49</text:p>
          </table:table-cell>
          <table:table-cell office:value-type="float" office:value="127684.848484849" calcext:value-type="float">
            <text:p>127684.85</text:p>
          </table:table-cell>
          <table:table-cell office:value-type="float" office:value="916.846113164569" calcext:value-type="float">
            <text:p>916.85</text:p>
          </table:table-cell>
          <table:table-cell office:value-type="float" office:value="193786.666666667" calcext:value-type="float">
            <text:p>193786.67</text:p>
          </table:table-cell>
          <table:table-cell office:value-type="float" office:value="5757.36190990424" calcext:value-type="float">
            <text:p>5757.36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1782.303030303" calcext:value-type="float">
            <text:p>11782.30</text:p>
          </table:table-cell>
          <table:table-cell office:value-type="float" office:value="16967.2297349293" calcext:value-type="float">
            <text:p>16967.23</text:p>
          </table:table-cell>
          <table:table-cell office:value-type="float" office:value="8038.66666666667" calcext:value-type="float">
            <text:p>8038.67</text:p>
          </table:table-cell>
          <table:table-cell office:value-type="float" office:value="11953.7747928418" calcext:value-type="float">
            <text:p>11953.77</text:p>
          </table:table-cell>
          <table:table-cell office:value-type="float" office:value="127456.96969697" calcext:value-type="float">
            <text:p>127456.97</text:p>
          </table:table-cell>
          <table:table-cell office:value-type="float" office:value="948.416494777782" calcext:value-type="float">
            <text:p>948.42</text:p>
          </table:table-cell>
          <table:table-cell office:value-type="float" office:value="192273.939393939" calcext:value-type="float">
            <text:p>192273.94</text:p>
          </table:table-cell>
          <table:table-cell office:value-type="float" office:value="9520.60156598022" calcext:value-type="float">
            <text:p>9520.60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055.3939393939" calcext:value-type="float">
            <text:p>10055.39</text:p>
          </table:table-cell>
          <table:table-cell office:value-type="float" office:value="14155.0310446539" calcext:value-type="float">
            <text:p>14155.03</text:p>
          </table:table-cell>
          <table:table-cell office:value-type="float" office:value="16068" calcext:value-type="float">
            <text:p>16068.00</text:p>
          </table:table-cell>
          <table:table-cell office:value-type="float" office:value="15629.5138061995" calcext:value-type="float">
            <text:p>15629.51</text:p>
          </table:table-cell>
          <table:table-cell office:value-type="float" office:value="127743.03030303" calcext:value-type="float">
            <text:p>127743.03</text:p>
          </table:table-cell>
          <table:table-cell office:value-type="float" office:value="781.980720712841" calcext:value-type="float">
            <text:p>781.98</text:p>
          </table:table-cell>
          <table:table-cell office:value-type="float" office:value="189878.787878788" calcext:value-type="float">
            <text:p>189878.79</text:p>
          </table:table-cell>
          <table:table-cell office:value-type="float" office:value="8476.22834848205" calcext:value-type="float">
            <text:p>8476.23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3141.4545454545" calcext:value-type="float">
            <text:p>13141.45</text:p>
          </table:table-cell>
          <table:table-cell office:value-type="float" office:value="18671.1607876164" calcext:value-type="float">
            <text:p>18671.16</text:p>
          </table:table-cell>
          <table:table-cell office:value-type="float" office:value="12204.3636363636" calcext:value-type="float">
            <text:p>12204.36</text:p>
          </table:table-cell>
          <table:table-cell office:value-type="float" office:value="17631.725795691" calcext:value-type="float">
            <text:p>17631.73</text:p>
          </table:table-cell>
          <table:table-cell office:value-type="float" office:value="127769.696969697" calcext:value-type="float">
            <text:p>127769.70</text:p>
          </table:table-cell>
          <table:table-cell office:value-type="float" office:value="889.209675817" calcext:value-type="float">
            <text:p>889.21</text:p>
          </table:table-cell>
          <table:table-cell office:value-type="float" office:value="186916.363636364" calcext:value-type="float">
            <text:p>186916.36</text:p>
          </table:table-cell>
          <table:table-cell office:value-type="float" office:value="7829.97728940621" calcext:value-type="float">
            <text:p>7829.98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809.33333333333" calcext:value-type="float">
            <text:p>6809.33</text:p>
          </table:table-cell>
          <table:table-cell office:value-type="float" office:value="12997.3296527021" calcext:value-type="float">
            <text:p>12997.33</text:p>
          </table:table-cell>
          <table:table-cell office:value-type="float" office:value="8199.63636363636" calcext:value-type="float">
            <text:p>8199.64</text:p>
          </table:table-cell>
          <table:table-cell office:value-type="float" office:value="12833.585723968" calcext:value-type="float">
            <text:p>12833.59</text:p>
          </table:table-cell>
          <table:table-cell office:value-type="float" office:value="127655.757575758" calcext:value-type="float">
            <text:p>127655.76</text:p>
          </table:table-cell>
          <table:table-cell office:value-type="float" office:value="767.897682195614" calcext:value-type="float">
            <text:p>767.90</text:p>
          </table:table-cell>
          <table:table-cell office:value-type="float" office:value="181054.545454545" calcext:value-type="float">
            <text:p>181054.55</text:p>
          </table:table-cell>
          <table:table-cell office:value-type="float" office:value="9943.61713679109" calcext:value-type="float">
            <text:p>9943.62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656.9696969697" calcext:value-type="float">
            <text:p>10656.97</text:p>
          </table:table-cell>
          <table:table-cell office:value-type="float" office:value="16218.425108471" calcext:value-type="float">
            <text:p>16218.43</text:p>
          </table:table-cell>
          <table:table-cell office:value-type="float" office:value="14089.2121212121" calcext:value-type="float">
            <text:p>14089.21</text:p>
          </table:table-cell>
          <table:table-cell office:value-type="float" office:value="17599.3634729207" calcext:value-type="float">
            <text:p>17599.36</text:p>
          </table:table-cell>
          <table:table-cell office:value-type="float" office:value="127676.363636364" calcext:value-type="float">
            <text:p>127676.36</text:p>
          </table:table-cell>
          <table:table-cell office:value-type="float" office:value="936.39482148717" calcext:value-type="float">
            <text:p>936.39</text:p>
          </table:table-cell>
          <table:table-cell office:value-type="float" office:value="183575.757575758" calcext:value-type="float">
            <text:p>183575.76</text:p>
          </table:table-cell>
          <table:table-cell office:value-type="float" office:value="6960.64044001483" calcext:value-type="float">
            <text:p>6960.64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892.7272727273" calcext:value-type="float">
            <text:p>16892.73</text:p>
          </table:table-cell>
          <table:table-cell office:value-type="float" office:value="25037.0964616237" calcext:value-type="float">
            <text:p>25037.10</text:p>
          </table:table-cell>
          <table:table-cell office:value-type="float" office:value="7593.21212121212" calcext:value-type="float">
            <text:p>7593.21</text:p>
          </table:table-cell>
          <table:table-cell office:value-type="float" office:value="15066.8209748552" calcext:value-type="float">
            <text:p>15066.82</text:p>
          </table:table-cell>
          <table:table-cell office:value-type="float" office:value="124992.727272727" calcext:value-type="float">
            <text:p>124992.73</text:p>
          </table:table-cell>
          <table:table-cell office:value-type="float" office:value="15245.0447533512" calcext:value-type="float">
            <text:p>15245.04</text:p>
          </table:table-cell>
          <table:table-cell office:value-type="float" office:value="188271.515151515" calcext:value-type="float">
            <text:p>188271.52</text:p>
          </table:table-cell>
          <table:table-cell office:value-type="float" office:value="7338.22706736407" calcext:value-type="float">
            <text:p>7338.23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216" calcext:value-type="float">
            <text:p>10216.00</text:p>
          </table:table-cell>
          <table:table-cell office:value-type="float" office:value="26548.0045749034" calcext:value-type="float">
            <text:p>26548.00</text:p>
          </table:table-cell>
          <table:table-cell office:value-type="float" office:value="10031.0303030303" calcext:value-type="float">
            <text:p>10031.03</text:p>
          </table:table-cell>
          <table:table-cell office:value-type="float" office:value="19076.7253915799" calcext:value-type="float">
            <text:p>19076.73</text:p>
          </table:table-cell>
          <table:table-cell office:value-type="float" office:value="123894.545454545" calcext:value-type="float">
            <text:p>123894.55</text:p>
          </table:table-cell>
          <table:table-cell office:value-type="float" office:value="21913.9647037183" calcext:value-type="float">
            <text:p>21913.96</text:p>
          </table:table-cell>
          <table:table-cell office:value-type="float" office:value="189847.272727273" calcext:value-type="float">
            <text:p>189847.27</text:p>
          </table:table-cell>
          <table:table-cell office:value-type="float" office:value="6339.48247229448" calcext:value-type="float">
            <text:p>6339.48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2474.1818181818" calcext:value-type="float">
            <text:p>12474.18</text:p>
          </table:table-cell>
          <table:table-cell office:value-type="float" office:value="24480.0888707222" calcext:value-type="float">
            <text:p>24480.09</text:p>
          </table:table-cell>
          <table:table-cell office:value-type="float" office:value="17177.0909090909" calcext:value-type="float">
            <text:p>17177.09</text:p>
          </table:table-cell>
          <table:table-cell office:value-type="float" office:value="25616.2931535991" calcext:value-type="float">
            <text:p>25616.29</text:p>
          </table:table-cell>
          <table:table-cell office:value-type="float" office:value="123904.242424242" calcext:value-type="float">
            <text:p>123904.24</text:p>
          </table:table-cell>
          <table:table-cell office:value-type="float" office:value="21918.7722270484" calcext:value-type="float">
            <text:p>21918.77</text:p>
          </table:table-cell>
          <table:table-cell office:value-type="float" office:value="191044.848484848" calcext:value-type="float">
            <text:p>191044.85</text:p>
          </table:table-cell>
          <table:table-cell office:value-type="float" office:value="6644.39254181828" calcext:value-type="float">
            <text:p>6644.39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4127.7575757576" calcext:value-type="float">
            <text:p>14127.76</text:p>
          </table:table-cell>
          <table:table-cell office:value-type="float" office:value="28972.794159276" calcext:value-type="float">
            <text:p>28972.79</text:p>
          </table:table-cell>
          <table:table-cell office:value-type="float" office:value="10197.5757575758" calcext:value-type="float">
            <text:p>10197.58</text:p>
          </table:table-cell>
          <table:table-cell office:value-type="float" office:value="25230.3198060783" calcext:value-type="float">
            <text:p>25230.32</text:p>
          </table:table-cell>
          <table:table-cell office:value-type="float" office:value="121298.181818182" calcext:value-type="float">
            <text:p>121298.18</text:p>
          </table:table-cell>
          <table:table-cell office:value-type="float" office:value="25991.49714747" calcext:value-type="float">
            <text:p>25991.50</text:p>
          </table:table-cell>
          <table:table-cell office:value-type="float" office:value="187956.363636364" calcext:value-type="float">
            <text:p>187956.36</text:p>
          </table:table-cell>
          <table:table-cell office:value-type="float" office:value="9456.75125783781" calcext:value-type="float">
            <text:p>9456.75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0956.7272727273" calcext:value-type="float">
            <text:p>20956.73</text:p>
          </table:table-cell>
          <table:table-cell office:value-type="float" office:value="33792.7877613433" calcext:value-type="float">
            <text:p>33792.79</text:p>
          </table:table-cell>
          <table:table-cell office:value-type="float" office:value="10778.0606060606" calcext:value-type="float">
            <text:p>10778.06</text:p>
          </table:table-cell>
          <table:table-cell office:value-type="float" office:value="24845.0404903277" calcext:value-type="float">
            <text:p>24845.04</text:p>
          </table:table-cell>
          <table:table-cell office:value-type="float" office:value="119586.666666667" calcext:value-type="float">
            <text:p>119586.67</text:p>
          </table:table-cell>
          <table:table-cell office:value-type="float" office:value="30500.1645963434" calcext:value-type="float">
            <text:p>30500.16</text:p>
          </table:table-cell>
          <table:table-cell office:value-type="float" office:value="187609.696969697" calcext:value-type="float">
            <text:p>187609.70</text:p>
          </table:table-cell>
          <table:table-cell office:value-type="float" office:value="10371.4060543658" calcext:value-type="float">
            <text:p>10371.41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8256.1212121212" calcext:value-type="float">
            <text:p>18256.12</text:p>
          </table:table-cell>
          <table:table-cell office:value-type="float" office:value="40002.4963401017" calcext:value-type="float">
            <text:p>40002.50</text:p>
          </table:table-cell>
          <table:table-cell office:value-type="float" office:value="15579.3939393939" calcext:value-type="float">
            <text:p>15579.39</text:p>
          </table:table-cell>
          <table:table-cell office:value-type="float" office:value="30701.0223597802" calcext:value-type="float">
            <text:p>30701.02</text:p>
          </table:table-cell>
          <table:table-cell office:value-type="float" office:value="113138.181818182" calcext:value-type="float">
            <text:p>113138.18</text:p>
          </table:table-cell>
          <table:table-cell office:value-type="float" office:value="39642.5496423825" calcext:value-type="float">
            <text:p>39642.55</text:p>
          </table:table-cell>
          <table:table-cell office:value-type="float" office:value="186380.606060606" calcext:value-type="float">
            <text:p>186380.61</text:p>
          </table:table-cell>
          <table:table-cell office:value-type="float" office:value="9329.33657045407" calcext:value-type="float">
            <text:p>9329.34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8158.303030303" calcext:value-type="float">
            <text:p>18158.30</text:p>
          </table:table-cell>
          <table:table-cell office:value-type="float" office:value="41144.3990226917" calcext:value-type="float">
            <text:p>41144.40</text:p>
          </table:table-cell>
          <table:table-cell office:value-type="float" office:value="22003.1515151515" calcext:value-type="float">
            <text:p>22003.15</text:p>
          </table:table-cell>
          <table:table-cell office:value-type="float" office:value="32382.9112099513" calcext:value-type="float">
            <text:p>32382.91</text:p>
          </table:table-cell>
          <table:table-cell office:value-type="float" office:value="112385.454545455" calcext:value-type="float">
            <text:p>112385.45</text:p>
          </table:table-cell>
          <table:table-cell office:value-type="float" office:value="41742.7351030607" calcext:value-type="float">
            <text:p>41742.74</text:p>
          </table:table-cell>
          <table:table-cell office:value-type="float" office:value="186635.272727273" calcext:value-type="float">
            <text:p>186635.27</text:p>
          </table:table-cell>
          <table:table-cell office:value-type="float" office:value="7558.83912552846" calcext:value-type="float">
            <text:p>7558.84</text:p>
          </table:table-cell>
          <table:table-cell table:number-columns-repeated="101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1887.5151515151" calcext:value-type="float">
            <text:p>31887.52</text:p>
          </table:table-cell>
          <table:table-cell office:value-type="float" office:value="47343.6302765739" calcext:value-type="float">
            <text:p>47343.63</text:p>
          </table:table-cell>
          <table:table-cell office:value-type="float" office:value="18576.6060606061" calcext:value-type="float">
            <text:p>18576.61</text:p>
          </table:table-cell>
          <table:table-cell office:value-type="float" office:value="41875.7249199591" calcext:value-type="float">
            <text:p>41875.72</text:p>
          </table:table-cell>
          <table:table-cell office:value-type="float" office:value="105729.696969697" calcext:value-type="float">
            <text:p>105729.70</text:p>
          </table:table-cell>
          <table:table-cell office:value-type="float" office:value="46725.3868109772" calcext:value-type="float">
            <text:p>46725.39</text:p>
          </table:table-cell>
          <table:table-cell office:value-type="float" office:value="188275.757575758" calcext:value-type="float">
            <text:p>188275.76</text:p>
          </table:table-cell>
          <table:table-cell office:value-type="float" office:value="8667.27367232208" calcext:value-type="float">
            <text:p>8667.27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7342.5454545455" calcext:value-type="float">
            <text:p>37342.55</text:p>
          </table:table-cell>
          <table:table-cell office:value-type="float" office:value="48777.8215754032" calcext:value-type="float">
            <text:p>48777.82</text:p>
          </table:table-cell>
          <table:table-cell office:value-type="float" office:value="20118.5454545455" calcext:value-type="float">
            <text:p>20118.55</text:p>
          </table:table-cell>
          <table:table-cell office:value-type="float" office:value="41676.04024485" calcext:value-type="float">
            <text:p>41676.04</text:p>
          </table:table-cell>
          <table:table-cell office:value-type="float" office:value="100494.545454545" calcext:value-type="float">
            <text:p>100494.55</text:p>
          </table:table-cell>
          <table:table-cell office:value-type="float" office:value="52146.8963073581" calcext:value-type="float">
            <text:p>52146.90</text:p>
          </table:table-cell>
          <table:table-cell office:value-type="float" office:value="188686.303030303" calcext:value-type="float">
            <text:p>188686.30</text:p>
          </table:table-cell>
          <table:table-cell office:value-type="float" office:value="7397.4608603831" calcext:value-type="float">
            <text:p>7397.46</text:p>
          </table:table-cell>
          <table:table-cell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6053.8181818182" calcext:value-type="float">
            <text:p>36053.82</text:p>
          </table:table-cell>
          <table:table-cell office:value-type="float" office:value="51007.4905214938" calcext:value-type="float">
            <text:p>51007.49</text:p>
          </table:table-cell>
          <table:table-cell office:value-type="float" office:value="28665.2121212121" calcext:value-type="float">
            <text:p>28665.21</text:p>
          </table:table-cell>
          <table:table-cell office:value-type="float" office:value="44726.528991435" calcext:value-type="float">
            <text:p>44726.53</text:p>
          </table:table-cell>
          <table:table-cell office:value-type="float" office:value="97756.3636363636" calcext:value-type="float">
            <text:p>97756.36</text:p>
          </table:table-cell>
          <table:table-cell office:value-type="float" office:value="52274.4249315894" calcext:value-type="float">
            <text:p>52274.42</text:p>
          </table:table-cell>
          <table:table-cell office:value-type="float" office:value="184777.575757576" calcext:value-type="float">
            <text:p>184777.58</text:p>
          </table:table-cell>
          <table:table-cell office:value-type="float" office:value="30907.4380211647" calcext:value-type="float">
            <text:p>30907.44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6370.5454545455" calcext:value-type="float">
            <text:p>46370.55</text:p>
          </table:table-cell>
          <table:table-cell office:value-type="float" office:value="53429.5308182662" calcext:value-type="float">
            <text:p>53429.53</text:p>
          </table:table-cell>
          <table:table-cell office:value-type="float" office:value="39589.9393939394" calcext:value-type="float">
            <text:p>39589.94</text:p>
          </table:table-cell>
          <table:table-cell office:value-type="float" office:value="48213.1218363678" calcext:value-type="float">
            <text:p>48213.12</text:p>
          </table:table-cell>
          <table:table-cell office:value-type="float" office:value="91103.0303030303" calcext:value-type="float">
            <text:p>91103.03</text:p>
          </table:table-cell>
          <table:table-cell office:value-type="float" office:value="56289.4347417394" calcext:value-type="float">
            <text:p>56289.43</text:p>
          </table:table-cell>
          <table:table-cell office:value-type="float" office:value="181404.606060606" calcext:value-type="float">
            <text:p>181404.61</text:p>
          </table:table-cell>
          <table:table-cell office:value-type="float" office:value="38396.4607727732" calcext:value-type="float">
            <text:p>38396.46</text:p>
          </table:table-cell>
          <table:table-cell table:number-columns-repeated="101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1788" calcext:value-type="float">
            <text:p>51788.00</text:p>
          </table:table-cell>
          <table:table-cell office:value-type="float" office:value="56732.8417996725" calcext:value-type="float">
            <text:p>56732.84</text:p>
          </table:table-cell>
          <table:table-cell office:value-type="float" office:value="43047.1515151515" calcext:value-type="float">
            <text:p>43047.15</text:p>
          </table:table-cell>
          <table:table-cell office:value-type="float" office:value="54653.3308353781" calcext:value-type="float">
            <text:p>54653.33</text:p>
          </table:table-cell>
          <table:table-cell office:value-type="float" office:value="81778.1818181818" calcext:value-type="float">
            <text:p>81778.18</text:p>
          </table:table-cell>
          <table:table-cell office:value-type="float" office:value="60037.0334929501" calcext:value-type="float">
            <text:p>60037.03</text:p>
          </table:table-cell>
          <table:table-cell office:value-type="float" office:value="172044.606060606" calcext:value-type="float">
            <text:p>172044.61</text:p>
          </table:table-cell>
          <table:table-cell office:value-type="float" office:value="54717.0550875216" calcext:value-type="float">
            <text:p>54717.06</text:p>
          </table:table-cell>
          <table:table-cell table:number-columns-repeated="101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0313.8181818182" calcext:value-type="float">
            <text:p>60313.82</text:p>
          </table:table-cell>
          <table:table-cell office:value-type="float" office:value="57275.2377831682" calcext:value-type="float">
            <text:p>57275.24</text:p>
          </table:table-cell>
          <table:table-cell office:value-type="float" office:value="48909.3333333333" calcext:value-type="float">
            <text:p>48909.33</text:p>
          </table:table-cell>
          <table:table-cell office:value-type="float" office:value="55397.5586436511" calcext:value-type="float">
            <text:p>55397.56</text:p>
          </table:table-cell>
          <table:table-cell office:value-type="float" office:value="74230.303030303" calcext:value-type="float">
            <text:p>74230.30</text:p>
          </table:table-cell>
          <table:table-cell office:value-type="float" office:value="62446.004820885" calcext:value-type="float">
            <text:p>62446.00</text:p>
          </table:table-cell>
          <table:table-cell office:value-type="float" office:value="165331.878787879" calcext:value-type="float">
            <text:p>165331.88</text:p>
          </table:table-cell>
          <table:table-cell office:value-type="float" office:value="55515.8802286433" calcext:value-type="float">
            <text:p>55515.88</text:p>
          </table:table-cell>
          <table:table-cell table:number-columns-repeated="101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0007.8787878788" calcext:value-type="float">
            <text:p>60007.88</text:p>
          </table:table-cell>
          <table:table-cell office:value-type="float" office:value="60894.8092885456" calcext:value-type="float">
            <text:p>60894.81</text:p>
          </table:table-cell>
          <table:table-cell office:value-type="float" office:value="52805.9393939394" calcext:value-type="float">
            <text:p>52805.94</text:p>
          </table:table-cell>
          <table:table-cell office:value-type="float" office:value="58334.9831285001" calcext:value-type="float">
            <text:p>58334.98</text:p>
          </table:table-cell>
          <table:table-cell office:value-type="float" office:value="70398.7878787879" calcext:value-type="float">
            <text:p>70398.79</text:p>
          </table:table-cell>
          <table:table-cell office:value-type="float" office:value="63225.4766332406" calcext:value-type="float">
            <text:p>63225.48</text:p>
          </table:table-cell>
          <table:table-cell office:value-type="float" office:value="164199.878787879" calcext:value-type="float">
            <text:p>164199.88</text:p>
          </table:table-cell>
          <table:table-cell office:value-type="float" office:value="61456.9765094434" calcext:value-type="float">
            <text:p>61456.98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4815.6363636364" calcext:value-type="float">
            <text:p>64815.64</text:p>
          </table:table-cell>
          <table:table-cell office:value-type="float" office:value="60774.2940503822" calcext:value-type="float">
            <text:p>60774.29</text:p>
          </table:table-cell>
          <table:table-cell office:value-type="float" office:value="64306.0606060606" calcext:value-type="float">
            <text:p>64306.06</text:p>
          </table:table-cell>
          <table:table-cell office:value-type="float" office:value="55836.5771732166" calcext:value-type="float">
            <text:p>55836.58</text:p>
          </table:table-cell>
          <table:table-cell office:value-type="float" office:value="64701.8181818182" calcext:value-type="float">
            <text:p>64701.82</text:p>
          </table:table-cell>
          <table:table-cell office:value-type="float" office:value="62345.5318539249" calcext:value-type="float">
            <text:p>62345.53</text:p>
          </table:table-cell>
          <table:table-cell office:value-type="float" office:value="171766.909090909" calcext:value-type="float">
            <text:p>171766.91</text:p>
          </table:table-cell>
          <table:table-cell office:value-type="float" office:value="54819.3458377847" calcext:value-type="float">
            <text:p>54819.35</text:p>
          </table:table-cell>
          <table:table-cell table:number-columns-repeated="101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4251.7575757576" calcext:value-type="float">
            <text:p>74251.76</text:p>
          </table:table-cell>
          <table:table-cell office:value-type="float" office:value="57932.3523488258" calcext:value-type="float">
            <text:p>57932.35</text:p>
          </table:table-cell>
          <table:table-cell office:value-type="float" office:value="59102.303030303" calcext:value-type="float">
            <text:p>59102.30</text:p>
          </table:table-cell>
          <table:table-cell office:value-type="float" office:value="61288.1412349027" calcext:value-type="float">
            <text:p>61288.14</text:p>
          </table:table-cell>
          <table:table-cell office:value-type="float" office:value="60957.5757575758" calcext:value-type="float">
            <text:p>60957.58</text:p>
          </table:table-cell>
          <table:table-cell office:value-type="float" office:value="62984.1176242942" calcext:value-type="float">
            <text:p>62984.12</text:p>
          </table:table-cell>
          <table:table-cell office:value-type="float" office:value="174597.333333333" calcext:value-type="float">
            <text:p>174597.33</text:p>
          </table:table-cell>
          <table:table-cell office:value-type="float" office:value="55312.9469038843" calcext:value-type="float">
            <text:p>55312.95</text:p>
          </table:table-cell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9849.0909090909" calcext:value-type="float">
            <text:p>89849.09</text:p>
          </table:table-cell>
          <table:table-cell office:value-type="float" office:value="54227.9533978465" calcext:value-type="float">
            <text:p>54227.95</text:p>
          </table:table-cell>
          <table:table-cell office:value-type="float" office:value="65079.8787878788" calcext:value-type="float">
            <text:p>65079.88</text:p>
          </table:table-cell>
          <table:table-cell office:value-type="float" office:value="60861.3449814823" calcext:value-type="float">
            <text:p>60861.34</text:p>
          </table:table-cell>
          <table:table-cell office:value-type="float" office:value="44323.6363636364" calcext:value-type="float">
            <text:p>44323.64</text:p>
          </table:table-cell>
          <table:table-cell office:value-type="float" office:value="58966.3779812819" calcext:value-type="float">
            <text:p>58966.38</text:p>
          </table:table-cell>
          <table:table-cell office:value-type="float" office:value="175546.181818182" calcext:value-type="float">
            <text:p>175546.18</text:p>
          </table:table-cell>
          <table:table-cell office:value-type="float" office:value="49688.20566685" calcext:value-type="float">
            <text:p>49688.21</text:p>
          </table:table-cell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02896.727272727" calcext:value-type="float">
            <text:p>102896.73</text:p>
          </table:table-cell>
          <table:table-cell office:value-type="float" office:value="46363.7281995525" calcext:value-type="float">
            <text:p>46363.73</text:p>
          </table:table-cell>
          <table:table-cell office:value-type="float" office:value="74561.2121212121" calcext:value-type="float">
            <text:p>74561.21</text:p>
          </table:table-cell>
          <table:table-cell office:value-type="float" office:value="57608.8035400723" calcext:value-type="float">
            <text:p>57608.80</text:p>
          </table:table-cell>
          <table:table-cell office:value-type="float" office:value="29540.6060606061" calcext:value-type="float">
            <text:p>29540.61</text:p>
          </table:table-cell>
          <table:table-cell office:value-type="float" office:value="52674.9281939591" calcext:value-type="float">
            <text:p>52674.93</text:p>
          </table:table-cell>
          <table:table-cell office:value-type="float" office:value="180097.090909091" calcext:value-type="float">
            <text:p>180097.09</text:p>
          </table:table-cell>
          <table:table-cell office:value-type="float" office:value="39851.2476063123" calcext:value-type="float">
            <text:p>39851.25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04150.545454545" calcext:value-type="float">
            <text:p>104150.55</text:p>
          </table:table-cell>
          <table:table-cell office:value-type="float" office:value="42986.1418663151" calcext:value-type="float">
            <text:p>42986.14</text:p>
          </table:table-cell>
          <table:table-cell office:value-type="float" office:value="91070.5454545455" calcext:value-type="float">
            <text:p>91070.55</text:p>
          </table:table-cell>
          <table:table-cell office:value-type="float" office:value="49743.9740520433" calcext:value-type="float">
            <text:p>49743.97</text:p>
          </table:table-cell>
          <table:table-cell office:value-type="float" office:value="26894.5454545455" calcext:value-type="float">
            <text:p>26894.55</text:p>
          </table:table-cell>
          <table:table-cell office:value-type="float" office:value="51833.6797664098" calcext:value-type="float">
            <text:p>51833.68</text:p>
          </table:table-cell>
          <table:table-cell office:value-type="float" office:value="190708.363636364" calcext:value-type="float">
            <text:p>190708.36</text:p>
          </table:table-cell>
          <table:table-cell office:value-type="float" office:value="8411.57144478955" calcext:value-type="float">
            <text:p>8411.57</text:p>
          </table:table-cell>
          <table:table-cell table:number-columns-repeated="101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09604.727272727" calcext:value-type="float">
            <text:p>109604.73</text:p>
          </table:table-cell>
          <table:table-cell office:value-type="float" office:value="38787.1282923606" calcext:value-type="float">
            <text:p>38787.13</text:p>
          </table:table-cell>
          <table:table-cell office:value-type="float" office:value="100816.363636364" calcext:value-type="float">
            <text:p>100816.36</text:p>
          </table:table-cell>
          <table:table-cell office:value-type="float" office:value="46541.7841317971" calcext:value-type="float">
            <text:p>46541.78</text:p>
          </table:table-cell>
          <table:table-cell office:value-type="float" office:value="23151.5151515152" calcext:value-type="float">
            <text:p>23151.52</text:p>
          </table:table-cell>
          <table:table-cell office:value-type="float" office:value="49114.4896302884" calcext:value-type="float">
            <text:p>49114.49</text:p>
          </table:table-cell>
          <table:table-cell office:value-type="float" office:value="190960.484848485" calcext:value-type="float">
            <text:p>190960.48</text:p>
          </table:table-cell>
          <table:table-cell office:value-type="float" office:value="4513.73507984048" calcext:value-type="float">
            <text:p>4513.74</text:p>
          </table:table-cell>
          <table:table-cell table:number-columns-repeated="101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05652.363636364" calcext:value-type="float">
            <text:p>105652.36</text:p>
          </table:table-cell>
          <table:table-cell office:value-type="float" office:value="43361.0643989186" calcext:value-type="float">
            <text:p>43361.06</text:p>
          </table:table-cell>
          <table:table-cell office:value-type="float" office:value="105627.636363636" calcext:value-type="float">
            <text:p>105627.64</text:p>
          </table:table-cell>
          <table:table-cell office:value-type="float" office:value="41449.6093850207" calcext:value-type="float">
            <text:p>41449.61</text:p>
          </table:table-cell>
          <table:table-cell office:value-type="float" office:value="23277.5757575758" calcext:value-type="float">
            <text:p>23277.58</text:p>
          </table:table-cell>
          <table:table-cell office:value-type="float" office:value="49380.7273796903" calcext:value-type="float">
            <text:p>49380.73</text:p>
          </table:table-cell>
          <table:table-cell office:value-type="float" office:value="190417.939393939" calcext:value-type="float">
            <text:p>190417.94</text:p>
          </table:table-cell>
          <table:table-cell office:value-type="float" office:value="5464.09415786587" calcext:value-type="float">
            <text:p>5464.09</text:p>
          </table:table-cell>
          <table:table-cell table:number-columns-repeated="101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04446.909090909" calcext:value-type="float">
            <text:p>104446.91</text:p>
          </table:table-cell>
          <table:table-cell office:value-type="float" office:value="46089.6908399157" calcext:value-type="float">
            <text:p>46089.69</text:p>
          </table:table-cell>
          <table:table-cell office:value-type="float" office:value="107831.393939394" calcext:value-type="float">
            <text:p>107831.39</text:p>
          </table:table-cell>
          <table:table-cell office:value-type="float" office:value="40688.6861811467" calcext:value-type="float">
            <text:p>40688.69</text:p>
          </table:table-cell>
          <table:table-cell office:value-type="float" office:value="23236.3636363636" calcext:value-type="float">
            <text:p>23236.36</text:p>
          </table:table-cell>
          <table:table-cell office:value-type="float" office:value="49292.9659877326" calcext:value-type="float">
            <text:p>49292.97</text:p>
          </table:table-cell>
          <table:table-cell office:value-type="float" office:value="189445.212121212" calcext:value-type="float">
            <text:p>189445.21</text:p>
          </table:table-cell>
          <table:table-cell office:value-type="float" office:value="6488.77269881006" calcext:value-type="float">
            <text:p>6488.77</text:p>
          </table:table-cell>
          <table:table-cell table:number-columns-repeated="101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07156.727272727" calcext:value-type="float">
            <text:p>107156.73</text:p>
          </table:table-cell>
          <table:table-cell office:value-type="float" office:value="42575.054052723" calcext:value-type="float">
            <text:p>42575.05</text:p>
          </table:table-cell>
          <table:table-cell office:value-type="float" office:value="105933.818181818" calcext:value-type="float">
            <text:p>105933.82</text:p>
          </table:table-cell>
          <table:table-cell office:value-type="float" office:value="42885.5704216603" calcext:value-type="float">
            <text:p>42885.57</text:p>
          </table:table-cell>
          <table:table-cell office:value-type="float" office:value="21250.9090909091" calcext:value-type="float">
            <text:p>21250.91</text:p>
          </table:table-cell>
          <table:table-cell office:value-type="float" office:value="46207.5352876062" calcext:value-type="float">
            <text:p>46207.54</text:p>
          </table:table-cell>
          <table:table-cell office:value-type="float" office:value="189255.272727273" calcext:value-type="float">
            <text:p>189255.27</text:p>
          </table:table-cell>
          <table:table-cell office:value-type="float" office:value="8838.8736128424" calcext:value-type="float">
            <text:p>8838.87</text:p>
          </table:table-cell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07434.060606061" calcext:value-type="float">
            <text:p>107434.06</text:p>
          </table:table-cell>
          <table:table-cell office:value-type="float" office:value="43374.3258914969" calcext:value-type="float">
            <text:p>43374.33</text:p>
          </table:table-cell>
          <table:table-cell office:value-type="float" office:value="104694.181818182" calcext:value-type="float">
            <text:p>104694.18</text:p>
          </table:table-cell>
          <table:table-cell office:value-type="float" office:value="46178.4468375732" calcext:value-type="float">
            <text:p>46178.45</text:p>
          </table:table-cell>
          <table:table-cell office:value-type="float" office:value="18152.7272727273" calcext:value-type="float">
            <text:p>18152.73</text:p>
          </table:table-cell>
          <table:table-cell office:value-type="float" office:value="43240.7108449915" calcext:value-type="float">
            <text:p>43240.71</text:p>
          </table:table-cell>
          <table:table-cell office:value-type="float" office:value="185280.96969697" calcext:value-type="float">
            <text:p>185280.97</text:p>
          </table:table-cell>
          <table:table-cell office:value-type="float" office:value="33001.8169127783" calcext:value-type="float">
            <text:p>33001.82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14656" calcext:value-type="float">
            <text:p>114656.00</text:p>
          </table:table-cell>
          <table:table-cell office:value-type="float" office:value="36290.4051765586" calcext:value-type="float">
            <text:p>36290.41</text:p>
          </table:table-cell>
          <table:table-cell office:value-type="float" office:value="106278.060606061" calcext:value-type="float">
            <text:p>106278.06</text:p>
          </table:table-cell>
          <table:table-cell office:value-type="float" office:value="43020.1678891244" calcext:value-type="float">
            <text:p>43020.17</text:p>
          </table:table-cell>
          <table:table-cell office:value-type="float" office:value="8509.09090909091" calcext:value-type="float">
            <text:p>8509.09</text:p>
          </table:table-cell>
          <table:table-cell office:value-type="float" office:value="30642.6207799604" calcext:value-type="float">
            <text:p>30642.62</text:p>
          </table:table-cell>
          <table:table-cell office:value-type="float" office:value="186007.515151515" calcext:value-type="float">
            <text:p>186007.52</text:p>
          </table:table-cell>
          <table:table-cell office:value-type="float" office:value="33030.2464546638" calcext:value-type="float">
            <text:p>33030.25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14215.636363636" calcext:value-type="float">
            <text:p>114215.64</text:p>
          </table:table-cell>
          <table:table-cell office:value-type="float" office:value="36124.5813848604" calcext:value-type="float">
            <text:p>36124.58</text:p>
          </table:table-cell>
          <table:table-cell office:value-type="float" office:value="107722.303030303" calcext:value-type="float">
            <text:p>107722.30</text:p>
          </table:table-cell>
          <table:table-cell office:value-type="float" office:value="43691.3113340627" calcext:value-type="float">
            <text:p>43691.31</text:p>
          </table:table-cell>
          <table:table-cell office:value-type="float" office:value="7789.09090909091" calcext:value-type="float">
            <text:p>7789.09</text:p>
          </table:table-cell>
          <table:table-cell office:value-type="float" office:value="30665.6815747878" calcext:value-type="float">
            <text:p>30665.68</text:p>
          </table:table-cell>
          <table:table-cell office:value-type="float" office:value="186697.454545455" calcext:value-type="float">
            <text:p>186697.45</text:p>
          </table:table-cell>
          <table:table-cell office:value-type="float" office:value="33076.1006799068" calcext:value-type="float">
            <text:p>33076.10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15955.393939394" calcext:value-type="float">
            <text:p>115955.39</text:p>
          </table:table-cell>
          <table:table-cell office:value-type="float" office:value="33024.0403470685" calcext:value-type="float">
            <text:p>33024.04</text:p>
          </table:table-cell>
          <table:table-cell office:value-type="float" office:value="114261.818181818" calcext:value-type="float">
            <text:p>114261.82</text:p>
          </table:table-cell>
          <table:table-cell office:value-type="float" office:value="36152.4979760228" calcext:value-type="float">
            <text:p>36152.50</text:p>
          </table:table-cell>
          <table:table-cell office:value-type="float" office:value="6643.63636363636" calcext:value-type="float">
            <text:p>6643.64</text:p>
          </table:table-cell>
          <table:table-cell office:value-type="float" office:value="26478.6896382483" calcext:value-type="float">
            <text:p>26478.69</text:p>
          </table:table-cell>
          <table:table-cell office:value-type="float" office:value="186540.727272727" calcext:value-type="float">
            <text:p>186540.73</text:p>
          </table:table-cell>
          <table:table-cell office:value-type="float" office:value="33056.8600236409" calcext:value-type="float">
            <text:p>33056.86</text:p>
          </table:table-cell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15626.545454545" calcext:value-type="float">
            <text:p>115626.55</text:p>
          </table:table-cell>
          <table:table-cell office:value-type="float" office:value="32840.4839563968" calcext:value-type="float">
            <text:p>32840.48</text:p>
          </table:table-cell>
          <table:table-cell office:value-type="float" office:value="114541.939393939" calcext:value-type="float">
            <text:p>114541.94</text:p>
          </table:table-cell>
          <table:table-cell office:value-type="float" office:value="36225.5100756187" calcext:value-type="float">
            <text:p>36225.51</text:p>
          </table:table-cell>
          <table:table-cell office:value-type="float" office:value="3861.81818181818" calcext:value-type="float">
            <text:p>3861.82</text:p>
          </table:table-cell>
          <table:table-cell office:value-type="float" office:value="21845.7425925851" calcext:value-type="float">
            <text:p>21845.74</text:p>
          </table:table-cell>
          <table:table-cell office:value-type="float" office:value="185280.121212121" calcext:value-type="float">
            <text:p>185280.12</text:p>
          </table:table-cell>
          <table:table-cell office:value-type="float" office:value="32875.3151935646" calcext:value-type="float">
            <text:p>32875.32</text:p>
          </table:table-cell>
          <table:table-cell table:number-columns-repeated="101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14587.151515152" calcext:value-type="float">
            <text:p>114587.15</text:p>
          </table:table-cell>
          <table:table-cell office:value-type="float" office:value="36242.6274752587" calcext:value-type="float">
            <text:p>36242.63</text:p>
          </table:table-cell>
          <table:table-cell office:value-type="float" office:value="115615.515151515" calcext:value-type="float">
            <text:p>115615.52</text:p>
          </table:table-cell>
          <table:table-cell office:value-type="float" office:value="32969.2562724557" calcext:value-type="float">
            <text:p>32969.26</text:p>
          </table:table-cell>
          <table:table-cell office:value-type="float" office:value="3894.54545454545" calcext:value-type="float">
            <text:p>3894.55</text:p>
          </table:table-cell>
          <table:table-cell office:value-type="float" office:value="22030.8760043867" calcext:value-type="float">
            <text:p>22030.88</text:p>
          </table:table-cell>
          <table:table-cell office:value-type="float" office:value="186133.575757576" calcext:value-type="float">
            <text:p>186133.58</text:p>
          </table:table-cell>
          <table:table-cell office:value-type="float" office:value="33007.6139453532" calcext:value-type="float">
            <text:p>33007.61</text:p>
          </table:table-cell>
          <table:table-cell table:number-columns-repeated="101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18717.212121212" calcext:value-type="float">
            <text:p>118717.21</text:p>
          </table:table-cell>
          <table:table-cell office:value-type="float" office:value="30214.6017035889" calcext:value-type="float">
            <text:p>30214.60</text:p>
          </table:table-cell>
          <table:table-cell office:value-type="float" office:value="115839.03030303" calcext:value-type="float">
            <text:p>115839.03</text:p>
          </table:table-cell>
          <table:table-cell office:value-type="float" office:value="32951.1791231382" calcext:value-type="float">
            <text:p>32951.18</text:p>
          </table:table-cell>
          <table:table-cell office:value-type="float" office:value="98.1818181818182" calcext:value-type="float">
            <text:p>98.18</text:p>
          </table:table-cell>
          <table:table-cell office:value-type="float" office:value="555.400235404707" calcext:value-type="float">
            <text:p>555.40</text:p>
          </table:table-cell>
          <table:table-cell office:value-type="float" office:value="185660.848484848" calcext:value-type="float">
            <text:p>185660.85</text:p>
          </table:table-cell>
          <table:table-cell office:value-type="float" office:value="32936.8555950958" calcext:value-type="float">
            <text:p>32936.86</text:p>
          </table:table-cell>
          <table:table-cell table:number-columns-repeated="101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18153.333333333" calcext:value-type="float">
            <text:p>118153.33</text:p>
          </table:table-cell>
          <table:table-cell office:value-type="float" office:value="30019.9702043607" calcext:value-type="float">
            <text:p>30019.97</text:p>
          </table:table-cell>
          <table:table-cell office:value-type="float" office:value="114449.333333333" calcext:value-type="float">
            <text:p>114449.33</text:p>
          </table:table-cell>
          <table:table-cell office:value-type="float" office:value="36196.354059379" calcext:value-type="float">
            <text:p>36196.35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847.151515152" calcext:value-type="float">
            <text:p>192847.15</text:p>
          </table:table-cell>
          <table:table-cell office:value-type="float" office:value="5261.57904701167" calcext:value-type="float">
            <text:p>5261.58</text:p>
          </table:table-cell>
          <table:table-cell table:number-columns-repeated="101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18615.757575758" calcext:value-type="float">
            <text:p>118615.76</text:p>
          </table:table-cell>
          <table:table-cell office:value-type="float" office:value="30135.4417327186" calcext:value-type="float">
            <text:p>30135.44</text:p>
          </table:table-cell>
          <table:table-cell office:value-type="float" office:value="118726.303030303" calcext:value-type="float">
            <text:p>118726.30</text:p>
          </table:table-cell>
          <table:table-cell office:value-type="float" office:value="30236.3885454564" calcext:value-type="float">
            <text:p>30236.39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094.181818182" calcext:value-type="float">
            <text:p>192094.18</text:p>
          </table:table-cell>
          <table:table-cell office:value-type="float" office:value="2917.34708726065" calcext:value-type="float">
            <text:p>2917.35</text:p>
          </table:table-cell>
          <table:table-cell table:number-columns-repeated="101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21475.393939394" calcext:value-type="float">
            <text:p>121475.39</text:p>
          </table:table-cell>
          <table:table-cell office:value-type="float" office:value="16857.4345831031" calcext:value-type="float">
            <text:p>16857.43</text:p>
          </table:table-cell>
          <table:table-cell office:value-type="float" office:value="118383.03030303" calcext:value-type="float">
            <text:p>118383.03</text:p>
          </table:table-cell>
          <table:table-cell office:value-type="float" office:value="30078.23437807" calcext:value-type="float">
            <text:p>30078.23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087.393939394" calcext:value-type="float">
            <text:p>192087.39</text:p>
          </table:table-cell>
          <table:table-cell office:value-type="float" office:value="2587.13762433234" calcext:value-type="float">
            <text:p>2587.14</text:p>
          </table:table-cell>
          <table:table-cell table:number-columns-repeated="101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26350.060606061" calcext:value-type="float">
            <text:p>126350.06</text:p>
          </table:table-cell>
          <table:table-cell office:value-type="float" office:value="622.213543163923" calcext:value-type="float">
            <text:p>622.21</text:p>
          </table:table-cell>
          <table:table-cell office:value-type="float" office:value="119120.363636364" calcext:value-type="float">
            <text:p>119120.36</text:p>
          </table:table-cell>
          <table:table-cell office:value-type="float" office:value="27684.1348700683" calcext:value-type="float">
            <text:p>27684.13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620.606060606" calcext:value-type="float">
            <text:p>192620.61</text:p>
          </table:table-cell>
          <table:table-cell office:value-type="float" office:value="2465.84663608476" calcext:value-type="float">
            <text:p>2465.85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25691.636363636" calcext:value-type="float">
            <text:p>125691.64</text:p>
          </table:table-cell>
          <table:table-cell office:value-type="float" office:value="740.564478324794" calcext:value-type="float">
            <text:p>740.56</text:p>
          </table:table-cell>
          <table:table-cell office:value-type="float" office:value="123288.727272727" calcext:value-type="float">
            <text:p>123288.73</text:p>
          </table:table-cell>
          <table:table-cell office:value-type="float" office:value="14629.0787366531" calcext:value-type="float">
            <text:p>14629.08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400.848484848" calcext:value-type="float">
            <text:p>192400.85</text:p>
          </table:table-cell>
          <table:table-cell office:value-type="float" office:value="1846.26699735656" calcext:value-type="float">
            <text:p>1846.27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26138.303030303" calcext:value-type="float">
            <text:p>126138.30</text:p>
          </table:table-cell>
          <table:table-cell office:value-type="float" office:value="714.968297023297" calcext:value-type="float">
            <text:p>714.97</text:p>
          </table:table-cell>
          <table:table-cell office:value-type="float" office:value="125985.333333333" calcext:value-type="float">
            <text:p>125985.33</text:p>
          </table:table-cell>
          <table:table-cell office:value-type="float" office:value="770.86691327349" calcext:value-type="float">
            <text:p>770.87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1614.666666667" calcext:value-type="float">
            <text:p>191614.67</text:p>
          </table:table-cell>
          <table:table-cell office:value-type="float" office:value="2455.56301840815" calcext:value-type="float">
            <text:p>2455.56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25958.060606061" calcext:value-type="float">
            <text:p>125958.06</text:p>
          </table:table-cell>
          <table:table-cell office:value-type="float" office:value="754.282879955241" calcext:value-type="float">
            <text:p>754.28</text:p>
          </table:table-cell>
          <table:table-cell office:value-type="float" office:value="126049.818181818" calcext:value-type="float">
            <text:p>126049.82</text:p>
          </table:table-cell>
          <table:table-cell office:value-type="float" office:value="769.199247330407" calcext:value-type="float">
            <text:p>769.20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1739.878787879" calcext:value-type="float">
            <text:p>191739.88</text:p>
          </table:table-cell>
          <table:table-cell office:value-type="float" office:value="2259.07902604439" calcext:value-type="float">
            <text:p>2259.08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25912.606060606" calcext:value-type="float">
            <text:p>125912.61</text:p>
          </table:table-cell>
          <table:table-cell office:value-type="float" office:value="758.570982651488" calcext:value-type="float">
            <text:p>758.57</text:p>
          </table:table-cell>
          <table:table-cell office:value-type="float" office:value="125917.454545455" calcext:value-type="float">
            <text:p>125917.45</text:p>
          </table:table-cell>
          <table:table-cell office:value-type="float" office:value="762.235193597178" calcext:value-type="float">
            <text:p>762.24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116.363636364" calcext:value-type="float">
            <text:p>192116.36</text:p>
          </table:table-cell>
          <table:table-cell office:value-type="float" office:value="1937.60523574509" calcext:value-type="float">
            <text:p>1937.61</text:p>
          </table:table-cell>
          <table:table-cell table:number-columns-repeated="101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26168" calcext:value-type="float">
            <text:p>126168.00</text:p>
          </table:table-cell>
          <table:table-cell office:value-type="float" office:value="693.500912149015" calcext:value-type="float">
            <text:p>693.50</text:p>
          </table:table-cell>
          <table:table-cell office:value-type="float" office:value="126049.818181818" calcext:value-type="float">
            <text:p>126049.82</text:p>
          </table:table-cell>
          <table:table-cell office:value-type="float" office:value="753.987760311614" calcext:value-type="float">
            <text:p>753.99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1393.212121212" calcext:value-type="float">
            <text:p>191393.21</text:p>
          </table:table-cell>
          <table:table-cell office:value-type="float" office:value="1629.057503265" calcext:value-type="float">
            <text:p>1629.06</text:p>
          </table:table-cell>
          <table:table-cell table:number-columns-repeated="101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25654.060606061" calcext:value-type="float">
            <text:p>125654.06</text:p>
          </table:table-cell>
          <table:table-cell office:value-type="float" office:value="712.836499566895" calcext:value-type="float">
            <text:p>712.84</text:p>
          </table:table-cell>
          <table:table-cell office:value-type="float" office:value="126056.121212121" calcext:value-type="float">
            <text:p>126056.12</text:p>
          </table:table-cell>
          <table:table-cell office:value-type="float" office:value="743.601382200606" calcext:value-type="float">
            <text:p>743.60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1391.515151515" calcext:value-type="float">
            <text:p>191391.52</text:p>
          </table:table-cell>
          <table:table-cell office:value-type="float" office:value="1872.43500710466" calcext:value-type="float">
            <text:p>1872.44</text:p>
          </table:table-cell>
          <table:table-cell table:number-columns-repeated="101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26376.606060606" calcext:value-type="float">
            <text:p>126376.61</text:p>
          </table:table-cell>
          <table:table-cell office:value-type="float" office:value="587.167930106105" calcext:value-type="float">
            <text:p>587.17</text:p>
          </table:table-cell>
          <table:table-cell office:value-type="float" office:value="125845.090909091" calcext:value-type="float">
            <text:p>125845.09</text:p>
          </table:table-cell>
          <table:table-cell office:value-type="float" office:value="777.554377466525" calcext:value-type="float">
            <text:p>777.55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1896.606060606" calcext:value-type="float">
            <text:p>191896.61</text:p>
          </table:table-cell>
          <table:table-cell office:value-type="float" office:value="1641.00785622912" calcext:value-type="float">
            <text:p>1641.01</text:p>
          </table:table-cell>
          <table:table-cell table:number-columns-repeated="101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25553.696969697" calcext:value-type="float">
            <text:p>125553.70</text:p>
          </table:table-cell>
          <table:table-cell office:value-type="float" office:value="688.681149992109" calcext:value-type="float">
            <text:p>688.68</text:p>
          </table:table-cell>
          <table:table-cell office:value-type="float" office:value="126071.03030303" calcext:value-type="float">
            <text:p>126071.03</text:p>
          </table:table-cell>
          <table:table-cell office:value-type="float" office:value="761.976396868536" calcext:value-type="float">
            <text:p>761.98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086.545454545" calcext:value-type="float">
            <text:p>192086.55</text:p>
          </table:table-cell>
          <table:table-cell office:value-type="float" office:value="1689.19412543036" calcext:value-type="float">
            <text:p>1689.19</text:p>
          </table:table-cell>
          <table:table-cell table:number-columns-repeated="101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26381.333333333" calcext:value-type="float">
            <text:p>126381.33</text:p>
          </table:table-cell>
          <table:table-cell office:value-type="float" office:value="589.410114290791" calcext:value-type="float">
            <text:p>589.41</text:p>
          </table:table-cell>
          <table:table-cell office:value-type="float" office:value="126006.666666667" calcext:value-type="float">
            <text:p>126006.67</text:p>
          </table:table-cell>
          <table:table-cell office:value-type="float" office:value="751.050765611255" calcext:value-type="float">
            <text:p>751.05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1171.757575758" calcext:value-type="float">
            <text:p>191171.76</text:p>
          </table:table-cell>
          <table:table-cell office:value-type="float" office:value="5187.29468249575" calcext:value-type="float">
            <text:p>5187.29</text:p>
          </table:table-cell>
          <table:table-cell table:number-columns-repeated="101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25820.121212121" calcext:value-type="float">
            <text:p>125820.12</text:p>
          </table:table-cell>
          <table:table-cell office:value-type="float" office:value="753.958432966271" calcext:value-type="float">
            <text:p>753.96</text:p>
          </table:table-cell>
          <table:table-cell office:value-type="float" office:value="125922.060606061" calcext:value-type="float">
            <text:p>125922.06</text:p>
          </table:table-cell>
          <table:table-cell office:value-type="float" office:value="766.678864437641" calcext:value-type="float">
            <text:p>766.68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1582.303030303" calcext:value-type="float">
            <text:p>191582.30</text:p>
          </table:table-cell>
          <table:table-cell office:value-type="float" office:value="2342.27447715985" calcext:value-type="float">
            <text:p>2342.27</text:p>
          </table:table-cell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26056.848484848" calcext:value-type="float">
            <text:p>126056.85</text:p>
          </table:table-cell>
          <table:table-cell office:value-type="float" office:value="745.911365325631" calcext:value-type="float">
            <text:p>745.91</text:p>
          </table:table-cell>
          <table:table-cell office:value-type="float" office:value="125964.363636364" calcext:value-type="float">
            <text:p>125964.36</text:p>
          </table:table-cell>
          <table:table-cell office:value-type="float" office:value="760.08316204422" calcext:value-type="float">
            <text:p>760.08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1549.090909091" calcext:value-type="float">
            <text:p>191549.09</text:p>
          </table:table-cell>
          <table:table-cell office:value-type="float" office:value="1726.15593880416" calcext:value-type="float">
            <text:p>1726.16</text:p>
          </table:table-cell>
          <table:table-cell table:number-columns-repeated="101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26061.575757576" calcext:value-type="float">
            <text:p>126061.58</text:p>
          </table:table-cell>
          <table:table-cell office:value-type="float" office:value="746.53717885468" calcext:value-type="float">
            <text:p>746.54</text:p>
          </table:table-cell>
          <table:table-cell office:value-type="float" office:value="126100.727272727" calcext:value-type="float">
            <text:p>126100.73</text:p>
          </table:table-cell>
          <table:table-cell office:value-type="float" office:value="732.576659458566" calcext:value-type="float">
            <text:p>732.58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1391.515151515" calcext:value-type="float">
            <text:p>191391.52</text:p>
          </table:table-cell>
          <table:table-cell office:value-type="float" office:value="2527.90022004384" calcext:value-type="float">
            <text:p>2527.90</text:p>
          </table:table-cell>
          <table:table-cell table:number-columns-repeated="101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25777.818181818" calcext:value-type="float">
            <text:p>125777.82</text:p>
          </table:table-cell>
          <table:table-cell office:value-type="float" office:value="749.394642747406" calcext:value-type="float">
            <text:p>749.39</text:p>
          </table:table-cell>
          <table:table-cell office:value-type="float" office:value="125827.393939394" calcext:value-type="float">
            <text:p>125827.39</text:p>
          </table:table-cell>
          <table:table-cell office:value-type="float" office:value="760.282002680343" calcext:value-type="float">
            <text:p>760.28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023.515151515" calcext:value-type="float">
            <text:p>192023.52</text:p>
          </table:table-cell>
          <table:table-cell office:value-type="float" office:value="2124.26734779828" calcext:value-type="float">
            <text:p>2124.27</text:p>
          </table:table-cell>
          <table:table-cell table:number-columns-repeated="101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26171.151515152" calcext:value-type="float">
            <text:p>126171.15</text:p>
          </table:table-cell>
          <table:table-cell office:value-type="float" office:value="748.120073056341" calcext:value-type="float">
            <text:p>748.12</text:p>
          </table:table-cell>
          <table:table-cell office:value-type="float" office:value="126060.848484848" calcext:value-type="float">
            <text:p>126060.85</text:p>
          </table:table-cell>
          <table:table-cell office:value-type="float" office:value="749.103873576152" calcext:value-type="float">
            <text:p>749.10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086.545454545" calcext:value-type="float">
            <text:p>192086.55</text:p>
          </table:table-cell>
          <table:table-cell office:value-type="float" office:value="1857.06286656056" calcext:value-type="float">
            <text:p>1857.06</text:p>
          </table:table-cell>
          <table:table-cell table:number-columns-repeated="1015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25632" calcext:value-type="float">
            <text:p>125632.00</text:p>
          </table:table-cell>
          <table:table-cell office:value-type="float" office:value="720.388447402868" calcext:value-type="float">
            <text:p>720.39</text:p>
          </table:table-cell>
          <table:table-cell office:value-type="float" office:value="126058.545454545" calcext:value-type="float">
            <text:p>126058.55</text:p>
          </table:table-cell>
          <table:table-cell office:value-type="float" office:value="747.280365661765" calcext:value-type="float">
            <text:p>747.28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1990.303030303" calcext:value-type="float">
            <text:p>191990.30</text:p>
          </table:table-cell>
          <table:table-cell office:value-type="float" office:value="1735.33768410347" calcext:value-type="float">
            <text:p>1735.34</text:p>
          </table:table-cell>
          <table:table-cell table:number-columns-repeated="101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26382.909090909" calcext:value-type="float">
            <text:p>126382.91</text:p>
          </table:table-cell>
          <table:table-cell office:value-type="float" office:value="590.14720113567" calcext:value-type="float">
            <text:p>590.15</text:p>
          </table:table-cell>
          <table:table-cell office:value-type="float" office:value="125892.96969697" calcext:value-type="float">
            <text:p>125892.97</text:p>
          </table:table-cell>
          <table:table-cell office:value-type="float" office:value="795.072723368978" calcext:value-type="float">
            <text:p>795.07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210.909090909" calcext:value-type="float">
            <text:p>192210.91</text:p>
          </table:table-cell>
          <table:table-cell office:value-type="float" office:value="2629.2023950544" calcext:value-type="float">
            <text:p>2629.20</text:p>
          </table:table-cell>
          <table:table-cell table:number-columns-repeated="1015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25682.181818182" calcext:value-type="float">
            <text:p>125682.18</text:p>
          </table:table-cell>
          <table:table-cell office:value-type="float" office:value="727.948776692154" calcext:value-type="float">
            <text:p>727.95</text:p>
          </table:table-cell>
          <table:table-cell office:value-type="float" office:value="126003.636363636" calcext:value-type="float">
            <text:p>126003.64</text:p>
          </table:table-cell>
          <table:table-cell office:value-type="float" office:value="753.346546606372" calcext:value-type="float">
            <text:p>753.35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1709.212121212" calcext:value-type="float">
            <text:p>191709.21</text:p>
          </table:table-cell>
          <table:table-cell office:value-type="float" office:value="2122.46226018596" calcext:value-type="float">
            <text:p>2122.46</text:p>
          </table:table-cell>
          <table:table-cell table:number-columns-repeated="101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26194.787878788" calcext:value-type="float">
            <text:p>126194.79</text:p>
          </table:table-cell>
          <table:table-cell office:value-type="float" office:value="701.117020344473" calcext:value-type="float">
            <text:p>701.12</text:p>
          </table:table-cell>
          <table:table-cell office:value-type="float" office:value="125969.212121212" calcext:value-type="float">
            <text:p>125969.21</text:p>
          </table:table-cell>
          <table:table-cell office:value-type="float" office:value="764.56839706626" calcext:value-type="float">
            <text:p>764.57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1929.818181818" calcext:value-type="float">
            <text:p>191929.82</text:p>
          </table:table-cell>
          <table:table-cell office:value-type="float" office:value="1661.28773445154" calcext:value-type="float">
            <text:p>1661.29</text:p>
          </table:table-cell>
          <table:table-cell table:number-columns-repeated="1015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25831.151515152" calcext:value-type="float">
            <text:p>125831.15</text:p>
          </table:table-cell>
          <table:table-cell office:value-type="float" office:value="766.039010052325" calcext:value-type="float">
            <text:p>766.04</text:p>
          </table:table-cell>
          <table:table-cell office:value-type="float" office:value="126100" calcext:value-type="float">
            <text:p>126100.00</text:p>
          </table:table-cell>
          <table:table-cell office:value-type="float" office:value="732.00894182318" calcext:value-type="float">
            <text:p>732.01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088.242424242" calcext:value-type="float">
            <text:p>192088.24</text:p>
          </table:table-cell>
          <table:table-cell office:value-type="float" office:value="2398.15624924148" calcext:value-type="float">
            <text:p>2398.16</text:p>
          </table:table-cell>
          <table:table-cell table:number-columns-repeated="1015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26055.272727273" calcext:value-type="float">
            <text:p>126055.27</text:p>
          </table:table-cell>
          <table:table-cell office:value-type="float" office:value="744.638666603913" calcext:value-type="float">
            <text:p>744.64</text:p>
          </table:table-cell>
          <table:table-cell office:value-type="float" office:value="125780.242424242" calcext:value-type="float">
            <text:p>125780.24</text:p>
          </table:table-cell>
          <table:table-cell office:value-type="float" office:value="752.277794850031" calcext:value-type="float">
            <text:p>752.28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088.242424242" calcext:value-type="float">
            <text:p>192088.24</text:p>
          </table:table-cell>
          <table:table-cell office:value-type="float" office:value="1977.03100066593" calcext:value-type="float">
            <text:p>1977.03</text:p>
          </table:table-cell>
          <table:table-cell table:number-columns-repeated="101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26143.03030303" calcext:value-type="float">
            <text:p>126143.03</text:p>
          </table:table-cell>
          <table:table-cell office:value-type="float" office:value="715.179845355655" calcext:value-type="float">
            <text:p>715.18</text:p>
          </table:table-cell>
          <table:table-cell office:value-type="float" office:value="126106.303030303" calcext:value-type="float">
            <text:p>126106.30</text:p>
          </table:table-cell>
          <table:table-cell office:value-type="float" office:value="735.041556642083" calcext:value-type="float">
            <text:p>735.04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1832.727272727" calcext:value-type="float">
            <text:p>191832.73</text:p>
          </table:table-cell>
          <table:table-cell office:value-type="float" office:value="1900.34011744831" calcext:value-type="float">
            <text:p>1900.34</text:p>
          </table:table-cell>
          <table:table-cell table:number-columns-repeated="101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25680.606060606" calcext:value-type="float">
            <text:p>125680.61</text:p>
          </table:table-cell>
          <table:table-cell office:value-type="float" office:value="724.945387259429" calcext:value-type="float">
            <text:p>724.95</text:p>
          </table:table-cell>
          <table:table-cell office:value-type="float" office:value="126056.121212121" calcext:value-type="float">
            <text:p>126056.12</text:p>
          </table:table-cell>
          <table:table-cell office:value-type="float" office:value="745.370184928502" calcext:value-type="float">
            <text:p>745.37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147.878787879" calcext:value-type="float">
            <text:p>192147.88</text:p>
          </table:table-cell>
          <table:table-cell office:value-type="float" office:value="2232.46535495295" calcext:value-type="float">
            <text:p>2232.47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26339.03030303" calcext:value-type="float">
            <text:p>126339.03</text:p>
          </table:table-cell>
          <table:table-cell office:value-type="float" office:value="626.699700201972" calcext:value-type="float">
            <text:p>626.70</text:p>
          </table:table-cell>
          <table:table-cell office:value-type="float" office:value="125919.03030303" calcext:value-type="float">
            <text:p>125919.03</text:p>
          </table:table-cell>
          <table:table-cell office:value-type="float" office:value="760.391624969759" calcext:value-type="float">
            <text:p>760.39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273.939393939" calcext:value-type="float">
            <text:p>192273.94</text:p>
          </table:table-cell>
          <table:table-cell office:value-type="float" office:value="2315.02331867821" calcext:value-type="float">
            <text:p>2315.02</text:p>
          </table:table-cell>
          <table:table-cell table:number-columns-repeated="101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25635.151515152" calcext:value-type="float">
            <text:p>125635.15</text:p>
          </table:table-cell>
          <table:table-cell office:value-type="float" office:value="711.657907314434" calcext:value-type="float">
            <text:p>711.66</text:p>
          </table:table-cell>
          <table:table-cell office:value-type="float" office:value="126049.090909091" calcext:value-type="float">
            <text:p>126049.09</text:p>
          </table:table-cell>
          <table:table-cell office:value-type="float" office:value="740.527754626321" calcext:value-type="float">
            <text:p>740.53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147.878787879" calcext:value-type="float">
            <text:p>192147.88</text:p>
          </table:table-cell>
          <table:table-cell office:value-type="float" office:value="3358.10169822337" calcext:value-type="float">
            <text:p>3358.10</text:p>
          </table:table-cell>
          <table:table-cell table:number-columns-repeated="101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26285.696969697" calcext:value-type="float">
            <text:p>126285.70</text:p>
          </table:table-cell>
          <table:table-cell office:value-type="float" office:value="653.016148338475" calcext:value-type="float">
            <text:p>653.02</text:p>
          </table:table-cell>
          <table:table-cell office:value-type="float" office:value="125972.727272727" calcext:value-type="float">
            <text:p>125972.73</text:p>
          </table:table-cell>
          <table:table-cell office:value-type="float" office:value="764.353371900057" calcext:value-type="float">
            <text:p>764.35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312.242424242" calcext:value-type="float">
            <text:p>192312.24</text:p>
          </table:table-cell>
          <table:table-cell office:value-type="float" office:value="2151.32037018429" calcext:value-type="float">
            <text:p>2151.32</text:p>
          </table:table-cell>
          <table:table-cell table:number-columns-repeated="1015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25878.181818182" calcext:value-type="float">
            <text:p>125878.18</text:p>
          </table:table-cell>
          <table:table-cell office:value-type="float" office:value="769.306395773825" calcext:value-type="float">
            <text:p>769.31</text:p>
          </table:table-cell>
          <table:table-cell office:value-type="float" office:value="125962.060606061" calcext:value-type="float">
            <text:p>125962.06</text:p>
          </table:table-cell>
          <table:table-cell office:value-type="float" office:value="756.280609273614" calcext:value-type="float">
            <text:p>756.28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338.666666667" calcext:value-type="float">
            <text:p>192338.67</text:p>
          </table:table-cell>
          <table:table-cell office:value-type="float" office:value="2202.42481613041" calcext:value-type="float">
            <text:p>2202.42</text:p>
          </table:table-cell>
          <table:table-cell table:number-columns-repeated="1015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26055.272727273" calcext:value-type="float">
            <text:p>126055.27</text:p>
          </table:table-cell>
          <table:table-cell office:value-type="float" office:value="744.638666603913" calcext:value-type="float">
            <text:p>744.64</text:p>
          </table:table-cell>
          <table:table-cell office:value-type="float" office:value="125920.727272727" calcext:value-type="float">
            <text:p>125920.73</text:p>
          </table:table-cell>
          <table:table-cell office:value-type="float" office:value="765.489871782542" calcext:value-type="float">
            <text:p>765.49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496.242424242" calcext:value-type="float">
            <text:p>192496.24</text:p>
          </table:table-cell>
          <table:table-cell office:value-type="float" office:value="1834.8666045198" calcext:value-type="float">
            <text:p>1834.87</text:p>
          </table:table-cell>
          <table:table-cell table:number-columns-repeated="1015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25961.212121212" calcext:value-type="float">
            <text:p>125961.21</text:p>
          </table:table-cell>
          <table:table-cell office:value-type="float" office:value="757.195133473602" calcext:value-type="float">
            <text:p>757.20</text:p>
          </table:table-cell>
          <table:table-cell office:value-type="float" office:value="126107.151515152" calcext:value-type="float">
            <text:p>126107.15</text:p>
          </table:table-cell>
          <table:table-cell office:value-type="float" office:value="733.931716797923" calcext:value-type="float">
            <text:p>733.93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274.787878788" calcext:value-type="float">
            <text:p>192274.79</text:p>
          </table:table-cell>
          <table:table-cell office:value-type="float" office:value="1732.98732719449" calcext:value-type="float">
            <text:p>1732.99</text:p>
          </table:table-cell>
          <table:table-cell table:number-columns-repeated="1015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25816.96969697" calcext:value-type="float">
            <text:p>125816.97</text:p>
          </table:table-cell>
          <table:table-cell office:value-type="float" office:value="771.341235843144" calcext:value-type="float">
            <text:p>771.34</text:p>
          </table:table-cell>
          <table:table-cell office:value-type="float" office:value="125876.848484848" calcext:value-type="float">
            <text:p>125876.85</text:p>
          </table:table-cell>
          <table:table-cell office:value-type="float" office:value="761.303352957924" calcext:value-type="float">
            <text:p>761.30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022.666666667" calcext:value-type="float">
            <text:p>192022.67</text:p>
          </table:table-cell>
          <table:table-cell office:value-type="float" office:value="1929.61598733682" calcext:value-type="float">
            <text:p>1929.62</text:p>
          </table:table-cell>
          <table:table-cell table:number-columns-repeated="101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26244.96969697" calcext:value-type="float">
            <text:p>126244.97</text:p>
          </table:table-cell>
          <table:table-cell office:value-type="float" office:value="681.902529462816" calcext:value-type="float">
            <text:p>681.90</text:p>
          </table:table-cell>
          <table:table-cell office:value-type="float" office:value="126008.242424242" calcext:value-type="float">
            <text:p>126008.24</text:p>
          </table:table-cell>
          <table:table-cell office:value-type="float" office:value="752.414417978551" calcext:value-type="float">
            <text:p>752.41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086.545454545" calcext:value-type="float">
            <text:p>192086.55</text:p>
          </table:table-cell>
          <table:table-cell office:value-type="float" office:value="2102.70447917004" calcext:value-type="float">
            <text:p>2102.70</text:p>
          </table:table-cell>
          <table:table-cell table:number-columns-repeated="101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25638.303030303" calcext:value-type="float">
            <text:p>125638.30</text:p>
          </table:table-cell>
          <table:table-cell office:value-type="float" office:value="716.166244660286" calcext:value-type="float">
            <text:p>716.17</text:p>
          </table:table-cell>
          <table:table-cell office:value-type="float" office:value="126048.96969697" calcext:value-type="float">
            <text:p>126048.97</text:p>
          </table:table-cell>
          <table:table-cell office:value-type="float" office:value="756.93034325245" calcext:value-type="float">
            <text:p>756.93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1864.242424242" calcext:value-type="float">
            <text:p>191864.24</text:p>
          </table:table-cell>
          <table:table-cell office:value-type="float" office:value="2159.19040706413" calcext:value-type="float">
            <text:p>2159.19</text:p>
          </table:table-cell>
          <table:table-cell table:number-columns-repeated="1015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26378.181818182" calcext:value-type="float">
            <text:p>126378.18</text:p>
          </table:table-cell>
          <table:table-cell office:value-type="float" office:value="587.920498364102" calcext:value-type="float">
            <text:p>587.92</text:p>
          </table:table-cell>
          <table:table-cell office:value-type="float" office:value="125919.03030303" calcext:value-type="float">
            <text:p>125919.03</text:p>
          </table:table-cell>
          <table:table-cell office:value-type="float" office:value="763.789614252055" calcext:value-type="float">
            <text:p>763.79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1550.787878788" calcext:value-type="float">
            <text:p>191550.79</text:p>
          </table:table-cell>
          <table:table-cell office:value-type="float" office:value="2447.63247089516" calcext:value-type="float">
            <text:p>2447.63</text:p>
          </table:table-cell>
          <table:table-cell table:number-columns-repeated="1015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25690.060606061" calcext:value-type="float">
            <text:p>125690.06</text:p>
          </table:table-cell>
          <table:table-cell office:value-type="float" office:value="738.392764803925" calcext:value-type="float">
            <text:p>738.39</text:p>
          </table:table-cell>
          <table:table-cell office:value-type="float" office:value="126012.363636364" calcext:value-type="float">
            <text:p>126012.36</text:p>
          </table:table-cell>
          <table:table-cell office:value-type="float" office:value="754.28624974639" calcext:value-type="float">
            <text:p>754.29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494.545454545" calcext:value-type="float">
            <text:p>192494.55</text:p>
          </table:table-cell>
          <table:table-cell office:value-type="float" office:value="2237.35380888131" calcext:value-type="float">
            <text:p>2237.35</text:p>
          </table:table-cell>
          <table:table-cell table:number-columns-repeated="1015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26175.878787879" calcext:value-type="float">
            <text:p>126175.88</text:p>
          </table:table-cell>
          <table:table-cell office:value-type="float" office:value="743.203539051811" calcext:value-type="float">
            <text:p>743.20</text:p>
          </table:table-cell>
          <table:table-cell office:value-type="float" office:value="126011.636363636" calcext:value-type="float">
            <text:p>126011.64</text:p>
          </table:table-cell>
          <table:table-cell office:value-type="float" office:value="750.237369232457" calcext:value-type="float">
            <text:p>750.24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337.818181818" calcext:value-type="float">
            <text:p>192337.82</text:p>
          </table:table-cell>
          <table:table-cell office:value-type="float" office:value="1534.35552465296" calcext:value-type="float">
            <text:p>1534.36</text:p>
          </table:table-cell>
          <table:table-cell table:number-columns-repeated="1015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25840.606060606" calcext:value-type="float">
            <text:p>125840.61</text:p>
          </table:table-cell>
          <table:table-cell office:value-type="float" office:value="793.14158388303" calcext:value-type="float">
            <text:p>793.14</text:p>
          </table:table-cell>
          <table:table-cell office:value-type="float" office:value="125919.757575758" calcext:value-type="float">
            <text:p>125919.76</text:p>
          </table:table-cell>
          <table:table-cell office:value-type="float" office:value="763.103671828251" calcext:value-type="float">
            <text:p>763.10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213.454545455" calcext:value-type="float">
            <text:p>192213.45</text:p>
          </table:table-cell>
          <table:table-cell office:value-type="float" office:value="1837.79230354363" calcext:value-type="float">
            <text:p>1837.79</text:p>
          </table:table-cell>
          <table:table-cell table:number-columns-repeated="101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26055.272727273" calcext:value-type="float">
            <text:p>126055.27</text:p>
          </table:table-cell>
          <table:table-cell office:value-type="float" office:value="744.748697608483" calcext:value-type="float">
            <text:p>744.75</text:p>
          </table:table-cell>
          <table:table-cell office:value-type="float" office:value="125945.454545455" calcext:value-type="float">
            <text:p>125945.45</text:p>
          </table:table-cell>
          <table:table-cell office:value-type="float" office:value="787.811279159069" calcext:value-type="float">
            <text:p>787.81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1865.939393939" calcext:value-type="float">
            <text:p>191865.94</text:p>
          </table:table-cell>
          <table:table-cell office:value-type="float" office:value="2576.00585755256" calcext:value-type="float">
            <text:p>2576.01</text:p>
          </table:table-cell>
          <table:table-cell table:number-columns-repeated="1015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26061.575757576" calcext:value-type="float">
            <text:p>126061.58</text:p>
          </table:table-cell>
          <table:table-cell office:value-type="float" office:value="749.69662673616" calcext:value-type="float">
            <text:p>749.70</text:p>
          </table:table-cell>
          <table:table-cell office:value-type="float" office:value="126121.333333333" calcext:value-type="float">
            <text:p>126121.33</text:p>
          </table:table-cell>
          <table:table-cell office:value-type="float" office:value="765.995279147834" calcext:value-type="float">
            <text:p>766.00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1549.090909091" calcext:value-type="float">
            <text:p>191549.09</text:p>
          </table:table-cell>
          <table:table-cell office:value-type="float" office:value="2616.70665513127" calcext:value-type="float">
            <text:p>2616.71</text:p>
          </table:table-cell>
          <table:table-cell table:number-columns-repeated="101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25777.818181818" calcext:value-type="float">
            <text:p>125777.82</text:p>
          </table:table-cell>
          <table:table-cell office:value-type="float" office:value="752.542094042443" calcext:value-type="float">
            <text:p>752.54</text:p>
          </table:table-cell>
          <table:table-cell office:value-type="float" office:value="125964.363636364" calcext:value-type="float">
            <text:p>125964.36</text:p>
          </table:table-cell>
          <table:table-cell office:value-type="float" office:value="760.08316204422" calcext:value-type="float">
            <text:p>760.08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305.454545455" calcext:value-type="float">
            <text:p>192305.45</text:p>
          </table:table-cell>
          <table:table-cell office:value-type="float" office:value="1972.6571695406" calcext:value-type="float">
            <text:p>1972.66</text:p>
          </table:table-cell>
          <table:table-cell table:number-columns-repeated="1015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26329.575757576" calcext:value-type="float">
            <text:p>126329.58</text:p>
          </table:table-cell>
          <table:table-cell office:value-type="float" office:value="621.797152459099" calcext:value-type="float">
            <text:p>621.80</text:p>
          </table:table-cell>
          <table:table-cell office:value-type="float" office:value="126009.818181818" calcext:value-type="float">
            <text:p>126009.82</text:p>
          </table:table-cell>
          <table:table-cell office:value-type="float" office:value="753.772309265123" calcext:value-type="float">
            <text:p>753.77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086.545454545" calcext:value-type="float">
            <text:p>192086.55</text:p>
          </table:table-cell>
          <table:table-cell office:value-type="float" office:value="1923.14510539864" calcext:value-type="float">
            <text:p>1923.15</text:p>
          </table:table-cell>
          <table:table-cell table:number-columns-repeated="1015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25597.575757576" calcext:value-type="float">
            <text:p>125597.58</text:p>
          </table:table-cell>
          <table:table-cell office:value-type="float" office:value="706.202436008561" calcext:value-type="float">
            <text:p>706.20</text:p>
          </table:table-cell>
          <table:table-cell office:value-type="float" office:value="126012.363636364" calcext:value-type="float">
            <text:p>126012.36</text:p>
          </table:table-cell>
          <table:table-cell office:value-type="float" office:value="752.928738959015" calcext:value-type="float">
            <text:p>752.93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1553.333333333" calcext:value-type="float">
            <text:p>191553.33</text:p>
          </table:table-cell>
          <table:table-cell office:value-type="float" office:value="2922.83725447751" calcext:value-type="float">
            <text:p>2922.84</text:p>
          </table:table-cell>
          <table:table-cell table:number-columns-repeated="101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26337.454545455" calcext:value-type="float">
            <text:p>126337.45</text:p>
          </table:table-cell>
          <table:table-cell office:value-type="float" office:value="622.107322462256" calcext:value-type="float">
            <text:p>622.11</text:p>
          </table:table-cell>
          <table:table-cell office:value-type="float" office:value="126013.939393939" calcext:value-type="float">
            <text:p>126013.94</text:p>
          </table:table-cell>
          <table:table-cell office:value-type="float" office:value="752.228927895803" calcext:value-type="float">
            <text:p>752.23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1518.424242424" calcext:value-type="float">
            <text:p>191518.42</text:p>
          </table:table-cell>
          <table:table-cell office:value-type="float" office:value="2204.60387468152" calcext:value-type="float">
            <text:p>2204.60</text:p>
          </table:table-cell>
          <table:table-cell table:number-columns-repeated="1015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25729.212121212" calcext:value-type="float">
            <text:p>125729.21</text:p>
          </table:table-cell>
          <table:table-cell office:value-type="float" office:value="740.903615273811" calcext:value-type="float">
            <text:p>740.90</text:p>
          </table:table-cell>
          <table:table-cell office:value-type="float" office:value="125967.515151515" calcext:value-type="float">
            <text:p>125967.52</text:p>
          </table:table-cell>
          <table:table-cell office:value-type="float" office:value="762.947240767456" calcext:value-type="float">
            <text:p>762.95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434.909090909" calcext:value-type="float">
            <text:p>192434.91</text:p>
          </table:table-cell>
          <table:table-cell office:value-type="float" office:value="2741.38815050615" calcext:value-type="float">
            <text:p>2741.39</text:p>
          </table:table-cell>
          <table:table-cell table:number-columns-repeated="1015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26149.333333333" calcext:value-type="float">
            <text:p>126149.33</text:p>
          </table:table-cell>
          <table:table-cell office:value-type="float" office:value="716.384637952929" calcext:value-type="float">
            <text:p>716.38</text:p>
          </table:table-cell>
          <table:table-cell office:value-type="float" office:value="125872.727272727" calcext:value-type="float">
            <text:p>125872.73</text:p>
          </table:table-cell>
          <table:table-cell office:value-type="float" office:value="762.056200612896" calcext:value-type="float">
            <text:p>762.06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1488.606060606" calcext:value-type="float">
            <text:p>191488.61</text:p>
          </table:table-cell>
          <table:table-cell office:value-type="float" office:value="4983.43886341729" calcext:value-type="float">
            <text:p>4983.44</text:p>
          </table:table-cell>
          <table:table-cell table:number-columns-repeated="1015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25920.484848485" calcext:value-type="float">
            <text:p>125920.48</text:p>
          </table:table-cell>
          <table:table-cell office:value-type="float" office:value="765.163168228095" calcext:value-type="float">
            <text:p>765.16</text:p>
          </table:table-cell>
          <table:table-cell office:value-type="float" office:value="126148.606060606" calcext:value-type="float">
            <text:p>126148.61</text:p>
          </table:table-cell>
          <table:table-cell office:value-type="float" office:value="719.209074815246" calcext:value-type="float">
            <text:p>719.21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1552.484848485" calcext:value-type="float">
            <text:p>191552.48</text:p>
          </table:table-cell>
          <table:table-cell office:value-type="float" office:value="4832.27319693024" calcext:value-type="float">
            <text:p>4832.27</text:p>
          </table:table-cell>
          <table:table-cell table:number-columns-repeated="101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25912.606060606" calcext:value-type="float">
            <text:p>125912.61</text:p>
          </table:table-cell>
          <table:table-cell office:value-type="float" office:value="758.138787142123" calcext:value-type="float">
            <text:p>758.14</text:p>
          </table:table-cell>
          <table:table-cell office:value-type="float" office:value="125781.939393939" calcext:value-type="float">
            <text:p>125781.94</text:p>
          </table:table-cell>
          <table:table-cell office:value-type="float" office:value="757.501552729439" calcext:value-type="float">
            <text:p>757.50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1710.909090909" calcext:value-type="float">
            <text:p>191710.91</text:p>
          </table:table-cell>
          <table:table-cell office:value-type="float" office:value="4447.95631902765" calcext:value-type="float">
            <text:p>4447.96</text:p>
          </table:table-cell>
          <table:table-cell table:number-columns-repeated="101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26146.181818182" calcext:value-type="float">
            <text:p>126146.18</text:p>
          </table:table-cell>
          <table:table-cell office:value-type="float" office:value="717.438602780984" calcext:value-type="float">
            <text:p>717.44</text:p>
          </table:table-cell>
          <table:table-cell office:value-type="float" office:value="126057.696969697" calcext:value-type="float">
            <text:p>126057.70</text:p>
          </table:table-cell>
          <table:table-cell office:value-type="float" office:value="744.874058293139" calcext:value-type="float">
            <text:p>744.87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1016.727272727" calcext:value-type="float">
            <text:p>191016.73</text:p>
          </table:table-cell>
          <table:table-cell office:value-type="float" office:value="3708.10316021978" calcext:value-type="float">
            <text:p>3708.10</text:p>
          </table:table-cell>
          <table:table-cell table:number-columns-repeated="101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25686.909090909" calcext:value-type="float">
            <text:p>125686.91</text:p>
          </table:table-cell>
          <table:table-cell office:value-type="float" office:value="734.243142109981" calcext:value-type="float">
            <text:p>734.24</text:p>
          </table:table-cell>
          <table:table-cell office:value-type="float" office:value="126096.848484848" calcext:value-type="float">
            <text:p>126096.85</text:p>
          </table:table-cell>
          <table:table-cell office:value-type="float" office:value="743.603516105438" calcext:value-type="float">
            <text:p>743.60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1772.242424242" calcext:value-type="float">
            <text:p>191772.24</text:p>
          </table:table-cell>
          <table:table-cell office:value-type="float" office:value="3807.23750188715" calcext:value-type="float">
            <text:p>3807.24</text:p>
          </table:table-cell>
          <table:table-cell table:number-columns-repeated="101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26384.484848485" calcext:value-type="float">
            <text:p>126384.48</text:p>
          </table:table-cell>
          <table:table-cell office:value-type="float" office:value="590.879166297451" calcext:value-type="float">
            <text:p>590.88</text:p>
          </table:table-cell>
          <table:table-cell office:value-type="float" office:value="125918.181818182" calcext:value-type="float">
            <text:p>125918.18</text:p>
          </table:table-cell>
          <table:table-cell office:value-type="float" office:value="761.253251156732" calcext:value-type="float">
            <text:p>761.25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1959.636363636" calcext:value-type="float">
            <text:p>191959.64</text:p>
          </table:table-cell>
          <table:table-cell office:value-type="float" office:value="4230.84940120153" calcext:value-type="float">
            <text:p>4230.85</text:p>
          </table:table-cell>
          <table:table-cell table:number-columns-repeated="101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25622.545454545" calcext:value-type="float">
            <text:p>125622.55</text:p>
          </table:table-cell>
          <table:table-cell office:value-type="float" office:value="728.306174831383" calcext:value-type="float">
            <text:p>728.31</text:p>
          </table:table-cell>
          <table:table-cell office:value-type="float" office:value="126000.484848485" calcext:value-type="float">
            <text:p>126000.48</text:p>
          </table:table-cell>
          <table:table-cell office:value-type="float" office:value="747.179103968249" calcext:value-type="float">
            <text:p>747.18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1676" calcext:value-type="float">
            <text:p>191676.00</text:p>
          </table:table-cell>
          <table:table-cell office:value-type="float" office:value="4172.04410331435" calcext:value-type="float">
            <text:p>4172.04</text:p>
          </table:table-cell>
          <table:table-cell table:number-columns-repeated="101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26303.03030303" calcext:value-type="float">
            <text:p>126303.03</text:p>
          </table:table-cell>
          <table:table-cell office:value-type="float" office:value="669.364985587244" calcext:value-type="float">
            <text:p>669.36</text:p>
          </table:table-cell>
          <table:table-cell office:value-type="float" office:value="125985.939393939" calcext:value-type="float">
            <text:p>125985.94</text:p>
          </table:table-cell>
          <table:table-cell office:value-type="float" office:value="751.249219810776" calcext:value-type="float">
            <text:p>751.25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214.303030303" calcext:value-type="float">
            <text:p>192214.30</text:p>
          </table:table-cell>
          <table:table-cell office:value-type="float" office:value="1458.45614689474" calcext:value-type="float">
            <text:p>1458.46</text:p>
          </table:table-cell>
          <table:table-cell table:number-columns-repeated="101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25829.575757576" calcext:value-type="float">
            <text:p>125829.58</text:p>
          </table:table-cell>
          <table:table-cell office:value-type="float" office:value="764.33464947103" calcext:value-type="float">
            <text:p>764.33</text:p>
          </table:table-cell>
          <table:table-cell office:value-type="float" office:value="125962.181818182" calcext:value-type="float">
            <text:p>125962.18</text:p>
          </table:table-cell>
          <table:table-cell office:value-type="float" office:value="753.023861932089" calcext:value-type="float">
            <text:p>753.02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181.939393939" calcext:value-type="float">
            <text:p>192181.94</text:p>
          </table:table-cell>
          <table:table-cell office:value-type="float" office:value="2058.05818952682" calcext:value-type="float">
            <text:p>2058.06</text:p>
          </table:table-cell>
          <table:table-cell table:number-columns-repeated="101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26058.424242424" calcext:value-type="float">
            <text:p>126058.42</text:p>
          </table:table-cell>
          <table:table-cell office:value-type="float" office:value="747.178573045537" calcext:value-type="float">
            <text:p>747.18</text:p>
          </table:table-cell>
          <table:table-cell office:value-type="float" office:value="125926.545454545" calcext:value-type="float">
            <text:p>125926.55</text:p>
          </table:table-cell>
          <table:table-cell office:value-type="float" office:value="762.780126026601" calcext:value-type="float">
            <text:p>762.78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434.060606061" calcext:value-type="float">
            <text:p>192434.06</text:p>
          </table:table-cell>
          <table:table-cell office:value-type="float" office:value="1941.63220839853" calcext:value-type="float">
            <text:p>1941.63</text:p>
          </table:table-cell>
          <table:table-cell table:number-columns-repeated="101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26052.121212121" calcext:value-type="float">
            <text:p>126052.12</text:p>
          </table:table-cell>
          <table:table-cell office:value-type="float" office:value="742.076683025036" calcext:value-type="float">
            <text:p>742.08</text:p>
          </table:table-cell>
          <table:table-cell office:value-type="float" office:value="126154.181818182" calcext:value-type="float">
            <text:p>126154.18</text:p>
          </table:table-cell>
          <table:table-cell office:value-type="float" office:value="723.050836661361" calcext:value-type="float">
            <text:p>723.05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1868.484848485" calcext:value-type="float">
            <text:p>191868.48</text:p>
          </table:table-cell>
          <table:table-cell office:value-type="float" office:value="2277.65828869773" calcext:value-type="float">
            <text:p>2277.66</text:p>
          </table:table-cell>
          <table:table-cell table:number-columns-repeated="101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25777.818181818" calcext:value-type="float">
            <text:p>125777.82</text:p>
          </table:table-cell>
          <table:table-cell office:value-type="float" office:value="752.542094042443" calcext:value-type="float">
            <text:p>752.54</text:p>
          </table:table-cell>
          <table:table-cell office:value-type="float" office:value="125827.393939394" calcext:value-type="float">
            <text:p>125827.39</text:p>
          </table:table-cell>
          <table:table-cell office:value-type="float" office:value="760.398059208542" calcext:value-type="float">
            <text:p>760.40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463.03030303" calcext:value-type="float">
            <text:p>192463.03</text:p>
          </table:table-cell>
          <table:table-cell office:value-type="float" office:value="1931.95847381259" calcext:value-type="float">
            <text:p>1931.96</text:p>
          </table:table-cell>
          <table:table-cell table:number-columns-repeated="1015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26295.151515152" calcext:value-type="float">
            <text:p>126295.15</text:p>
          </table:table-cell>
          <table:table-cell office:value-type="float" office:value="654.716229124896" calcext:value-type="float">
            <text:p>654.72</text:p>
          </table:table-cell>
          <table:table-cell office:value-type="float" office:value="126102.303030303" calcext:value-type="float">
            <text:p>126102.30</text:p>
          </table:table-cell>
          <table:table-cell office:value-type="float" office:value="733.772670801427" calcext:value-type="float">
            <text:p>733.77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1927.272727273" calcext:value-type="float">
            <text:p>191927.27</text:p>
          </table:table-cell>
          <table:table-cell office:value-type="float" office:value="2065.62525969708" calcext:value-type="float">
            <text:p>2065.63</text:p>
          </table:table-cell>
          <table:table-cell table:number-columns-repeated="1015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25636.727272727" calcext:value-type="float">
            <text:p>125636.73</text:p>
          </table:table-cell>
          <table:table-cell office:value-type="float" office:value="713.917373740775" calcext:value-type="float">
            <text:p>713.92</text:p>
          </table:table-cell>
          <table:table-cell office:value-type="float" office:value="126011.393939394" calcext:value-type="float">
            <text:p>126011.39</text:p>
          </table:table-cell>
          <table:table-cell office:value-type="float" office:value="755.124470550303" calcext:value-type="float">
            <text:p>755.12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210.909090909" calcext:value-type="float">
            <text:p>192210.91</text:p>
          </table:table-cell>
          <table:table-cell office:value-type="float" office:value="1648.45632773902" calcext:value-type="float">
            <text:p>1648.46</text:p>
          </table:table-cell>
          <table:table-cell table:number-columns-repeated="101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26331.151515152" calcext:value-type="float">
            <text:p>126331.15</text:p>
          </table:table-cell>
          <table:table-cell office:value-type="float" office:value="622.626894512622" calcext:value-type="float">
            <text:p>622.63</text:p>
          </table:table-cell>
          <table:table-cell office:value-type="float" office:value="125965.212121212" calcext:value-type="float">
            <text:p>125965.21</text:p>
          </table:table-cell>
          <table:table-cell office:value-type="float" office:value="759.168594585281" calcext:value-type="float">
            <text:p>759.17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1958.787878788" calcext:value-type="float">
            <text:p>191958.79</text:p>
          </table:table-cell>
          <table:table-cell office:value-type="float" office:value="2276.083501658" calcext:value-type="float">
            <text:p>2276.08</text:p>
          </table:table-cell>
          <table:table-cell table:number-columns-repeated="101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25690.060606061" calcext:value-type="float">
            <text:p>125690.06</text:p>
          </table:table-cell>
          <table:table-cell office:value-type="float" office:value="738.392764803925" calcext:value-type="float">
            <text:p>738.39</text:p>
          </table:table-cell>
          <table:table-cell office:value-type="float" office:value="125918.303030303" calcext:value-type="float">
            <text:p>125918.30</text:p>
          </table:table-cell>
          <table:table-cell office:value-type="float" office:value="759.76010906348" calcext:value-type="float">
            <text:p>759.76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147.878787879" calcext:value-type="float">
            <text:p>192147.88</text:p>
          </table:table-cell>
          <table:table-cell office:value-type="float" office:value="2064.66338525158" calcext:value-type="float">
            <text:p>2064.66</text:p>
          </table:table-cell>
          <table:table-cell table:number-columns-repeated="101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26146.787878788" calcext:value-type="float">
            <text:p>126146.79</text:p>
          </table:table-cell>
          <table:table-cell office:value-type="float" office:value="743.959259131181" calcext:value-type="float">
            <text:p>743.96</text:p>
          </table:table-cell>
          <table:table-cell office:value-type="float" office:value="126012.363636364" calcext:value-type="float">
            <text:p>126012.36</text:p>
          </table:table-cell>
          <table:table-cell office:value-type="float" office:value="754.25925203722" calcext:value-type="float">
            <text:p>754.26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305.454545455" calcext:value-type="float">
            <text:p>192305.45</text:p>
          </table:table-cell>
          <table:table-cell office:value-type="float" office:value="1939.14240793112" calcext:value-type="float">
            <text:p>1939.14</text:p>
          </table:table-cell>
          <table:table-cell table:number-columns-repeated="101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18513.333333333" calcext:value-type="float">
            <text:p>118513.33</text:p>
          </table:table-cell>
          <table:table-cell office:value-type="float" office:value="14715.0066519753" calcext:value-type="float">
            <text:p>14715.01</text:p>
          </table:table-cell>
          <table:table-cell office:value-type="float" office:value="126015.393939394" calcext:value-type="float">
            <text:p>126015.39</text:p>
          </table:table-cell>
          <table:table-cell office:value-type="float" office:value="758.57609591695" calcext:value-type="float">
            <text:p>758.58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81086.909090909" calcext:value-type="float">
            <text:p>181086.91</text:p>
          </table:table-cell>
          <table:table-cell office:value-type="float" office:value="29391.1454862129" calcext:value-type="float">
            <text:p>29391.15</text:p>
          </table:table-cell>
          <table:table-cell table:number-columns-repeated="101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2759.0303030303" calcext:value-type="float">
            <text:p>42759.03</text:p>
          </table:table-cell>
          <table:table-cell office:value-type="float" office:value="46752.2284962195" calcext:value-type="float">
            <text:p>46752.23</text:p>
          </table:table-cell>
          <table:table-cell office:value-type="float" office:value="126046.666666667" calcext:value-type="float">
            <text:p>126046.67</text:p>
          </table:table-cell>
          <table:table-cell office:value-type="float" office:value="847.364351052334" calcext:value-type="float">
            <text:p>847.36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94867.3939393939" calcext:value-type="float">
            <text:p>94867.39</text:p>
          </table:table-cell>
          <table:table-cell office:value-type="float" office:value="69530.7470587062" calcext:value-type="float">
            <text:p>69530.75</text:p>
          </table:table-cell>
          <table:table-cell table:number-columns-repeated="101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7984.60606060606" calcext:value-type="float">
            <text:p>7984.61</text:p>
          </table:table-cell>
          <table:table-cell office:value-type="float" office:value="23089.4508694095" calcext:value-type="float">
            <text:p>23089.45</text:p>
          </table:table-cell>
          <table:table-cell office:value-type="float" office:value="104943.878787879" calcext:value-type="float">
            <text:p>104943.88</text:p>
          </table:table-cell>
          <table:table-cell office:value-type="float" office:value="35100.9931239607" calcext:value-type="float">
            <text:p>35100.99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9256.2424242424" calcext:value-type="float">
            <text:p>19256.24</text:p>
          </table:table-cell>
          <table:table-cell office:value-type="float" office:value="47801.3452017069" calcext:value-type="float">
            <text:p>47801.35</text:p>
          </table:table-cell>
          <table:table-cell table:number-columns-repeated="1015"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7393.8181818182" calcext:value-type="float">
            <text:p>37393.82</text:p>
          </table:table-cell>
          <table:table-cell office:value-type="float" office:value="44095.47938175" calcext:value-type="float">
            <text:p>44095.48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2543.87878787879" calcext:value-type="float">
            <text:p>2543.88</text:p>
          </table:table-cell>
          <table:table-cell office:value-type="float" office:value="13890.7094300527" calcext:value-type="float">
            <text:p>13890.71</text:p>
          </table:table-cell>
          <table:table-cell table:number-columns-repeated="1015"/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160.36363636364" calcext:value-type="float">
            <text:p>6160.36</text:p>
          </table:table-cell>
          <table:table-cell office:value-type="float" office:value="23369.0598737502" calcext:value-type="float">
            <text:p>23369.06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4.4242424242424" calcext:value-type="float">
            <text:p>14.42</text:p>
          </table:table-cell>
          <table:table-cell office:value-type="float" office:value="40.8508227008364" calcext:value-type="float">
            <text:p>40.85</text:p>
          </table:table-cell>
          <table:table-cell table:number-columns-repeated="1015"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29.212121212121" calcext:value-type="float">
            <text:p>329.21</text:p>
          </table:table-cell>
          <table:table-cell office:value-type="float" office:value="1852.43034069457" calcext:value-type="float">
            <text:p>1852.43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4.24242424242424" calcext:value-type="float">
            <text:p>4.24</text:p>
          </table:table-cell>
          <table:table-cell office:value-type="float" office:value="23.9987756039071" calcext:value-type="float">
            <text:p>24.00</text:p>
          </table:table-cell>
          <table:table-cell table:number-columns-repeated="1015"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.6969696969697" calcext:value-type="float">
            <text:p>1.70</text:p>
          </table:table-cell>
          <table:table-cell office:value-type="float" office:value="9.59951024156282" calcext:value-type="float">
            <text:p>9.60</text:p>
          </table:table-cell>
          <table:table-cell table:number-columns-repeated="1015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.39393939393939" calcext:value-type="float">
            <text:p>3.39</text:p>
          </table:table-cell>
          <table:table-cell office:value-type="float" office:value="13.3619527558988" calcext:value-type="float">
            <text:p>13.36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1.8787878787879" calcext:value-type="float">
            <text:p>11.88</text:p>
          </table:table-cell>
          <table:table-cell office:value-type="float" office:value="22.8933728345756" calcext:value-type="float">
            <text:p>22.89</text:p>
          </table:table-cell>
          <table:table-cell table:number-columns-repeated="1015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6.78787878787879" calcext:value-type="float">
            <text:p>6.79</text:p>
          </table:table-cell>
          <table:table-cell office:value-type="float" office:value="18.2769229817898" calcext:value-type="float">
            <text:p>18.28</text:p>
          </table:table-cell>
          <table:table-cell table:number-columns-repeated="1015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1.6969696969697" calcext:value-type="float">
            <text:p>1.70</text:p>
          </table:table-cell>
          <table:table-cell office:value-type="float" office:value="9.59951024156283" calcext:value-type="float">
            <text:p>9.60</text:p>
          </table:table-cell>
          <table:table-cell table:number-columns-repeated="1015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ulos" table:style-name="ta1" table:print="false">
        <table:table-column table:style-name="co14" table:default-cell-style-name="ce17"/>
        <table:table-column table:style-name="co15" table:default-cell-style-name="ce17"/>
        <table:table-column table:style-name="co16" table:default-cell-style-name="ce18"/>
        <table:table-column table:style-name="co17" table:default-cell-style-name="ce20"/>
        <table:table-column table:style-name="co4" table:number-columns-repeated="2" table:default-cell-style-name="ce14"/>
        <table:table-column table:style-name="co4" table:number-columns-repeated="2" table:default-cell-style-name="Default"/>
        <table:table-row table:style-name="ro2">
          <table:table-cell table:style-name="ce15" office:value-type="string" calcext:value-type="string">
            <text:p>Rede</text:p>
          </table:table-cell>
          <table:table-cell table:style-name="ce15" office:value-type="string" calcext:value-type="string">
            <text:p>Host</text:p>
          </table:table-cell>
          <table:table-cell table:style-name="ce15" office:value-type="string" calcext:value-type="string">
            <text:p>Quantidade de Pacotes</text:p>
          </table:table-cell>
          <table:table-cell table:style-name="ce15" office:value-type="string" calcext:value-type="string">
            <text:p>Bytes por segundo</text:p>
          </table:table-cell>
          <table:table-cell table:style-name="Default" office:value-type="string" calcext:value-type="string">
            <text:p>Qtd%</text:p>
          </table:table-cell>
          <table:table-cell table:style-name="Default" office:value-type="string" calcext:value-type="string">
            <text:p>pkgs%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 table:number-columns-spanned="1" table:number-rows-spanned="4">
            <text:p>Controle</text:p>
          </table:table-cell>
          <table:table-cell office:value-type="string" calcext:value-type="string">
            <text:p>Cliente</text:p>
          </table:table-cell>
          <table:table-cell/>
          <table:table-cell table:style-name="ce19"/>
          <table:table-cell table:formula="of:=100-(([.C2]*100)/[.C6])" office:value-type="float" office:value="100" calcext:value-type="float">
            <text:p>100,00</text:p>
          </table:table-cell>
          <table:table-cell table:formula="of:=100-(([.D2]*100)/[.D6])" office:value-type="float" office:value="100" calcext:value-type="float">
            <text:p>100,00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Servidor</text:p>
          </table:table-cell>
          <table:table-cell/>
          <table:table-cell table:style-name="ce19"/>
          <table:table-cell table:formula="of:=100-(([.C3]*100)/[.C7])" office:value-type="float" office:value="100" calcext:value-type="float">
            <text:p>100,00</text:p>
          </table:table-cell>
          <table:table-cell table:formula="of:=100-(([.D3]*100)/[.D7])" office:value-type="float" office:value="100" calcext:value-type="float">
            <text:p>100,00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Atacante</text:p>
          </table:table-cell>
          <table:table-cell/>
          <table:table-cell table:style-name="ce19"/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Vítima</text:p>
          </table:table-cell>
          <table:table-cell/>
          <table:table-cell table:style-name="ce19"/>
          <table:table-cell table:number-columns-repeated="4"/>
        </table:table-row>
        <table:table-row table:style-name="ro2">
          <table:table-cell table:style-name="ce16" office:value-type="string" calcext:value-type="string" table:number-columns-spanned="1" table:number-rows-spanned="4">
            <text:p>\ofidps</text:p>
          </table:table-cell>
          <table:table-cell office:value-type="string" calcext:value-type="string">
            <text:p>Cliente</text:p>
          </table:table-cell>
          <table:table-cell table:formula="of:=SUM([medias.D2:.D500])" office:value-type="float" office:value="10594145.8484849" calcext:value-type="float">
            <text:p>10.594.146</text:p>
          </table:table-cell>
          <table:table-cell table:formula="of:=AVERAGE([medias.D2:.D500])" office:value-type="float" office:value="89026.4357015534" calcext:value-type="float">
            <text:p>89.026</text:p>
          </table:table-cell>
          <table:table-cell table:formula="of:=100-(([.C6]*100)/[.C2])" office:value-type="string" office:string-value="" calcext:value-type="error">
            <text:p>#DIV/0!</text:p>
          </table:table-cell>
          <table:table-cell table:formula="of:=100-(([.D6]*100)/[.D2])" office:value-type="string" office:string-value="" calcext:value-type="error">
            <text:p>#DIV/0!</text:p>
          </table:table-cell>
          <table:table-cell/>
          <table:table-cell table:style-name="ce21"/>
        </table:table-row>
        <table:table-row table:style-name="ro2">
          <table:covered-table-cell/>
          <table:table-cell office:value-type="string" calcext:value-type="string">
            <text:p>Servidor</text:p>
          </table:table-cell>
          <table:table-cell table:formula="of:=SUM([medias.B2:.B500])" office:value-type="float" office:value="10592468.3939394" calcext:value-type="float">
            <text:p>10.592.468</text:p>
          </table:table-cell>
          <table:table-cell table:style-name="ce18" table:formula="of:=AVERAGE([medias.B2:.B500])" office:value-type="float" office:value="89012.3394448689" calcext:value-type="float">
            <text:p>89.012</text:p>
          </table:table-cell>
          <table:table-cell table:formula="of:=100-(([.C7]*100)/[.C3])" office:value-type="string" office:string-value="" calcext:value-type="error">
            <text:p>#DIV/0!</text:p>
          </table:table-cell>
          <table:table-cell table:formula="of:=100-(([.D7]*100)/[.D3])" office:value-type="string" office:string-value="" calcext:value-type="error">
            <text:p>#DIV/0!</text:p>
          </table:table-cell>
          <table:table-cell/>
          <table:table-cell table:style-name="ce21"/>
        </table:table-row>
        <table:table-row table:style-name="ro2">
          <table:covered-table-cell/>
          <table:table-cell office:value-type="string" calcext:value-type="string">
            <text:p>Atacante</text:p>
          </table:table-cell>
          <table:table-cell table:formula="of:=SUM([medias.H2:.H500])" office:value-type="float" office:value="20647723.3939394" calcext:value-type="float">
            <text:p>20.647.723</text:p>
          </table:table-cell>
          <table:table-cell table:formula="of:=AVERAGE([medias.H2:.H500])" office:value-type="float" office:value="173510.280621339" calcext:value-type="float">
            <text:p>173.510</text:p>
          </table:table-cell>
          <table:table-cell table:formula="of:=100-(([.C8]*100)/[.C4])" office:value-type="string" office:string-value="" calcext:value-type="error">
            <text:p>#DIV/0!</text:p>
          </table:table-cell>
          <table:table-cell table:formula="of:=100-(([.D8]*100)/[.D4])" office:value-type="string" office:string-value="" calcext:value-type="error">
            <text:p>#DIV/0!</text:p>
          </table:table-cell>
          <table:table-cell/>
          <table:table-cell table:style-name="ce21"/>
        </table:table-row>
        <table:table-row table:style-name="ro2">
          <table:covered-table-cell/>
          <table:table-cell office:value-type="string" calcext:value-type="string">
            <text:p>Vítima</text:p>
          </table:table-cell>
          <table:table-cell table:formula="of:=SUM([medias.F2:.F500])" office:value-type="float" office:value="3880374.54545455" calcext:value-type="float">
            <text:p>3.880.375</text:p>
          </table:table-cell>
          <table:table-cell table:formula="of:=AVERAGE([medias.F2:.F500])" office:value-type="float" office:value="32608.1894576012" calcext:value-type="float">
            <text:p>32.608</text:p>
          </table:table-cell>
          <table:table-cell table:formula="of:=100-(([.C9]*100)/[.C5])" office:value-type="string" office:string-value="" calcext:value-type="error">
            <text:p>#DIV/0!</text:p>
          </table:table-cell>
          <table:table-cell table:formula="of:=100-(([.D9]*100)/[.D5])" office:value-type="string" office:string-value="" calcext:value-type="error">
            <text:p>#DIV/0!</text:p>
          </table:table-cell>
          <table:table-cell/>
          <table:table-cell table:style-name="ce21"/>
        </table:table-row>
        <table:table-row table:style-name="ro2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table:number-columns-repeated="3"/>
          <table:table-cell table:style-name="ce18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20121" number:language="en" number:country="US">
      <number:number number:decimal-places="1" loext:min-decimal-places="1" number:min-integer-digits="1"/>
    </number:number-style>
    <number:number-style style:name="N20122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 style:data-style-name="N2" text:time-value="19:49:11.9951094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00:18:26.898558564</meta:creation-date>
    <dc:date>2016-04-21T20:28:45.837681146</dc:date>
    <meta:editing-duration>PT14H2M26S</meta:editing-duration>
    <meta:editing-cycles>49</meta:editing-cycles>
    <meta:generator>LibreOffice/5.1.1.3$Linux_X86_64 LibreOffice_project/89f508ef3ecebd2cfb8e1def0f0ba9a803b88a6d</meta:generator>
    <meta:document-statistic meta:table-count="6" meta:cell-count="15448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yi" number:country="US">
      <number:number number:decimal-places="2" loext:min-decimal-places="2" number:min-integer-digits="1"/>
    </number:number-style>
    <number:number-style style:name="N2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0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000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1000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07cm" svg:y="3.454cm" style:legend-expansion="high" chart:style-name="ch2"/>
        <chart:plot-area chart:style-name="ch3" table:cell-range-address="medias.A1:medias.B142 medias.D1:medias.D142 medias.F1:medias.F142 medias.H1:medias.H142" chart:data-source-has-labels="both" svg:x="0.32cm" svg:y="0.18cm" svg:width="11.767cm" svg:height="8.64cm">
          <chartooo:coordinate-region svg:x="2.159cm" svg:y="0.369cm" svg:width="9.928cm" svg:height="7.406cm"/>
          <chart:axis chart:dimension="x" chart:name="primary-x" chart:style-name="ch4" chartooo:axis-type="auto">
            <chartooo:date-scale/>
            <chart:categories table:cell-range-address="medias.A1:medias.A1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dias.B1:medias.B142" chart:label-cell-address="medias.B1:medias.B1" chart:class="chart:line">
            <chart:data-point chart:repeated="142"/>
          </chart:series>
          <chart:series chart:style-name="ch8" chart:values-cell-range-address="medias.D1:medias.D142" chart:label-cell-address="medias.D1:medias.D1" chart:class="chart:line">
            <chart:data-point chart:repeated="142"/>
          </chart:series>
          <chart:series chart:style-name="ch9" chart:values-cell-range-address="medias.F1:medias.F142" chart:label-cell-address="medias.F1:medias.F1" chart:class="chart:line">
            <chart:data-point chart:repeated="142"/>
          </chart:series>
          <chart:series chart:style-name="ch10" chart:values-cell-range-address="medias.H1:medias.H142" chart:label-cell-address="medias.H1:medias.H1" chart:class="chart:line">
            <chart:data-point chart:repeated="1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VNormal</text:p>
                <draw:g>
                  <svg:desc>medias.B1:medias.B1</svg:desc>
                </draw:g>
              </table:table-cell>
              <table:table-cell office:value-type="string">
                <text:p>mediaANormal</text:p>
                <draw:g>
                  <svg:desc>medias.D1:medias.D1</svg:desc>
                </draw:g>
              </table:table-cell>
              <table:table-cell office:value-type="string">
                <text:p>mediaVAtaque</text:p>
                <draw:g>
                  <svg:desc>medias.F1:medias.F1</svg:desc>
                </draw:g>
              </table:table-cell>
              <table:table-cell office:value-type="string">
                <text:p>mediaAAtaque</text:p>
                <draw:g>
                  <svg:desc>medias.H1:medias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medias.A1:medias.A142</svg:desc>
                </draw:g>
              </table:table-cell>
              <table:table-cell office:value-type="float" office:value="NaN">
                <text:p>NaN</text:p>
                <draw:g>
                  <svg:desc>medias.B1:medias.B142</svg:desc>
                </draw:g>
              </table:table-cell>
              <table:table-cell office:value-type="float" office:value="NaN">
                <text:p>NaN</text:p>
                <draw:g>
                  <svg:desc>medias.D1:medias.D142</svg:desc>
                </draw:g>
              </table:table-cell>
              <table:table-cell office:value-type="float" office:value="NaN">
                <text:p>NaN</text:p>
                <draw:g>
                  <svg:desc>medias.F1:medias.F142</svg:desc>
                </draw:g>
              </table:table-cell>
              <table:table-cell office:value-type="float" office:value="NaN">
                <text:p>NaN</text:p>
                <draw:g>
                  <svg:desc>medias.H1:medias.H142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29298.090909091">
                <text:p>129298.090909091</text:p>
              </table:table-cell>
              <table:table-cell office:value-type="float" office:value="3885">
                <text:p>3885</text:p>
              </table:table-cell>
              <table:table-cell office:value-type="float" office:value="141863.03030303">
                <text:p>141863.03030303</text:p>
              </table:table-cell>
              <table:table-cell office:value-type="float" office:value="5854.18181818182">
                <text:p>5854.1818181818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9936">
                <text:p>59936</text:p>
              </table:table-cell>
              <table:table-cell office:value-type="float" office:value="27756.3333333333">
                <text:p>27756.3333333333</text:p>
              </table:table-cell>
              <table:table-cell office:value-type="float" office:value="127087.272727273">
                <text:p>127087.272727273</text:p>
              </table:table-cell>
              <table:table-cell office:value-type="float" office:value="28317.5757575758">
                <text:p>28317.575757575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3020.6060606061">
                <text:p>33020.6060606061</text:p>
              </table:table-cell>
              <table:table-cell office:value-type="float" office:value="108944.03030303">
                <text:p>108944.03030303</text:p>
              </table:table-cell>
              <table:table-cell office:value-type="float" office:value="126655.757575758">
                <text:p>126655.757575758</text:p>
              </table:table-cell>
              <table:table-cell office:value-type="float" office:value="189464.848484848">
                <text:p>189464.8484848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3949.4545454545">
                <text:p>23949.4545454545</text:p>
              </table:table-cell>
              <table:table-cell office:value-type="float" office:value="57212.8484848485">
                <text:p>57212.8484848485</text:p>
              </table:table-cell>
              <table:table-cell office:value-type="float" office:value="127080">
                <text:p>127080</text:p>
              </table:table-cell>
              <table:table-cell office:value-type="float" office:value="200192.242424242">
                <text:p>200192.2424242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775.1515151515">
                <text:p>19775.1515151515</text:p>
              </table:table-cell>
              <table:table-cell office:value-type="float" office:value="30183.3939393939">
                <text:p>30183.3939393939</text:p>
              </table:table-cell>
              <table:table-cell office:value-type="float" office:value="127374.545454545">
                <text:p>127374.545454545</text:p>
              </table:table-cell>
              <table:table-cell office:value-type="float" office:value="200405.090909091">
                <text:p>200405.09090909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9345.0909090909">
                <text:p>19345.0909090909</text:p>
              </table:table-cell>
              <table:table-cell office:value-type="float" office:value="21825.8181818182">
                <text:p>21825.8181818182</text:p>
              </table:table-cell>
              <table:table-cell office:value-type="float" office:value="127277.575757576">
                <text:p>127277.575757576</text:p>
              </table:table-cell>
              <table:table-cell office:value-type="float" office:value="199904.242424242">
                <text:p>199904.24242424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652.3636363636">
                <text:p>16652.3636363636</text:p>
              </table:table-cell>
              <table:table-cell office:value-type="float" office:value="19589.696969697">
                <text:p>19589.696969697</text:p>
              </table:table-cell>
              <table:table-cell office:value-type="float" office:value="127367.272727273">
                <text:p>127367.272727273</text:p>
              </table:table-cell>
              <table:table-cell office:value-type="float" office:value="198650.909090909">
                <text:p>198650.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898.4242424242">
                <text:p>11898.4242424242</text:p>
              </table:table-cell>
              <table:table-cell office:value-type="float" office:value="20050.6666666667">
                <text:p>20050.6666666667</text:p>
              </table:table-cell>
              <table:table-cell office:value-type="float" office:value="127543.03030303">
                <text:p>127543.03030303</text:p>
              </table:table-cell>
              <table:table-cell office:value-type="float" office:value="196455.757575758">
                <text:p>196455.7575757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281.8181818182">
                <text:p>14281.8181818182</text:p>
              </table:table-cell>
              <table:table-cell office:value-type="float" office:value="17059.0303030303">
                <text:p>17059.0303030303</text:p>
              </table:table-cell>
              <table:table-cell office:value-type="float" office:value="127567.272727273">
                <text:p>127567.272727273</text:p>
              </table:table-cell>
              <table:table-cell office:value-type="float" office:value="196096.96969697">
                <text:p>196096.9696969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231.7575757576">
                <text:p>13231.7575757576</text:p>
              </table:table-cell>
              <table:table-cell office:value-type="float" office:value="10467.3939393939">
                <text:p>10467.3939393939</text:p>
              </table:table-cell>
              <table:table-cell office:value-type="float" office:value="127597.575757576">
                <text:p>127597.575757576</text:p>
              </table:table-cell>
              <table:table-cell office:value-type="float" office:value="195530.909090909">
                <text:p>195530.9090909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825.0909090909">
                <text:p>12825.0909090909</text:p>
              </table:table-cell>
              <table:table-cell office:value-type="float" office:value="18028.4848484848">
                <text:p>18028.4848484848</text:p>
              </table:table-cell>
              <table:table-cell office:value-type="float" office:value="127684.848484849">
                <text:p>127684.848484849</text:p>
              </table:table-cell>
              <table:table-cell office:value-type="float" office:value="193786.666666667">
                <text:p>193786.6666666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782.303030303">
                <text:p>11782.303030303</text:p>
              </table:table-cell>
              <table:table-cell office:value-type="float" office:value="8038.66666666667">
                <text:p>8038.66666666667</text:p>
              </table:table-cell>
              <table:table-cell office:value-type="float" office:value="127456.96969697">
                <text:p>127456.96969697</text:p>
              </table:table-cell>
              <table:table-cell office:value-type="float" office:value="192273.939393939">
                <text:p>192273.93939393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55.3939393939">
                <text:p>10055.3939393939</text:p>
              </table:table-cell>
              <table:table-cell office:value-type="float" office:value="16068">
                <text:p>16068</text:p>
              </table:table-cell>
              <table:table-cell office:value-type="float" office:value="127743.03030303">
                <text:p>127743.03030303</text:p>
              </table:table-cell>
              <table:table-cell office:value-type="float" office:value="189878.787878788">
                <text:p>189878.78787878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141.4545454545">
                <text:p>13141.4545454545</text:p>
              </table:table-cell>
              <table:table-cell office:value-type="float" office:value="12204.3636363636">
                <text:p>12204.3636363636</text:p>
              </table:table-cell>
              <table:table-cell office:value-type="float" office:value="127769.696969697">
                <text:p>127769.696969697</text:p>
              </table:table-cell>
              <table:table-cell office:value-type="float" office:value="186916.363636364">
                <text:p>186916.36363636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809.33333333333">
                <text:p>6809.33333333333</text:p>
              </table:table-cell>
              <table:table-cell office:value-type="float" office:value="8199.63636363636">
                <text:p>8199.63636363636</text:p>
              </table:table-cell>
              <table:table-cell office:value-type="float" office:value="127655.757575758">
                <text:p>127655.757575758</text:p>
              </table:table-cell>
              <table:table-cell office:value-type="float" office:value="181054.545454545">
                <text:p>181054.54545454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656.9696969697">
                <text:p>10656.9696969697</text:p>
              </table:table-cell>
              <table:table-cell office:value-type="float" office:value="14089.2121212121">
                <text:p>14089.2121212121</text:p>
              </table:table-cell>
              <table:table-cell office:value-type="float" office:value="127676.363636364">
                <text:p>127676.363636364</text:p>
              </table:table-cell>
              <table:table-cell office:value-type="float" office:value="183575.757575758">
                <text:p>183575.7575757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892.7272727273">
                <text:p>16892.7272727273</text:p>
              </table:table-cell>
              <table:table-cell office:value-type="float" office:value="7593.21212121212">
                <text:p>7593.21212121212</text:p>
              </table:table-cell>
              <table:table-cell office:value-type="float" office:value="124992.727272727">
                <text:p>124992.727272727</text:p>
              </table:table-cell>
              <table:table-cell office:value-type="float" office:value="188271.515151515">
                <text:p>188271.51515151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216">
                <text:p>10216</text:p>
              </table:table-cell>
              <table:table-cell office:value-type="float" office:value="10031.0303030303">
                <text:p>10031.0303030303</text:p>
              </table:table-cell>
              <table:table-cell office:value-type="float" office:value="123894.545454545">
                <text:p>123894.545454545</text:p>
              </table:table-cell>
              <table:table-cell office:value-type="float" office:value="189847.272727273">
                <text:p>189847.27272727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474.1818181818">
                <text:p>12474.1818181818</text:p>
              </table:table-cell>
              <table:table-cell office:value-type="float" office:value="17177.0909090909">
                <text:p>17177.0909090909</text:p>
              </table:table-cell>
              <table:table-cell office:value-type="float" office:value="123904.242424242">
                <text:p>123904.242424242</text:p>
              </table:table-cell>
              <table:table-cell office:value-type="float" office:value="191044.848484848">
                <text:p>191044.84848484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4127.7575757576">
                <text:p>14127.7575757576</text:p>
              </table:table-cell>
              <table:table-cell office:value-type="float" office:value="10197.5757575758">
                <text:p>10197.5757575758</text:p>
              </table:table-cell>
              <table:table-cell office:value-type="float" office:value="121298.181818182">
                <text:p>121298.181818182</text:p>
              </table:table-cell>
              <table:table-cell office:value-type="float" office:value="187956.363636364">
                <text:p>187956.3636363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956.7272727273">
                <text:p>20956.7272727273</text:p>
              </table:table-cell>
              <table:table-cell office:value-type="float" office:value="10778.0606060606">
                <text:p>10778.0606060606</text:p>
              </table:table-cell>
              <table:table-cell office:value-type="float" office:value="119586.666666667">
                <text:p>119586.666666667</text:p>
              </table:table-cell>
              <table:table-cell office:value-type="float" office:value="187609.696969697">
                <text:p>187609.69696969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8256.1212121212">
                <text:p>18256.1212121212</text:p>
              </table:table-cell>
              <table:table-cell office:value-type="float" office:value="15579.3939393939">
                <text:p>15579.3939393939</text:p>
              </table:table-cell>
              <table:table-cell office:value-type="float" office:value="113138.181818182">
                <text:p>113138.181818182</text:p>
              </table:table-cell>
              <table:table-cell office:value-type="float" office:value="186380.606060606">
                <text:p>186380.60606060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8158.303030303">
                <text:p>18158.303030303</text:p>
              </table:table-cell>
              <table:table-cell office:value-type="float" office:value="22003.1515151515">
                <text:p>22003.1515151515</text:p>
              </table:table-cell>
              <table:table-cell office:value-type="float" office:value="112385.454545455">
                <text:p>112385.454545455</text:p>
              </table:table-cell>
              <table:table-cell office:value-type="float" office:value="186635.272727273">
                <text:p>186635.27272727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1887.5151515151">
                <text:p>31887.5151515151</text:p>
              </table:table-cell>
              <table:table-cell office:value-type="float" office:value="18576.6060606061">
                <text:p>18576.6060606061</text:p>
              </table:table-cell>
              <table:table-cell office:value-type="float" office:value="105729.696969697">
                <text:p>105729.696969697</text:p>
              </table:table-cell>
              <table:table-cell office:value-type="float" office:value="188275.757575758">
                <text:p>188275.75757575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7342.5454545455">
                <text:p>37342.5454545455</text:p>
              </table:table-cell>
              <table:table-cell office:value-type="float" office:value="20118.5454545455">
                <text:p>20118.5454545455</text:p>
              </table:table-cell>
              <table:table-cell office:value-type="float" office:value="100494.545454545">
                <text:p>100494.545454545</text:p>
              </table:table-cell>
              <table:table-cell office:value-type="float" office:value="188686.303030303">
                <text:p>188686.30303030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6053.8181818182">
                <text:p>36053.8181818182</text:p>
              </table:table-cell>
              <table:table-cell office:value-type="float" office:value="28665.2121212121">
                <text:p>28665.2121212121</text:p>
              </table:table-cell>
              <table:table-cell office:value-type="float" office:value="97756.3636363636">
                <text:p>97756.3636363636</text:p>
              </table:table-cell>
              <table:table-cell office:value-type="float" office:value="184777.575757576">
                <text:p>184777.57575757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6370.5454545455">
                <text:p>46370.5454545455</text:p>
              </table:table-cell>
              <table:table-cell office:value-type="float" office:value="39589.9393939394">
                <text:p>39589.9393939394</text:p>
              </table:table-cell>
              <table:table-cell office:value-type="float" office:value="91103.0303030303">
                <text:p>91103.0303030303</text:p>
              </table:table-cell>
              <table:table-cell office:value-type="float" office:value="181404.606060606">
                <text:p>181404.60606060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1788">
                <text:p>51788</text:p>
              </table:table-cell>
              <table:table-cell office:value-type="float" office:value="43047.1515151515">
                <text:p>43047.1515151515</text:p>
              </table:table-cell>
              <table:table-cell office:value-type="float" office:value="81778.1818181818">
                <text:p>81778.1818181818</text:p>
              </table:table-cell>
              <table:table-cell office:value-type="float" office:value="172044.606060606">
                <text:p>172044.60606060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0313.8181818182">
                <text:p>60313.8181818182</text:p>
              </table:table-cell>
              <table:table-cell office:value-type="float" office:value="48909.3333333333">
                <text:p>48909.3333333333</text:p>
              </table:table-cell>
              <table:table-cell office:value-type="float" office:value="74230.303030303">
                <text:p>74230.303030303</text:p>
              </table:table-cell>
              <table:table-cell office:value-type="float" office:value="165331.878787879">
                <text:p>165331.87878787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0007.8787878788">
                <text:p>60007.8787878788</text:p>
              </table:table-cell>
              <table:table-cell office:value-type="float" office:value="52805.9393939394">
                <text:p>52805.9393939394</text:p>
              </table:table-cell>
              <table:table-cell office:value-type="float" office:value="70398.7878787879">
                <text:p>70398.7878787879</text:p>
              </table:table-cell>
              <table:table-cell office:value-type="float" office:value="164199.878787879">
                <text:p>164199.87878787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4815.6363636364">
                <text:p>64815.6363636364</text:p>
              </table:table-cell>
              <table:table-cell office:value-type="float" office:value="64306.0606060606">
                <text:p>64306.0606060606</text:p>
              </table:table-cell>
              <table:table-cell office:value-type="float" office:value="64701.8181818182">
                <text:p>64701.8181818182</text:p>
              </table:table-cell>
              <table:table-cell office:value-type="float" office:value="171766.909090909">
                <text:p>171766.90909090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4251.7575757576">
                <text:p>74251.7575757576</text:p>
              </table:table-cell>
              <table:table-cell office:value-type="float" office:value="59102.303030303">
                <text:p>59102.303030303</text:p>
              </table:table-cell>
              <table:table-cell office:value-type="float" office:value="60957.5757575758">
                <text:p>60957.5757575758</text:p>
              </table:table-cell>
              <table:table-cell office:value-type="float" office:value="174597.333333333">
                <text:p>174597.33333333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9849.0909090909">
                <text:p>89849.0909090909</text:p>
              </table:table-cell>
              <table:table-cell office:value-type="float" office:value="65079.8787878788">
                <text:p>65079.8787878788</text:p>
              </table:table-cell>
              <table:table-cell office:value-type="float" office:value="44323.6363636364">
                <text:p>44323.6363636364</text:p>
              </table:table-cell>
              <table:table-cell office:value-type="float" office:value="175546.181818182">
                <text:p>175546.18181818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02896.727272727">
                <text:p>102896.727272727</text:p>
              </table:table-cell>
              <table:table-cell office:value-type="float" office:value="74561.2121212121">
                <text:p>74561.2121212121</text:p>
              </table:table-cell>
              <table:table-cell office:value-type="float" office:value="29540.6060606061">
                <text:p>29540.6060606061</text:p>
              </table:table-cell>
              <table:table-cell office:value-type="float" office:value="180097.090909091">
                <text:p>180097.09090909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04150.545454545">
                <text:p>104150.545454545</text:p>
              </table:table-cell>
              <table:table-cell office:value-type="float" office:value="91070.5454545455">
                <text:p>91070.5454545455</text:p>
              </table:table-cell>
              <table:table-cell office:value-type="float" office:value="26894.5454545455">
                <text:p>26894.5454545455</text:p>
              </table:table-cell>
              <table:table-cell office:value-type="float" office:value="190708.363636364">
                <text:p>190708.36363636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9604.727272727">
                <text:p>109604.727272727</text:p>
              </table:table-cell>
              <table:table-cell office:value-type="float" office:value="100816.363636364">
                <text:p>100816.363636364</text:p>
              </table:table-cell>
              <table:table-cell office:value-type="float" office:value="23151.5151515152">
                <text:p>23151.5151515152</text:p>
              </table:table-cell>
              <table:table-cell office:value-type="float" office:value="190960.484848485">
                <text:p>190960.48484848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05652.363636364">
                <text:p>105652.363636364</text:p>
              </table:table-cell>
              <table:table-cell office:value-type="float" office:value="105627.636363636">
                <text:p>105627.636363636</text:p>
              </table:table-cell>
              <table:table-cell office:value-type="float" office:value="23277.5757575758">
                <text:p>23277.5757575758</text:p>
              </table:table-cell>
              <table:table-cell office:value-type="float" office:value="190417.939393939">
                <text:p>190417.93939393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4446.909090909">
                <text:p>104446.909090909</text:p>
              </table:table-cell>
              <table:table-cell office:value-type="float" office:value="107831.393939394">
                <text:p>107831.393939394</text:p>
              </table:table-cell>
              <table:table-cell office:value-type="float" office:value="23236.3636363636">
                <text:p>23236.3636363636</text:p>
              </table:table-cell>
              <table:table-cell office:value-type="float" office:value="189445.212121212">
                <text:p>189445.21212121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7156.727272727">
                <text:p>107156.727272727</text:p>
              </table:table-cell>
              <table:table-cell office:value-type="float" office:value="105933.818181818">
                <text:p>105933.818181818</text:p>
              </table:table-cell>
              <table:table-cell office:value-type="float" office:value="21250.9090909091">
                <text:p>21250.9090909091</text:p>
              </table:table-cell>
              <table:table-cell office:value-type="float" office:value="189255.272727273">
                <text:p>189255.27272727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7434.060606061">
                <text:p>107434.060606061</text:p>
              </table:table-cell>
              <table:table-cell office:value-type="float" office:value="104694.181818182">
                <text:p>104694.181818182</text:p>
              </table:table-cell>
              <table:table-cell office:value-type="float" office:value="18152.7272727273">
                <text:p>18152.7272727273</text:p>
              </table:table-cell>
              <table:table-cell office:value-type="float" office:value="185280.96969697">
                <text:p>185280.9696969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4656">
                <text:p>114656</text:p>
              </table:table-cell>
              <table:table-cell office:value-type="float" office:value="106278.060606061">
                <text:p>106278.060606061</text:p>
              </table:table-cell>
              <table:table-cell office:value-type="float" office:value="8509.09090909091">
                <text:p>8509.09090909091</text:p>
              </table:table-cell>
              <table:table-cell office:value-type="float" office:value="186007.515151515">
                <text:p>186007.51515151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4215.636363636">
                <text:p>114215.636363636</text:p>
              </table:table-cell>
              <table:table-cell office:value-type="float" office:value="107722.303030303">
                <text:p>107722.303030303</text:p>
              </table:table-cell>
              <table:table-cell office:value-type="float" office:value="7789.09090909091">
                <text:p>7789.09090909091</text:p>
              </table:table-cell>
              <table:table-cell office:value-type="float" office:value="186697.454545455">
                <text:p>186697.45454545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5955.393939394">
                <text:p>115955.393939394</text:p>
              </table:table-cell>
              <table:table-cell office:value-type="float" office:value="114261.818181818">
                <text:p>114261.818181818</text:p>
              </table:table-cell>
              <table:table-cell office:value-type="float" office:value="6643.63636363636">
                <text:p>6643.63636363636</text:p>
              </table:table-cell>
              <table:table-cell office:value-type="float" office:value="186540.727272727">
                <text:p>186540.72727272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5626.545454545">
                <text:p>115626.545454545</text:p>
              </table:table-cell>
              <table:table-cell office:value-type="float" office:value="114541.939393939">
                <text:p>114541.939393939</text:p>
              </table:table-cell>
              <table:table-cell office:value-type="float" office:value="3861.81818181818">
                <text:p>3861.81818181818</text:p>
              </table:table-cell>
              <table:table-cell office:value-type="float" office:value="185280.121212121">
                <text:p>185280.12121212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4587.151515152">
                <text:p>114587.151515152</text:p>
              </table:table-cell>
              <table:table-cell office:value-type="float" office:value="115615.515151515">
                <text:p>115615.515151515</text:p>
              </table:table-cell>
              <table:table-cell office:value-type="float" office:value="3894.54545454545">
                <text:p>3894.54545454545</text:p>
              </table:table-cell>
              <table:table-cell office:value-type="float" office:value="186133.575757576">
                <text:p>186133.57575757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8717.212121212">
                <text:p>118717.212121212</text:p>
              </table:table-cell>
              <table:table-cell office:value-type="float" office:value="115839.03030303">
                <text:p>115839.03030303</text:p>
              </table:table-cell>
              <table:table-cell office:value-type="float" office:value="98.1818181818182">
                <text:p>98.1818181818182</text:p>
              </table:table-cell>
              <table:table-cell office:value-type="float" office:value="185660.848484848">
                <text:p>185660.84848484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18153.333333333">
                <text:p>118153.333333333</text:p>
              </table:table-cell>
              <table:table-cell office:value-type="float" office:value="114449.333333333">
                <text:p>114449.333333333</text:p>
              </table:table-cell>
              <table:table-cell office:value-type="float" office:value="0">
                <text:p>0</text:p>
              </table:table-cell>
              <table:table-cell office:value-type="float" office:value="192847.151515152">
                <text:p>192847.15151515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8615.757575758">
                <text:p>118615.757575758</text:p>
              </table:table-cell>
              <table:table-cell office:value-type="float" office:value="118726.303030303">
                <text:p>118726.303030303</text:p>
              </table:table-cell>
              <table:table-cell office:value-type="float" office:value="0">
                <text:p>0</text:p>
              </table:table-cell>
              <table:table-cell office:value-type="float" office:value="192094.181818182">
                <text:p>192094.18181818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1475.393939394">
                <text:p>121475.393939394</text:p>
              </table:table-cell>
              <table:table-cell office:value-type="float" office:value="118383.03030303">
                <text:p>118383.03030303</text:p>
              </table:table-cell>
              <table:table-cell office:value-type="float" office:value="0">
                <text:p>0</text:p>
              </table:table-cell>
              <table:table-cell office:value-type="float" office:value="192087.393939394">
                <text:p>192087.39393939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26350.060606061">
                <text:p>126350.060606061</text:p>
              </table:table-cell>
              <table:table-cell office:value-type="float" office:value="119120.363636364">
                <text:p>119120.363636364</text:p>
              </table:table-cell>
              <table:table-cell office:value-type="float" office:value="0">
                <text:p>0</text:p>
              </table:table-cell>
              <table:table-cell office:value-type="float" office:value="192620.606060606">
                <text:p>192620.60606060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5691.636363636">
                <text:p>125691.636363636</text:p>
              </table:table-cell>
              <table:table-cell office:value-type="float" office:value="123288.727272727">
                <text:p>123288.727272727</text:p>
              </table:table-cell>
              <table:table-cell office:value-type="float" office:value="0">
                <text:p>0</text:p>
              </table:table-cell>
              <table:table-cell office:value-type="float" office:value="192400.848484848">
                <text:p>192400.84848484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26138.303030303">
                <text:p>126138.303030303</text:p>
              </table:table-cell>
              <table:table-cell office:value-type="float" office:value="125985.333333333">
                <text:p>125985.333333333</text:p>
              </table:table-cell>
              <table:table-cell office:value-type="float" office:value="0">
                <text:p>0</text:p>
              </table:table-cell>
              <table:table-cell office:value-type="float" office:value="191614.666666667">
                <text:p>191614.66666666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25958.060606061">
                <text:p>125958.060606061</text:p>
              </table:table-cell>
              <table:table-cell office:value-type="float" office:value="126049.818181818">
                <text:p>126049.818181818</text:p>
              </table:table-cell>
              <table:table-cell office:value-type="float" office:value="0">
                <text:p>0</text:p>
              </table:table-cell>
              <table:table-cell office:value-type="float" office:value="191739.878787879">
                <text:p>191739.87878787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25912.606060606">
                <text:p>125912.606060606</text:p>
              </table:table-cell>
              <table:table-cell office:value-type="float" office:value="125917.454545455">
                <text:p>125917.454545455</text:p>
              </table:table-cell>
              <table:table-cell office:value-type="float" office:value="0">
                <text:p>0</text:p>
              </table:table-cell>
              <table:table-cell office:value-type="float" office:value="192116.363636364">
                <text:p>192116.36363636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26168">
                <text:p>126168</text:p>
              </table:table-cell>
              <table:table-cell office:value-type="float" office:value="126049.818181818">
                <text:p>126049.818181818</text:p>
              </table:table-cell>
              <table:table-cell office:value-type="float" office:value="0">
                <text:p>0</text:p>
              </table:table-cell>
              <table:table-cell office:value-type="float" office:value="191393.212121212">
                <text:p>191393.21212121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25654.060606061">
                <text:p>125654.060606061</text:p>
              </table:table-cell>
              <table:table-cell office:value-type="float" office:value="126056.121212121">
                <text:p>126056.121212121</text:p>
              </table:table-cell>
              <table:table-cell office:value-type="float" office:value="0">
                <text:p>0</text:p>
              </table:table-cell>
              <table:table-cell office:value-type="float" office:value="191391.515151515">
                <text:p>191391.51515151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26376.606060606">
                <text:p>126376.606060606</text:p>
              </table:table-cell>
              <table:table-cell office:value-type="float" office:value="125845.090909091">
                <text:p>125845.090909091</text:p>
              </table:table-cell>
              <table:table-cell office:value-type="float" office:value="0">
                <text:p>0</text:p>
              </table:table-cell>
              <table:table-cell office:value-type="float" office:value="191896.606060606">
                <text:p>191896.60606060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25553.696969697">
                <text:p>125553.696969697</text:p>
              </table:table-cell>
              <table:table-cell office:value-type="float" office:value="126071.03030303">
                <text:p>126071.03030303</text:p>
              </table:table-cell>
              <table:table-cell office:value-type="float" office:value="0">
                <text:p>0</text:p>
              </table:table-cell>
              <table:table-cell office:value-type="float" office:value="192086.545454545">
                <text:p>192086.54545454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26381.333333333">
                <text:p>126381.333333333</text:p>
              </table:table-cell>
              <table:table-cell office:value-type="float" office:value="126006.666666667">
                <text:p>126006.666666667</text:p>
              </table:table-cell>
              <table:table-cell office:value-type="float" office:value="0">
                <text:p>0</text:p>
              </table:table-cell>
              <table:table-cell office:value-type="float" office:value="191171.757575758">
                <text:p>191171.75757575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25820.121212121">
                <text:p>125820.121212121</text:p>
              </table:table-cell>
              <table:table-cell office:value-type="float" office:value="125922.060606061">
                <text:p>125922.060606061</text:p>
              </table:table-cell>
              <table:table-cell office:value-type="float" office:value="0">
                <text:p>0</text:p>
              </table:table-cell>
              <table:table-cell office:value-type="float" office:value="191582.303030303">
                <text:p>191582.30303030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26056.848484848">
                <text:p>126056.848484848</text:p>
              </table:table-cell>
              <table:table-cell office:value-type="float" office:value="125964.363636364">
                <text:p>125964.363636364</text:p>
              </table:table-cell>
              <table:table-cell office:value-type="float" office:value="0">
                <text:p>0</text:p>
              </table:table-cell>
              <table:table-cell office:value-type="float" office:value="191549.090909091">
                <text:p>191549.09090909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26061.575757576">
                <text:p>126061.575757576</text:p>
              </table:table-cell>
              <table:table-cell office:value-type="float" office:value="126100.727272727">
                <text:p>126100.727272727</text:p>
              </table:table-cell>
              <table:table-cell office:value-type="float" office:value="0">
                <text:p>0</text:p>
              </table:table-cell>
              <table:table-cell office:value-type="float" office:value="191391.515151515">
                <text:p>191391.51515151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25777.818181818">
                <text:p>125777.818181818</text:p>
              </table:table-cell>
              <table:table-cell office:value-type="float" office:value="125827.393939394">
                <text:p>125827.393939394</text:p>
              </table:table-cell>
              <table:table-cell office:value-type="float" office:value="0">
                <text:p>0</text:p>
              </table:table-cell>
              <table:table-cell office:value-type="float" office:value="192023.515151515">
                <text:p>192023.51515151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26171.151515152">
                <text:p>126171.151515152</text:p>
              </table:table-cell>
              <table:table-cell office:value-type="float" office:value="126060.848484848">
                <text:p>126060.848484848</text:p>
              </table:table-cell>
              <table:table-cell office:value-type="float" office:value="0">
                <text:p>0</text:p>
              </table:table-cell>
              <table:table-cell office:value-type="float" office:value="192086.545454545">
                <text:p>192086.54545454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25632">
                <text:p>125632</text:p>
              </table:table-cell>
              <table:table-cell office:value-type="float" office:value="126058.545454545">
                <text:p>126058.545454545</text:p>
              </table:table-cell>
              <table:table-cell office:value-type="float" office:value="0">
                <text:p>0</text:p>
              </table:table-cell>
              <table:table-cell office:value-type="float" office:value="191990.303030303">
                <text:p>191990.30303030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26382.909090909">
                <text:p>126382.909090909</text:p>
              </table:table-cell>
              <table:table-cell office:value-type="float" office:value="125892.96969697">
                <text:p>125892.96969697</text:p>
              </table:table-cell>
              <table:table-cell office:value-type="float" office:value="0">
                <text:p>0</text:p>
              </table:table-cell>
              <table:table-cell office:value-type="float" office:value="192210.909090909">
                <text:p>192210.90909090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25682.181818182">
                <text:p>125682.181818182</text:p>
              </table:table-cell>
              <table:table-cell office:value-type="float" office:value="126003.636363636">
                <text:p>126003.636363636</text:p>
              </table:table-cell>
              <table:table-cell office:value-type="float" office:value="0">
                <text:p>0</text:p>
              </table:table-cell>
              <table:table-cell office:value-type="float" office:value="191709.212121212">
                <text:p>191709.21212121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26194.787878788">
                <text:p>126194.787878788</text:p>
              </table:table-cell>
              <table:table-cell office:value-type="float" office:value="125969.212121212">
                <text:p>125969.212121212</text:p>
              </table:table-cell>
              <table:table-cell office:value-type="float" office:value="0">
                <text:p>0</text:p>
              </table:table-cell>
              <table:table-cell office:value-type="float" office:value="191929.818181818">
                <text:p>191929.81818181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25831.151515152">
                <text:p>125831.151515152</text:p>
              </table:table-cell>
              <table:table-cell office:value-type="float" office:value="126100">
                <text:p>126100</text:p>
              </table:table-cell>
              <table:table-cell office:value-type="float" office:value="0">
                <text:p>0</text:p>
              </table:table-cell>
              <table:table-cell office:value-type="float" office:value="192088.242424242">
                <text:p>192088.24242424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26055.272727273">
                <text:p>126055.272727273</text:p>
              </table:table-cell>
              <table:table-cell office:value-type="float" office:value="125780.242424242">
                <text:p>125780.242424242</text:p>
              </table:table-cell>
              <table:table-cell office:value-type="float" office:value="0">
                <text:p>0</text:p>
              </table:table-cell>
              <table:table-cell office:value-type="float" office:value="192088.242424242">
                <text:p>192088.24242424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6143.03030303">
                <text:p>126143.03030303</text:p>
              </table:table-cell>
              <table:table-cell office:value-type="float" office:value="126106.303030303">
                <text:p>126106.303030303</text:p>
              </table:table-cell>
              <table:table-cell office:value-type="float" office:value="0">
                <text:p>0</text:p>
              </table:table-cell>
              <table:table-cell office:value-type="float" office:value="191832.727272727">
                <text:p>191832.72727272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25680.606060606">
                <text:p>125680.606060606</text:p>
              </table:table-cell>
              <table:table-cell office:value-type="float" office:value="126056.121212121">
                <text:p>126056.121212121</text:p>
              </table:table-cell>
              <table:table-cell office:value-type="float" office:value="0">
                <text:p>0</text:p>
              </table:table-cell>
              <table:table-cell office:value-type="float" office:value="192147.878787879">
                <text:p>192147.87878787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26339.03030303">
                <text:p>126339.03030303</text:p>
              </table:table-cell>
              <table:table-cell office:value-type="float" office:value="125919.03030303">
                <text:p>125919.03030303</text:p>
              </table:table-cell>
              <table:table-cell office:value-type="float" office:value="0">
                <text:p>0</text:p>
              </table:table-cell>
              <table:table-cell office:value-type="float" office:value="192273.939393939">
                <text:p>192273.93939393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25635.151515152">
                <text:p>125635.151515152</text:p>
              </table:table-cell>
              <table:table-cell office:value-type="float" office:value="126049.090909091">
                <text:p>126049.090909091</text:p>
              </table:table-cell>
              <table:table-cell office:value-type="float" office:value="0">
                <text:p>0</text:p>
              </table:table-cell>
              <table:table-cell office:value-type="float" office:value="192147.878787879">
                <text:p>192147.87878787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26285.696969697">
                <text:p>126285.696969697</text:p>
              </table:table-cell>
              <table:table-cell office:value-type="float" office:value="125972.727272727">
                <text:p>125972.727272727</text:p>
              </table:table-cell>
              <table:table-cell office:value-type="float" office:value="0">
                <text:p>0</text:p>
              </table:table-cell>
              <table:table-cell office:value-type="float" office:value="192312.242424242">
                <text:p>192312.24242424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25878.181818182">
                <text:p>125878.181818182</text:p>
              </table:table-cell>
              <table:table-cell office:value-type="float" office:value="125962.060606061">
                <text:p>125962.060606061</text:p>
              </table:table-cell>
              <table:table-cell office:value-type="float" office:value="0">
                <text:p>0</text:p>
              </table:table-cell>
              <table:table-cell office:value-type="float" office:value="192338.666666667">
                <text:p>192338.66666666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26055.272727273">
                <text:p>126055.272727273</text:p>
              </table:table-cell>
              <table:table-cell office:value-type="float" office:value="125920.727272727">
                <text:p>125920.727272727</text:p>
              </table:table-cell>
              <table:table-cell office:value-type="float" office:value="0">
                <text:p>0</text:p>
              </table:table-cell>
              <table:table-cell office:value-type="float" office:value="192496.242424242">
                <text:p>192496.24242424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25961.212121212">
                <text:p>125961.212121212</text:p>
              </table:table-cell>
              <table:table-cell office:value-type="float" office:value="126107.151515152">
                <text:p>126107.151515152</text:p>
              </table:table-cell>
              <table:table-cell office:value-type="float" office:value="0">
                <text:p>0</text:p>
              </table:table-cell>
              <table:table-cell office:value-type="float" office:value="192274.787878788">
                <text:p>192274.78787878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25816.96969697">
                <text:p>125816.96969697</text:p>
              </table:table-cell>
              <table:table-cell office:value-type="float" office:value="125876.848484848">
                <text:p>125876.848484848</text:p>
              </table:table-cell>
              <table:table-cell office:value-type="float" office:value="0">
                <text:p>0</text:p>
              </table:table-cell>
              <table:table-cell office:value-type="float" office:value="192022.666666667">
                <text:p>192022.66666666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26244.96969697">
                <text:p>126244.96969697</text:p>
              </table:table-cell>
              <table:table-cell office:value-type="float" office:value="126008.242424242">
                <text:p>126008.242424242</text:p>
              </table:table-cell>
              <table:table-cell office:value-type="float" office:value="0">
                <text:p>0</text:p>
              </table:table-cell>
              <table:table-cell office:value-type="float" office:value="192086.545454545">
                <text:p>192086.54545454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5638.303030303">
                <text:p>125638.303030303</text:p>
              </table:table-cell>
              <table:table-cell office:value-type="float" office:value="126048.96969697">
                <text:p>126048.96969697</text:p>
              </table:table-cell>
              <table:table-cell office:value-type="float" office:value="0">
                <text:p>0</text:p>
              </table:table-cell>
              <table:table-cell office:value-type="float" office:value="191864.242424242">
                <text:p>191864.24242424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26378.181818182">
                <text:p>126378.181818182</text:p>
              </table:table-cell>
              <table:table-cell office:value-type="float" office:value="125919.03030303">
                <text:p>125919.03030303</text:p>
              </table:table-cell>
              <table:table-cell office:value-type="float" office:value="0">
                <text:p>0</text:p>
              </table:table-cell>
              <table:table-cell office:value-type="float" office:value="191550.787878788">
                <text:p>191550.78787878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25690.060606061">
                <text:p>125690.060606061</text:p>
              </table:table-cell>
              <table:table-cell office:value-type="float" office:value="126012.363636364">
                <text:p>126012.363636364</text:p>
              </table:table-cell>
              <table:table-cell office:value-type="float" office:value="0">
                <text:p>0</text:p>
              </table:table-cell>
              <table:table-cell office:value-type="float" office:value="192494.545454545">
                <text:p>192494.54545454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26175.878787879">
                <text:p>126175.878787879</text:p>
              </table:table-cell>
              <table:table-cell office:value-type="float" office:value="126011.636363636">
                <text:p>126011.636363636</text:p>
              </table:table-cell>
              <table:table-cell office:value-type="float" office:value="0">
                <text:p>0</text:p>
              </table:table-cell>
              <table:table-cell office:value-type="float" office:value="192337.818181818">
                <text:p>192337.81818181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25840.606060606">
                <text:p>125840.606060606</text:p>
              </table:table-cell>
              <table:table-cell office:value-type="float" office:value="125919.757575758">
                <text:p>125919.757575758</text:p>
              </table:table-cell>
              <table:table-cell office:value-type="float" office:value="0">
                <text:p>0</text:p>
              </table:table-cell>
              <table:table-cell office:value-type="float" office:value="192213.454545455">
                <text:p>192213.45454545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26055.272727273">
                <text:p>126055.272727273</text:p>
              </table:table-cell>
              <table:table-cell office:value-type="float" office:value="125945.454545455">
                <text:p>125945.454545455</text:p>
              </table:table-cell>
              <table:table-cell office:value-type="float" office:value="0">
                <text:p>0</text:p>
              </table:table-cell>
              <table:table-cell office:value-type="float" office:value="191865.939393939">
                <text:p>191865.93939393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26061.575757576">
                <text:p>126061.575757576</text:p>
              </table:table-cell>
              <table:table-cell office:value-type="float" office:value="126121.333333333">
                <text:p>126121.333333333</text:p>
              </table:table-cell>
              <table:table-cell office:value-type="float" office:value="0">
                <text:p>0</text:p>
              </table:table-cell>
              <table:table-cell office:value-type="float" office:value="191549.090909091">
                <text:p>191549.09090909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25777.818181818">
                <text:p>125777.818181818</text:p>
              </table:table-cell>
              <table:table-cell office:value-type="float" office:value="125964.363636364">
                <text:p>125964.363636364</text:p>
              </table:table-cell>
              <table:table-cell office:value-type="float" office:value="0">
                <text:p>0</text:p>
              </table:table-cell>
              <table:table-cell office:value-type="float" office:value="192305.454545455">
                <text:p>192305.45454545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26329.575757576">
                <text:p>126329.575757576</text:p>
              </table:table-cell>
              <table:table-cell office:value-type="float" office:value="126009.818181818">
                <text:p>126009.818181818</text:p>
              </table:table-cell>
              <table:table-cell office:value-type="float" office:value="0">
                <text:p>0</text:p>
              </table:table-cell>
              <table:table-cell office:value-type="float" office:value="192086.545454545">
                <text:p>192086.54545454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25597.575757576">
                <text:p>125597.575757576</text:p>
              </table:table-cell>
              <table:table-cell office:value-type="float" office:value="126012.363636364">
                <text:p>126012.363636364</text:p>
              </table:table-cell>
              <table:table-cell office:value-type="float" office:value="0">
                <text:p>0</text:p>
              </table:table-cell>
              <table:table-cell office:value-type="float" office:value="191553.333333333">
                <text:p>191553.33333333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6337.454545455">
                <text:p>126337.454545455</text:p>
              </table:table-cell>
              <table:table-cell office:value-type="float" office:value="126013.939393939">
                <text:p>126013.939393939</text:p>
              </table:table-cell>
              <table:table-cell office:value-type="float" office:value="0">
                <text:p>0</text:p>
              </table:table-cell>
              <table:table-cell office:value-type="float" office:value="191518.424242424">
                <text:p>191518.42424242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25729.212121212">
                <text:p>125729.212121212</text:p>
              </table:table-cell>
              <table:table-cell office:value-type="float" office:value="125967.515151515">
                <text:p>125967.515151515</text:p>
              </table:table-cell>
              <table:table-cell office:value-type="float" office:value="0">
                <text:p>0</text:p>
              </table:table-cell>
              <table:table-cell office:value-type="float" office:value="192434.909090909">
                <text:p>192434.90909090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26149.333333333">
                <text:p>126149.333333333</text:p>
              </table:table-cell>
              <table:table-cell office:value-type="float" office:value="125872.727272727">
                <text:p>125872.727272727</text:p>
              </table:table-cell>
              <table:table-cell office:value-type="float" office:value="0">
                <text:p>0</text:p>
              </table:table-cell>
              <table:table-cell office:value-type="float" office:value="191488.606060606">
                <text:p>191488.60606060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25920.484848485">
                <text:p>125920.484848485</text:p>
              </table:table-cell>
              <table:table-cell office:value-type="float" office:value="126148.606060606">
                <text:p>126148.606060606</text:p>
              </table:table-cell>
              <table:table-cell office:value-type="float" office:value="0">
                <text:p>0</text:p>
              </table:table-cell>
              <table:table-cell office:value-type="float" office:value="191552.484848485">
                <text:p>191552.48484848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25912.606060606">
                <text:p>125912.606060606</text:p>
              </table:table-cell>
              <table:table-cell office:value-type="float" office:value="125781.939393939">
                <text:p>125781.939393939</text:p>
              </table:table-cell>
              <table:table-cell office:value-type="float" office:value="0">
                <text:p>0</text:p>
              </table:table-cell>
              <table:table-cell office:value-type="float" office:value="191710.909090909">
                <text:p>191710.90909090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26146.181818182">
                <text:p>126146.181818182</text:p>
              </table:table-cell>
              <table:table-cell office:value-type="float" office:value="126057.696969697">
                <text:p>126057.696969697</text:p>
              </table:table-cell>
              <table:table-cell office:value-type="float" office:value="0">
                <text:p>0</text:p>
              </table:table-cell>
              <table:table-cell office:value-type="float" office:value="191016.727272727">
                <text:p>191016.72727272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25686.909090909">
                <text:p>125686.909090909</text:p>
              </table:table-cell>
              <table:table-cell office:value-type="float" office:value="126096.848484848">
                <text:p>126096.848484848</text:p>
              </table:table-cell>
              <table:table-cell office:value-type="float" office:value="0">
                <text:p>0</text:p>
              </table:table-cell>
              <table:table-cell office:value-type="float" office:value="191772.242424242">
                <text:p>191772.24242424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26384.484848485">
                <text:p>126384.484848485</text:p>
              </table:table-cell>
              <table:table-cell office:value-type="float" office:value="125918.181818182">
                <text:p>125918.181818182</text:p>
              </table:table-cell>
              <table:table-cell office:value-type="float" office:value="0">
                <text:p>0</text:p>
              </table:table-cell>
              <table:table-cell office:value-type="float" office:value="191959.636363636">
                <text:p>191959.63636363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25622.545454545">
                <text:p>125622.545454545</text:p>
              </table:table-cell>
              <table:table-cell office:value-type="float" office:value="126000.484848485">
                <text:p>126000.484848485</text:p>
              </table:table-cell>
              <table:table-cell office:value-type="float" office:value="0">
                <text:p>0</text:p>
              </table:table-cell>
              <table:table-cell office:value-type="float" office:value="191676">
                <text:p>19167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26303.03030303">
                <text:p>126303.03030303</text:p>
              </table:table-cell>
              <table:table-cell office:value-type="float" office:value="125985.939393939">
                <text:p>125985.939393939</text:p>
              </table:table-cell>
              <table:table-cell office:value-type="float" office:value="0">
                <text:p>0</text:p>
              </table:table-cell>
              <table:table-cell office:value-type="float" office:value="192214.303030303">
                <text:p>192214.30303030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5829.575757576">
                <text:p>125829.575757576</text:p>
              </table:table-cell>
              <table:table-cell office:value-type="float" office:value="125962.181818182">
                <text:p>125962.181818182</text:p>
              </table:table-cell>
              <table:table-cell office:value-type="float" office:value="0">
                <text:p>0</text:p>
              </table:table-cell>
              <table:table-cell office:value-type="float" office:value="192181.939393939">
                <text:p>192181.93939393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26058.424242424">
                <text:p>126058.424242424</text:p>
              </table:table-cell>
              <table:table-cell office:value-type="float" office:value="125926.545454545">
                <text:p>125926.545454545</text:p>
              </table:table-cell>
              <table:table-cell office:value-type="float" office:value="0">
                <text:p>0</text:p>
              </table:table-cell>
              <table:table-cell office:value-type="float" office:value="192434.060606061">
                <text:p>192434.06060606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26052.121212121">
                <text:p>126052.121212121</text:p>
              </table:table-cell>
              <table:table-cell office:value-type="float" office:value="126154.181818182">
                <text:p>126154.181818182</text:p>
              </table:table-cell>
              <table:table-cell office:value-type="float" office:value="0">
                <text:p>0</text:p>
              </table:table-cell>
              <table:table-cell office:value-type="float" office:value="191868.484848485">
                <text:p>191868.48484848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25777.818181818">
                <text:p>125777.818181818</text:p>
              </table:table-cell>
              <table:table-cell office:value-type="float" office:value="125827.393939394">
                <text:p>125827.393939394</text:p>
              </table:table-cell>
              <table:table-cell office:value-type="float" office:value="0">
                <text:p>0</text:p>
              </table:table-cell>
              <table:table-cell office:value-type="float" office:value="192463.03030303">
                <text:p>192463.0303030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26295.151515152">
                <text:p>126295.151515152</text:p>
              </table:table-cell>
              <table:table-cell office:value-type="float" office:value="126102.303030303">
                <text:p>126102.303030303</text:p>
              </table:table-cell>
              <table:table-cell office:value-type="float" office:value="0">
                <text:p>0</text:p>
              </table:table-cell>
              <table:table-cell office:value-type="float" office:value="191927.272727273">
                <text:p>191927.27272727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25636.727272727">
                <text:p>125636.727272727</text:p>
              </table:table-cell>
              <table:table-cell office:value-type="float" office:value="126011.393939394">
                <text:p>126011.393939394</text:p>
              </table:table-cell>
              <table:table-cell office:value-type="float" office:value="0">
                <text:p>0</text:p>
              </table:table-cell>
              <table:table-cell office:value-type="float" office:value="192210.909090909">
                <text:p>192210.90909090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26331.151515152">
                <text:p>126331.151515152</text:p>
              </table:table-cell>
              <table:table-cell office:value-type="float" office:value="125965.212121212">
                <text:p>125965.212121212</text:p>
              </table:table-cell>
              <table:table-cell office:value-type="float" office:value="0">
                <text:p>0</text:p>
              </table:table-cell>
              <table:table-cell office:value-type="float" office:value="191958.787878788">
                <text:p>191958.78787878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25690.060606061">
                <text:p>125690.060606061</text:p>
              </table:table-cell>
              <table:table-cell office:value-type="float" office:value="125918.303030303">
                <text:p>125918.303030303</text:p>
              </table:table-cell>
              <table:table-cell office:value-type="float" office:value="0">
                <text:p>0</text:p>
              </table:table-cell>
              <table:table-cell office:value-type="float" office:value="192147.878787879">
                <text:p>192147.87878787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26146.787878788">
                <text:p>126146.787878788</text:p>
              </table:table-cell>
              <table:table-cell office:value-type="float" office:value="126012.363636364">
                <text:p>126012.363636364</text:p>
              </table:table-cell>
              <table:table-cell office:value-type="float" office:value="0">
                <text:p>0</text:p>
              </table:table-cell>
              <table:table-cell office:value-type="float" office:value="192305.454545455">
                <text:p>192305.45454545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18513.333333333">
                <text:p>118513.333333333</text:p>
              </table:table-cell>
              <table:table-cell office:value-type="float" office:value="126015.393939394">
                <text:p>126015.393939394</text:p>
              </table:table-cell>
              <table:table-cell office:value-type="float" office:value="0">
                <text:p>0</text:p>
              </table:table-cell>
              <table:table-cell office:value-type="float" office:value="181086.909090909">
                <text:p>181086.90909090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2759.0303030303">
                <text:p>42759.0303030303</text:p>
              </table:table-cell>
              <table:table-cell office:value-type="float" office:value="126046.666666667">
                <text:p>126046.666666667</text:p>
              </table:table-cell>
              <table:table-cell office:value-type="float" office:value="0">
                <text:p>0</text:p>
              </table:table-cell>
              <table:table-cell office:value-type="float" office:value="94867.3939393939">
                <text:p>94867.393939393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7984.60606060606">
                <text:p>7984.60606060606</text:p>
              </table:table-cell>
              <table:table-cell office:value-type="float" office:value="104943.878787879">
                <text:p>104943.878787879</text:p>
              </table:table-cell>
              <table:table-cell office:value-type="float" office:value="0">
                <text:p>0</text:p>
              </table:table-cell>
              <table:table-cell office:value-type="float" office:value="19256.2424242424">
                <text:p>19256.242424242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37393.8181818182">
                <text:p>37393.8181818182</text:p>
              </table:table-cell>
              <table:table-cell office:value-type="float" office:value="0">
                <text:p>0</text:p>
              </table:table-cell>
              <table:table-cell office:value-type="float" office:value="2543.87878787879">
                <text:p>2543.8787878787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6160.36363636364">
                <text:p>6160.36363636364</text:p>
              </table:table-cell>
              <table:table-cell office:value-type="float" office:value="0">
                <text:p>0</text:p>
              </table:table-cell>
              <table:table-cell office:value-type="float" office:value="14.4242424242424">
                <text:p>14.424242424242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329.212121212121">
                <text:p>329.212121212121</text:p>
              </table:table-cell>
              <table:table-cell office:value-type="float" office:value="0">
                <text:p>0</text:p>
              </table:table-cell>
              <table:table-cell office:value-type="float" office:value="4.24242424242424">
                <text:p>4.2424242424242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969696969697">
                <text:p>1.696969696969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3.39393939393939">
                <text:p>3.39393939393939</text:p>
              </table:table-cell>
              <table:table-cell office:value-type="float" office:value="0">
                <text:p>0</text:p>
              </table:table-cell>
              <table:table-cell office:value-type="float" office:value="11.8787878787879">
                <text:p>11.878787878787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78787878787879">
                <text:p>6.7878787878787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969696969697">
                <text:p>1.6969696969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